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7.17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p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ie-ann</text:p>
          </table:table-cell>
          <table:table-cell office:value-type="string" calcext:value-type="string">
            <text:p>Willshee</text:p>
          </table:table-cell>
          <table:table-cell office:value-type="string" calcext:value-type="string">
            <text:p>mwillshee0@pbs.org</text:p>
          </table:table-cell>
          <table:table-cell office:value-type="float" office:value="33416960359" calcext:value-type="float">
            <text:p>334169603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urgot</text:p>
          </table:table-cell>
          <table:table-cell office:value-type="string" calcext:value-type="string">
            <text:p>pburgot1@51.la</text:p>
          </table:table-cell>
          <table:table-cell office:value-type="float" office:value="78220947749" calcext:value-type="float">
            <text:p>782209477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nia</text:p>
          </table:table-cell>
          <table:table-cell office:value-type="string" calcext:value-type="string">
            <text:p>Marriott</text:p>
          </table:table-cell>
          <table:table-cell office:value-type="string" calcext:value-type="string">
            <text:p>tmarriott2@google.co.uk</text:p>
          </table:table-cell>
          <table:table-cell office:value-type="float" office:value="26414305342" calcext:value-type="float">
            <text:p>264143053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sadore</text:p>
          </table:table-cell>
          <table:table-cell office:value-type="string" calcext:value-type="string">
            <text:p>Feron</text:p>
          </table:table-cell>
          <table:table-cell office:value-type="string" calcext:value-type="string">
            <text:p>iferon3@china.com.cn</text:p>
          </table:table-cell>
          <table:table-cell office:value-type="float" office:value="38698010930" calcext:value-type="float">
            <text:p>386980109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ver</text:p>
          </table:table-cell>
          <table:table-cell office:value-type="string" calcext:value-type="string">
            <text:p>Wimmers</text:p>
          </table:table-cell>
          <table:table-cell office:value-type="string" calcext:value-type="string">
            <text:p>cwimmers4@tmall.com</text:p>
          </table:table-cell>
          <table:table-cell office:value-type="float" office:value="30583976986" calcext:value-type="float">
            <text:p>305839769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melita</text:p>
          </table:table-cell>
          <table:table-cell office:value-type="string" calcext:value-type="string">
            <text:p>Lampett</text:p>
          </table:table-cell>
          <table:table-cell office:value-type="string" calcext:value-type="string">
            <text:p>elampett5@google.com</text:p>
          </table:table-cell>
          <table:table-cell office:value-type="float" office:value="4525186566" calcext:value-type="float">
            <text:p>45251865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McGarrahan</text:p>
          </table:table-cell>
          <table:table-cell office:value-type="string" calcext:value-type="string">
            <text:p>emcgarrahan6@vistaprint.com</text:p>
          </table:table-cell>
          <table:table-cell office:value-type="float" office:value="25201152455" calcext:value-type="float">
            <text:p>252011524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Dimblebee</text:p>
          </table:table-cell>
          <table:table-cell office:value-type="string" calcext:value-type="string">
            <text:p>cdimblebee7@imdb.com</text:p>
          </table:table-cell>
          <table:table-cell office:value-type="float" office:value="72160028036" calcext:value-type="float">
            <text:p>721600280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lene</text:p>
          </table:table-cell>
          <table:table-cell office:value-type="string" calcext:value-type="string">
            <text:p>Canny</text:p>
          </table:table-cell>
          <table:table-cell office:value-type="string" calcext:value-type="string">
            <text:p>icanny8@hubpages.com</text:p>
          </table:table-cell>
          <table:table-cell office:value-type="float" office:value="12448876807" calcext:value-type="float">
            <text:p>124488768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an</text:p>
          </table:table-cell>
          <table:table-cell office:value-type="string" calcext:value-type="string">
            <text:p>Uzelli</text:p>
          </table:table-cell>
          <table:table-cell office:value-type="string" calcext:value-type="string">
            <text:p>cuzelli9@webnode.com</text:p>
          </table:table-cell>
          <table:table-cell office:value-type="float" office:value="74229393867" calcext:value-type="float">
            <text:p>742293938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ulci</text:p>
          </table:table-cell>
          <table:table-cell office:value-type="string" calcext:value-type="string">
            <text:p>Thaw</text:p>
          </table:table-cell>
          <table:table-cell office:value-type="string" calcext:value-type="string">
            <text:p>dthawa@blogspot.com</text:p>
          </table:table-cell>
          <table:table-cell office:value-type="float" office:value="81960496598" calcext:value-type="float">
            <text:p>819604965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nsy</text:p>
          </table:table-cell>
          <table:table-cell office:value-type="string" calcext:value-type="string">
            <text:p>McGairl</text:p>
          </table:table-cell>
          <table:table-cell office:value-type="string" calcext:value-type="string">
            <text:p>pmcgairlb@webmd.com</text:p>
          </table:table-cell>
          <table:table-cell office:value-type="float" office:value="48277058214" calcext:value-type="float">
            <text:p>482770582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akeley</text:p>
          </table:table-cell>
          <table:table-cell office:value-type="string" calcext:value-type="string">
            <text:p>Woodyeare</text:p>
          </table:table-cell>
          <table:table-cell office:value-type="string" calcext:value-type="string">
            <text:p>bwoodyearec@xrea.com</text:p>
          </table:table-cell>
          <table:table-cell office:value-type="float" office:value="11004287854" calcext:value-type="float">
            <text:p>110042878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quito</text:p>
          </table:table-cell>
          <table:table-cell office:value-type="string" calcext:value-type="string">
            <text:p>Raoul</text:p>
          </table:table-cell>
          <table:table-cell office:value-type="string" calcext:value-type="string">
            <text:p>praould@hatena.ne.jp</text:p>
          </table:table-cell>
          <table:table-cell office:value-type="float" office:value="58367488162" calcext:value-type="float">
            <text:p>583674881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igh</text:p>
          </table:table-cell>
          <table:table-cell office:value-type="string" calcext:value-type="string">
            <text:p>Goreway</text:p>
          </table:table-cell>
          <table:table-cell office:value-type="string" calcext:value-type="string">
            <text:p>lgorewaye@cdc.gov</text:p>
          </table:table-cell>
          <table:table-cell office:value-type="float" office:value="83903262236" calcext:value-type="float">
            <text:p>839032622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ristalle</text:p>
          </table:table-cell>
          <table:table-cell office:value-type="string" calcext:value-type="string">
            <text:p>Brumpton</text:p>
          </table:table-cell>
          <table:table-cell office:value-type="string" calcext:value-type="string">
            <text:p>cbrumptonf@alibaba.com</text:p>
          </table:table-cell>
          <table:table-cell office:value-type="float" office:value="20170571936" calcext:value-type="float">
            <text:p>201705719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oma</text:p>
          </table:table-cell>
          <table:table-cell office:value-type="string" calcext:value-type="string">
            <text:p>Soares</text:p>
          </table:table-cell>
          <table:table-cell office:value-type="string" calcext:value-type="string">
            <text:p>tsoaresg@netlog.com</text:p>
          </table:table-cell>
          <table:table-cell office:value-type="float" office:value="85111119715" calcext:value-type="float">
            <text:p>851111197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ia</text:p>
          </table:table-cell>
          <table:table-cell office:value-type="string" calcext:value-type="string">
            <text:p>Robrow</text:p>
          </table:table-cell>
          <table:table-cell office:value-type="string" calcext:value-type="string">
            <text:p>krobrowh@adobe.com</text:p>
          </table:table-cell>
          <table:table-cell office:value-type="float" office:value="64470577675" calcext:value-type="float">
            <text:p>644705776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rnelle</text:p>
          </table:table-cell>
          <table:table-cell office:value-type="string" calcext:value-type="string">
            <text:p>Tumasian</text:p>
          </table:table-cell>
          <table:table-cell office:value-type="string" calcext:value-type="string">
            <text:p>ctumasiani@linkedin.com</text:p>
          </table:table-cell>
          <table:table-cell office:value-type="float" office:value="41369771392" calcext:value-type="float">
            <text:p>413697713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ureen</text:p>
          </table:table-cell>
          <table:table-cell office:value-type="string" calcext:value-type="string">
            <text:p>Alldre</text:p>
          </table:table-cell>
          <table:table-cell office:value-type="string" calcext:value-type="string">
            <text:p>malldrej@jigsy.com</text:p>
          </table:table-cell>
          <table:table-cell office:value-type="float" office:value="83411420958" calcext:value-type="float">
            <text:p>834114209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drick</text:p>
          </table:table-cell>
          <table:table-cell office:value-type="string" calcext:value-type="string">
            <text:p>Heare</text:p>
          </table:table-cell>
          <table:table-cell office:value-type="string" calcext:value-type="string">
            <text:p>rhearek@ezinearticles.com</text:p>
          </table:table-cell>
          <table:table-cell office:value-type="float" office:value="10717005328" calcext:value-type="float">
            <text:p>107170053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racey</text:p>
          </table:table-cell>
          <table:table-cell office:value-type="string" calcext:value-type="string">
            <text:p>Mcwhinney</text:p>
          </table:table-cell>
          <table:table-cell office:value-type="string" calcext:value-type="string">
            <text:p>tmcwhinneyl@biblegateway.com</text:p>
          </table:table-cell>
          <table:table-cell office:value-type="float" office:value="75962877528" calcext:value-type="float">
            <text:p>759628775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olande</text:p>
          </table:table-cell>
          <table:table-cell office:value-type="string" calcext:value-type="string">
            <text:p>Palphreyman</text:p>
          </table:table-cell>
          <table:table-cell office:value-type="string" calcext:value-type="string">
            <text:p>epalphreymanm@cnn.com</text:p>
          </table:table-cell>
          <table:table-cell office:value-type="float" office:value="87095319745" calcext:value-type="float">
            <text:p>870953197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nette</text:p>
          </table:table-cell>
          <table:table-cell office:value-type="string" calcext:value-type="string">
            <text:p>MacMillan</text:p>
          </table:table-cell>
          <table:table-cell office:value-type="string" calcext:value-type="string">
            <text:p>amacmillann@blogspot.com</text:p>
          </table:table-cell>
          <table:table-cell office:value-type="float" office:value="69291896186" calcext:value-type="float">
            <text:p>692918961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egorio</text:p>
          </table:table-cell>
          <table:table-cell office:value-type="string" calcext:value-type="string">
            <text:p>O'Hallagan</text:p>
          </table:table-cell>
          <table:table-cell office:value-type="string" calcext:value-type="string">
            <text:p>gohallagano@slate.com</text:p>
          </table:table-cell>
          <table:table-cell office:value-type="float" office:value="64369250610" calcext:value-type="float">
            <text:p>643692506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obye</text:p>
          </table:table-cell>
          <table:table-cell office:value-type="string" calcext:value-type="string">
            <text:p>Zotto</text:p>
          </table:table-cell>
          <table:table-cell office:value-type="string" calcext:value-type="string">
            <text:p>tzottop@webeden.co.uk</text:p>
          </table:table-cell>
          <table:table-cell office:value-type="float" office:value="86561731718" calcext:value-type="float">
            <text:p>865617317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armain</text:p>
          </table:table-cell>
          <table:table-cell office:value-type="string" calcext:value-type="string">
            <text:p>Sidwell</text:p>
          </table:table-cell>
          <table:table-cell office:value-type="string" calcext:value-type="string">
            <text:p>csidwellq@sakura.ne.jp</text:p>
          </table:table-cell>
          <table:table-cell office:value-type="float" office:value="11287548327" calcext:value-type="float">
            <text:p>112875483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mbrosio</text:p>
          </table:table-cell>
          <table:table-cell office:value-type="string" calcext:value-type="string">
            <text:p>Jodlowski</text:p>
          </table:table-cell>
          <table:table-cell office:value-type="string" calcext:value-type="string">
            <text:p>ajodlowskir@chicagotribune.com</text:p>
          </table:table-cell>
          <table:table-cell office:value-type="float" office:value="18141819561" calcext:value-type="float">
            <text:p>181418195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erty</text:p>
          </table:table-cell>
          <table:table-cell office:value-type="string" calcext:value-type="string">
            <text:p>Franscioni</text:p>
          </table:table-cell>
          <table:table-cell office:value-type="string" calcext:value-type="string">
            <text:p>nfranscionis@moonfruit.com</text:p>
          </table:table-cell>
          <table:table-cell office:value-type="float" office:value="95557989150" calcext:value-type="float">
            <text:p>955579891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Shearman</text:p>
          </table:table-cell>
          <table:table-cell office:value-type="string" calcext:value-type="string">
            <text:p>kshearmant@elegantthemes.com</text:p>
          </table:table-cell>
          <table:table-cell office:value-type="float" office:value="41968270775" calcext:value-type="float">
            <text:p>419682707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itrin</text:p>
          </table:table-cell>
          <table:table-cell office:value-type="string" calcext:value-type="string">
            <text:p>Sparrowhawk</text:p>
          </table:table-cell>
          <table:table-cell office:value-type="string" calcext:value-type="string">
            <text:p>csparrowhawku@cloudflare.com</text:p>
          </table:table-cell>
          <table:table-cell office:value-type="float" office:value="41374437800" calcext:value-type="float">
            <text:p>413744378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Gerrey</text:p>
          </table:table-cell>
          <table:table-cell office:value-type="string" calcext:value-type="string">
            <text:p>tgerreyv@ted.com</text:p>
          </table:table-cell>
          <table:table-cell office:value-type="float" office:value="57805508543" calcext:value-type="float">
            <text:p>578055085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eri</text:p>
          </table:table-cell>
          <table:table-cell office:value-type="string" calcext:value-type="string">
            <text:p>Clementet</text:p>
          </table:table-cell>
          <table:table-cell office:value-type="string" calcext:value-type="string">
            <text:p>jclementetw@feedburner.com</text:p>
          </table:table-cell>
          <table:table-cell office:value-type="float" office:value="48442030544" calcext:value-type="float">
            <text:p>484420305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iffie</text:p>
          </table:table-cell>
          <table:table-cell office:value-type="string" calcext:value-type="string">
            <text:p>Vandrill</text:p>
          </table:table-cell>
          <table:table-cell office:value-type="string" calcext:value-type="string">
            <text:p>gvandrillx@multiply.com</text:p>
          </table:table-cell>
          <table:table-cell office:value-type="float" office:value="36399240050" calcext:value-type="float">
            <text:p>363992400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mmy</text:p>
          </table:table-cell>
          <table:table-cell office:value-type="string" calcext:value-type="string">
            <text:p>Gladdis</text:p>
          </table:table-cell>
          <table:table-cell office:value-type="string" calcext:value-type="string">
            <text:p>cgladdisy@vistaprint.com</text:p>
          </table:table-cell>
          <table:table-cell office:value-type="float" office:value="54597736884" calcext:value-type="float">
            <text:p>5459773688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kylar</text:p>
          </table:table-cell>
          <table:table-cell office:value-type="string" calcext:value-type="string">
            <text:p>MacCafferty</text:p>
          </table:table-cell>
          <table:table-cell office:value-type="string" calcext:value-type="string">
            <text:p>smaccaffertyz@ucsd.edu</text:p>
          </table:table-cell>
          <table:table-cell office:value-type="float" office:value="46689149135" calcext:value-type="float">
            <text:p>466891491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lva</text:p>
          </table:table-cell>
          <table:table-cell office:value-type="string" calcext:value-type="string">
            <text:p>Geeson</text:p>
          </table:table-cell>
          <table:table-cell office:value-type="string" calcext:value-type="string">
            <text:p>mgeeson10@tmall.com</text:p>
          </table:table-cell>
          <table:table-cell office:value-type="float" office:value="86886257438" calcext:value-type="float">
            <text:p>868862574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Osgerby</text:p>
          </table:table-cell>
          <table:table-cell office:value-type="string" calcext:value-type="string">
            <text:p>cosgerby11@chron.com</text:p>
          </table:table-cell>
          <table:table-cell office:value-type="float" office:value="62806950374" calcext:value-type="float">
            <text:p>628069503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amonn</text:p>
          </table:table-cell>
          <table:table-cell office:value-type="string" calcext:value-type="string">
            <text:p>Sorsby</text:p>
          </table:table-cell>
          <table:table-cell office:value-type="string" calcext:value-type="string">
            <text:p>rsorsby12@twitpic.com</text:p>
          </table:table-cell>
          <table:table-cell office:value-type="float" office:value="19797674222" calcext:value-type="float">
            <text:p>197976742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Ewols</text:p>
          </table:table-cell>
          <table:table-cell office:value-type="string" calcext:value-type="string">
            <text:p>kewols13@mozilla.org</text:p>
          </table:table-cell>
          <table:table-cell office:value-type="float" office:value="86358636946" calcext:value-type="float">
            <text:p>863586369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ronnie</text:p>
          </table:table-cell>
          <table:table-cell office:value-type="string" calcext:value-type="string">
            <text:p>Lamberth</text:p>
          </table:table-cell>
          <table:table-cell office:value-type="string" calcext:value-type="string">
            <text:p>blamberth14@answers.com</text:p>
          </table:table-cell>
          <table:table-cell office:value-type="float" office:value="15470187177" calcext:value-type="float">
            <text:p>154701871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oria</text:p>
          </table:table-cell>
          <table:table-cell office:value-type="string" calcext:value-type="string">
            <text:p>Dogg</text:p>
          </table:table-cell>
          <table:table-cell office:value-type="string" calcext:value-type="string">
            <text:p>ldogg15@amazon.co.jp</text:p>
          </table:table-cell>
          <table:table-cell office:value-type="float" office:value="84387340989" calcext:value-type="float">
            <text:p>843873409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ustie</text:p>
          </table:table-cell>
          <table:table-cell office:value-type="string" calcext:value-type="string">
            <text:p>Nerval</text:p>
          </table:table-cell>
          <table:table-cell office:value-type="string" calcext:value-type="string">
            <text:p>rnerval16@freewebs.com</text:p>
          </table:table-cell>
          <table:table-cell office:value-type="float" office:value="18305716105" calcext:value-type="float">
            <text:p>183057161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illy</text:p>
          </table:table-cell>
          <table:table-cell office:value-type="string" calcext:value-type="string">
            <text:p>Topham</text:p>
          </table:table-cell>
          <table:table-cell office:value-type="string" calcext:value-type="string">
            <text:p>gtopham17@flickr.com</text:p>
          </table:table-cell>
          <table:table-cell office:value-type="float" office:value="6758985319" calcext:value-type="float">
            <text:p>67589853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illa</text:p>
          </table:table-cell>
          <table:table-cell office:value-type="string" calcext:value-type="string">
            <text:p>Rosenkranc</text:p>
          </table:table-cell>
          <table:table-cell office:value-type="string" calcext:value-type="string">
            <text:p>wrosenkranc18@un.org</text:p>
          </table:table-cell>
          <table:table-cell office:value-type="float" office:value="72790792499" calcext:value-type="float">
            <text:p>727907924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lic</text:p>
          </table:table-cell>
          <table:table-cell office:value-type="string" calcext:value-type="string">
            <text:p>Brenston</text:p>
          </table:table-cell>
          <table:table-cell office:value-type="string" calcext:value-type="string">
            <text:p>abrenston19@techcrunch.com</text:p>
          </table:table-cell>
          <table:table-cell office:value-type="float" office:value="20874937945" calcext:value-type="float">
            <text:p>208749379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nselm</text:p>
          </table:table-cell>
          <table:table-cell office:value-type="string" calcext:value-type="string">
            <text:p>Lipp</text:p>
          </table:table-cell>
          <table:table-cell office:value-type="string" calcext:value-type="string">
            <text:p>alipp1a@nps.gov</text:p>
          </table:table-cell>
          <table:table-cell office:value-type="float" office:value="15511522459" calcext:value-type="float">
            <text:p>155115224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etta</text:p>
          </table:table-cell>
          <table:table-cell office:value-type="string" calcext:value-type="string">
            <text:p>Ziemke</text:p>
          </table:table-cell>
          <table:table-cell office:value-type="string" calcext:value-type="string">
            <text:p>lziemke1b@hexun.com</text:p>
          </table:table-cell>
          <table:table-cell office:value-type="float" office:value="73369812796" calcext:value-type="float">
            <text:p>733698127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are</text:p>
          </table:table-cell>
          <table:table-cell office:value-type="string" calcext:value-type="string">
            <text:p>Muddimer</text:p>
          </table:table-cell>
          <table:table-cell office:value-type="string" calcext:value-type="string">
            <text:p>gmuddimer1c@chicagotribune.com</text:p>
          </table:table-cell>
          <table:table-cell office:value-type="float" office:value="83002926086" calcext:value-type="float">
            <text:p>830029260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lfry1d@disqus.com</text:p>
          </table:table-cell>
          <table:table-cell office:value-type="float" office:value="18070391074" calcext:value-type="float">
            <text:p>1807039107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aye</text:p>
          </table:table-cell>
          <table:table-cell office:value-type="string" calcext:value-type="string">
            <text:p>Briddock</text:p>
          </table:table-cell>
          <table:table-cell office:value-type="string" calcext:value-type="string">
            <text:p>fbriddock1e@examiner.com</text:p>
          </table:table-cell>
          <table:table-cell office:value-type="float" office:value="89781924167" calcext:value-type="float">
            <text:p>897819241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orie</text:p>
          </table:table-cell>
          <table:table-cell office:value-type="string" calcext:value-type="string">
            <text:p>Klaaasen</text:p>
          </table:table-cell>
          <table:table-cell office:value-type="string" calcext:value-type="string">
            <text:p>rklaaasen1f@dropbox.com</text:p>
          </table:table-cell>
          <table:table-cell office:value-type="float" office:value="15174464973" calcext:value-type="float">
            <text:p>151744649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usein</text:p>
          </table:table-cell>
          <table:table-cell office:value-type="string" calcext:value-type="string">
            <text:p>Verrechia</text:p>
          </table:table-cell>
          <table:table-cell office:value-type="string" calcext:value-type="string">
            <text:p>hverrechia1g@nifty.com</text:p>
          </table:table-cell>
          <table:table-cell office:value-type="float" office:value="70371809540" calcext:value-type="float">
            <text:p>7037180954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ulley</text:p>
          </table:table-cell>
          <table:table-cell office:value-type="string" calcext:value-type="string">
            <text:p>Belcham</text:p>
          </table:table-cell>
          <table:table-cell office:value-type="string" calcext:value-type="string">
            <text:p>tbelcham1h@google.fr</text:p>
          </table:table-cell>
          <table:table-cell office:value-type="float" office:value="15322843506" calcext:value-type="float">
            <text:p>153228435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ddison</text:p>
          </table:table-cell>
          <table:table-cell office:value-type="string" calcext:value-type="string">
            <text:p>Oxbrow</text:p>
          </table:table-cell>
          <table:table-cell office:value-type="string" calcext:value-type="string">
            <text:p>aoxbrow1i@google.cn</text:p>
          </table:table-cell>
          <table:table-cell office:value-type="float" office:value="76084312834" calcext:value-type="float">
            <text:p>7608431283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Kobsch</text:p>
          </table:table-cell>
          <table:table-cell office:value-type="string" calcext:value-type="string">
            <text:p>hkobsch1j@umn.edu</text:p>
          </table:table-cell>
          <table:table-cell office:value-type="float" office:value="886458157" calcext:value-type="float">
            <text:p>8864581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etunia</text:p>
          </table:table-cell>
          <table:table-cell office:value-type="string" calcext:value-type="string">
            <text:p>Eudall</text:p>
          </table:table-cell>
          <table:table-cell office:value-type="string" calcext:value-type="string">
            <text:p>peudall1k@youtube.com</text:p>
          </table:table-cell>
          <table:table-cell office:value-type="float" office:value="28473632473" calcext:value-type="float">
            <text:p>2847363247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uttaby</text:p>
          </table:table-cell>
          <table:table-cell office:value-type="string" calcext:value-type="string">
            <text:p>nsuttaby1l@wiley.com</text:p>
          </table:table-cell>
          <table:table-cell office:value-type="float" office:value="81775910843" calcext:value-type="float">
            <text:p>817759108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McLeary</text:p>
          </table:table-cell>
          <table:table-cell office:value-type="string" calcext:value-type="string">
            <text:p>jmcleary1m@skyrock.com</text:p>
          </table:table-cell>
          <table:table-cell office:value-type="float" office:value="35737334587" calcext:value-type="float">
            <text:p>357373345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iann</text:p>
          </table:table-cell>
          <table:table-cell office:value-type="string" calcext:value-type="string">
            <text:p>Threadgill</text:p>
          </table:table-cell>
          <table:table-cell office:value-type="string" calcext:value-type="string">
            <text:p>fthreadgill1n@ebay.com</text:p>
          </table:table-cell>
          <table:table-cell office:value-type="float" office:value="18786436411" calcext:value-type="float">
            <text:p>187864364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harpe</text:p>
          </table:table-cell>
          <table:table-cell office:value-type="string" calcext:value-type="string">
            <text:p>rsharpe1o@salon.com</text:p>
          </table:table-cell>
          <table:table-cell office:value-type="float" office:value="17172772396" calcext:value-type="float">
            <text:p>1717277239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thelda</text:p>
          </table:table-cell>
          <table:table-cell office:value-type="string" calcext:value-type="string">
            <text:p>Barczynski</text:p>
          </table:table-cell>
          <table:table-cell office:value-type="string" calcext:value-type="string">
            <text:p>ebarczynski1p@economist.com</text:p>
          </table:table-cell>
          <table:table-cell office:value-type="float" office:value="56048032802" calcext:value-type="float">
            <text:p>560480328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lene</text:p>
          </table:table-cell>
          <table:table-cell office:value-type="string" calcext:value-type="string">
            <text:p>Aldhous</text:p>
          </table:table-cell>
          <table:table-cell office:value-type="string" calcext:value-type="string">
            <text:p>ealdhous1q@wp.com</text:p>
          </table:table-cell>
          <table:table-cell office:value-type="float" office:value="73556138606" calcext:value-type="float">
            <text:p>735561386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alida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vcamden1r@tuttocitta.it</text:p>
          </table:table-cell>
          <table:table-cell office:value-type="float" office:value="12050603073" calcext:value-type="float">
            <text:p>1205060307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nnelise</text:p>
          </table:table-cell>
          <table:table-cell office:value-type="string" calcext:value-type="string">
            <text:p>Iacovuzzi</text:p>
          </table:table-cell>
          <table:table-cell office:value-type="string" calcext:value-type="string">
            <text:p>aiacovuzzi1s@timesonline.co.uk</text:p>
          </table:table-cell>
          <table:table-cell office:value-type="float" office:value="34671637968" calcext:value-type="float">
            <text:p>346716379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rawford</text:p>
          </table:table-cell>
          <table:table-cell office:value-type="string" calcext:value-type="string">
            <text:p>Gabe</text:p>
          </table:table-cell>
          <table:table-cell office:value-type="string" calcext:value-type="string">
            <text:p>cgabe1t@cdbaby.com</text:p>
          </table:table-cell>
          <table:table-cell office:value-type="float" office:value="54829980" calcext:value-type="float">
            <text:p>548299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rmengarde</text:p>
          </table:table-cell>
          <table:table-cell office:value-type="string" calcext:value-type="string">
            <text:p>Karlsen</text:p>
          </table:table-cell>
          <table:table-cell office:value-type="string" calcext:value-type="string">
            <text:p>ekarlsen1u@patch.com</text:p>
          </table:table-cell>
          <table:table-cell office:value-type="float" office:value="47839220894" calcext:value-type="float">
            <text:p>478392208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oxana</text:p>
          </table:table-cell>
          <table:table-cell office:value-type="string" calcext:value-type="string">
            <text:p>Weavill</text:p>
          </table:table-cell>
          <table:table-cell office:value-type="string" calcext:value-type="string">
            <text:p>rweavill1v@sun.com</text:p>
          </table:table-cell>
          <table:table-cell office:value-type="float" office:value="8722654026" calcext:value-type="float">
            <text:p>872265402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Keefe</text:p>
          </table:table-cell>
          <table:table-cell office:value-type="string" calcext:value-type="string">
            <text:p>Eddis</text:p>
          </table:table-cell>
          <table:table-cell office:value-type="string" calcext:value-type="string">
            <text:p>keddis1w@mashable.com</text:p>
          </table:table-cell>
          <table:table-cell office:value-type="float" office:value="99549155508" calcext:value-type="float">
            <text:p>9954915550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yda</text:p>
          </table:table-cell>
          <table:table-cell office:value-type="string" calcext:value-type="string">
            <text:p>Garlicke</text:p>
          </table:table-cell>
          <table:table-cell office:value-type="string" calcext:value-type="string">
            <text:p>lgarlicke1x@sun.com</text:p>
          </table:table-cell>
          <table:table-cell office:value-type="float" office:value="98080872033" calcext:value-type="float">
            <text:p>980808720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herine</text:p>
          </table:table-cell>
          <table:table-cell office:value-type="string" calcext:value-type="string">
            <text:p>Bazely</text:p>
          </table:table-cell>
          <table:table-cell office:value-type="string" calcext:value-type="string">
            <text:p>tbazely1y@prweb.com</text:p>
          </table:table-cell>
          <table:table-cell office:value-type="float" office:value="26121255887" calcext:value-type="float">
            <text:p>261212558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oran</text:p>
          </table:table-cell>
          <table:table-cell office:value-type="string" calcext:value-type="string">
            <text:p>Jaukovic</text:p>
          </table:table-cell>
          <table:table-cell office:value-type="string" calcext:value-type="string">
            <text:p>gjaukovic1z@webs.com</text:p>
          </table:table-cell>
          <table:table-cell office:value-type="float" office:value="11607780536" calcext:value-type="float">
            <text:p>116077805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ilias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lnoir20@utexas.edu</text:p>
          </table:table-cell>
          <table:table-cell office:value-type="float" office:value="79556899975" calcext:value-type="float">
            <text:p>795568999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reight</text:p>
          </table:table-cell>
          <table:table-cell office:value-type="string" calcext:value-type="string">
            <text:p>Wainman</text:p>
          </table:table-cell>
          <table:table-cell office:value-type="string" calcext:value-type="string">
            <text:p>cwainman21@quantcast.com</text:p>
          </table:table-cell>
          <table:table-cell office:value-type="float" office:value="90611962237" calcext:value-type="float">
            <text:p>9061196223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Maso</text:p>
          </table:table-cell>
          <table:table-cell office:value-type="string" calcext:value-type="string">
            <text:p>dmaso22@narod.ru</text:p>
          </table:table-cell>
          <table:table-cell office:value-type="float" office:value="90580575859" calcext:value-type="float">
            <text:p>9058057585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illy</text:p>
          </table:table-cell>
          <table:table-cell office:value-type="string" calcext:value-type="string">
            <text:p>Crannage</text:p>
          </table:table-cell>
          <table:table-cell office:value-type="string" calcext:value-type="string">
            <text:p>tcrannage23@yellowbook.com</text:p>
          </table:table-cell>
          <table:table-cell office:value-type="float" office:value="68354571943" calcext:value-type="float">
            <text:p>683545719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oxie</text:p>
          </table:table-cell>
          <table:table-cell office:value-type="string" calcext:value-type="string">
            <text:p>Kraut</text:p>
          </table:table-cell>
          <table:table-cell office:value-type="string" calcext:value-type="string">
            <text:p>rkraut24@multiply.com</text:p>
          </table:table-cell>
          <table:table-cell office:value-type="float" office:value="83244218734" calcext:value-type="float">
            <text:p>832442187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Kelsey</text:p>
          </table:table-cell>
          <table:table-cell office:value-type="string" calcext:value-type="string">
            <text:p>Hember</text:p>
          </table:table-cell>
          <table:table-cell office:value-type="string" calcext:value-type="string">
            <text:p>khember25@google.ru</text:p>
          </table:table-cell>
          <table:table-cell office:value-type="float" office:value="76532946629" calcext:value-type="float">
            <text:p>7653294662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etrina</text:p>
          </table:table-cell>
          <table:table-cell office:value-type="string" calcext:value-type="string">
            <text:p>Nockells</text:p>
          </table:table-cell>
          <table:table-cell office:value-type="string" calcext:value-type="string">
            <text:p>pnockells26@is.gd</text:p>
          </table:table-cell>
          <table:table-cell office:value-type="float" office:value="58473554777" calcext:value-type="float">
            <text:p>584735547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ara</text:p>
          </table:table-cell>
          <table:table-cell office:value-type="string" calcext:value-type="string">
            <text:p>Mushrow</text:p>
          </table:table-cell>
          <table:table-cell office:value-type="string" calcext:value-type="string">
            <text:p>dmushrow27@phpbb.com</text:p>
          </table:table-cell>
          <table:table-cell office:value-type="float" office:value="9114803678" calcext:value-type="float">
            <text:p>91148036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ybilla</text:p>
          </table:table-cell>
          <table:table-cell office:value-type="string" calcext:value-type="string">
            <text:p>Fearn</text:p>
          </table:table-cell>
          <table:table-cell office:value-type="string" calcext:value-type="string">
            <text:p>sfearn28@foxnews.com</text:p>
          </table:table-cell>
          <table:table-cell office:value-type="float" office:value="36614491193" calcext:value-type="float">
            <text:p>366144911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enyse</text:p>
          </table:table-cell>
          <table:table-cell office:value-type="string" calcext:value-type="string">
            <text:p>Barclay</text:p>
          </table:table-cell>
          <table:table-cell office:value-type="string" calcext:value-type="string">
            <text:p>dbarclay29@diigo.com</text:p>
          </table:table-cell>
          <table:table-cell office:value-type="float" office:value="35281694089" calcext:value-type="float">
            <text:p>3528169408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erty</text:p>
          </table:table-cell>
          <table:table-cell office:value-type="string" calcext:value-type="string">
            <text:p>Menendez</text:p>
          </table:table-cell>
          <table:table-cell office:value-type="string" calcext:value-type="string">
            <text:p>bmenendez2a@xrea.com</text:p>
          </table:table-cell>
          <table:table-cell office:value-type="float" office:value="96545570398" calcext:value-type="float">
            <text:p>9654557039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arigold</text:p>
          </table:table-cell>
          <table:table-cell office:value-type="string" calcext:value-type="string">
            <text:p>Rudge</text:p>
          </table:table-cell>
          <table:table-cell office:value-type="string" calcext:value-type="string">
            <text:p>mrudge2b@live.com</text:p>
          </table:table-cell>
          <table:table-cell office:value-type="float" office:value="5322573005" calcext:value-type="float">
            <text:p>53225730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alia</text:p>
          </table:table-cell>
          <table:table-cell office:value-type="string" calcext:value-type="string">
            <text:p>Duddy</text:p>
          </table:table-cell>
          <table:table-cell office:value-type="string" calcext:value-type="string">
            <text:p>mduddy2c@geocities.jp</text:p>
          </table:table-cell>
          <table:table-cell office:value-type="float" office:value="11434664187" calcext:value-type="float">
            <text:p>1143466418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ess</text:p>
          </table:table-cell>
          <table:table-cell office:value-type="string" calcext:value-type="string">
            <text:p>tcess2d@timesonline.co.uk</text:p>
          </table:table-cell>
          <table:table-cell office:value-type="float" office:value="16341772621" calcext:value-type="float">
            <text:p>163417726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tlin</text:p>
          </table:table-cell>
          <table:table-cell office:value-type="string" calcext:value-type="string">
            <text:p>Vasser</text:p>
          </table:table-cell>
          <table:table-cell office:value-type="string" calcext:value-type="string">
            <text:p>cvasser2e@flavors.me</text:p>
          </table:table-cell>
          <table:table-cell office:value-type="float" office:value="80782314502" calcext:value-type="float">
            <text:p>8078231450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ggi</text:p>
          </table:table-cell>
          <table:table-cell office:value-type="string" calcext:value-type="string">
            <text:p>Peyto</text:p>
          </table:table-cell>
          <table:table-cell office:value-type="string" calcext:value-type="string">
            <text:p>apeyto2f@booking.com</text:p>
          </table:table-cell>
          <table:table-cell office:value-type="float" office:value="27571390777" calcext:value-type="float">
            <text:p>2757139077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Hollow</text:p>
          </table:table-cell>
          <table:table-cell office:value-type="string" calcext:value-type="string">
            <text:p>ahollow2g@miitbeian.gov.cn</text:p>
          </table:table-cell>
          <table:table-cell office:value-type="float" office:value="15531341163" calcext:value-type="float">
            <text:p>155313411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Zared</text:p>
          </table:table-cell>
          <table:table-cell office:value-type="string" calcext:value-type="string">
            <text:p>Tattam</text:p>
          </table:table-cell>
          <table:table-cell office:value-type="string" calcext:value-type="string">
            <text:p>ztattam2h@ed.gov</text:p>
          </table:table-cell>
          <table:table-cell office:value-type="float" office:value="45976394169" calcext:value-type="float">
            <text:p>459763941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all</text:p>
          </table:table-cell>
          <table:table-cell office:value-type="string" calcext:value-type="string">
            <text:p>Yearsley</text:p>
          </table:table-cell>
          <table:table-cell office:value-type="string" calcext:value-type="string">
            <text:p>pyearsley2i@pinterest.com</text:p>
          </table:table-cell>
          <table:table-cell office:value-type="float" office:value="98237935897" calcext:value-type="float">
            <text:p>9823793589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ndi</text:p>
          </table:table-cell>
          <table:table-cell office:value-type="string" calcext:value-type="string">
            <text:p>Woakes</text:p>
          </table:table-cell>
          <table:table-cell office:value-type="string" calcext:value-type="string">
            <text:p>mwoakes2j@odnoklassniki.ru</text:p>
          </table:table-cell>
          <table:table-cell office:value-type="float" office:value="12603658137" calcext:value-type="float">
            <text:p>126036581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elvin</text:p>
          </table:table-cell>
          <table:table-cell office:value-type="string" calcext:value-type="string">
            <text:p>Vonasek</text:p>
          </table:table-cell>
          <table:table-cell office:value-type="string" calcext:value-type="string">
            <text:p>mvonasek2k@mysql.com</text:p>
          </table:table-cell>
          <table:table-cell office:value-type="float" office:value="35992582879" calcext:value-type="float">
            <text:p>359925828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rev</text:p>
          </table:table-cell>
          <table:table-cell office:value-type="string" calcext:value-type="string">
            <text:p>Breukelman</text:p>
          </table:table-cell>
          <table:table-cell office:value-type="string" calcext:value-type="string">
            <text:p>tbreukelman2l@mit.edu</text:p>
          </table:table-cell>
          <table:table-cell office:value-type="float" office:value="54625139210" calcext:value-type="float">
            <text:p>546251392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indie</text:p>
          </table:table-cell>
          <table:table-cell office:value-type="string" calcext:value-type="string">
            <text:p>Inge</text:p>
          </table:table-cell>
          <table:table-cell office:value-type="string" calcext:value-type="string">
            <text:p>linge2m@wix.com</text:p>
          </table:table-cell>
          <table:table-cell office:value-type="float" office:value="99704275116" calcext:value-type="float">
            <text:p>997042751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Rastall</text:p>
          </table:table-cell>
          <table:table-cell office:value-type="string" calcext:value-type="string">
            <text:p>grastall2n@google.cn</text:p>
          </table:table-cell>
          <table:table-cell office:value-type="float" office:value="23450640038" calcext:value-type="float">
            <text:p>2345064003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rina</text:p>
          </table:table-cell>
          <table:table-cell office:value-type="string" calcext:value-type="string">
            <text:p>Groome</text:p>
          </table:table-cell>
          <table:table-cell office:value-type="string" calcext:value-type="string">
            <text:p>lgroome2o@jigsy.com</text:p>
          </table:table-cell>
          <table:table-cell office:value-type="float" office:value="20161935980" calcext:value-type="float">
            <text:p>2016193598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hickie</text:p>
          </table:table-cell>
          <table:table-cell office:value-type="string" calcext:value-type="string">
            <text:p>Cann</text:p>
          </table:table-cell>
          <table:table-cell office:value-type="string" calcext:value-type="string">
            <text:p>ccann2p@home.pl</text:p>
          </table:table-cell>
          <table:table-cell office:value-type="float" office:value="62819000634" calcext:value-type="float">
            <text:p>6281900063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drain2q@dagondesign.com</text:p>
          </table:table-cell>
          <table:table-cell office:value-type="float" office:value="29929708354" calcext:value-type="float">
            <text:p>299297083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Borell</text:p>
          </table:table-cell>
          <table:table-cell office:value-type="string" calcext:value-type="string">
            <text:p>fborell2r@tumblr.com</text:p>
          </table:table-cell>
          <table:table-cell office:value-type="float" office:value="51894078422" calcext:value-type="float">
            <text:p>5189407842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driane</text:p>
          </table:table-cell>
          <table:table-cell office:value-type="string" calcext:value-type="string">
            <text:p>Straw</text:p>
          </table:table-cell>
          <table:table-cell office:value-type="string" calcext:value-type="string">
            <text:p>astraw2s@youtu.be</text:p>
          </table:table-cell>
          <table:table-cell office:value-type="float" office:value="8568224840" calcext:value-type="float">
            <text:p>856822484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uckie</text:p>
          </table:table-cell>
          <table:table-cell office:value-type="string" calcext:value-type="string">
            <text:p>Dearl</text:p>
          </table:table-cell>
          <table:table-cell office:value-type="string" calcext:value-type="string">
            <text:p>tdearl2t@wufoo.com</text:p>
          </table:table-cell>
          <table:table-cell office:value-type="float" office:value="54817414655" calcext:value-type="float">
            <text:p>5481741465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orelle</text:p>
          </table:table-cell>
          <table:table-cell office:value-type="string" calcext:value-type="string">
            <text:p>Hostan</text:p>
          </table:table-cell>
          <table:table-cell office:value-type="string" calcext:value-type="string">
            <text:p>dhostan2u@nba.com</text:p>
          </table:table-cell>
          <table:table-cell office:value-type="float" office:value="68122978926" calcext:value-type="float">
            <text:p>6812297892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yell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lpeter2v@google.com</text:p>
          </table:table-cell>
          <table:table-cell office:value-type="float" office:value="79976309304" calcext:value-type="float">
            <text:p>799763093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Cosgrive</text:p>
          </table:table-cell>
          <table:table-cell office:value-type="string" calcext:value-type="string">
            <text:p>mcosgrive2w@bloomberg.com</text:p>
          </table:table-cell>
          <table:table-cell office:value-type="float" office:value="22076572908" calcext:value-type="float">
            <text:p>2207657290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icol</text:p>
          </table:table-cell>
          <table:table-cell office:value-type="string" calcext:value-type="string">
            <text:p>Crompton</text:p>
          </table:table-cell>
          <table:table-cell office:value-type="string" calcext:value-type="string">
            <text:p>ncrompton2x@51.la</text:p>
          </table:table-cell>
          <table:table-cell office:value-type="float" office:value="28611417876" calcext:value-type="float">
            <text:p>2861141787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eola</text:p>
          </table:table-cell>
          <table:table-cell office:value-type="string" calcext:value-type="string">
            <text:p>Bicknell</text:p>
          </table:table-cell>
          <table:table-cell office:value-type="string" calcext:value-type="string">
            <text:p>lbicknell2y@comcast.net</text:p>
          </table:table-cell>
          <table:table-cell office:value-type="float" office:value="30389767229" calcext:value-type="float">
            <text:p>3038976722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eroi</text:p>
          </table:table-cell>
          <table:table-cell office:value-type="string" calcext:value-type="string">
            <text:p>Babe</text:p>
          </table:table-cell>
          <table:table-cell office:value-type="string" calcext:value-type="string">
            <text:p>lbabe2z@flickr.com</text:p>
          </table:table-cell>
          <table:table-cell office:value-type="float" office:value="80027268829" calcext:value-type="float">
            <text:p>8002726882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ndonis</text:p>
          </table:table-cell>
          <table:table-cell office:value-type="string" calcext:value-type="string">
            <text:p>Paling</text:p>
          </table:table-cell>
          <table:table-cell office:value-type="string" calcext:value-type="string">
            <text:p>apaling30@census.gov</text:p>
          </table:table-cell>
          <table:table-cell office:value-type="float" office:value="86628847849" calcext:value-type="float">
            <text:p>8662884784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anae</text:p>
          </table:table-cell>
          <table:table-cell office:value-type="string" calcext:value-type="string">
            <text:p>Windeatt</text:p>
          </table:table-cell>
          <table:table-cell office:value-type="string" calcext:value-type="string">
            <text:p>lwindeatt31@com.com</text:p>
          </table:table-cell>
          <table:table-cell office:value-type="float" office:value="3359640038" calcext:value-type="float">
            <text:p>33596400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Katuscha</text:p>
          </table:table-cell>
          <table:table-cell office:value-type="string" calcext:value-type="string">
            <text:p>Chapling</text:p>
          </table:table-cell>
          <table:table-cell office:value-type="string" calcext:value-type="string">
            <text:p>kchapling32@eventbrite.com</text:p>
          </table:table-cell>
          <table:table-cell office:value-type="float" office:value="60783321769" calcext:value-type="float">
            <text:p>6078332176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anie</text:p>
          </table:table-cell>
          <table:table-cell office:value-type="string" calcext:value-type="string">
            <text:p>Greenhaugh</text:p>
          </table:table-cell>
          <table:table-cell office:value-type="string" calcext:value-type="string">
            <text:p>lgreenhaugh33@simplemachines.org</text:p>
          </table:table-cell>
          <table:table-cell office:value-type="float" office:value="11744176731" calcext:value-type="float">
            <text:p>1174417673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malee</text:p>
          </table:table-cell>
          <table:table-cell office:value-type="string" calcext:value-type="string">
            <text:p>Schindler</text:p>
          </table:table-cell>
          <table:table-cell office:value-type="string" calcext:value-type="string">
            <text:p>aschindler34@linkedin.com</text:p>
          </table:table-cell>
          <table:table-cell office:value-type="float" office:value="91325403505" calcext:value-type="float">
            <text:p>9132540350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ustie</text:p>
          </table:table-cell>
          <table:table-cell office:value-type="string" calcext:value-type="string">
            <text:p>Garrioch</text:p>
          </table:table-cell>
          <table:table-cell office:value-type="string" calcext:value-type="string">
            <text:p>ggarrioch35@lycos.com</text:p>
          </table:table-cell>
          <table:table-cell office:value-type="float" office:value="11307668051" calcext:value-type="float">
            <text:p>1130766805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arrick</text:p>
          </table:table-cell>
          <table:table-cell office:value-type="string" calcext:value-type="string">
            <text:p>Labuschagne</text:p>
          </table:table-cell>
          <table:table-cell office:value-type="string" calcext:value-type="string">
            <text:p>glabuschagne36@harvard.edu</text:p>
          </table:table-cell>
          <table:table-cell office:value-type="float" office:value="47959127510" calcext:value-type="float">
            <text:p>479591275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Iggy</text:p>
          </table:table-cell>
          <table:table-cell office:value-type="string" calcext:value-type="string">
            <text:p>Landsberg</text:p>
          </table:table-cell>
          <table:table-cell office:value-type="string" calcext:value-type="string">
            <text:p>ilandsberg37@princeton.edu</text:p>
          </table:table-cell>
          <table:table-cell office:value-type="float" office:value="26310935257" calcext:value-type="float">
            <text:p>2631093525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onnamarie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dcrow38@abc.net.au</text:p>
          </table:table-cell>
          <table:table-cell office:value-type="float" office:value="3586097994" calcext:value-type="float">
            <text:p>358609799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aisi</text:p>
          </table:table-cell>
          <table:table-cell office:value-type="string" calcext:value-type="string">
            <text:p>Pavier</text:p>
          </table:table-cell>
          <table:table-cell office:value-type="string" calcext:value-type="string">
            <text:p>dpavier39@bbb.org</text:p>
          </table:table-cell>
          <table:table-cell office:value-type="float" office:value="11339188421" calcext:value-type="float">
            <text:p>1133918842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Filippo</text:p>
          </table:table-cell>
          <table:table-cell office:value-type="string" calcext:value-type="string">
            <text:p>Iuorio</text:p>
          </table:table-cell>
          <table:table-cell office:value-type="string" calcext:value-type="string">
            <text:p>fiuorio3a@constantcontact.com</text:p>
          </table:table-cell>
          <table:table-cell office:value-type="float" office:value="75084366118" calcext:value-type="float">
            <text:p>75084366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eblade3b@alibaba.com</text:p>
          </table:table-cell>
          <table:table-cell office:value-type="float" office:value="74760950279" calcext:value-type="float">
            <text:p>7476095027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llissa</text:p>
          </table:table-cell>
          <table:table-cell office:value-type="string" calcext:value-type="string">
            <text:p>Pullen</text:p>
          </table:table-cell>
          <table:table-cell office:value-type="string" calcext:value-type="string">
            <text:p>apullen3c@wikispaces.com</text:p>
          </table:table-cell>
          <table:table-cell office:value-type="float" office:value="43185942838" calcext:value-type="float">
            <text:p>4318594283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Pahler</text:p>
          </table:table-cell>
          <table:table-cell office:value-type="string" calcext:value-type="string">
            <text:p>vpahler3d@cnbc.com</text:p>
          </table:table-cell>
          <table:table-cell office:value-type="float" office:value="13857533316" calcext:value-type="float">
            <text:p>138575333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Zak</text:p>
          </table:table-cell>
          <table:table-cell office:value-type="string" calcext:value-type="string">
            <text:p>Oldam</text:p>
          </table:table-cell>
          <table:table-cell office:value-type="string" calcext:value-type="string">
            <text:p>zoldam3e@abc.net.au</text:p>
          </table:table-cell>
          <table:table-cell office:value-type="float" office:value="41002006902" calcext:value-type="float">
            <text:p>4100200690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Powelee</text:p>
          </table:table-cell>
          <table:table-cell office:value-type="string" calcext:value-type="string">
            <text:p>epowelee3f@chronoengine.com</text:p>
          </table:table-cell>
          <table:table-cell office:value-type="float" office:value="59070182573" calcext:value-type="float">
            <text:p>5907018257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lyve</text:p>
          </table:table-cell>
          <table:table-cell office:value-type="string" calcext:value-type="string">
            <text:p>Gavrielly</text:p>
          </table:table-cell>
          <table:table-cell office:value-type="string" calcext:value-type="string">
            <text:p>cgavrielly3g@mayoclinic.com</text:p>
          </table:table-cell>
          <table:table-cell office:value-type="float" office:value="56150218596" calcext:value-type="float">
            <text:p>5615021859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outhway</text:p>
          </table:table-cell>
          <table:table-cell office:value-type="string" calcext:value-type="string">
            <text:p>wsouthway3h@goo.gl</text:p>
          </table:table-cell>
          <table:table-cell office:value-type="float" office:value="60396290919" calcext:value-type="float">
            <text:p>6039629091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Dore</text:p>
          </table:table-cell>
          <table:table-cell office:value-type="string" calcext:value-type="string">
            <text:p>Stang-Gjertsen</text:p>
          </table:table-cell>
          <table:table-cell office:value-type="string" calcext:value-type="string">
            <text:p>dstanggjertsen3i@amazon.com</text:p>
          </table:table-cell>
          <table:table-cell office:value-type="float" office:value="15797772964" calcext:value-type="float">
            <text:p>157977729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arolee</text:p>
          </table:table-cell>
          <table:table-cell office:value-type="string" calcext:value-type="string">
            <text:p>Mourant</text:p>
          </table:table-cell>
          <table:table-cell office:value-type="string" calcext:value-type="string">
            <text:p>cmourant3j@delicious.com</text:p>
          </table:table-cell>
          <table:table-cell office:value-type="float" office:value="91100955662" calcext:value-type="float">
            <text:p>9110095566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oley</text:p>
          </table:table-cell>
          <table:table-cell office:value-type="string" calcext:value-type="string">
            <text:p>Fabbri</text:p>
          </table:table-cell>
          <table:table-cell office:value-type="string" calcext:value-type="string">
            <text:p>rfabbri3k@addtoany.com</text:p>
          </table:table-cell>
          <table:table-cell office:value-type="float" office:value="28446225334" calcext:value-type="float">
            <text:p>2844622533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Jessamyn</text:p>
          </table:table-cell>
          <table:table-cell office:value-type="string" calcext:value-type="string">
            <text:p>Purseglove</text:p>
          </table:table-cell>
          <table:table-cell office:value-type="string" calcext:value-type="string">
            <text:p>jpurseglove3l@hostgator.com</text:p>
          </table:table-cell>
          <table:table-cell office:value-type="float" office:value="84024319609" calcext:value-type="float">
            <text:p>8402431960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eanne</text:p>
          </table:table-cell>
          <table:table-cell office:value-type="string" calcext:value-type="string">
            <text:p>Baudesson</text:p>
          </table:table-cell>
          <table:table-cell office:value-type="string" calcext:value-type="string">
            <text:p>dbaudesson3m@usgs.gov</text:p>
          </table:table-cell>
          <table:table-cell office:value-type="float" office:value="91845089866" calcext:value-type="float">
            <text:p>9184508986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Bevon</text:p>
          </table:table-cell>
          <table:table-cell office:value-type="string" calcext:value-type="string">
            <text:p>Spearett</text:p>
          </table:table-cell>
          <table:table-cell office:value-type="string" calcext:value-type="string">
            <text:p>bspearett3n@skyrock.com</text:p>
          </table:table-cell>
          <table:table-cell office:value-type="float" office:value="8280479527" calcext:value-type="float">
            <text:p>828047952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Doti</text:p>
          </table:table-cell>
          <table:table-cell office:value-type="string" calcext:value-type="string">
            <text:p>Keiling</text:p>
          </table:table-cell>
          <table:table-cell office:value-type="string" calcext:value-type="string">
            <text:p>dkeiling3o@blogtalkradio.com</text:p>
          </table:table-cell>
          <table:table-cell office:value-type="float" office:value="63460507593" calcext:value-type="float">
            <text:p>6346050759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ula</text:p>
          </table:table-cell>
          <table:table-cell office:value-type="string" calcext:value-type="string">
            <text:p>Glandfield</text:p>
          </table:table-cell>
          <table:table-cell office:value-type="string" calcext:value-type="string">
            <text:p>lglandfield3p@npr.org</text:p>
          </table:table-cell>
          <table:table-cell office:value-type="float" office:value="77318325613" calcext:value-type="float">
            <text:p>7731832561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Filer</text:p>
          </table:table-cell>
          <table:table-cell office:value-type="string" calcext:value-type="string">
            <text:p>hfiler3q@spiegel.de</text:p>
          </table:table-cell>
          <table:table-cell office:value-type="float" office:value="66000288645" calcext:value-type="float">
            <text:p>660002886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eraldine</text:p>
          </table:table-cell>
          <table:table-cell office:value-type="string" calcext:value-type="string">
            <text:p>Luisetti</text:p>
          </table:table-cell>
          <table:table-cell office:value-type="string" calcext:value-type="string">
            <text:p>gluisetti3r@ezinearticles.com</text:p>
          </table:table-cell>
          <table:table-cell office:value-type="float" office:value="77553826958" calcext:value-type="float">
            <text:p>7755382695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Quilkin</text:p>
          </table:table-cell>
          <table:table-cell office:value-type="string" calcext:value-type="string">
            <text:p>kquilkin3s@hugedomains.com</text:p>
          </table:table-cell>
          <table:table-cell office:value-type="float" office:value="76980849087" calcext:value-type="float">
            <text:p>7698084908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Vernor</text:p>
          </table:table-cell>
          <table:table-cell office:value-type="string" calcext:value-type="string">
            <text:p>Corter</text:p>
          </table:table-cell>
          <table:table-cell office:value-type="string" calcext:value-type="string">
            <text:p>vcorter3t@bigcartel.com</text:p>
          </table:table-cell>
          <table:table-cell office:value-type="float" office:value="44641118987" calcext:value-type="float">
            <text:p>4464111898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ickie</text:p>
          </table:table-cell>
          <table:table-cell office:value-type="string" calcext:value-type="string">
            <text:p>Almeida</text:p>
          </table:table-cell>
          <table:table-cell office:value-type="string" calcext:value-type="string">
            <text:p>malmeida3u@list-manage.com</text:p>
          </table:table-cell>
          <table:table-cell office:value-type="float" office:value="60903743057" calcext:value-type="float">
            <text:p>6090374305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aily</text:p>
          </table:table-cell>
          <table:table-cell office:value-type="string" calcext:value-type="string">
            <text:p>Wyne</text:p>
          </table:table-cell>
          <table:table-cell office:value-type="string" calcext:value-type="string">
            <text:p>bwyne3v@ifeng.com</text:p>
          </table:table-cell>
          <table:table-cell office:value-type="float" office:value="36047974038" calcext:value-type="float">
            <text:p>360479740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ssie</text:p>
          </table:table-cell>
          <table:table-cell office:value-type="string" calcext:value-type="string">
            <text:p>Kristoffersson</text:p>
          </table:table-cell>
          <table:table-cell office:value-type="string" calcext:value-type="string">
            <text:p>ekristoffersson3w@baidu.com</text:p>
          </table:table-cell>
          <table:table-cell office:value-type="float" office:value="81406207818" calcext:value-type="float">
            <text:p>814062078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hiquita</text:p>
          </table:table-cell>
          <table:table-cell office:value-type="string" calcext:value-type="string">
            <text:p>Tabrett</text:p>
          </table:table-cell>
          <table:table-cell office:value-type="string" calcext:value-type="string">
            <text:p>ctabrett3x@cnet.com</text:p>
          </table:table-cell>
          <table:table-cell office:value-type="float" office:value="42059416630" calcext:value-type="float">
            <text:p>4205941663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rissy</text:p>
          </table:table-cell>
          <table:table-cell office:value-type="string" calcext:value-type="string">
            <text:p>Stot</text:p>
          </table:table-cell>
          <table:table-cell office:value-type="string" calcext:value-type="string">
            <text:p>cstot3y@shop-pro.jp</text:p>
          </table:table-cell>
          <table:table-cell office:value-type="float" office:value="11640951386" calcext:value-type="float">
            <text:p>1164095138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ollin</text:p>
          </table:table-cell>
          <table:table-cell office:value-type="string" calcext:value-type="string">
            <text:p>De Dei</text:p>
          </table:table-cell>
          <table:table-cell office:value-type="string" calcext:value-type="string">
            <text:p>rdedei3z@ezinearticles.com</text:p>
          </table:table-cell>
          <table:table-cell office:value-type="float" office:value="49403021876" calcext:value-type="float">
            <text:p>4940302187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oraud</text:p>
          </table:table-cell>
          <table:table-cell office:value-type="string" calcext:value-type="string">
            <text:p>Chattaway</text:p>
          </table:table-cell>
          <table:table-cell office:value-type="string" calcext:value-type="string">
            <text:p>gchattaway40@addtoany.com</text:p>
          </table:table-cell>
          <table:table-cell office:value-type="float" office:value="37463468917" calcext:value-type="float">
            <text:p>3746346891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Hildegarde</text:p>
          </table:table-cell>
          <table:table-cell office:value-type="string" calcext:value-type="string">
            <text:p>Joutapaitis</text:p>
          </table:table-cell>
          <table:table-cell office:value-type="string" calcext:value-type="string">
            <text:p>hjoutapaitis41@state.gov</text:p>
          </table:table-cell>
          <table:table-cell office:value-type="float" office:value="15019150650" calcext:value-type="float">
            <text:p>1501915065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Choldcroft</text:p>
          </table:table-cell>
          <table:table-cell office:value-type="string" calcext:value-type="string">
            <text:p>acholdcroft42@jalbum.net</text:p>
          </table:table-cell>
          <table:table-cell office:value-type="float" office:value="15009027213" calcext:value-type="float">
            <text:p>1500902721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dora</text:p>
          </table:table-cell>
          <table:table-cell office:value-type="string" calcext:value-type="string">
            <text:p>Brocklesby</text:p>
          </table:table-cell>
          <table:table-cell office:value-type="string" calcext:value-type="string">
            <text:p>abrocklesby43@godaddy.com</text:p>
          </table:table-cell>
          <table:table-cell office:value-type="float" office:value="87589326321" calcext:value-type="float">
            <text:p>8758932632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argareta</text:p>
          </table:table-cell>
          <table:table-cell office:value-type="string" calcext:value-type="string">
            <text:p>Dunrige</text:p>
          </table:table-cell>
          <table:table-cell office:value-type="string" calcext:value-type="string">
            <text:p>mdunrige44@shop-pro.jp</text:p>
          </table:table-cell>
          <table:table-cell office:value-type="float" office:value="55590894393" calcext:value-type="float">
            <text:p>555908943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Ogdan</text:p>
          </table:table-cell>
          <table:table-cell office:value-type="string" calcext:value-type="string">
            <text:p>Capaldo</text:p>
          </table:table-cell>
          <table:table-cell office:value-type="string" calcext:value-type="string">
            <text:p>ocapaldo45@seattletimes.com</text:p>
          </table:table-cell>
          <table:table-cell office:value-type="float" office:value="10321936887" calcext:value-type="float">
            <text:p>1032193688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Tidridge</text:p>
          </table:table-cell>
          <table:table-cell office:value-type="string" calcext:value-type="string">
            <text:p>stidridge46@people.com.cn</text:p>
          </table:table-cell>
          <table:table-cell office:value-type="float" office:value="38320245683" calcext:value-type="float">
            <text:p>3832024568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ickey</text:p>
          </table:table-cell>
          <table:table-cell office:value-type="string" calcext:value-type="string">
            <text:p>Rucklesse</text:p>
          </table:table-cell>
          <table:table-cell office:value-type="string" calcext:value-type="string">
            <text:p>nrucklesse47@chron.com</text:p>
          </table:table-cell>
          <table:table-cell office:value-type="float" office:value="40965976559" calcext:value-type="float">
            <text:p>4096597655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arlena</text:p>
          </table:table-cell>
          <table:table-cell office:value-type="string" calcext:value-type="string">
            <text:p>Whyborn</text:p>
          </table:table-cell>
          <table:table-cell office:value-type="string" calcext:value-type="string">
            <text:p>mwhyborn48@dailymotion.com</text:p>
          </table:table-cell>
          <table:table-cell office:value-type="float" office:value="3946379119" calcext:value-type="float">
            <text:p>394637911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Ruperto</text:p>
          </table:table-cell>
          <table:table-cell office:value-type="string" calcext:value-type="string">
            <text:p>bruperto49@imgur.com</text:p>
          </table:table-cell>
          <table:table-cell office:value-type="float" office:value="13006365527" calcext:value-type="float">
            <text:p>1300636552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Walewski</text:p>
          </table:table-cell>
          <table:table-cell office:value-type="string" calcext:value-type="string">
            <text:p>bwalewski4a@mysql.com</text:p>
          </table:table-cell>
          <table:table-cell office:value-type="float" office:value="1133222194" calcext:value-type="float">
            <text:p>113322219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Nulty</text:p>
          </table:table-cell>
          <table:table-cell office:value-type="string" calcext:value-type="string">
            <text:p>rnulty4b@w3.org</text:p>
          </table:table-cell>
          <table:table-cell office:value-type="float" office:value="78968947731" calcext:value-type="float">
            <text:p>7896894773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ecilius</text:p>
          </table:table-cell>
          <table:table-cell office:value-type="string" calcext:value-type="string">
            <text:p>Deniske</text:p>
          </table:table-cell>
          <table:table-cell office:value-type="string" calcext:value-type="string">
            <text:p>cdeniske4c@purevolume.com</text:p>
          </table:table-cell>
          <table:table-cell office:value-type="float" office:value="66704985669" calcext:value-type="float">
            <text:p>667049856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arbara-anne</text:p>
          </table:table-cell>
          <table:table-cell office:value-type="string" calcext:value-type="string">
            <text:p>Edgin</text:p>
          </table:table-cell>
          <table:table-cell office:value-type="string" calcext:value-type="string">
            <text:p>bedgin4d@studiopress.com</text:p>
          </table:table-cell>
          <table:table-cell office:value-type="float" office:value="41201277036" calcext:value-type="float">
            <text:p>4120127703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Garnette</text:p>
          </table:table-cell>
          <table:table-cell office:value-type="string" calcext:value-type="string">
            <text:p>Hamshaw</text:p>
          </table:table-cell>
          <table:table-cell office:value-type="string" calcext:value-type="string">
            <text:p>ghamshaw4e@yahoo.com</text:p>
          </table:table-cell>
          <table:table-cell office:value-type="float" office:value="91472633185" calcext:value-type="float">
            <text:p>9147263318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dair</text:p>
          </table:table-cell>
          <table:table-cell office:value-type="string" calcext:value-type="string">
            <text:p>Kinnear</text:p>
          </table:table-cell>
          <table:table-cell office:value-type="string" calcext:value-type="string">
            <text:p>akinnear4f@boston.com</text:p>
          </table:table-cell>
          <table:table-cell office:value-type="float" office:value="34305687412" calcext:value-type="float">
            <text:p>3430568741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eline</text:p>
          </table:table-cell>
          <table:table-cell office:value-type="string" calcext:value-type="string">
            <text:p>Jaggar</text:p>
          </table:table-cell>
          <table:table-cell office:value-type="string" calcext:value-type="string">
            <text:p>cjaggar4g@wufoo.com</text:p>
          </table:table-cell>
          <table:table-cell office:value-type="float" office:value="48424700356" calcext:value-type="float">
            <text:p>4842470035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Drona</text:p>
          </table:table-cell>
          <table:table-cell office:value-type="string" calcext:value-type="string">
            <text:p>Matteoni</text:p>
          </table:table-cell>
          <table:table-cell office:value-type="string" calcext:value-type="string">
            <text:p>dmatteoni4h@nhs.uk</text:p>
          </table:table-cell>
          <table:table-cell office:value-type="float" office:value="90053480122" calcext:value-type="float">
            <text:p>9005348012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Dannie</text:p>
          </table:table-cell>
          <table:table-cell office:value-type="string" calcext:value-type="string">
            <text:p>Nassy</text:p>
          </table:table-cell>
          <table:table-cell office:value-type="string" calcext:value-type="string">
            <text:p>dnassy4i@unesco.org</text:p>
          </table:table-cell>
          <table:table-cell office:value-type="float" office:value="21472780734" calcext:value-type="float">
            <text:p>2147278073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oby</text:p>
          </table:table-cell>
          <table:table-cell office:value-type="string" calcext:value-type="string">
            <text:p>Eglinton</text:p>
          </table:table-cell>
          <table:table-cell office:value-type="string" calcext:value-type="string">
            <text:p>neglinton4j@usnews.com</text:p>
          </table:table-cell>
          <table:table-cell office:value-type="float" office:value="72663008621" calcext:value-type="float">
            <text:p>7266300862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Vanin</text:p>
          </table:table-cell>
          <table:table-cell office:value-type="string" calcext:value-type="string">
            <text:p>gvanin4k@deviantart.com</text:p>
          </table:table-cell>
          <table:table-cell office:value-type="float" office:value="46340025210" calcext:value-type="float">
            <text:p>4634002521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Gilmore</text:p>
          </table:table-cell>
          <table:table-cell office:value-type="string" calcext:value-type="string">
            <text:p>lgilmore4l@senate.gov</text:p>
          </table:table-cell>
          <table:table-cell office:value-type="float" office:value="20680657617" calcext:value-type="float">
            <text:p>2068065761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Waylen</text:p>
          </table:table-cell>
          <table:table-cell office:value-type="string" calcext:value-type="string">
            <text:p>Shotboulte</text:p>
          </table:table-cell>
          <table:table-cell office:value-type="string" calcext:value-type="string">
            <text:p>wshotboulte4m@squidoo.com</text:p>
          </table:table-cell>
          <table:table-cell office:value-type="float" office:value="23451137700" calcext:value-type="float">
            <text:p>234511377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Twiname</text:p>
          </table:table-cell>
          <table:table-cell office:value-type="string" calcext:value-type="string">
            <text:p>stwiname4n@sphinn.com</text:p>
          </table:table-cell>
          <table:table-cell office:value-type="float" office:value="84335472318" calcext:value-type="float">
            <text:p>8433547231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yrus</text:p>
          </table:table-cell>
          <table:table-cell office:value-type="string" calcext:value-type="string">
            <text:p>Overlow</text:p>
          </table:table-cell>
          <table:table-cell office:value-type="string" calcext:value-type="string">
            <text:p>coverlow4o@macromedia.com</text:p>
          </table:table-cell>
          <table:table-cell office:value-type="float" office:value="78800997932" calcext:value-type="float">
            <text:p>7880099793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iggy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ppau4p@merriam-webster.com</text:p>
          </table:table-cell>
          <table:table-cell office:value-type="float" office:value="37807520416" calcext:value-type="float">
            <text:p>3780752041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eri</text:p>
          </table:table-cell>
          <table:table-cell office:value-type="string" calcext:value-type="string">
            <text:p>Mellings</text:p>
          </table:table-cell>
          <table:table-cell office:value-type="string" calcext:value-type="string">
            <text:p>gmellings4q@trellian.com</text:p>
          </table:table-cell>
          <table:table-cell office:value-type="float" office:value="51496389181" calcext:value-type="float">
            <text:p>5149638918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abbitha</text:p>
          </table:table-cell>
          <table:table-cell office:value-type="string" calcext:value-type="string">
            <text:p>Barnshaw</text:p>
          </table:table-cell>
          <table:table-cell office:value-type="string" calcext:value-type="string">
            <text:p>tbarnshaw4r@irs.gov</text:p>
          </table:table-cell>
          <table:table-cell office:value-type="float" office:value="51574555384" calcext:value-type="float">
            <text:p>5157455538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Katleen</text:p>
          </table:table-cell>
          <table:table-cell office:value-type="string" calcext:value-type="string">
            <text:p>Conibear</text:p>
          </table:table-cell>
          <table:table-cell office:value-type="string" calcext:value-type="string">
            <text:p>kconibear4s@sourceforge.net</text:p>
          </table:table-cell>
          <table:table-cell office:value-type="float" office:value="26007064375" calcext:value-type="float">
            <text:p>2600706437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orissa</text:p>
          </table:table-cell>
          <table:table-cell office:value-type="string" calcext:value-type="string">
            <text:p>Moodie</text:p>
          </table:table-cell>
          <table:table-cell office:value-type="string" calcext:value-type="string">
            <text:p>cmoodie4t@go.com</text:p>
          </table:table-cell>
          <table:table-cell office:value-type="float" office:value="47489032141" calcext:value-type="float">
            <text:p>4748903214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Emyle</text:p>
          </table:table-cell>
          <table:table-cell office:value-type="string" calcext:value-type="string">
            <text:p>Wakefield</text:p>
          </table:table-cell>
          <table:table-cell office:value-type="string" calcext:value-type="string">
            <text:p>ewakefield4u@photobucket.com</text:p>
          </table:table-cell>
          <table:table-cell office:value-type="float" office:value="77745753019" calcext:value-type="float">
            <text:p>7774575301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inger</text:p>
          </table:table-cell>
          <table:table-cell office:value-type="string" calcext:value-type="string">
            <text:p>cringer4v@usda.gov</text:p>
          </table:table-cell>
          <table:table-cell office:value-type="float" office:value="26328309961" calcext:value-type="float">
            <text:p>2632830996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bbott</text:p>
          </table:table-cell>
          <table:table-cell office:value-type="string" calcext:value-type="string">
            <text:p>Schafer</text:p>
          </table:table-cell>
          <table:table-cell office:value-type="string" calcext:value-type="string">
            <text:p>aschafer4w@lulu.com</text:p>
          </table:table-cell>
          <table:table-cell office:value-type="float" office:value="64697079195" calcext:value-type="float">
            <text:p>6469707919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Lizette</text:p>
          </table:table-cell>
          <table:table-cell office:value-type="string" calcext:value-type="string">
            <text:p>Foystone</text:p>
          </table:table-cell>
          <table:table-cell office:value-type="string" calcext:value-type="string">
            <text:p>lfoystone4x@wunderground.com</text:p>
          </table:table-cell>
          <table:table-cell office:value-type="float" office:value="10883239806" calcext:value-type="float">
            <text:p>1088323980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ilvain</text:p>
          </table:table-cell>
          <table:table-cell office:value-type="string" calcext:value-type="string">
            <text:p>Preto</text:p>
          </table:table-cell>
          <table:table-cell office:value-type="string" calcext:value-type="string">
            <text:p>spreto4y@sphinn.com</text:p>
          </table:table-cell>
          <table:table-cell office:value-type="float" office:value="70620860639" calcext:value-type="float">
            <text:p>7062086063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Erek</text:p>
          </table:table-cell>
          <table:table-cell office:value-type="string" calcext:value-type="string">
            <text:p>Lightwood</text:p>
          </table:table-cell>
          <table:table-cell office:value-type="string" calcext:value-type="string">
            <text:p>elightwood4z@nasa.gov</text:p>
          </table:table-cell>
          <table:table-cell office:value-type="float" office:value="59705141037" calcext:value-type="float">
            <text:p>5970514103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Iggy</text:p>
          </table:table-cell>
          <table:table-cell office:value-type="string" calcext:value-type="string">
            <text:p>Sambrok</text:p>
          </table:table-cell>
          <table:table-cell office:value-type="string" calcext:value-type="string">
            <text:p>isambrok50@4shared.com</text:p>
          </table:table-cell>
          <table:table-cell office:value-type="float" office:value="6839737052" calcext:value-type="float">
            <text:p>683973705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Kendre</text:p>
          </table:table-cell>
          <table:table-cell office:value-type="string" calcext:value-type="string">
            <text:p>ducarme</text:p>
          </table:table-cell>
          <table:table-cell office:value-type="string" calcext:value-type="string">
            <text:p>kducarme51@ft.com</text:p>
          </table:table-cell>
          <table:table-cell office:value-type="float" office:value="77924453545" calcext:value-type="float">
            <text:p>7792445354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ristan</text:p>
          </table:table-cell>
          <table:table-cell office:value-type="string" calcext:value-type="string">
            <text:p>Joscelin</text:p>
          </table:table-cell>
          <table:table-cell office:value-type="string" calcext:value-type="string">
            <text:p>tjoscelin52@narod.ru</text:p>
          </table:table-cell>
          <table:table-cell office:value-type="float" office:value="35394367322" calcext:value-type="float">
            <text:p>3539436732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Daffy</text:p>
          </table:table-cell>
          <table:table-cell office:value-type="string" calcext:value-type="string">
            <text:p>Guichard</text:p>
          </table:table-cell>
          <table:table-cell office:value-type="string" calcext:value-type="string">
            <text:p>dguichard53@fda.gov</text:p>
          </table:table-cell>
          <table:table-cell office:value-type="float" office:value="62515624382" calcext:value-type="float">
            <text:p>6251562438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Berni</text:p>
          </table:table-cell>
          <table:table-cell office:value-type="string" calcext:value-type="string">
            <text:p>Twinbourne</text:p>
          </table:table-cell>
          <table:table-cell office:value-type="string" calcext:value-type="string">
            <text:p>btwinbourne54@vistaprint.com</text:p>
          </table:table-cell>
          <table:table-cell office:value-type="float" office:value="70421048994" calcext:value-type="float">
            <text:p>7042104899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doree</text:p>
          </table:table-cell>
          <table:table-cell office:value-type="string" calcext:value-type="string">
            <text:p>Illwell</text:p>
          </table:table-cell>
          <table:table-cell office:value-type="string" calcext:value-type="string">
            <text:p>aillwell55@tripod.com</text:p>
          </table:table-cell>
          <table:table-cell office:value-type="float" office:value="42358900065" calcext:value-type="float">
            <text:p>4235890006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hristy</text:p>
          </table:table-cell>
          <table:table-cell office:value-type="string" calcext:value-type="string">
            <text:p>Treweek</text:p>
          </table:table-cell>
          <table:table-cell office:value-type="string" calcext:value-type="string">
            <text:p>ctreweek56@sourceforge.net</text:p>
          </table:table-cell>
          <table:table-cell office:value-type="float" office:value="36133911165" calcext:value-type="float">
            <text:p>3613391116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Velve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vattack57@hostgator.com</text:p>
          </table:table-cell>
          <table:table-cell office:value-type="float" office:value="47193198582" calcext:value-type="float">
            <text:p>4719319858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Legra</text:p>
          </table:table-cell>
          <table:table-cell office:value-type="string" calcext:value-type="string">
            <text:p>Thaxter</text:p>
          </table:table-cell>
          <table:table-cell office:value-type="string" calcext:value-type="string">
            <text:p>lthaxter58@msu.edu</text:p>
          </table:table-cell>
          <table:table-cell office:value-type="float" office:value="56102616542" calcext:value-type="float">
            <text:p>5610261654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Glyn</text:p>
          </table:table-cell>
          <table:table-cell office:value-type="string" calcext:value-type="string">
            <text:p>Huburn</text:p>
          </table:table-cell>
          <table:table-cell office:value-type="string" calcext:value-type="string">
            <text:p>ghuburn59@ezinearticles.com</text:p>
          </table:table-cell>
          <table:table-cell office:value-type="float" office:value="6937598563" calcext:value-type="float">
            <text:p>693759856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Mair</text:p>
          </table:table-cell>
          <table:table-cell office:value-type="string" calcext:value-type="string">
            <text:p>mmair5a@webnode.com</text:p>
          </table:table-cell>
          <table:table-cell office:value-type="float" office:value="5829692456" calcext:value-type="float">
            <text:p>582969245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alomo</text:p>
          </table:table-cell>
          <table:table-cell office:value-type="string" calcext:value-type="string">
            <text:p>Dyne</text:p>
          </table:table-cell>
          <table:table-cell office:value-type="string" calcext:value-type="string">
            <text:p>sdyne5b@goo.ne.jp</text:p>
          </table:table-cell>
          <table:table-cell office:value-type="float" office:value="2115843261" calcext:value-type="float">
            <text:p>211584326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Reidar</text:p>
          </table:table-cell>
          <table:table-cell office:value-type="string" calcext:value-type="string">
            <text:p>Robrose</text:p>
          </table:table-cell>
          <table:table-cell office:value-type="string" calcext:value-type="string">
            <text:p>rrobrose5c@is.gd</text:p>
          </table:table-cell>
          <table:table-cell office:value-type="float" office:value="26988192576" calcext:value-type="float">
            <text:p>2698819257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Darbie</text:p>
          </table:table-cell>
          <table:table-cell office:value-type="string" calcext:value-type="string">
            <text:p>D'eye</text:p>
          </table:table-cell>
          <table:table-cell office:value-type="string" calcext:value-type="string">
            <text:p>ddeye5d@ft.com</text:p>
          </table:table-cell>
          <table:table-cell office:value-type="float" office:value="57138463694" calcext:value-type="float">
            <text:p>571384636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Carnalan</text:p>
          </table:table-cell>
          <table:table-cell office:value-type="string" calcext:value-type="string">
            <text:p>scarnalan5e@de.vu</text:p>
          </table:table-cell>
          <table:table-cell office:value-type="float" office:value="40743605159" calcext:value-type="float">
            <text:p>4074360515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Lewiss</text:p>
          </table:table-cell>
          <table:table-cell office:value-type="string" calcext:value-type="string">
            <text:p>Kubach</text:p>
          </table:table-cell>
          <table:table-cell office:value-type="string" calcext:value-type="string">
            <text:p>lkubach5f@sfgate.com</text:p>
          </table:table-cell>
          <table:table-cell office:value-type="float" office:value="53953729942" calcext:value-type="float">
            <text:p>5395372994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Ronalda</text:p>
          </table:table-cell>
          <table:table-cell office:value-type="string" calcext:value-type="string">
            <text:p>Boyfield</text:p>
          </table:table-cell>
          <table:table-cell office:value-type="string" calcext:value-type="string">
            <text:p>rboyfield5g@apple.com</text:p>
          </table:table-cell>
          <table:table-cell office:value-type="float" office:value="79903851639" calcext:value-type="float">
            <text:p>7990385163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ripett</text:p>
          </table:table-cell>
          <table:table-cell office:value-type="string" calcext:value-type="string">
            <text:p>dtripett5h@wp.com</text:p>
          </table:table-cell>
          <table:table-cell office:value-type="float" office:value="47478933694" calcext:value-type="float">
            <text:p>4747893369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edwiga</text:p>
          </table:table-cell>
          <table:table-cell office:value-type="string" calcext:value-type="string">
            <text:p>Riddock</text:p>
          </table:table-cell>
          <table:table-cell office:value-type="string" calcext:value-type="string">
            <text:p>hriddock5i@amazon.co.uk</text:p>
          </table:table-cell>
          <table:table-cell office:value-type="float" office:value="46033230247" calcext:value-type="float">
            <text:p>460332302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anita</text:p>
          </table:table-cell>
          <table:table-cell office:value-type="string" calcext:value-type="string">
            <text:p>Boichat</text:p>
          </table:table-cell>
          <table:table-cell office:value-type="string" calcext:value-type="string">
            <text:p>dboichat5j@statcounter.com</text:p>
          </table:table-cell>
          <table:table-cell office:value-type="float" office:value="7167014504" calcext:value-type="float">
            <text:p>71670145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ndree</text:p>
          </table:table-cell>
          <table:table-cell office:value-type="string" calcext:value-type="string">
            <text:p>Woodwind</text:p>
          </table:table-cell>
          <table:table-cell office:value-type="string" calcext:value-type="string">
            <text:p>awoodwind5k@wp.com</text:p>
          </table:table-cell>
          <table:table-cell office:value-type="float" office:value="10649049753" calcext:value-type="float">
            <text:p>1064904975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eggis</text:p>
          </table:table-cell>
          <table:table-cell office:value-type="string" calcext:value-type="string">
            <text:p>Crates</text:p>
          </table:table-cell>
          <table:table-cell office:value-type="string" calcext:value-type="string">
            <text:p>rcrates5l@huffingtonpost.com</text:p>
          </table:table-cell>
          <table:table-cell office:value-type="float" office:value="93038217498" calcext:value-type="float">
            <text:p>9303821749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Lowden</text:p>
          </table:table-cell>
          <table:table-cell office:value-type="string" calcext:value-type="string">
            <text:p>plowden5m@ft.com</text:p>
          </table:table-cell>
          <table:table-cell office:value-type="float" office:value="1628465941" calcext:value-type="float">
            <text:p>162846594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Lamont</text:p>
          </table:table-cell>
          <table:table-cell office:value-type="string" calcext:value-type="string">
            <text:p>McLevie</text:p>
          </table:table-cell>
          <table:table-cell office:value-type="string" calcext:value-type="string">
            <text:p>lmclevie5n@soundcloud.com</text:p>
          </table:table-cell>
          <table:table-cell office:value-type="float" office:value="59479329315" calcext:value-type="float">
            <text:p>5947932931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Baxie</text:p>
          </table:table-cell>
          <table:table-cell office:value-type="string" calcext:value-type="string">
            <text:p>Costellow</text:p>
          </table:table-cell>
          <table:table-cell office:value-type="string" calcext:value-type="string">
            <text:p>bcostellow5o@i2i.jp</text:p>
          </table:table-cell>
          <table:table-cell office:value-type="float" office:value="36749343283" calcext:value-type="float">
            <text:p>3674934328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orolisa</text:p>
          </table:table-cell>
          <table:table-cell office:value-type="string" calcext:value-type="string">
            <text:p>Jamieson</text:p>
          </table:table-cell>
          <table:table-cell office:value-type="string" calcext:value-type="string">
            <text:p>djamieson5p@nifty.com</text:p>
          </table:table-cell>
          <table:table-cell office:value-type="float" office:value="86481214515" calcext:value-type="float">
            <text:p>8648121451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Joshia</text:p>
          </table:table-cell>
          <table:table-cell office:value-type="string" calcext:value-type="string">
            <text:p>Samme</text:p>
          </table:table-cell>
          <table:table-cell office:value-type="string" calcext:value-type="string">
            <text:p>jsamme5q@macromedia.com</text:p>
          </table:table-cell>
          <table:table-cell office:value-type="float" office:value="27256469622" calcext:value-type="float">
            <text:p>2725646962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Alidia</text:p>
          </table:table-cell>
          <table:table-cell office:value-type="string" calcext:value-type="string">
            <text:p>McTrustie</text:p>
          </table:table-cell>
          <table:table-cell office:value-type="string" calcext:value-type="string">
            <text:p>amctrustie5r@mashable.com</text:p>
          </table:table-cell>
          <table:table-cell office:value-type="float" office:value="22811111967" calcext:value-type="float">
            <text:p>2281111196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Keefe</text:p>
          </table:table-cell>
          <table:table-cell office:value-type="string" calcext:value-type="string">
            <text:p>Blaine</text:p>
          </table:table-cell>
          <table:table-cell office:value-type="string" calcext:value-type="string">
            <text:p>kblaine5s@163.com</text:p>
          </table:table-cell>
          <table:table-cell office:value-type="float" office:value="48148112606" calcext:value-type="float">
            <text:p>4814811260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iegfried</text:p>
          </table:table-cell>
          <table:table-cell office:value-type="string" calcext:value-type="string">
            <text:p>Curnnokk</text:p>
          </table:table-cell>
          <table:table-cell office:value-type="string" calcext:value-type="string">
            <text:p>scurnnokk5t@desdev.cn</text:p>
          </table:table-cell>
          <table:table-cell office:value-type="float" office:value="74284065549" calcext:value-type="float">
            <text:p>7428406554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Jessee</text:p>
          </table:table-cell>
          <table:table-cell office:value-type="string" calcext:value-type="string">
            <text:p>Rocca</text:p>
          </table:table-cell>
          <table:table-cell office:value-type="string" calcext:value-type="string">
            <text:p>jrocca5u@imgur.com</text:p>
          </table:table-cell>
          <table:table-cell office:value-type="float" office:value="30887772313" calcext:value-type="float">
            <text:p>308877723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Nettie</text:p>
          </table:table-cell>
          <table:table-cell office:value-type="string" calcext:value-type="string">
            <text:p>Kinchlea</text:p>
          </table:table-cell>
          <table:table-cell office:value-type="string" calcext:value-type="string">
            <text:p>nkinchlea5v@webeden.co.uk</text:p>
          </table:table-cell>
          <table:table-cell office:value-type="float" office:value="42398093581" calcext:value-type="float">
            <text:p>4239809358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aurita</text:p>
          </table:table-cell>
          <table:table-cell office:value-type="string" calcext:value-type="string">
            <text:p>Tavinor</text:p>
          </table:table-cell>
          <table:table-cell office:value-type="string" calcext:value-type="string">
            <text:p>mtavinor5w@trellian.com</text:p>
          </table:table-cell>
          <table:table-cell office:value-type="float" office:value="59654451595" calcext:value-type="float">
            <text:p>5965445159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Belita</text:p>
          </table:table-cell>
          <table:table-cell office:value-type="string" calcext:value-type="string">
            <text:p>Sket</text:p>
          </table:table-cell>
          <table:table-cell office:value-type="string" calcext:value-type="string">
            <text:p>bsket5x@bbc.co.uk</text:p>
          </table:table-cell>
          <table:table-cell office:value-type="float" office:value="42165218634" calcext:value-type="float">
            <text:p>4216521863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Gipsy</text:p>
          </table:table-cell>
          <table:table-cell office:value-type="string" calcext:value-type="string">
            <text:p>Vittel</text:p>
          </table:table-cell>
          <table:table-cell office:value-type="string" calcext:value-type="string">
            <text:p>gvittel5y@walmart.com</text:p>
          </table:table-cell>
          <table:table-cell office:value-type="float" office:value="30409337477" calcext:value-type="float">
            <text:p>3040933747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atum</text:p>
          </table:table-cell>
          <table:table-cell office:value-type="string" calcext:value-type="string">
            <text:p>Howlings</text:p>
          </table:table-cell>
          <table:table-cell office:value-type="string" calcext:value-type="string">
            <text:p>thowlings5z@ebay.com</text:p>
          </table:table-cell>
          <table:table-cell office:value-type="float" office:value="26049234315" calcext:value-type="float">
            <text:p>2604923431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oise</text:p>
          </table:table-cell>
          <table:table-cell office:value-type="string" calcext:value-type="string">
            <text:p>Coniam</text:p>
          </table:table-cell>
          <table:table-cell office:value-type="string" calcext:value-type="string">
            <text:p>mconiam60@cbc.ca</text:p>
          </table:table-cell>
          <table:table-cell office:value-type="float" office:value="10893894429" calcext:value-type="float">
            <text:p>1089389442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Angy</text:p>
          </table:table-cell>
          <table:table-cell office:value-type="string" calcext:value-type="string">
            <text:p>Gaize</text:p>
          </table:table-cell>
          <table:table-cell office:value-type="string" calcext:value-type="string">
            <text:p>agaize61@altervista.org</text:p>
          </table:table-cell>
          <table:table-cell office:value-type="float" office:value="90674318545" calcext:value-type="float">
            <text:p>9067431854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Radish</text:p>
          </table:table-cell>
          <table:table-cell office:value-type="string" calcext:value-type="string">
            <text:p>eradish62@gmpg.org</text:p>
          </table:table-cell>
          <table:table-cell office:value-type="float" office:value="89714784545" calcext:value-type="float">
            <text:p>8971478454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olet</text:p>
          </table:table-cell>
          <table:table-cell office:value-type="string" calcext:value-type="string">
            <text:p>Bathoe</text:p>
          </table:table-cell>
          <table:table-cell office:value-type="string" calcext:value-type="string">
            <text:p>cbathoe63@storify.com</text:p>
          </table:table-cell>
          <table:table-cell office:value-type="float" office:value="26911934975" calcext:value-type="float">
            <text:p>2691193497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ugine</text:p>
          </table:table-cell>
          <table:table-cell office:value-type="string" calcext:value-type="string">
            <text:p>Putten</text:p>
          </table:table-cell>
          <table:table-cell office:value-type="string" calcext:value-type="string">
            <text:p>eputten64@networksolutions.com</text:p>
          </table:table-cell>
          <table:table-cell office:value-type="float" office:value="79235647499" calcext:value-type="float">
            <text:p>7923564749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Rosamond</text:p>
          </table:table-cell>
          <table:table-cell office:value-type="string" calcext:value-type="string">
            <text:p>Marjoram</text:p>
          </table:table-cell>
          <table:table-cell office:value-type="string" calcext:value-type="string">
            <text:p>rmarjoram65@thetimes.co.uk</text:p>
          </table:table-cell>
          <table:table-cell office:value-type="float" office:value="14964810407" calcext:value-type="float">
            <text:p>1496481040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Brittne</text:p>
          </table:table-cell>
          <table:table-cell office:value-type="string" calcext:value-type="string">
            <text:p>Wathey</text:p>
          </table:table-cell>
          <table:table-cell office:value-type="string" calcext:value-type="string">
            <text:p>bwathey66@statcounter.com</text:p>
          </table:table-cell>
          <table:table-cell office:value-type="float" office:value="91712798855" calcext:value-type="float">
            <text:p>9171279885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exi</text:p>
          </table:table-cell>
          <table:table-cell office:value-type="string" calcext:value-type="string">
            <text:p>Gregoriou</text:p>
          </table:table-cell>
          <table:table-cell office:value-type="string" calcext:value-type="string">
            <text:p>lgregoriou67@twitter.com</text:p>
          </table:table-cell>
          <table:table-cell office:value-type="float" office:value="87666668063" calcext:value-type="float">
            <text:p>8766666806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eadar</text:p>
          </table:table-cell>
          <table:table-cell office:value-type="string" calcext:value-type="string">
            <text:p>Bowell</text:p>
          </table:table-cell>
          <table:table-cell office:value-type="string" calcext:value-type="string">
            <text:p>pbowell68@reverbnation.com</text:p>
          </table:table-cell>
          <table:table-cell office:value-type="float" office:value="89189682908" calcext:value-type="float">
            <text:p>8918968290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ariejeanne</text:p>
          </table:table-cell>
          <table:table-cell office:value-type="string" calcext:value-type="string">
            <text:p>Eltone</text:p>
          </table:table-cell>
          <table:table-cell office:value-type="string" calcext:value-type="string">
            <text:p>meltone69@youtube.com</text:p>
          </table:table-cell>
          <table:table-cell office:value-type="float" office:value="77335972368" calcext:value-type="float">
            <text:p>7733597236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Barnebas</text:p>
          </table:table-cell>
          <table:table-cell office:value-type="string" calcext:value-type="string">
            <text:p>Reaveley</text:p>
          </table:table-cell>
          <table:table-cell office:value-type="string" calcext:value-type="string">
            <text:p>breaveley6a@printfriendly.com</text:p>
          </table:table-cell>
          <table:table-cell office:value-type="float" office:value="76105280242" calcext:value-type="float">
            <text:p>7610528024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Hammad</text:p>
          </table:table-cell>
          <table:table-cell office:value-type="string" calcext:value-type="string">
            <text:p>Rudkin</text:p>
          </table:table-cell>
          <table:table-cell office:value-type="string" calcext:value-type="string">
            <text:p>hrudkin6b@livejournal.com</text:p>
          </table:table-cell>
          <table:table-cell office:value-type="float" office:value="31320376609" calcext:value-type="float">
            <text:p>3132037660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Kati</text:p>
          </table:table-cell>
          <table:table-cell office:value-type="string" calcext:value-type="string">
            <text:p>Alti</text:p>
          </table:table-cell>
          <table:table-cell office:value-type="string" calcext:value-type="string">
            <text:p>kalti6c@china.com.cn</text:p>
          </table:table-cell>
          <table:table-cell office:value-type="float" office:value="29949643226" calcext:value-type="float">
            <text:p>2994964322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ordy</text:p>
          </table:table-cell>
          <table:table-cell office:value-type="string" calcext:value-type="string">
            <text:p>Pavis</text:p>
          </table:table-cell>
          <table:table-cell office:value-type="string" calcext:value-type="string">
            <text:p>cpavis6d@vkontakte.ru</text:p>
          </table:table-cell>
          <table:table-cell office:value-type="float" office:value="26463289359" calcext:value-type="float">
            <text:p>2646328935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araann</text:p>
          </table:table-cell>
          <table:table-cell office:value-type="string" calcext:value-type="string">
            <text:p>Mazillius</text:p>
          </table:table-cell>
          <table:table-cell office:value-type="string" calcext:value-type="string">
            <text:p>smazillius6e@buzzfeed.com</text:p>
          </table:table-cell>
          <table:table-cell office:value-type="float" office:value="53504489358" calcext:value-type="float">
            <text:p>5350448935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Gaye</text:p>
          </table:table-cell>
          <table:table-cell office:value-type="string" calcext:value-type="string">
            <text:p>Despenser</text:p>
          </table:table-cell>
          <table:table-cell office:value-type="string" calcext:value-type="string">
            <text:p>gdespenser6f@topsy.com</text:p>
          </table:table-cell>
          <table:table-cell office:value-type="float" office:value="67440588563" calcext:value-type="float">
            <text:p>6744058856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llene</text:p>
          </table:table-cell>
          <table:table-cell office:value-type="string" calcext:value-type="string">
            <text:p>Parzis</text:p>
          </table:table-cell>
          <table:table-cell office:value-type="string" calcext:value-type="string">
            <text:p>aparzis6g@angelfire.com</text:p>
          </table:table-cell>
          <table:table-cell office:value-type="float" office:value="15579746899" calcext:value-type="float">
            <text:p>1557974689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Franky</text:p>
          </table:table-cell>
          <table:table-cell office:value-type="string" calcext:value-type="string">
            <text:p>Alcalde</text:p>
          </table:table-cell>
          <table:table-cell office:value-type="string" calcext:value-type="string">
            <text:p>falcalde6h@drupal.org</text:p>
          </table:table-cell>
          <table:table-cell office:value-type="float" office:value="12253344149" calcext:value-type="float">
            <text:p>1225334414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atharine</text:p>
          </table:table-cell>
          <table:table-cell office:value-type="string" calcext:value-type="string">
            <text:p>Cersey</text:p>
          </table:table-cell>
          <table:table-cell office:value-type="string" calcext:value-type="string">
            <text:p>ccersey6i@trellian.com</text:p>
          </table:table-cell>
          <table:table-cell office:value-type="float" office:value="36274078477" calcext:value-type="float">
            <text:p>3627407847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Koo</text:p>
          </table:table-cell>
          <table:table-cell office:value-type="string" calcext:value-type="string">
            <text:p>Ruoss</text:p>
          </table:table-cell>
          <table:table-cell office:value-type="string" calcext:value-type="string">
            <text:p>kruoss6j@histats.com</text:p>
          </table:table-cell>
          <table:table-cell office:value-type="float" office:value="75341753497" calcext:value-type="float">
            <text:p>7534175349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Davida</text:p>
          </table:table-cell>
          <table:table-cell office:value-type="string" calcext:value-type="string">
            <text:p>Abelovitz</text:p>
          </table:table-cell>
          <table:table-cell office:value-type="string" calcext:value-type="string">
            <text:p>dabelovitz6k@pen.io</text:p>
          </table:table-cell>
          <table:table-cell office:value-type="float" office:value="21023310744" calcext:value-type="float">
            <text:p>2102331074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Luelle</text:p>
          </table:table-cell>
          <table:table-cell office:value-type="string" calcext:value-type="string">
            <text:p>Dudin</text:p>
          </table:table-cell>
          <table:table-cell office:value-type="string" calcext:value-type="string">
            <text:p>ldudin6l@phoca.cz</text:p>
          </table:table-cell>
          <table:table-cell office:value-type="float" office:value="96016575457" calcext:value-type="float">
            <text:p>9601657545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Jillayne</text:p>
          </table:table-cell>
          <table:table-cell office:value-type="string" calcext:value-type="string">
            <text:p>Novichenko</text:p>
          </table:table-cell>
          <table:table-cell office:value-type="string" calcext:value-type="string">
            <text:p>jnovichenko6m@goodreads.com</text:p>
          </table:table-cell>
          <table:table-cell office:value-type="float" office:value="99120591887" calcext:value-type="float">
            <text:p>9912059188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Wooler</text:p>
          </table:table-cell>
          <table:table-cell office:value-type="string" calcext:value-type="string">
            <text:p>bwooler6n@goodreads.com</text:p>
          </table:table-cell>
          <table:table-cell office:value-type="float" office:value="32776839976" calcext:value-type="float">
            <text:p>3277683997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Isidro</text:p>
          </table:table-cell>
          <table:table-cell office:value-type="string" calcext:value-type="string">
            <text:p>Badman</text:p>
          </table:table-cell>
          <table:table-cell office:value-type="string" calcext:value-type="string">
            <text:p>ibadman6o@tmall.com</text:p>
          </table:table-cell>
          <table:table-cell office:value-type="float" office:value="38353729358" calcext:value-type="float">
            <text:p>3835372935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Jarret</text:p>
          </table:table-cell>
          <table:table-cell office:value-type="string" calcext:value-type="string">
            <text:p>rjarret6p@google.com.br</text:p>
          </table:table-cell>
          <table:table-cell office:value-type="float" office:value="41560083822" calcext:value-type="float">
            <text:p>4156008382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Ilse</text:p>
          </table:table-cell>
          <table:table-cell office:value-type="string" calcext:value-type="string">
            <text:p>Brookfield</text:p>
          </table:table-cell>
          <table:table-cell office:value-type="string" calcext:value-type="string">
            <text:p>ibrookfield6q@wordpress.com</text:p>
          </table:table-cell>
          <table:table-cell office:value-type="float" office:value="71079766204" calcext:value-type="float">
            <text:p>7107976620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Jaymee</text:p>
          </table:table-cell>
          <table:table-cell office:value-type="string" calcext:value-type="string">
            <text:p>Fenner</text:p>
          </table:table-cell>
          <table:table-cell office:value-type="string" calcext:value-type="string">
            <text:p>jfenner6r@constantcontact.com</text:p>
          </table:table-cell>
          <table:table-cell office:value-type="float" office:value="33753240033" calcext:value-type="float">
            <text:p>3375324003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Nataniel</text:p>
          </table:table-cell>
          <table:table-cell office:value-type="string" calcext:value-type="string">
            <text:p>Gidman</text:p>
          </table:table-cell>
          <table:table-cell office:value-type="string" calcext:value-type="string">
            <text:p>ngidman6s@berkeley.edu</text:p>
          </table:table-cell>
          <table:table-cell office:value-type="float" office:value="48448699332" calcext:value-type="float">
            <text:p>4844869933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Valerye</text:p>
          </table:table-cell>
          <table:table-cell office:value-type="string" calcext:value-type="string">
            <text:p>Duchatel</text:p>
          </table:table-cell>
          <table:table-cell office:value-type="string" calcext:value-type="string">
            <text:p>vduchatel6t@berkeley.edu</text:p>
          </table:table-cell>
          <table:table-cell office:value-type="float" office:value="82499644293" calcext:value-type="float">
            <text:p>8249964429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remain</text:p>
          </table:table-cell>
          <table:table-cell office:value-type="string" calcext:value-type="string">
            <text:p>Stainton - Skinn</text:p>
          </table:table-cell>
          <table:table-cell office:value-type="string" calcext:value-type="string">
            <text:p>tstaintonskinn6u@hostgator.com</text:p>
          </table:table-cell>
          <table:table-cell office:value-type="float" office:value="34320836067" calcext:value-type="float">
            <text:p>3432083606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lexine</text:p>
          </table:table-cell>
          <table:table-cell office:value-type="string" calcext:value-type="string">
            <text:p>Paolucci</text:p>
          </table:table-cell>
          <table:table-cell office:value-type="string" calcext:value-type="string">
            <text:p>apaolucci6v@webmd.com</text:p>
          </table:table-cell>
          <table:table-cell office:value-type="float" office:value="82881399314" calcext:value-type="float">
            <text:p>8288139931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asiel</text:p>
          </table:table-cell>
          <table:table-cell office:value-type="string" calcext:value-type="string">
            <text:p>awasiel6w@twitter.com</text:p>
          </table:table-cell>
          <table:table-cell office:value-type="float" office:value="81990277401" calcext:value-type="float">
            <text:p>819902774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Hetty</text:p>
          </table:table-cell>
          <table:table-cell office:value-type="string" calcext:value-type="string">
            <text:p>Fitzsimmons</text:p>
          </table:table-cell>
          <table:table-cell office:value-type="string" calcext:value-type="string">
            <text:p>hfitzsimmons6x@elegantthemes.com</text:p>
          </table:table-cell>
          <table:table-cell office:value-type="float" office:value="58085547106" calcext:value-type="float">
            <text:p>5808554710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kye</text:p>
          </table:table-cell>
          <table:table-cell office:value-type="string" calcext:value-type="string">
            <text:p>Crookshanks</text:p>
          </table:table-cell>
          <table:table-cell office:value-type="string" calcext:value-type="string">
            <text:p>scrookshanks6y@thetimes.co.uk</text:p>
          </table:table-cell>
          <table:table-cell office:value-type="float" office:value="84324030299" calcext:value-type="float">
            <text:p>8432403029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Laryssa</text:p>
          </table:table-cell>
          <table:table-cell office:value-type="string" calcext:value-type="string">
            <text:p>Wylie</text:p>
          </table:table-cell>
          <table:table-cell office:value-type="string" calcext:value-type="string">
            <text:p>lwylie6z@ustream.tv</text:p>
          </table:table-cell>
          <table:table-cell office:value-type="float" office:value="92498327083" calcext:value-type="float">
            <text:p>9249832708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urel</text:p>
          </table:table-cell>
          <table:table-cell office:value-type="string" calcext:value-type="string">
            <text:p>Masdin</text:p>
          </table:table-cell>
          <table:table-cell office:value-type="string" calcext:value-type="string">
            <text:p>amasdin70@ebay.com</text:p>
          </table:table-cell>
          <table:table-cell office:value-type="float" office:value="87203293706" calcext:value-type="float">
            <text:p>8720329370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Kylie</text:p>
          </table:table-cell>
          <table:table-cell office:value-type="string" calcext:value-type="string">
            <text:p>Jarvis</text:p>
          </table:table-cell>
          <table:table-cell office:value-type="string" calcext:value-type="string">
            <text:p>kjarvis71@adobe.com</text:p>
          </table:table-cell>
          <table:table-cell office:value-type="float" office:value="2609742646" calcext:value-type="float">
            <text:p>260974264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Gerry</text:p>
          </table:table-cell>
          <table:table-cell office:value-type="string" calcext:value-type="string">
            <text:p>Lilie</text:p>
          </table:table-cell>
          <table:table-cell office:value-type="string" calcext:value-type="string">
            <text:p>glilie72@mtv.com</text:p>
          </table:table-cell>
          <table:table-cell office:value-type="float" office:value="42504919471" calcext:value-type="float">
            <text:p>4250491947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Bondar</text:p>
          </table:table-cell>
          <table:table-cell office:value-type="string" calcext:value-type="string">
            <text:p>cbondar73@friendfeed.com</text:p>
          </table:table-cell>
          <table:table-cell office:value-type="float" office:value="26171061176" calcext:value-type="float">
            <text:p>2617106117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eumas</text:p>
          </table:table-cell>
          <table:table-cell office:value-type="string" calcext:value-type="string">
            <text:p>Josilowski</text:p>
          </table:table-cell>
          <table:table-cell office:value-type="string" calcext:value-type="string">
            <text:p>sjosilowski74@umn.edu</text:p>
          </table:table-cell>
          <table:table-cell office:value-type="float" office:value="62289389187" calcext:value-type="float">
            <text:p>6228938918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Hurleigh</text:p>
          </table:table-cell>
          <table:table-cell office:value-type="string" calcext:value-type="string">
            <text:p>Ventom</text:p>
          </table:table-cell>
          <table:table-cell office:value-type="string" calcext:value-type="string">
            <text:p>hventom75@infoseek.co.jp</text:p>
          </table:table-cell>
          <table:table-cell office:value-type="float" office:value="82920821542" calcext:value-type="float">
            <text:p>8292082154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Barny</text:p>
          </table:table-cell>
          <table:table-cell office:value-type="string" calcext:value-type="string">
            <text:p>Dalgety</text:p>
          </table:table-cell>
          <table:table-cell office:value-type="string" calcext:value-type="string">
            <text:p>bdalgety76@instagram.com</text:p>
          </table:table-cell>
          <table:table-cell office:value-type="float" office:value="39094989447" calcext:value-type="float">
            <text:p>3909498944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Jamison</text:p>
          </table:table-cell>
          <table:table-cell office:value-type="string" calcext:value-type="string">
            <text:p>Exrol</text:p>
          </table:table-cell>
          <table:table-cell office:value-type="string" calcext:value-type="string">
            <text:p>jexrol77@vimeo.com</text:p>
          </table:table-cell>
          <table:table-cell office:value-type="float" office:value="2146195385" calcext:value-type="float">
            <text:p>214619538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Faun</text:p>
          </table:table-cell>
          <table:table-cell office:value-type="string" calcext:value-type="string">
            <text:p>Freake</text:p>
          </table:table-cell>
          <table:table-cell office:value-type="string" calcext:value-type="string">
            <text:p>ffreake78@google.com.hk</text:p>
          </table:table-cell>
          <table:table-cell office:value-type="float" office:value="38923587462" calcext:value-type="float">
            <text:p>3892358746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Jelk</text:p>
          </table:table-cell>
          <table:table-cell office:value-type="string" calcext:value-type="string">
            <text:p>ljelk79@pagesperso-orange.fr</text:p>
          </table:table-cell>
          <table:table-cell office:value-type="float" office:value="76100301362" calcext:value-type="float">
            <text:p>7610030136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hrotoem</text:p>
          </table:table-cell>
          <table:table-cell office:value-type="string" calcext:value-type="string">
            <text:p>Duer</text:p>
          </table:table-cell>
          <table:table-cell office:value-type="string" calcext:value-type="string">
            <text:p>cduer7a@engadget.com</text:p>
          </table:table-cell>
          <table:table-cell office:value-type="float" office:value="69313264711" calcext:value-type="float">
            <text:p>6931326471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Madelin</text:p>
          </table:table-cell>
          <table:table-cell office:value-type="string" calcext:value-type="string">
            <text:p>Forsbey</text:p>
          </table:table-cell>
          <table:table-cell office:value-type="string" calcext:value-type="string">
            <text:p>mforsbey7b@utexas.edu</text:p>
          </table:table-cell>
          <table:table-cell office:value-type="float" office:value="45852379535" calcext:value-type="float">
            <text:p>4585237953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rissie</text:p>
          </table:table-cell>
          <table:table-cell office:value-type="string" calcext:value-type="string">
            <text:p>Broke</text:p>
          </table:table-cell>
          <table:table-cell office:value-type="string" calcext:value-type="string">
            <text:p>cbroke7c@smugmug.com</text:p>
          </table:table-cell>
          <table:table-cell office:value-type="float" office:value="46281914194" calcext:value-type="float">
            <text:p>4628191419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Bevin</text:p>
          </table:table-cell>
          <table:table-cell office:value-type="string" calcext:value-type="string">
            <text:p>Edser</text:p>
          </table:table-cell>
          <table:table-cell office:value-type="string" calcext:value-type="string">
            <text:p>bedser7d@yellowpages.com</text:p>
          </table:table-cell>
          <table:table-cell office:value-type="float" office:value="21218768493" calcext:value-type="float">
            <text:p>2121876849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Noe</text:p>
          </table:table-cell>
          <table:table-cell office:value-type="string" calcext:value-type="string">
            <text:p>Meneyer</text:p>
          </table:table-cell>
          <table:table-cell office:value-type="string" calcext:value-type="string">
            <text:p>nmeneyer7e@harvard.edu</text:p>
          </table:table-cell>
          <table:table-cell office:value-type="float" office:value="35886264697" calcext:value-type="float">
            <text:p>3588626469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Mollee</text:p>
          </table:table-cell>
          <table:table-cell office:value-type="string" calcext:value-type="string">
            <text:p>Tite</text:p>
          </table:table-cell>
          <table:table-cell office:value-type="string" calcext:value-type="string">
            <text:p>mtite7f@google.de</text:p>
          </table:table-cell>
          <table:table-cell office:value-type="float" office:value="46884830063" calcext:value-type="float">
            <text:p>4688483006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onstance</text:p>
          </table:table-cell>
          <table:table-cell office:value-type="string" calcext:value-type="string">
            <text:p>Broady</text:p>
          </table:table-cell>
          <table:table-cell office:value-type="string" calcext:value-type="string">
            <text:p>cbroady7g@dailymail.co.uk</text:p>
          </table:table-cell>
          <table:table-cell office:value-type="float" office:value="13916878657" calcext:value-type="float">
            <text:p>1391687865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Alayne</text:p>
          </table:table-cell>
          <table:table-cell office:value-type="string" calcext:value-type="string">
            <text:p>Englishby</text:p>
          </table:table-cell>
          <table:table-cell office:value-type="string" calcext:value-type="string">
            <text:p>aenglishby7h@arizona.edu</text:p>
          </table:table-cell>
          <table:table-cell office:value-type="float" office:value="63482923720" calcext:value-type="float">
            <text:p>6348292372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Watts</text:p>
          </table:table-cell>
          <table:table-cell office:value-type="string" calcext:value-type="string">
            <text:p>wwatts7i@pen.io</text:p>
          </table:table-cell>
          <table:table-cell office:value-type="float" office:value="35117644924" calcext:value-type="float">
            <text:p>3511764492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Neal</text:p>
          </table:table-cell>
          <table:table-cell office:value-type="string" calcext:value-type="string">
            <text:p>Todman</text:p>
          </table:table-cell>
          <table:table-cell office:value-type="string" calcext:value-type="string">
            <text:p>ntodman7j@imgur.com</text:p>
          </table:table-cell>
          <table:table-cell office:value-type="float" office:value="30917430184" calcext:value-type="float">
            <text:p>3091743018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pportsmouth7k@biglobe.ne.jp</text:p>
          </table:table-cell>
          <table:table-cell office:value-type="float" office:value="8647748149" calcext:value-type="float">
            <text:p>864774814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Marylou</text:p>
          </table:table-cell>
          <table:table-cell office:value-type="string" calcext:value-type="string">
            <text:p>Bambrick</text:p>
          </table:table-cell>
          <table:table-cell office:value-type="string" calcext:value-type="string">
            <text:p>mbambrick7l@ustream.tv</text:p>
          </table:table-cell>
          <table:table-cell office:value-type="float" office:value="11562209883" calcext:value-type="float">
            <text:p>1156220988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ondra</text:p>
          </table:table-cell>
          <table:table-cell office:value-type="string" calcext:value-type="string">
            <text:p>Bedell</text:p>
          </table:table-cell>
          <table:table-cell office:value-type="string" calcext:value-type="string">
            <text:p>sbedell7m@vinaora.com</text:p>
          </table:table-cell>
          <table:table-cell office:value-type="float" office:value="54796398783" calcext:value-type="float">
            <text:p>5479639878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Janeta</text:p>
          </table:table-cell>
          <table:table-cell office:value-type="string" calcext:value-type="string">
            <text:p>Aldam</text:p>
          </table:table-cell>
          <table:table-cell office:value-type="string" calcext:value-type="string">
            <text:p>jaldam7n@java.com</text:p>
          </table:table-cell>
          <table:table-cell office:value-type="float" office:value="2233313064" calcext:value-type="float">
            <text:p>223331306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ybil</text:p>
          </table:table-cell>
          <table:table-cell office:value-type="string" calcext:value-type="string">
            <text:p>Rushman</text:p>
          </table:table-cell>
          <table:table-cell office:value-type="string" calcext:value-type="string">
            <text:p>srushman7o@ustream.tv</text:p>
          </table:table-cell>
          <table:table-cell office:value-type="float" office:value="38638427145" calcext:value-type="float">
            <text:p>3863842714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Searson</text:p>
          </table:table-cell>
          <table:table-cell office:value-type="string" calcext:value-type="string">
            <text:p>ksearson7p@google.es</text:p>
          </table:table-cell>
          <table:table-cell office:value-type="float" office:value="80711044800" calcext:value-type="float">
            <text:p>807110448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hery</text:p>
          </table:table-cell>
          <table:table-cell office:value-type="string" calcext:value-type="string">
            <text:p>Fanner</text:p>
          </table:table-cell>
          <table:table-cell office:value-type="string" calcext:value-type="string">
            <text:p>cfanner7q@tmall.com</text:p>
          </table:table-cell>
          <table:table-cell office:value-type="float" office:value="11396578707" calcext:value-type="float">
            <text:p>1139657870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Howey</text:p>
          </table:table-cell>
          <table:table-cell office:value-type="string" calcext:value-type="string">
            <text:p>Hallahan</text:p>
          </table:table-cell>
          <table:table-cell office:value-type="string" calcext:value-type="string">
            <text:p>hhallahan7r@netvibes.com</text:p>
          </table:table-cell>
          <table:table-cell office:value-type="float" office:value="74542511429" calcext:value-type="float">
            <text:p>7454251142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Maridel</text:p>
          </table:table-cell>
          <table:table-cell office:value-type="string" calcext:value-type="string">
            <text:p>Van Driel</text:p>
          </table:table-cell>
          <table:table-cell office:value-type="string" calcext:value-type="string">
            <text:p>mvandriel7s@forbes.com</text:p>
          </table:table-cell>
          <table:table-cell office:value-type="float" office:value="57588306627" calcext:value-type="float">
            <text:p>5758830662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Trev</text:p>
          </table:table-cell>
          <table:table-cell office:value-type="string" calcext:value-type="string">
            <text:p>Riba</text:p>
          </table:table-cell>
          <table:table-cell office:value-type="string" calcext:value-type="string">
            <text:p>triba7t@xing.com</text:p>
          </table:table-cell>
          <table:table-cell office:value-type="float" office:value="62934124512" calcext:value-type="float">
            <text:p>6293412451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Brinna</text:p>
          </table:table-cell>
          <table:table-cell office:value-type="string" calcext:value-type="string">
            <text:p>Clowley</text:p>
          </table:table-cell>
          <table:table-cell office:value-type="string" calcext:value-type="string">
            <text:p>bclowley7u@telegraph.co.uk</text:p>
          </table:table-cell>
          <table:table-cell office:value-type="float" office:value="62478510925" calcext:value-type="float">
            <text:p>6247851092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Whenman</text:p>
          </table:table-cell>
          <table:table-cell office:value-type="string" calcext:value-type="string">
            <text:p>vwhenman7v@google.com.hk</text:p>
          </table:table-cell>
          <table:table-cell office:value-type="float" office:value="72460864050" calcext:value-type="float">
            <text:p>7246086405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Eugenio</text:p>
          </table:table-cell>
          <table:table-cell office:value-type="string" calcext:value-type="string">
            <text:p>Golland</text:p>
          </table:table-cell>
          <table:table-cell office:value-type="string" calcext:value-type="string">
            <text:p>egolland7w@miitbeian.gov.cn</text:p>
          </table:table-cell>
          <table:table-cell office:value-type="float" office:value="86520443537" calcext:value-type="float">
            <text:p>8652044353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Walden</text:p>
          </table:table-cell>
          <table:table-cell office:value-type="string" calcext:value-type="string">
            <text:p>Bentzen</text:p>
          </table:table-cell>
          <table:table-cell office:value-type="string" calcext:value-type="string">
            <text:p>wbentzen7x@moonfruit.com</text:p>
          </table:table-cell>
          <table:table-cell office:value-type="float" office:value="23662974987" calcext:value-type="float">
            <text:p>2366297498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Floris</text:p>
          </table:table-cell>
          <table:table-cell office:value-type="string" calcext:value-type="string">
            <text:p>Barabisch</text:p>
          </table:table-cell>
          <table:table-cell office:value-type="string" calcext:value-type="string">
            <text:p>fbarabisch7y@webmd.com</text:p>
          </table:table-cell>
          <table:table-cell office:value-type="float" office:value="65612952545" calcext:value-type="float">
            <text:p>6561295254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rlinda</text:p>
          </table:table-cell>
          <table:table-cell office:value-type="string" calcext:value-type="string">
            <text:p>Fydoe</text:p>
          </table:table-cell>
          <table:table-cell office:value-type="string" calcext:value-type="string">
            <text:p>afydoe7z@cnn.com</text:p>
          </table:table-cell>
          <table:table-cell office:value-type="float" office:value="12984687452" calcext:value-type="float">
            <text:p>1298468745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Robby</text:p>
          </table:table-cell>
          <table:table-cell office:value-type="string" calcext:value-type="string">
            <text:p>Magog</text:p>
          </table:table-cell>
          <table:table-cell office:value-type="string" calcext:value-type="string">
            <text:p>rmagog80@arstechnica.com</text:p>
          </table:table-cell>
          <table:table-cell office:value-type="float" office:value="49555167939" calcext:value-type="float">
            <text:p>4955516793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Freida</text:p>
          </table:table-cell>
          <table:table-cell office:value-type="string" calcext:value-type="string">
            <text:p>Vegas</text:p>
          </table:table-cell>
          <table:table-cell office:value-type="string" calcext:value-type="string">
            <text:p>fvegas81@bravesites.com</text:p>
          </table:table-cell>
          <table:table-cell office:value-type="float" office:value="36720754508" calcext:value-type="float">
            <text:p>3672075450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Reilly</text:p>
          </table:table-cell>
          <table:table-cell office:value-type="string" calcext:value-type="string">
            <text:p>Uzielli</text:p>
          </table:table-cell>
          <table:table-cell office:value-type="string" calcext:value-type="string">
            <text:p>ruzielli82@cbslocal.com</text:p>
          </table:table-cell>
          <table:table-cell office:value-type="float" office:value="51591078675" calcext:value-type="float">
            <text:p>5159107867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Delaney</text:p>
          </table:table-cell>
          <table:table-cell office:value-type="string" calcext:value-type="string">
            <text:p>Pigeram</text:p>
          </table:table-cell>
          <table:table-cell office:value-type="string" calcext:value-type="string">
            <text:p>dpigeram83@apple.com</text:p>
          </table:table-cell>
          <table:table-cell office:value-type="float" office:value="93050951729" calcext:value-type="float">
            <text:p>9305095172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Ransell</text:p>
          </table:table-cell>
          <table:table-cell office:value-type="string" calcext:value-type="string">
            <text:p>MacEllen</text:p>
          </table:table-cell>
          <table:table-cell office:value-type="string" calcext:value-type="string">
            <text:p>rmacellen84@netscape.com</text:p>
          </table:table-cell>
          <table:table-cell office:value-type="float" office:value="84461188657" calcext:value-type="float">
            <text:p>8446118865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Bobbi</text:p>
          </table:table-cell>
          <table:table-cell office:value-type="string" calcext:value-type="string">
            <text:p>McLeish</text:p>
          </table:table-cell>
          <table:table-cell office:value-type="string" calcext:value-type="string">
            <text:p>bmcleish85@ed.gov</text:p>
          </table:table-cell>
          <table:table-cell office:value-type="float" office:value="74864619977" calcext:value-type="float">
            <text:p>7486461997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Loleta</text:p>
          </table:table-cell>
          <table:table-cell office:value-type="string" calcext:value-type="string">
            <text:p>L'argent</text:p>
          </table:table-cell>
          <table:table-cell office:value-type="string" calcext:value-type="string">
            <text:p>llargent86@springer.com</text:p>
          </table:table-cell>
          <table:table-cell office:value-type="float" office:value="64926803826" calcext:value-type="float">
            <text:p>6492680382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Krissy</text:p>
          </table:table-cell>
          <table:table-cell office:value-type="string" calcext:value-type="string">
            <text:p>O'Lehane</text:p>
          </table:table-cell>
          <table:table-cell office:value-type="string" calcext:value-type="string">
            <text:p>kolehane87@washington.edu</text:p>
          </table:table-cell>
          <table:table-cell office:value-type="float" office:value="10221215251" calcext:value-type="float">
            <text:p>1022121525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haria</text:p>
          </table:table-cell>
          <table:table-cell office:value-type="string" calcext:value-type="string">
            <text:p>Leyninye</text:p>
          </table:table-cell>
          <table:table-cell office:value-type="string" calcext:value-type="string">
            <text:p>sleyninye88@tinypic.com</text:p>
          </table:table-cell>
          <table:table-cell office:value-type="float" office:value="1085824434" calcext:value-type="float">
            <text:p>108582443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Jeanette</text:p>
          </table:table-cell>
          <table:table-cell office:value-type="string" calcext:value-type="string">
            <text:p>Kilby</text:p>
          </table:table-cell>
          <table:table-cell office:value-type="string" calcext:value-type="string">
            <text:p>jkilby89@disqus.com</text:p>
          </table:table-cell>
          <table:table-cell office:value-type="float" office:value="11814636505" calcext:value-type="float">
            <text:p>1181463650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Leanor</text:p>
          </table:table-cell>
          <table:table-cell office:value-type="string" calcext:value-type="string">
            <text:p>Elnaugh</text:p>
          </table:table-cell>
          <table:table-cell office:value-type="string" calcext:value-type="string">
            <text:p>lelnaugh8a@xrea.com</text:p>
          </table:table-cell>
          <table:table-cell office:value-type="float" office:value="72395179391" calcext:value-type="float">
            <text:p>723951793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Jud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jfernandez8b@home.pl</text:p>
          </table:table-cell>
          <table:table-cell office:value-type="float" office:value="72015482463" calcext:value-type="float">
            <text:p>7201548246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Hendin</text:p>
          </table:table-cell>
          <table:table-cell office:value-type="string" calcext:value-type="string">
            <text:p>jhendin8c@marketwatch.com</text:p>
          </table:table-cell>
          <table:table-cell office:value-type="float" office:value="38655922939" calcext:value-type="float">
            <text:p>3865592293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Dodi</text:p>
          </table:table-cell>
          <table:table-cell office:value-type="string" calcext:value-type="string">
            <text:p>Rickis</text:p>
          </table:table-cell>
          <table:table-cell office:value-type="string" calcext:value-type="string">
            <text:p>drickis8d@google.com.au</text:p>
          </table:table-cell>
          <table:table-cell office:value-type="float" office:value="76949972381" calcext:value-type="float">
            <text:p>7694997238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Friedrick</text:p>
          </table:table-cell>
          <table:table-cell office:value-type="string" calcext:value-type="string">
            <text:p>Foulds</text:p>
          </table:table-cell>
          <table:table-cell office:value-type="string" calcext:value-type="string">
            <text:p>ffoulds8e@ow.ly</text:p>
          </table:table-cell>
          <table:table-cell office:value-type="float" office:value="71984838554" calcext:value-type="float">
            <text:p>7198483855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harlena</text:p>
          </table:table-cell>
          <table:table-cell office:value-type="string" calcext:value-type="string">
            <text:p>Fritter</text:p>
          </table:table-cell>
          <table:table-cell office:value-type="string" calcext:value-type="string">
            <text:p>cfritter8f@vk.com</text:p>
          </table:table-cell>
          <table:table-cell office:value-type="float" office:value="34824526726" calcext:value-type="float">
            <text:p>3482452672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Mehetabel</text:p>
          </table:table-cell>
          <table:table-cell office:value-type="string" calcext:value-type="string">
            <text:p>Glavis</text:p>
          </table:table-cell>
          <table:table-cell office:value-type="string" calcext:value-type="string">
            <text:p>mglavis8g@deliciousdays.com</text:p>
          </table:table-cell>
          <table:table-cell office:value-type="float" office:value="76774816379" calcext:value-type="float">
            <text:p>7677481637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orena</text:p>
          </table:table-cell>
          <table:table-cell office:value-type="string" calcext:value-type="string">
            <text:p>Liggett</text:p>
          </table:table-cell>
          <table:table-cell office:value-type="string" calcext:value-type="string">
            <text:p>dliggett8h@vimeo.com</text:p>
          </table:table-cell>
          <table:table-cell office:value-type="float" office:value="4979913959" calcext:value-type="float">
            <text:p>497991395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Prickett</text:p>
          </table:table-cell>
          <table:table-cell office:value-type="string" calcext:value-type="string">
            <text:p>lprickett8i@issuu.com</text:p>
          </table:table-cell>
          <table:table-cell office:value-type="float" office:value="58308933013" calcext:value-type="float">
            <text:p>5830893301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Haskel</text:p>
          </table:table-cell>
          <table:table-cell office:value-type="string" calcext:value-type="string">
            <text:p>Claussen</text:p>
          </table:table-cell>
          <table:table-cell office:value-type="string" calcext:value-type="string">
            <text:p>hclaussen8j@dyndns.org</text:p>
          </table:table-cell>
          <table:table-cell office:value-type="float" office:value="21446115255" calcext:value-type="float">
            <text:p>2144611525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gathe</text:p>
          </table:table-cell>
          <table:table-cell office:value-type="string" calcext:value-type="string">
            <text:p>Exroll</text:p>
          </table:table-cell>
          <table:table-cell office:value-type="string" calcext:value-type="string">
            <text:p>aexroll8k@t-online.de</text:p>
          </table:table-cell>
          <table:table-cell office:value-type="float" office:value="99307508142" calcext:value-type="float">
            <text:p>9930750814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Bearnard</text:p>
          </table:table-cell>
          <table:table-cell office:value-type="string" calcext:value-type="string">
            <text:p>Blazej</text:p>
          </table:table-cell>
          <table:table-cell office:value-type="string" calcext:value-type="string">
            <text:p>bblazej8l@go.com</text:p>
          </table:table-cell>
          <table:table-cell office:value-type="float" office:value="5942296153" calcext:value-type="float">
            <text:p>594229615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Harrie</text:p>
          </table:table-cell>
          <table:table-cell office:value-type="string" calcext:value-type="string">
            <text:p>Fussell</text:p>
          </table:table-cell>
          <table:table-cell office:value-type="string" calcext:value-type="string">
            <text:p>hfussell8m@google.com</text:p>
          </table:table-cell>
          <table:table-cell office:value-type="float" office:value="55649766617" calcext:value-type="float">
            <text:p>5564976661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ockayne</text:p>
          </table:table-cell>
          <table:table-cell office:value-type="string" calcext:value-type="string">
            <text:p>tcockayne8n@surveymonkey.com</text:p>
          </table:table-cell>
          <table:table-cell office:value-type="float" office:value="45412338317" calcext:value-type="float">
            <text:p>4541233831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rande</text:p>
          </table:table-cell>
          <table:table-cell office:value-type="string" calcext:value-type="string">
            <text:p>Bendle</text:p>
          </table:table-cell>
          <table:table-cell office:value-type="string" calcext:value-type="string">
            <text:p>bbendle8o@dedecms.com</text:p>
          </table:table-cell>
          <table:table-cell office:value-type="float" office:value="48895060328" calcext:value-type="float">
            <text:p>4889506032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yndy</text:p>
          </table:table-cell>
          <table:table-cell office:value-type="string" calcext:value-type="string">
            <text:p>Grabban</text:p>
          </table:table-cell>
          <table:table-cell office:value-type="string" calcext:value-type="string">
            <text:p>cgrabban8p@t.co</text:p>
          </table:table-cell>
          <table:table-cell office:value-type="float" office:value="33537403440" calcext:value-type="float">
            <text:p>3353740344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hev</text:p>
          </table:table-cell>
          <table:table-cell office:value-type="string" calcext:value-type="string">
            <text:p>Lapenna</text:p>
          </table:table-cell>
          <table:table-cell office:value-type="string" calcext:value-type="string">
            <text:p>clapenna8q@xing.com</text:p>
          </table:table-cell>
          <table:table-cell office:value-type="float" office:value="84433701879" calcext:value-type="float">
            <text:p>8443370187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Estevan</text:p>
          </table:table-cell>
          <table:table-cell office:value-type="string" calcext:value-type="string">
            <text:p>Gowen</text:p>
          </table:table-cell>
          <table:table-cell office:value-type="string" calcext:value-type="string">
            <text:p>egowen8r@usnews.com</text:p>
          </table:table-cell>
          <table:table-cell office:value-type="float" office:value="4805007851" calcext:value-type="float">
            <text:p>480500785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aunderson</text:p>
          </table:table-cell>
          <table:table-cell office:value-type="string" calcext:value-type="string">
            <text:p>Portwaine</text:p>
          </table:table-cell>
          <table:table-cell office:value-type="string" calcext:value-type="string">
            <text:p>sportwaine8s@fotki.com</text:p>
          </table:table-cell>
          <table:table-cell office:value-type="float" office:value="13075125693" calcext:value-type="float">
            <text:p>1307512569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Jewett</text:p>
          </table:table-cell>
          <table:table-cell office:value-type="string" calcext:value-type="string">
            <text:p>tjewett8t@bloomberg.com</text:p>
          </table:table-cell>
          <table:table-cell office:value-type="float" office:value="52735177340" calcext:value-type="float">
            <text:p>5273517734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Amburgy</text:p>
          </table:table-cell>
          <table:table-cell office:value-type="string" calcext:value-type="string">
            <text:p>camburgy8u@chronoengine.com</text:p>
          </table:table-cell>
          <table:table-cell office:value-type="float" office:value="92336153521" calcext:value-type="float">
            <text:p>9233615352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Maryjane</text:p>
          </table:table-cell>
          <table:table-cell office:value-type="string" calcext:value-type="string">
            <text:p>Kellard</text:p>
          </table:table-cell>
          <table:table-cell office:value-type="string" calcext:value-type="string">
            <text:p>mkellard8v@163.com</text:p>
          </table:table-cell>
          <table:table-cell office:value-type="float" office:value="4888358247" calcext:value-type="float">
            <text:p>488835824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shlin</text:p>
          </table:table-cell>
          <table:table-cell office:value-type="string" calcext:value-type="string">
            <text:p>Von Helmholtz</text:p>
          </table:table-cell>
          <table:table-cell office:value-type="string" calcext:value-type="string">
            <text:p>avonhelmholtz8w@google.com</text:p>
          </table:table-cell>
          <table:table-cell office:value-type="float" office:value="23752784717" calcext:value-type="float">
            <text:p>2375278471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aundra</text:p>
          </table:table-cell>
          <table:table-cell office:value-type="string" calcext:value-type="string">
            <text:p>Shenton</text:p>
          </table:table-cell>
          <table:table-cell office:value-type="string" calcext:value-type="string">
            <text:p>sshenton8x@kickstarter.com</text:p>
          </table:table-cell>
          <table:table-cell office:value-type="float" office:value="57052258714" calcext:value-type="float">
            <text:p>5705225871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Jayne</text:p>
          </table:table-cell>
          <table:table-cell office:value-type="string" calcext:value-type="string">
            <text:p>Fairey</text:p>
          </table:table-cell>
          <table:table-cell office:value-type="string" calcext:value-type="string">
            <text:p>jfairey8y@facebook.com</text:p>
          </table:table-cell>
          <table:table-cell office:value-type="float" office:value="53210235425" calcext:value-type="float">
            <text:p>5321023542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Gillie</text:p>
          </table:table-cell>
          <table:table-cell office:value-type="string" calcext:value-type="string">
            <text:p>Sicely</text:p>
          </table:table-cell>
          <table:table-cell office:value-type="string" calcext:value-type="string">
            <text:p>gsicely8z@usa.gov</text:p>
          </table:table-cell>
          <table:table-cell office:value-type="float" office:value="19436845432" calcext:value-type="float">
            <text:p>1943684543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Elka</text:p>
          </table:table-cell>
          <table:table-cell office:value-type="string" calcext:value-type="string">
            <text:p>Schroter</text:p>
          </table:table-cell>
          <table:table-cell office:value-type="string" calcext:value-type="string">
            <text:p>eschroter90@hibu.com</text:p>
          </table:table-cell>
          <table:table-cell office:value-type="float" office:value="62797581253" calcext:value-type="float">
            <text:p>6279758125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Tabbi</text:p>
          </table:table-cell>
          <table:table-cell office:value-type="string" calcext:value-type="string">
            <text:p>Brunnen</text:p>
          </table:table-cell>
          <table:table-cell office:value-type="string" calcext:value-type="string">
            <text:p>tbrunnen91@msu.edu</text:p>
          </table:table-cell>
          <table:table-cell office:value-type="float" office:value="29269545695" calcext:value-type="float">
            <text:p>2926954569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Xerxes</text:p>
          </table:table-cell>
          <table:table-cell office:value-type="string" calcext:value-type="string">
            <text:p>Dimmack</text:p>
          </table:table-cell>
          <table:table-cell office:value-type="string" calcext:value-type="string">
            <text:p>xdimmack92@miitbeian.gov.cn</text:p>
          </table:table-cell>
          <table:table-cell office:value-type="float" office:value="72359091444" calcext:value-type="float">
            <text:p>7235909144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Gallard</text:p>
          </table:table-cell>
          <table:table-cell office:value-type="string" calcext:value-type="string">
            <text:p>Dowzell</text:p>
          </table:table-cell>
          <table:table-cell office:value-type="string" calcext:value-type="string">
            <text:p>gdowzell93@jiathis.com</text:p>
          </table:table-cell>
          <table:table-cell office:value-type="float" office:value="45962771294" calcext:value-type="float">
            <text:p>4596277129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Marijn</text:p>
          </table:table-cell>
          <table:table-cell office:value-type="string" calcext:value-type="string">
            <text:p>Seamon</text:p>
          </table:table-cell>
          <table:table-cell office:value-type="string" calcext:value-type="string">
            <text:p>mseamon94@linkedin.com</text:p>
          </table:table-cell>
          <table:table-cell office:value-type="float" office:value="16861827167" calcext:value-type="float">
            <text:p>1686182716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Gennie</text:p>
          </table:table-cell>
          <table:table-cell office:value-type="string" calcext:value-type="string">
            <text:p>Stebbings</text:p>
          </table:table-cell>
          <table:table-cell office:value-type="string" calcext:value-type="string">
            <text:p>gstebbings95@princeton.edu</text:p>
          </table:table-cell>
          <table:table-cell office:value-type="float" office:value="27192046932" calcext:value-type="float">
            <text:p>2719204693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Palm</text:p>
          </table:table-cell>
          <table:table-cell office:value-type="string" calcext:value-type="string">
            <text:p>Lesper</text:p>
          </table:table-cell>
          <table:table-cell office:value-type="string" calcext:value-type="string">
            <text:p>plesper96@tinyurl.com</text:p>
          </table:table-cell>
          <table:table-cell office:value-type="float" office:value="65472945707" calcext:value-type="float">
            <text:p>6547294570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Keen</text:p>
          </table:table-cell>
          <table:table-cell office:value-type="string" calcext:value-type="string">
            <text:p>Scurrell</text:p>
          </table:table-cell>
          <table:table-cell office:value-type="string" calcext:value-type="string">
            <text:p>kscurrell97@washington.edu</text:p>
          </table:table-cell>
          <table:table-cell office:value-type="float" office:value="40209380477" calcext:value-type="float">
            <text:p>4020938047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Gordan</text:p>
          </table:table-cell>
          <table:table-cell office:value-type="string" calcext:value-type="string">
            <text:p>Haffard</text:p>
          </table:table-cell>
          <table:table-cell office:value-type="string" calcext:value-type="string">
            <text:p>ghaffard98@bing.com</text:p>
          </table:table-cell>
          <table:table-cell office:value-type="float" office:value="88408611991" calcext:value-type="float">
            <text:p>8840861199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Tweddle</text:p>
          </table:table-cell>
          <table:table-cell office:value-type="string" calcext:value-type="string">
            <text:p>rtweddle99@telegraph.co.uk</text:p>
          </table:table-cell>
          <table:table-cell office:value-type="float" office:value="92244891527" calcext:value-type="float">
            <text:p>9224489152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Toby</text:p>
          </table:table-cell>
          <table:table-cell office:value-type="string" calcext:value-type="string">
            <text:p>MacMaykin</text:p>
          </table:table-cell>
          <table:table-cell office:value-type="string" calcext:value-type="string">
            <text:p>tmacmaykin9a@yahoo.co.jp</text:p>
          </table:table-cell>
          <table:table-cell office:value-type="float" office:value="77066912181" calcext:value-type="float">
            <text:p>7706691218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Tirrell</text:p>
          </table:table-cell>
          <table:table-cell office:value-type="string" calcext:value-type="string">
            <text:p>Serjeant</text:p>
          </table:table-cell>
          <table:table-cell office:value-type="string" calcext:value-type="string">
            <text:p>tserjeant9b@xing.com</text:p>
          </table:table-cell>
          <table:table-cell office:value-type="float" office:value="11621087771" calcext:value-type="float">
            <text:p>1162108777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Nelle</text:p>
          </table:table-cell>
          <table:table-cell office:value-type="string" calcext:value-type="string">
            <text:p>Simonel</text:p>
          </table:table-cell>
          <table:table-cell office:value-type="string" calcext:value-type="string">
            <text:p>nsimonel9c@wordpress.org</text:p>
          </table:table-cell>
          <table:table-cell office:value-type="float" office:value="83302020601" calcext:value-type="float">
            <text:p>8330202060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Gaylord</text:p>
          </table:table-cell>
          <table:table-cell office:value-type="string" calcext:value-type="string">
            <text:p>Presley</text:p>
          </table:table-cell>
          <table:table-cell office:value-type="string" calcext:value-type="string">
            <text:p>gpresley9d@ning.com</text:p>
          </table:table-cell>
          <table:table-cell office:value-type="float" office:value="95584357031" calcext:value-type="float">
            <text:p>9558435703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Bernita</text:p>
          </table:table-cell>
          <table:table-cell office:value-type="string" calcext:value-type="string">
            <text:p>Harman</text:p>
          </table:table-cell>
          <table:table-cell office:value-type="string" calcext:value-type="string">
            <text:p>bharman9e@youtube.com</text:p>
          </table:table-cell>
          <table:table-cell office:value-type="float" office:value="81794020499" calcext:value-type="float">
            <text:p>8179402049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wen</text:p>
          </table:table-cell>
          <table:table-cell office:value-type="string" calcext:value-type="string">
            <text:p>Methley</text:p>
          </table:table-cell>
          <table:table-cell office:value-type="string" calcext:value-type="string">
            <text:p>smethley9f@businesswire.com</text:p>
          </table:table-cell>
          <table:table-cell office:value-type="float" office:value="42012760033" calcext:value-type="float">
            <text:p>4201276003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ullie</text:p>
          </table:table-cell>
          <table:table-cell office:value-type="string" calcext:value-type="string">
            <text:p>Heatherington</text:p>
          </table:table-cell>
          <table:table-cell office:value-type="string" calcext:value-type="string">
            <text:p>cheatherington9g@ocn.ne.jp</text:p>
          </table:table-cell>
          <table:table-cell office:value-type="float" office:value="94493869875" calcext:value-type="float">
            <text:p>9449386987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Latashia</text:p>
          </table:table-cell>
          <table:table-cell office:value-type="string" calcext:value-type="string">
            <text:p>Marzelli</text:p>
          </table:table-cell>
          <table:table-cell office:value-type="string" calcext:value-type="string">
            <text:p>lmarzelli9h@vk.com</text:p>
          </table:table-cell>
          <table:table-cell office:value-type="float" office:value="62618337663" calcext:value-type="float">
            <text:p>6261833766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Krysta</text:p>
          </table:table-cell>
          <table:table-cell office:value-type="string" calcext:value-type="string">
            <text:p>Candie</text:p>
          </table:table-cell>
          <table:table-cell office:value-type="string" calcext:value-type="string">
            <text:p>kcandie9i@dropbox.com</text:p>
          </table:table-cell>
          <table:table-cell office:value-type="float" office:value="29284232154" calcext:value-type="float">
            <text:p>2928423215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Blyth</text:p>
          </table:table-cell>
          <table:table-cell office:value-type="string" calcext:value-type="string">
            <text:p>cblyth9j@ucoz.com</text:p>
          </table:table-cell>
          <table:table-cell office:value-type="float" office:value="60404978982" calcext:value-type="float">
            <text:p>6040497898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Nana</text:p>
          </table:table-cell>
          <table:table-cell office:value-type="string" calcext:value-type="string">
            <text:p>Morrallee</text:p>
          </table:table-cell>
          <table:table-cell office:value-type="string" calcext:value-type="string">
            <text:p>nmorrallee9k@wiley.com</text:p>
          </table:table-cell>
          <table:table-cell office:value-type="float" office:value="52411585014" calcext:value-type="float">
            <text:p>5241158501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Alsford</text:p>
          </table:table-cell>
          <table:table-cell office:value-type="string" calcext:value-type="string">
            <text:p>ealsford9l@indiegogo.com</text:p>
          </table:table-cell>
          <table:table-cell office:value-type="float" office:value="40326121795" calcext:value-type="float">
            <text:p>4032612179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Rafaelita</text:p>
          </table:table-cell>
          <table:table-cell office:value-type="string" calcext:value-type="string">
            <text:p>Zamudio</text:p>
          </table:table-cell>
          <table:table-cell office:value-type="string" calcext:value-type="string">
            <text:p>rzamudio9m@dailymotion.com</text:p>
          </table:table-cell>
          <table:table-cell office:value-type="float" office:value="72966530964" calcext:value-type="float">
            <text:p>7296653096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Phelia</text:p>
          </table:table-cell>
          <table:table-cell office:value-type="string" calcext:value-type="string">
            <text:p>Pettecrew</text:p>
          </table:table-cell>
          <table:table-cell office:value-type="string" calcext:value-type="string">
            <text:p>ppettecrew9n@jimdo.com</text:p>
          </table:table-cell>
          <table:table-cell office:value-type="float" office:value="42362952103" calcext:value-type="float">
            <text:p>4236295210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Irwin</text:p>
          </table:table-cell>
          <table:table-cell office:value-type="string" calcext:value-type="string">
            <text:p>Boissier</text:p>
          </table:table-cell>
          <table:table-cell office:value-type="string" calcext:value-type="string">
            <text:p>iboissier9o@pcworld.com</text:p>
          </table:table-cell>
          <table:table-cell office:value-type="float" office:value="63779221980" calcext:value-type="float">
            <text:p>6377922198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Aurea</text:p>
          </table:table-cell>
          <table:table-cell office:value-type="string" calcext:value-type="string">
            <text:p>Kobiela</text:p>
          </table:table-cell>
          <table:table-cell office:value-type="string" calcext:value-type="string">
            <text:p>akobiela9p@webeden.co.uk</text:p>
          </table:table-cell>
          <table:table-cell office:value-type="float" office:value="41435602399" calcext:value-type="float">
            <text:p>4143560239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esaro</text:p>
          </table:table-cell>
          <table:table-cell office:value-type="string" calcext:value-type="string">
            <text:p>Clawson</text:p>
          </table:table-cell>
          <table:table-cell office:value-type="string" calcext:value-type="string">
            <text:p>cclawson9q@google.ru</text:p>
          </table:table-cell>
          <table:table-cell office:value-type="float" office:value="79782226518" calcext:value-type="float">
            <text:p>797822265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Laurella</text:p>
          </table:table-cell>
          <table:table-cell office:value-type="string" calcext:value-type="string">
            <text:p>Tyreman</text:p>
          </table:table-cell>
          <table:table-cell office:value-type="string" calcext:value-type="string">
            <text:p>ltyreman9r@free.fr</text:p>
          </table:table-cell>
          <table:table-cell office:value-type="float" office:value="51041792835" calcext:value-type="float">
            <text:p>5104179283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hirlee</text:p>
          </table:table-cell>
          <table:table-cell office:value-type="string" calcext:value-type="string">
            <text:p>Rowlatt</text:p>
          </table:table-cell>
          <table:table-cell office:value-type="string" calcext:value-type="string">
            <text:p>srowlatt9s@reddit.com</text:p>
          </table:table-cell>
          <table:table-cell office:value-type="float" office:value="90649834665" calcext:value-type="float">
            <text:p>9064983466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Woodrow</text:p>
          </table:table-cell>
          <table:table-cell office:value-type="string" calcext:value-type="string">
            <text:p>Bullcock</text:p>
          </table:table-cell>
          <table:table-cell office:value-type="string" calcext:value-type="string">
            <text:p>wbullcock9t@eventbrite.com</text:p>
          </table:table-cell>
          <table:table-cell office:value-type="float" office:value="77885981765" calcext:value-type="float">
            <text:p>7788598176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Le Houx</text:p>
          </table:table-cell>
          <table:table-cell office:value-type="string" calcext:value-type="string">
            <text:p>hlehoux9u@toplist.cz</text:p>
          </table:table-cell>
          <table:table-cell office:value-type="float" office:value="41989733786" calcext:value-type="float">
            <text:p>4198973378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Penhearow</text:p>
          </table:table-cell>
          <table:table-cell office:value-type="string" calcext:value-type="string">
            <text:p>mpenhearow9v@nyu.edu</text:p>
          </table:table-cell>
          <table:table-cell office:value-type="float" office:value="1732698308" calcext:value-type="float">
            <text:p>173269830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ydel</text:p>
          </table:table-cell>
          <table:table-cell office:value-type="string" calcext:value-type="string">
            <text:p>Comini</text:p>
          </table:table-cell>
          <table:table-cell office:value-type="string" calcext:value-type="string">
            <text:p>scomini9w@dailymotion.com</text:p>
          </table:table-cell>
          <table:table-cell office:value-type="float" office:value="80197376367" calcext:value-type="float">
            <text:p>8019737636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Witty</text:p>
          </table:table-cell>
          <table:table-cell office:value-type="string" calcext:value-type="string">
            <text:p>Osgarby</text:p>
          </table:table-cell>
          <table:table-cell office:value-type="string" calcext:value-type="string">
            <text:p>wosgarby9x@shareasale.com</text:p>
          </table:table-cell>
          <table:table-cell office:value-type="float" office:value="89801766391" calcext:value-type="float">
            <text:p>8980176639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Kassi</text:p>
          </table:table-cell>
          <table:table-cell office:value-type="string" calcext:value-type="string">
            <text:p>Treven</text:p>
          </table:table-cell>
          <table:table-cell office:value-type="string" calcext:value-type="string">
            <text:p>ktreven9y@csmonitor.com</text:p>
          </table:table-cell>
          <table:table-cell office:value-type="float" office:value="38276109801" calcext:value-type="float">
            <text:p>3827610980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Connochie</text:p>
          </table:table-cell>
          <table:table-cell office:value-type="string" calcext:value-type="string">
            <text:p>aconnochie9z@chronoengine.com</text:p>
          </table:table-cell>
          <table:table-cell office:value-type="float" office:value="47549353692" calcext:value-type="float">
            <text:p>4754935369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Briant</text:p>
          </table:table-cell>
          <table:table-cell office:value-type="string" calcext:value-type="string">
            <text:p>Whettleton</text:p>
          </table:table-cell>
          <table:table-cell office:value-type="string" calcext:value-type="string">
            <text:p>bwhettletona0@spotify.com</text:p>
          </table:table-cell>
          <table:table-cell office:value-type="float" office:value="87766987516" calcext:value-type="float">
            <text:p>8776698751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ilis</text:p>
          </table:table-cell>
          <table:table-cell office:value-type="string" calcext:value-type="string">
            <text:p>Tumini</text:p>
          </table:table-cell>
          <table:table-cell office:value-type="string" calcext:value-type="string">
            <text:p>atuminia1@exblog.jp</text:p>
          </table:table-cell>
          <table:table-cell office:value-type="float" office:value="46911174360" calcext:value-type="float">
            <text:p>4691117436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Athena</text:p>
          </table:table-cell>
          <table:table-cell office:value-type="string" calcext:value-type="string">
            <text:p>Whitsun</text:p>
          </table:table-cell>
          <table:table-cell office:value-type="string" calcext:value-type="string">
            <text:p>awhitsuna2@nih.gov</text:p>
          </table:table-cell>
          <table:table-cell office:value-type="float" office:value="12022433027" calcext:value-type="float">
            <text:p>1202243302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Yorker</text:p>
          </table:table-cell>
          <table:table-cell office:value-type="string" calcext:value-type="string">
            <text:p>Trevino</text:p>
          </table:table-cell>
          <table:table-cell office:value-type="string" calcext:value-type="string">
            <text:p>ytrevinoa3@github.io</text:p>
          </table:table-cell>
          <table:table-cell office:value-type="float" office:value="49611050" calcext:value-type="float">
            <text:p>4961105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Laurene</text:p>
          </table:table-cell>
          <table:table-cell office:value-type="string" calcext:value-type="string">
            <text:p>enzley</text:p>
          </table:table-cell>
          <table:table-cell office:value-type="string" calcext:value-type="string">
            <text:p>lenzleya4@zimbio.com</text:p>
          </table:table-cell>
          <table:table-cell office:value-type="float" office:value="64866957941" calcext:value-type="float">
            <text:p>6486695794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Kliment</text:p>
          </table:table-cell>
          <table:table-cell office:value-type="string" calcext:value-type="string">
            <text:p>Tolomelli</text:p>
          </table:table-cell>
          <table:table-cell office:value-type="string" calcext:value-type="string">
            <text:p>ktolomellia5@desdev.cn</text:p>
          </table:table-cell>
          <table:table-cell office:value-type="float" office:value="42003526039" calcext:value-type="float">
            <text:p>4200352603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Verdie</text:p>
          </table:table-cell>
          <table:table-cell office:value-type="string" calcext:value-type="string">
            <text:p>wverdiea6@hexun.com</text:p>
          </table:table-cell>
          <table:table-cell office:value-type="float" office:value="76510631466" calcext:value-type="float">
            <text:p>7651063146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Janette</text:p>
          </table:table-cell>
          <table:table-cell office:value-type="string" calcext:value-type="string">
            <text:p>Nelhams</text:p>
          </table:table-cell>
          <table:table-cell office:value-type="string" calcext:value-type="string">
            <text:p>jnelhamsa7@abc.net.au</text:p>
          </table:table-cell>
          <table:table-cell office:value-type="float" office:value="37929461154" calcext:value-type="float">
            <text:p>3792946115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Rubia</text:p>
          </table:table-cell>
          <table:table-cell office:value-type="string" calcext:value-type="string">
            <text:p>Gilloran</text:p>
          </table:table-cell>
          <table:table-cell office:value-type="string" calcext:value-type="string">
            <text:p>rgillorana8@multiply.com</text:p>
          </table:table-cell>
          <table:table-cell office:value-type="float" office:value="23820217353" calcext:value-type="float">
            <text:p>2382021735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Blinni</text:p>
          </table:table-cell>
          <table:table-cell office:value-type="string" calcext:value-type="string">
            <text:p>Boydle</text:p>
          </table:table-cell>
          <table:table-cell office:value-type="string" calcext:value-type="string">
            <text:p>bboydlea9@bloomberg.com</text:p>
          </table:table-cell>
          <table:table-cell office:value-type="float" office:value="93897673206" calcext:value-type="float">
            <text:p>9389767320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Rolfe</text:p>
          </table:table-cell>
          <table:table-cell office:value-type="string" calcext:value-type="string">
            <text:p>Burhill</text:p>
          </table:table-cell>
          <table:table-cell office:value-type="string" calcext:value-type="string">
            <text:p>rburhillaa@studiopress.com</text:p>
          </table:table-cell>
          <table:table-cell office:value-type="float" office:value="74591519304" calcext:value-type="float">
            <text:p>7459151930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Olin</text:p>
          </table:table-cell>
          <table:table-cell office:value-type="string" calcext:value-type="string">
            <text:p>Sabine</text:p>
          </table:table-cell>
          <table:table-cell office:value-type="string" calcext:value-type="string">
            <text:p>osabineab@yolasite.com</text:p>
          </table:table-cell>
          <table:table-cell office:value-type="float" office:value="82683850065" calcext:value-type="float">
            <text:p>8268385006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Rosenthal</text:p>
          </table:table-cell>
          <table:table-cell office:value-type="string" calcext:value-type="string">
            <text:p>mrosenthalac@bing.com</text:p>
          </table:table-cell>
          <table:table-cell office:value-type="float" office:value="83335991686" calcext:value-type="float">
            <text:p>8333599168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Karlens</text:p>
          </table:table-cell>
          <table:table-cell office:value-type="string" calcext:value-type="string">
            <text:p>Meader</text:p>
          </table:table-cell>
          <table:table-cell office:value-type="string" calcext:value-type="string">
            <text:p>kmeaderad@slideshare.net</text:p>
          </table:table-cell>
          <table:table-cell office:value-type="float" office:value="12850667002" calcext:value-type="float">
            <text:p>1285066700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Minni</text:p>
          </table:table-cell>
          <table:table-cell office:value-type="string" calcext:value-type="string">
            <text:p>Moakes</text:p>
          </table:table-cell>
          <table:table-cell office:value-type="string" calcext:value-type="string">
            <text:p>mmoakesae@earthlink.net</text:p>
          </table:table-cell>
          <table:table-cell office:value-type="float" office:value="39663335434" calcext:value-type="float">
            <text:p>3966333543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Hollie</text:p>
          </table:table-cell>
          <table:table-cell office:value-type="string" calcext:value-type="string">
            <text:p>Fortesquieu</text:p>
          </table:table-cell>
          <table:table-cell office:value-type="string" calcext:value-type="string">
            <text:p>hfortesquieuaf@deliciousdays.com</text:p>
          </table:table-cell>
          <table:table-cell office:value-type="float" office:value="98839343845" calcext:value-type="float">
            <text:p>9883934384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Olivette</text:p>
          </table:table-cell>
          <table:table-cell office:value-type="string" calcext:value-type="string">
            <text:p>Soame</text:p>
          </table:table-cell>
          <table:table-cell office:value-type="string" calcext:value-type="string">
            <text:p>osoameag@google.co.jp</text:p>
          </table:table-cell>
          <table:table-cell office:value-type="float" office:value="61343027174" calcext:value-type="float">
            <text:p>6134302717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Inga</text:p>
          </table:table-cell>
          <table:table-cell office:value-type="string" calcext:value-type="string">
            <text:p>Dorwood</text:p>
          </table:table-cell>
          <table:table-cell office:value-type="string" calcext:value-type="string">
            <text:p>idorwoodah@amazon.de</text:p>
          </table:table-cell>
          <table:table-cell office:value-type="float" office:value="61051025613" calcext:value-type="float">
            <text:p>6105102561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Vinnie</text:p>
          </table:table-cell>
          <table:table-cell office:value-type="string" calcext:value-type="string">
            <text:p>Raymont</text:p>
          </table:table-cell>
          <table:table-cell office:value-type="string" calcext:value-type="string">
            <text:p>vraymontai@epa.gov</text:p>
          </table:table-cell>
          <table:table-cell office:value-type="float" office:value="92828778709" calcext:value-type="float">
            <text:p>9282877870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Walden</text:p>
          </table:table-cell>
          <table:table-cell office:value-type="string" calcext:value-type="string">
            <text:p>Ghiriardelli</text:p>
          </table:table-cell>
          <table:table-cell office:value-type="string" calcext:value-type="string">
            <text:p>wghiriardelliaj@amazon.co.jp</text:p>
          </table:table-cell>
          <table:table-cell office:value-type="float" office:value="55468034860" calcext:value-type="float">
            <text:p>5546803486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Bartholemy</text:p>
          </table:table-cell>
          <table:table-cell office:value-type="string" calcext:value-type="string">
            <text:p>Welsby</text:p>
          </table:table-cell>
          <table:table-cell office:value-type="string" calcext:value-type="string">
            <text:p>bwelsbyak@scientificamerican.com</text:p>
          </table:table-cell>
          <table:table-cell office:value-type="float" office:value="93472756299" calcext:value-type="float">
            <text:p>9347275629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Innis</text:p>
          </table:table-cell>
          <table:table-cell office:value-type="string" calcext:value-type="string">
            <text:p>Kenvin</text:p>
          </table:table-cell>
          <table:table-cell office:value-type="string" calcext:value-type="string">
            <text:p>ikenvinal@cyberchimps.com</text:p>
          </table:table-cell>
          <table:table-cell office:value-type="float" office:value="88668072897" calcext:value-type="float">
            <text:p>8866807289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Nertie</text:p>
          </table:table-cell>
          <table:table-cell office:value-type="string" calcext:value-type="string">
            <text:p>Winsor</text:p>
          </table:table-cell>
          <table:table-cell office:value-type="string" calcext:value-type="string">
            <text:p>nwinsoram@surveymonkey.com</text:p>
          </table:table-cell>
          <table:table-cell office:value-type="float" office:value="40185677175" calcext:value-type="float">
            <text:p>4018567717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Jervis</text:p>
          </table:table-cell>
          <table:table-cell office:value-type="string" calcext:value-type="string">
            <text:p>Ogley</text:p>
          </table:table-cell>
          <table:table-cell office:value-type="string" calcext:value-type="string">
            <text:p>jogleyan@e-recht24.de</text:p>
          </table:table-cell>
          <table:table-cell office:value-type="float" office:value="8291820834" calcext:value-type="float">
            <text:p>829182083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elle</text:p>
          </table:table-cell>
          <table:table-cell office:value-type="string" calcext:value-type="string">
            <text:p>Thomasson</text:p>
          </table:table-cell>
          <table:table-cell office:value-type="string" calcext:value-type="string">
            <text:p>sthomassonao@hibu.com</text:p>
          </table:table-cell>
          <table:table-cell office:value-type="float" office:value="17650662347" calcext:value-type="float">
            <text:p>1765066234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Jaine</text:p>
          </table:table-cell>
          <table:table-cell office:value-type="string" calcext:value-type="string">
            <text:p>Sifleet</text:p>
          </table:table-cell>
          <table:table-cell office:value-type="string" calcext:value-type="string">
            <text:p>jsifleetap@reference.com</text:p>
          </table:table-cell>
          <table:table-cell office:value-type="float" office:value="96315702202" calcext:value-type="float">
            <text:p>9631570220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gsireaq@ca.gov</text:p>
          </table:table-cell>
          <table:table-cell office:value-type="float" office:value="44392334568" calcext:value-type="float">
            <text:p>4439233456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Bale</text:p>
          </table:table-cell>
          <table:table-cell office:value-type="string" calcext:value-type="string">
            <text:p>Gligorijevic</text:p>
          </table:table-cell>
          <table:table-cell office:value-type="string" calcext:value-type="string">
            <text:p>bgligorijevicar@paginegialle.it</text:p>
          </table:table-cell>
          <table:table-cell office:value-type="float" office:value="40985674560" calcext:value-type="float">
            <text:p>4098567456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Aida</text:p>
          </table:table-cell>
          <table:table-cell office:value-type="string" calcext:value-type="string">
            <text:p>Danielkiewicz</text:p>
          </table:table-cell>
          <table:table-cell office:value-type="string" calcext:value-type="string">
            <text:p>adanielkiewiczas@nyu.edu</text:p>
          </table:table-cell>
          <table:table-cell office:value-type="float" office:value="27174588063" calcext:value-type="float">
            <text:p>2717458806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Haw</text:p>
          </table:table-cell>
          <table:table-cell office:value-type="string" calcext:value-type="string">
            <text:p>khawat@cisco.com</text:p>
          </table:table-cell>
          <table:table-cell office:value-type="float" office:value="11642869156" calcext:value-type="float">
            <text:p>1164286915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larinda</text:p>
          </table:table-cell>
          <table:table-cell office:value-type="string" calcext:value-type="string">
            <text:p>McLese</text:p>
          </table:table-cell>
          <table:table-cell office:value-type="string" calcext:value-type="string">
            <text:p>cmcleseau@gmpg.org</text:p>
          </table:table-cell>
          <table:table-cell office:value-type="float" office:value="10398726445" calcext:value-type="float">
            <text:p>1039872644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mlen</text:p>
          </table:table-cell>
          <table:table-cell office:value-type="string" calcext:value-type="string">
            <text:p>Binnell</text:p>
          </table:table-cell>
          <table:table-cell office:value-type="string" calcext:value-type="string">
            <text:p>ebinnellav@wunderground.com</text:p>
          </table:table-cell>
          <table:table-cell office:value-type="float" office:value="40228315898" calcext:value-type="float">
            <text:p>4022831589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Riki</text:p>
          </table:table-cell>
          <table:table-cell office:value-type="string" calcext:value-type="string">
            <text:p>Grute</text:p>
          </table:table-cell>
          <table:table-cell office:value-type="string" calcext:value-type="string">
            <text:p>rgruteaw@vistaprint.com</text:p>
          </table:table-cell>
          <table:table-cell office:value-type="float" office:value="54743849233" calcext:value-type="float">
            <text:p>5474384923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Jessy</text:p>
          </table:table-cell>
          <table:table-cell office:value-type="string" calcext:value-type="string">
            <text:p>Lorence</text:p>
          </table:table-cell>
          <table:table-cell office:value-type="string" calcext:value-type="string">
            <text:p>jlorenceax@goo.gl</text:p>
          </table:table-cell>
          <table:table-cell office:value-type="float" office:value="50428583662" calcext:value-type="float">
            <text:p>5042858366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Alphonse</text:p>
          </table:table-cell>
          <table:table-cell office:value-type="string" calcext:value-type="string">
            <text:p>MacKnocker</text:p>
          </table:table-cell>
          <table:table-cell office:value-type="string" calcext:value-type="string">
            <text:p>amacknockeray@reverbnation.com</text:p>
          </table:table-cell>
          <table:table-cell office:value-type="float" office:value="71899303437" calcext:value-type="float">
            <text:p>7189930343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Goodread</text:p>
          </table:table-cell>
          <table:table-cell office:value-type="string" calcext:value-type="string">
            <text:p>ggoodreadaz@jigsy.com</text:p>
          </table:table-cell>
          <table:table-cell office:value-type="float" office:value="8039123228" calcext:value-type="float">
            <text:p>803912322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Nannie</text:p>
          </table:table-cell>
          <table:table-cell office:value-type="string" calcext:value-type="string">
            <text:p>Billing</text:p>
          </table:table-cell>
          <table:table-cell office:value-type="string" calcext:value-type="string">
            <text:p>nbillingb0@about.me</text:p>
          </table:table-cell>
          <table:table-cell office:value-type="float" office:value="23693483081" calcext:value-type="float">
            <text:p>2369348308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ilvan</text:p>
          </table:table-cell>
          <table:table-cell office:value-type="string" calcext:value-type="string">
            <text:p>Clissett</text:p>
          </table:table-cell>
          <table:table-cell office:value-type="string" calcext:value-type="string">
            <text:p>sclissettb1@livejournal.com</text:p>
          </table:table-cell>
          <table:table-cell office:value-type="float" office:value="27432770292" calcext:value-type="float">
            <text:p>2743277029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Eddie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ecarterb2@123-reg.co.uk</text:p>
          </table:table-cell>
          <table:table-cell office:value-type="float" office:value="35688306126" calcext:value-type="float">
            <text:p>3568830612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Anthonies</text:p>
          </table:table-cell>
          <table:table-cell office:value-type="string" calcext:value-type="string">
            <text:p>tanthoniesb3@creativecommons.org</text:p>
          </table:table-cell>
          <table:table-cell office:value-type="float" office:value="8204582303" calcext:value-type="float">
            <text:p>820458230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Raffin</text:p>
          </table:table-cell>
          <table:table-cell office:value-type="string" calcext:value-type="string">
            <text:p>hraffinb4@fotki.com</text:p>
          </table:table-cell>
          <table:table-cell office:value-type="float" office:value="20053802616" calcext:value-type="float">
            <text:p>2005380261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Nikaniki</text:p>
          </table:table-cell>
          <table:table-cell office:value-type="string" calcext:value-type="string">
            <text:p>Binner</text:p>
          </table:table-cell>
          <table:table-cell office:value-type="string" calcext:value-type="string">
            <text:p>nbinnerb5@europa.eu</text:p>
          </table:table-cell>
          <table:table-cell office:value-type="float" office:value="11486304935" calcext:value-type="float">
            <text:p>1148630493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Marys</text:p>
          </table:table-cell>
          <table:table-cell office:value-type="string" calcext:value-type="string">
            <text:p>Levy</text:p>
          </table:table-cell>
          <table:table-cell office:value-type="string" calcext:value-type="string">
            <text:p>mlevyb6@omniture.com</text:p>
          </table:table-cell>
          <table:table-cell office:value-type="float" office:value="13284041059" calcext:value-type="float">
            <text:p>1328404105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Lind</text:p>
          </table:table-cell>
          <table:table-cell office:value-type="string" calcext:value-type="string">
            <text:p>blindb7@baidu.com</text:p>
          </table:table-cell>
          <table:table-cell office:value-type="float" office:value="55310540654" calcext:value-type="float">
            <text:p>5531054065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Krystal</text:p>
          </table:table-cell>
          <table:table-cell office:value-type="string" calcext:value-type="string">
            <text:p>Milbourne</text:p>
          </table:table-cell>
          <table:table-cell office:value-type="string" calcext:value-type="string">
            <text:p>kmilbourneb8@photobucket.com</text:p>
          </table:table-cell>
          <table:table-cell office:value-type="float" office:value="14832499612" calcext:value-type="float">
            <text:p>1483249961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Felice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fmarkb9@quantcast.com</text:p>
          </table:table-cell>
          <table:table-cell office:value-type="float" office:value="1226178161" calcext:value-type="float">
            <text:p>122617816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Bladon</text:p>
          </table:table-cell>
          <table:table-cell office:value-type="string" calcext:value-type="string">
            <text:p>zbladonba@hexun.com</text:p>
          </table:table-cell>
          <table:table-cell office:value-type="float" office:value="74456598113" calcext:value-type="float">
            <text:p>7445659811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Winfred</text:p>
          </table:table-cell>
          <table:table-cell office:value-type="string" calcext:value-type="string">
            <text:p>Ginity</text:p>
          </table:table-cell>
          <table:table-cell office:value-type="string" calcext:value-type="string">
            <text:p>wginitybb@printfriendly.com</text:p>
          </table:table-cell>
          <table:table-cell office:value-type="float" office:value="79302506731" calcext:value-type="float">
            <text:p>7930250673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Erhard</text:p>
          </table:table-cell>
          <table:table-cell office:value-type="string" calcext:value-type="string">
            <text:p>Pilcher</text:p>
          </table:table-cell>
          <table:table-cell office:value-type="string" calcext:value-type="string">
            <text:p>epilcherbc@epa.gov</text:p>
          </table:table-cell>
          <table:table-cell office:value-type="float" office:value="51359054281" calcext:value-type="float">
            <text:p>5135905428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Giralda</text:p>
          </table:table-cell>
          <table:table-cell office:value-type="string" calcext:value-type="string">
            <text:p>Vivash</text:p>
          </table:table-cell>
          <table:table-cell office:value-type="string" calcext:value-type="string">
            <text:p>gvivashbd@w3.org</text:p>
          </table:table-cell>
          <table:table-cell office:value-type="float" office:value="24516892704" calcext:value-type="float">
            <text:p>2451689270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auncho</text:p>
          </table:table-cell>
          <table:table-cell office:value-type="string" calcext:value-type="string">
            <text:p>Corballis</text:p>
          </table:table-cell>
          <table:table-cell office:value-type="string" calcext:value-type="string">
            <text:p>scorballisbe@drupal.org</text:p>
          </table:table-cell>
          <table:table-cell office:value-type="float" office:value="82491437313" calcext:value-type="float">
            <text:p>8249143731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Wald</text:p>
          </table:table-cell>
          <table:table-cell office:value-type="string" calcext:value-type="string">
            <text:p>Borless</text:p>
          </table:table-cell>
          <table:table-cell office:value-type="string" calcext:value-type="string">
            <text:p>wborlessbf@engadget.com</text:p>
          </table:table-cell>
          <table:table-cell office:value-type="float" office:value="59066593168" calcext:value-type="float">
            <text:p>5906659316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Younghusband</text:p>
          </table:table-cell>
          <table:table-cell office:value-type="string" calcext:value-type="string">
            <text:p>myounghusbandbg@geocities.com</text:p>
          </table:table-cell>
          <table:table-cell office:value-type="float" office:value="69436626466" calcext:value-type="float">
            <text:p>6943662646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Maddy</text:p>
          </table:table-cell>
          <table:table-cell office:value-type="string" calcext:value-type="string">
            <text:p>Gaye</text:p>
          </table:table-cell>
          <table:table-cell office:value-type="string" calcext:value-type="string">
            <text:p>mgayebh@foxnews.com</text:p>
          </table:table-cell>
          <table:table-cell office:value-type="float" office:value="43538929897" calcext:value-type="float">
            <text:p>4353892989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Nonnah</text:p>
          </table:table-cell>
          <table:table-cell office:value-type="string" calcext:value-type="string">
            <text:p>Lomasney</text:p>
          </table:table-cell>
          <table:table-cell office:value-type="string" calcext:value-type="string">
            <text:p>nlomasneybi@ustream.tv</text:p>
          </table:table-cell>
          <table:table-cell office:value-type="float" office:value="93589846731" calcext:value-type="float">
            <text:p>9358984673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Tailor</text:p>
          </table:table-cell>
          <table:table-cell office:value-type="string" calcext:value-type="string">
            <text:p>Ablett</text:p>
          </table:table-cell>
          <table:table-cell office:value-type="string" calcext:value-type="string">
            <text:p>tablettbj@miitbeian.gov.cn</text:p>
          </table:table-cell>
          <table:table-cell office:value-type="float" office:value="29575106909" calcext:value-type="float">
            <text:p>2957510690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Jannelle</text:p>
          </table:table-cell>
          <table:table-cell office:value-type="string" calcext:value-type="string">
            <text:p>Cockland</text:p>
          </table:table-cell>
          <table:table-cell office:value-type="string" calcext:value-type="string">
            <text:p>jcocklandbk@slashdot.org</text:p>
          </table:table-cell>
          <table:table-cell office:value-type="float" office:value="81411520137" calcext:value-type="float">
            <text:p>8141152013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igismond</text:p>
          </table:table-cell>
          <table:table-cell office:value-type="string" calcext:value-type="string">
            <text:p>Boothby</text:p>
          </table:table-cell>
          <table:table-cell office:value-type="string" calcext:value-type="string">
            <text:p>sboothbybl@state.tx.us</text:p>
          </table:table-cell>
          <table:table-cell office:value-type="float" office:value="86586983892" calcext:value-type="float">
            <text:p>8658698389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Neel</text:p>
          </table:table-cell>
          <table:table-cell office:value-type="string" calcext:value-type="string">
            <text:p>Barker</text:p>
          </table:table-cell>
          <table:table-cell office:value-type="string" calcext:value-type="string">
            <text:p>nbarkerbm@pcworld.com</text:p>
          </table:table-cell>
          <table:table-cell office:value-type="float" office:value="7537638746" calcext:value-type="float">
            <text:p>753763874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Kayla</text:p>
          </table:table-cell>
          <table:table-cell office:value-type="string" calcext:value-type="string">
            <text:p>Petteford</text:p>
          </table:table-cell>
          <table:table-cell office:value-type="string" calcext:value-type="string">
            <text:p>kpettefordbn@economist.com</text:p>
          </table:table-cell>
          <table:table-cell office:value-type="float" office:value="16636372318" calcext:value-type="float">
            <text:p>1663637231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Youhill</text:p>
          </table:table-cell>
          <table:table-cell office:value-type="string" calcext:value-type="string">
            <text:p>ryouhillbo@g.co</text:p>
          </table:table-cell>
          <table:table-cell office:value-type="float" office:value="86807063656" calcext:value-type="float">
            <text:p>8680706365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Arvie</text:p>
          </table:table-cell>
          <table:table-cell office:value-type="string" calcext:value-type="string">
            <text:p>Ianni</text:p>
          </table:table-cell>
          <table:table-cell office:value-type="string" calcext:value-type="string">
            <text:p>aiannibp@fc2.com</text:p>
          </table:table-cell>
          <table:table-cell office:value-type="float" office:value="58182833035" calcext:value-type="float">
            <text:p>5818283303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Koeppe</text:p>
          </table:table-cell>
          <table:table-cell office:value-type="string" calcext:value-type="string">
            <text:p>bkoeppebq@cargocollective.com</text:p>
          </table:table-cell>
          <table:table-cell office:value-type="float" office:value="93435018871" calcext:value-type="float">
            <text:p>9343501887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Pearline</text:p>
          </table:table-cell>
          <table:table-cell office:value-type="string" calcext:value-type="string">
            <text:p>O'Criane</text:p>
          </table:table-cell>
          <table:table-cell office:value-type="string" calcext:value-type="string">
            <text:p>pocrianebr@canalblog.com</text:p>
          </table:table-cell>
          <table:table-cell office:value-type="float" office:value="16546750576" calcext:value-type="float">
            <text:p>1654675057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Wilek</text:p>
          </table:table-cell>
          <table:table-cell office:value-type="string" calcext:value-type="string">
            <text:p>Gunny</text:p>
          </table:table-cell>
          <table:table-cell office:value-type="string" calcext:value-type="string">
            <text:p>wgunnybs@webs.com</text:p>
          </table:table-cell>
          <table:table-cell office:value-type="float" office:value="20280401457" calcext:value-type="float">
            <text:p>2028040145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Bowen</text:p>
          </table:table-cell>
          <table:table-cell office:value-type="string" calcext:value-type="string">
            <text:p>sbowenbt@wufoo.com</text:p>
          </table:table-cell>
          <table:table-cell office:value-type="float" office:value="19438231092" calcext:value-type="float">
            <text:p>1943823109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Macrow</text:p>
          </table:table-cell>
          <table:table-cell office:value-type="string" calcext:value-type="string">
            <text:p>vmacrowbu@google.com.hk</text:p>
          </table:table-cell>
          <table:table-cell office:value-type="float" office:value="53030400490" calcext:value-type="float">
            <text:p>5303040049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Kellsie</text:p>
          </table:table-cell>
          <table:table-cell office:value-type="string" calcext:value-type="string">
            <text:p>Soppitt</text:p>
          </table:table-cell>
          <table:table-cell office:value-type="string" calcext:value-type="string">
            <text:p>ksoppittbv@uol.com.br</text:p>
          </table:table-cell>
          <table:table-cell office:value-type="float" office:value="83837471436" calcext:value-type="float">
            <text:p>8383747143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Nichole</text:p>
          </table:table-cell>
          <table:table-cell office:value-type="string" calcext:value-type="string">
            <text:p>Kersting</text:p>
          </table:table-cell>
          <table:table-cell office:value-type="string" calcext:value-type="string">
            <text:p>nkerstingbw@slate.com</text:p>
          </table:table-cell>
          <table:table-cell office:value-type="float" office:value="18181279421" calcext:value-type="float">
            <text:p>1818127942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Spat</text:p>
          </table:table-cell>
          <table:table-cell office:value-type="string" calcext:value-type="string">
            <text:p>bspatbx@symantec.com</text:p>
          </table:table-cell>
          <table:table-cell office:value-type="float" office:value="58010732797" calcext:value-type="float">
            <text:p>5801073279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Lindsay</text:p>
          </table:table-cell>
          <table:table-cell office:value-type="string" calcext:value-type="string">
            <text:p>Phibb</text:p>
          </table:table-cell>
          <table:table-cell office:value-type="string" calcext:value-type="string">
            <text:p>lphibbby@webmd.com</text:p>
          </table:table-cell>
          <table:table-cell office:value-type="float" office:value="68676000838" calcext:value-type="float">
            <text:p>6867600083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Iwanicki</text:p>
          </table:table-cell>
          <table:table-cell office:value-type="string" calcext:value-type="string">
            <text:p>miwanickibz@theatlantic.com</text:p>
          </table:table-cell>
          <table:table-cell office:value-type="float" office:value="75145779120" calcext:value-type="float">
            <text:p>7514577912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Ariel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awalshc0@nationalgeographic.com</text:p>
          </table:table-cell>
          <table:table-cell office:value-type="float" office:value="93803963700" calcext:value-type="float">
            <text:p>9380396370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Olag</text:p>
          </table:table-cell>
          <table:table-cell office:value-type="string" calcext:value-type="string">
            <text:p>Flageul</text:p>
          </table:table-cell>
          <table:table-cell office:value-type="string" calcext:value-type="string">
            <text:p>oflageulc1@blogs.com</text:p>
          </table:table-cell>
          <table:table-cell office:value-type="float" office:value="69900882483" calcext:value-type="float">
            <text:p>6990088248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Bibbye</text:p>
          </table:table-cell>
          <table:table-cell office:value-type="string" calcext:value-type="string">
            <text:p>Forsard</text:p>
          </table:table-cell>
          <table:table-cell office:value-type="string" calcext:value-type="string">
            <text:p>bforsardc2@acquirethisname.com</text:p>
          </table:table-cell>
          <table:table-cell office:value-type="float" office:value="9934822981" calcext:value-type="float">
            <text:p>993482298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Kanzler</text:p>
          </table:table-cell>
          <table:table-cell office:value-type="string" calcext:value-type="string">
            <text:p>skanzlerc3@usda.gov</text:p>
          </table:table-cell>
          <table:table-cell office:value-type="float" office:value="1934365742" calcext:value-type="float">
            <text:p>193436574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Debbi</text:p>
          </table:table-cell>
          <table:table-cell office:value-type="string" calcext:value-type="string">
            <text:p>Lidgley</text:p>
          </table:table-cell>
          <table:table-cell office:value-type="string" calcext:value-type="string">
            <text:p>dlidgleyc4@squarespace.com</text:p>
          </table:table-cell>
          <table:table-cell office:value-type="float" office:value="42351392996" calcext:value-type="float">
            <text:p>4235139299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igismondo</text:p>
          </table:table-cell>
          <table:table-cell office:value-type="string" calcext:value-type="string">
            <text:p>Teggart</text:p>
          </table:table-cell>
          <table:table-cell office:value-type="string" calcext:value-type="string">
            <text:p>steggartc5@europa.eu</text:p>
          </table:table-cell>
          <table:table-cell office:value-type="float" office:value="98493808032" calcext:value-type="float">
            <text:p>9849380803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Kalie</text:p>
          </table:table-cell>
          <table:table-cell office:value-type="string" calcext:value-type="string">
            <text:p>Crone</text:p>
          </table:table-cell>
          <table:table-cell office:value-type="string" calcext:value-type="string">
            <text:p>kcronec6@unc.edu</text:p>
          </table:table-cell>
          <table:table-cell office:value-type="float" office:value="31124513837" calcext:value-type="float">
            <text:p>3112451383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herice</text:p>
          </table:table-cell>
          <table:table-cell office:value-type="string" calcext:value-type="string">
            <text:p>McBlain</text:p>
          </table:table-cell>
          <table:table-cell office:value-type="string" calcext:value-type="string">
            <text:p>cmcblainc7@stanford.edu</text:p>
          </table:table-cell>
          <table:table-cell office:value-type="float" office:value="68590846433" calcext:value-type="float">
            <text:p>6859084643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Starr</text:p>
          </table:table-cell>
          <table:table-cell office:value-type="string" calcext:value-type="string">
            <text:p>Kinch</text:p>
          </table:table-cell>
          <table:table-cell office:value-type="string" calcext:value-type="string">
            <text:p>skinchc8@eepurl.com</text:p>
          </table:table-cell>
          <table:table-cell office:value-type="float" office:value="30727746944" calcext:value-type="float">
            <text:p>3072774694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tephani</text:p>
          </table:table-cell>
          <table:table-cell office:value-type="string" calcext:value-type="string">
            <text:p>Dunridge</text:p>
          </table:table-cell>
          <table:table-cell office:value-type="string" calcext:value-type="string">
            <text:p>sdunridgec9@cafepress.com</text:p>
          </table:table-cell>
          <table:table-cell office:value-type="float" office:value="48103802314" calcext:value-type="float">
            <text:p>4810380231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Andrej</text:p>
          </table:table-cell>
          <table:table-cell office:value-type="string" calcext:value-type="string">
            <text:p>Eyeington</text:p>
          </table:table-cell>
          <table:table-cell office:value-type="string" calcext:value-type="string">
            <text:p>aeyeingtonca@simplemachines.org</text:p>
          </table:table-cell>
          <table:table-cell office:value-type="float" office:value="90615533502" calcext:value-type="float">
            <text:p>9061553350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Layla</text:p>
          </table:table-cell>
          <table:table-cell office:value-type="string" calcext:value-type="string">
            <text:p>Hambidge</text:p>
          </table:table-cell>
          <table:table-cell office:value-type="string" calcext:value-type="string">
            <text:p>lhambidgecb@photobucket.com</text:p>
          </table:table-cell>
          <table:table-cell office:value-type="float" office:value="20557386647" calcext:value-type="float">
            <text:p>2055738664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Heall</text:p>
          </table:table-cell>
          <table:table-cell office:value-type="string" calcext:value-type="string">
            <text:p>Callister</text:p>
          </table:table-cell>
          <table:table-cell office:value-type="string" calcext:value-type="string">
            <text:p>hcallistercc@spiegel.de</text:p>
          </table:table-cell>
          <table:table-cell office:value-type="float" office:value="76891147352" calcext:value-type="float">
            <text:p>7689114735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Freeland</text:p>
          </table:table-cell>
          <table:table-cell office:value-type="string" calcext:value-type="string">
            <text:p>Elbourne</text:p>
          </table:table-cell>
          <table:table-cell office:value-type="string" calcext:value-type="string">
            <text:p>felbournecd@yelp.com</text:p>
          </table:table-cell>
          <table:table-cell office:value-type="float" office:value="43297120690" calcext:value-type="float">
            <text:p>4329712069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Benzi</text:p>
          </table:table-cell>
          <table:table-cell office:value-type="string" calcext:value-type="string">
            <text:p>nbenzice@dropbox.com</text:p>
          </table:table-cell>
          <table:table-cell office:value-type="float" office:value="59245892409" calcext:value-type="float">
            <text:p>5924589240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Lauretta</text:p>
          </table:table-cell>
          <table:table-cell office:value-type="string" calcext:value-type="string">
            <text:p>Seydlitz</text:p>
          </table:table-cell>
          <table:table-cell office:value-type="string" calcext:value-type="string">
            <text:p>lseydlitzcf@reuters.com</text:p>
          </table:table-cell>
          <table:table-cell office:value-type="float" office:value="55681102103" calcext:value-type="float">
            <text:p>5568110210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Tarra</text:p>
          </table:table-cell>
          <table:table-cell office:value-type="string" calcext:value-type="string">
            <text:p>Abden</text:p>
          </table:table-cell>
          <table:table-cell office:value-type="string" calcext:value-type="string">
            <text:p>tabdencg@apache.org</text:p>
          </table:table-cell>
          <table:table-cell office:value-type="float" office:value="52660131839" calcext:value-type="float">
            <text:p>5266013183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Daniella</text:p>
          </table:table-cell>
          <table:table-cell office:value-type="string" calcext:value-type="string">
            <text:p>Wetherby</text:p>
          </table:table-cell>
          <table:table-cell office:value-type="string" calcext:value-type="string">
            <text:p>dwetherbych@histats.com</text:p>
          </table:table-cell>
          <table:table-cell office:value-type="float" office:value="68585300499" calcext:value-type="float">
            <text:p>6858530049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Godart</text:p>
          </table:table-cell>
          <table:table-cell office:value-type="string" calcext:value-type="string">
            <text:p>Ridulfo</text:p>
          </table:table-cell>
          <table:table-cell office:value-type="string" calcext:value-type="string">
            <text:p>gridulfoci@booking.com</text:p>
          </table:table-cell>
          <table:table-cell office:value-type="float" office:value="96844209362" calcext:value-type="float">
            <text:p>9684420936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Obidiah</text:p>
          </table:table-cell>
          <table:table-cell office:value-type="string" calcext:value-type="string">
            <text:p>Tyhurst</text:p>
          </table:table-cell>
          <table:table-cell office:value-type="string" calcext:value-type="string">
            <text:p>otyhurstcj@github.io</text:p>
          </table:table-cell>
          <table:table-cell office:value-type="float" office:value="10976435635" calcext:value-type="float">
            <text:p>1097643563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Ambrosi</text:p>
          </table:table-cell>
          <table:table-cell office:value-type="string" calcext:value-type="string">
            <text:p>Beadham</text:p>
          </table:table-cell>
          <table:table-cell office:value-type="string" calcext:value-type="string">
            <text:p>abeadhamck@yahoo.co.jp</text:p>
          </table:table-cell>
          <table:table-cell office:value-type="float" office:value="58647474113" calcext:value-type="float">
            <text:p>5864747411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Doralynn</text:p>
          </table:table-cell>
          <table:table-cell office:value-type="string" calcext:value-type="string">
            <text:p>Samwell</text:p>
          </table:table-cell>
          <table:table-cell office:value-type="string" calcext:value-type="string">
            <text:p>dsamwellcl@bandcamp.com</text:p>
          </table:table-cell>
          <table:table-cell office:value-type="float" office:value="71918790589" calcext:value-type="float">
            <text:p>7191879058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raggie</text:p>
          </table:table-cell>
          <table:table-cell office:value-type="string" calcext:value-type="string">
            <text:p>Richly</text:p>
          </table:table-cell>
          <table:table-cell office:value-type="string" calcext:value-type="string">
            <text:p>crichlycm@columbia.edu</text:p>
          </table:table-cell>
          <table:table-cell office:value-type="float" office:value="14070307405" calcext:value-type="float">
            <text:p>1407030740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Edwin</text:p>
          </table:table-cell>
          <table:table-cell office:value-type="string" calcext:value-type="string">
            <text:p>Adanet</text:p>
          </table:table-cell>
          <table:table-cell office:value-type="string" calcext:value-type="string">
            <text:p>eadanetcn@wiley.com</text:p>
          </table:table-cell>
          <table:table-cell office:value-type="float" office:value="2772818682" calcext:value-type="float">
            <text:p>277281868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Revkah</text:p>
          </table:table-cell>
          <table:table-cell office:value-type="string" calcext:value-type="string">
            <text:p>McConaghy</text:p>
          </table:table-cell>
          <table:table-cell office:value-type="string" calcext:value-type="string">
            <text:p>rmcconaghyco@people.com.cn</text:p>
          </table:table-cell>
          <table:table-cell office:value-type="float" office:value="19006820930" calcext:value-type="float">
            <text:p>1900682093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Ervin</text:p>
          </table:table-cell>
          <table:table-cell office:value-type="string" calcext:value-type="string">
            <text:p>Kilfedder</text:p>
          </table:table-cell>
          <table:table-cell office:value-type="string" calcext:value-type="string">
            <text:p>ekilfeddercp@harvard.edu</text:p>
          </table:table-cell>
          <table:table-cell office:value-type="float" office:value="97745810155" calcext:value-type="float">
            <text:p>9774581015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Tyrus</text:p>
          </table:table-cell>
          <table:table-cell office:value-type="string" calcext:value-type="string">
            <text:p>Simonite</text:p>
          </table:table-cell>
          <table:table-cell office:value-type="string" calcext:value-type="string">
            <text:p>tsimonitecq@bing.com</text:p>
          </table:table-cell>
          <table:table-cell office:value-type="float" office:value="60379970969" calcext:value-type="float">
            <text:p>6037997096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Jaynell</text:p>
          </table:table-cell>
          <table:table-cell office:value-type="string" calcext:value-type="string">
            <text:p>Philpault</text:p>
          </table:table-cell>
          <table:table-cell office:value-type="string" calcext:value-type="string">
            <text:p>jphilpaultcr@webs.com</text:p>
          </table:table-cell>
          <table:table-cell office:value-type="float" office:value="85388696065" calcext:value-type="float">
            <text:p>8538869606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Nickolaus</text:p>
          </table:table-cell>
          <table:table-cell office:value-type="string" calcext:value-type="string">
            <text:p>Phillipps</text:p>
          </table:table-cell>
          <table:table-cell office:value-type="string" calcext:value-type="string">
            <text:p>nphillippscs@globo.com</text:p>
          </table:table-cell>
          <table:table-cell office:value-type="float" office:value="70309947290" calcext:value-type="float">
            <text:p>7030994729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Austen</text:p>
          </table:table-cell>
          <table:table-cell office:value-type="string" calcext:value-type="string">
            <text:p>Chater</text:p>
          </table:table-cell>
          <table:table-cell office:value-type="string" calcext:value-type="string">
            <text:p>achaterct@fda.gov</text:p>
          </table:table-cell>
          <table:table-cell office:value-type="float" office:value="75687833604" calcext:value-type="float">
            <text:p>7568783360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Alaster</text:p>
          </table:table-cell>
          <table:table-cell office:value-type="string" calcext:value-type="string">
            <text:p>Hawksley</text:p>
          </table:table-cell>
          <table:table-cell office:value-type="string" calcext:value-type="string">
            <text:p>ahawksleycu@si.edu</text:p>
          </table:table-cell>
          <table:table-cell office:value-type="float" office:value="14661491871" calcext:value-type="float">
            <text:p>1466149187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Kerwinn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kshearcv@cdc.gov</text:p>
          </table:table-cell>
          <table:table-cell office:value-type="float" office:value="75896827425" calcext:value-type="float">
            <text:p>7589682742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Jada</text:p>
          </table:table-cell>
          <table:table-cell office:value-type="string" calcext:value-type="string">
            <text:p>Abbatucci</text:p>
          </table:table-cell>
          <table:table-cell office:value-type="string" calcext:value-type="string">
            <text:p>jabbatuccicw@china.com.cn</text:p>
          </table:table-cell>
          <table:table-cell office:value-type="float" office:value="66542291363" calcext:value-type="float">
            <text:p>6654229136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MacKenny</text:p>
          </table:table-cell>
          <table:table-cell office:value-type="string" calcext:value-type="string">
            <text:p>hmackennycx@zimbio.com</text:p>
          </table:table-cell>
          <table:table-cell office:value-type="float" office:value="25131171649" calcext:value-type="float">
            <text:p>2513117164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arlyle</text:p>
          </table:table-cell>
          <table:table-cell office:value-type="string" calcext:value-type="string">
            <text:p>O' Bee</text:p>
          </table:table-cell>
          <table:table-cell office:value-type="string" calcext:value-type="string">
            <text:p>cobeecy@xrea.com</text:p>
          </table:table-cell>
          <table:table-cell office:value-type="float" office:value="81145701737" calcext:value-type="float">
            <text:p>8114570173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atrina</text:p>
          </table:table-cell>
          <table:table-cell office:value-type="string" calcext:value-type="string">
            <text:p>Chilley</text:p>
          </table:table-cell>
          <table:table-cell office:value-type="string" calcext:value-type="string">
            <text:p>cchilleycz@cpanel.net</text:p>
          </table:table-cell>
          <table:table-cell office:value-type="float" office:value="68733150508" calcext:value-type="float">
            <text:p>6873315050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Bibi</text:p>
          </table:table-cell>
          <table:table-cell office:value-type="string" calcext:value-type="string">
            <text:p>Balsellie</text:p>
          </table:table-cell>
          <table:table-cell office:value-type="string" calcext:value-type="string">
            <text:p>bbalsellied0@hc360.com</text:p>
          </table:table-cell>
          <table:table-cell office:value-type="float" office:value="4614650171" calcext:value-type="float">
            <text:p>461465017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Morton</text:p>
          </table:table-cell>
          <table:table-cell office:value-type="string" calcext:value-type="string">
            <text:p>Midlar</text:p>
          </table:table-cell>
          <table:table-cell office:value-type="string" calcext:value-type="string">
            <text:p>mmidlard1@mac.com</text:p>
          </table:table-cell>
          <table:table-cell office:value-type="float" office:value="37868869685" calcext:value-type="float">
            <text:p>3786886968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Debor</text:p>
          </table:table-cell>
          <table:table-cell office:value-type="string" calcext:value-type="string">
            <text:p>Hammant</text:p>
          </table:table-cell>
          <table:table-cell office:value-type="string" calcext:value-type="string">
            <text:p>dhammantd2@loc.gov</text:p>
          </table:table-cell>
          <table:table-cell office:value-type="float" office:value="25767260481" calcext:value-type="float">
            <text:p>2576726048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Dorie</text:p>
          </table:table-cell>
          <table:table-cell office:value-type="string" calcext:value-type="string">
            <text:p>Kensy</text:p>
          </table:table-cell>
          <table:table-cell office:value-type="string" calcext:value-type="string">
            <text:p>dkensyd3@apple.com</text:p>
          </table:table-cell>
          <table:table-cell office:value-type="float" office:value="93210760543" calcext:value-type="float">
            <text:p>9321076054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Geerits</text:p>
          </table:table-cell>
          <table:table-cell office:value-type="string" calcext:value-type="string">
            <text:p>hgeeritsd4@amazon.co.uk</text:p>
          </table:table-cell>
          <table:table-cell office:value-type="float" office:value="51121845279" calcext:value-type="float">
            <text:p>5112184527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Roderic</text:p>
          </table:table-cell>
          <table:table-cell office:value-type="string" calcext:value-type="string">
            <text:p>Marages</text:p>
          </table:table-cell>
          <table:table-cell office:value-type="string" calcext:value-type="string">
            <text:p>rmaragesd5@multiply.com</text:p>
          </table:table-cell>
          <table:table-cell office:value-type="float" office:value="16235780933" calcext:value-type="float">
            <text:p>1623578093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Karus</text:p>
          </table:table-cell>
          <table:table-cell office:value-type="string" calcext:value-type="string">
            <text:p>okarusd6@sbwire.com</text:p>
          </table:table-cell>
          <table:table-cell office:value-type="float" office:value="10677058071" calcext:value-type="float">
            <text:p>1067705807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Faun</text:p>
          </table:table-cell>
          <table:table-cell office:value-type="string" calcext:value-type="string">
            <text:p>Vost</text:p>
          </table:table-cell>
          <table:table-cell office:value-type="string" calcext:value-type="string">
            <text:p>fvostd7@geocities.com</text:p>
          </table:table-cell>
          <table:table-cell office:value-type="float" office:value="53136166371" calcext:value-type="float">
            <text:p>5313616637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Batholomew</text:p>
          </table:table-cell>
          <table:table-cell office:value-type="string" calcext:value-type="string">
            <text:p>Fullbrook</text:p>
          </table:table-cell>
          <table:table-cell office:value-type="string" calcext:value-type="string">
            <text:p>bfullbrookd8@purevolume.com</text:p>
          </table:table-cell>
          <table:table-cell office:value-type="float" office:value="40178460857" calcext:value-type="float">
            <text:p>4017846085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Terrel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tantczakd9@nih.gov</text:p>
          </table:table-cell>
          <table:table-cell office:value-type="float" office:value="90169084870" calcext:value-type="float">
            <text:p>9016908487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Loraine</text:p>
          </table:table-cell>
          <table:table-cell office:value-type="string" calcext:value-type="string">
            <text:p>Godin</text:p>
          </table:table-cell>
          <table:table-cell office:value-type="string" calcext:value-type="string">
            <text:p>lgodinda@forbes.com</text:p>
          </table:table-cell>
          <table:table-cell office:value-type="float" office:value="55129236200" calcext:value-type="float">
            <text:p>551292362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Tasch</text:p>
          </table:table-cell>
          <table:table-cell office:value-type="string" calcext:value-type="string">
            <text:p>ctaschdb@scribd.com</text:p>
          </table:table-cell>
          <table:table-cell office:value-type="float" office:value="22313142430" calcext:value-type="float">
            <text:p>2231314243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Velma</text:p>
          </table:table-cell>
          <table:table-cell office:value-type="string" calcext:value-type="string">
            <text:p>Tarling</text:p>
          </table:table-cell>
          <table:table-cell office:value-type="string" calcext:value-type="string">
            <text:p>vtarlingdc@liveinternet.ru</text:p>
          </table:table-cell>
          <table:table-cell office:value-type="float" office:value="99357174670" calcext:value-type="float">
            <text:p>9935717467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Jodie</text:p>
          </table:table-cell>
          <table:table-cell office:value-type="string" calcext:value-type="string">
            <text:p>Summerhayes</text:p>
          </table:table-cell>
          <table:table-cell office:value-type="string" calcext:value-type="string">
            <text:p>jsummerhayesdd@domainmarket.com</text:p>
          </table:table-cell>
          <table:table-cell office:value-type="float" office:value="5321636558" calcext:value-type="float">
            <text:p>532163655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Kerman</text:p>
          </table:table-cell>
          <table:table-cell office:value-type="string" calcext:value-type="string">
            <text:p>lkermande@sogou.com</text:p>
          </table:table-cell>
          <table:table-cell office:value-type="float" office:value="13199754981" calcext:value-type="float">
            <text:p>1319975498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Ramonda</text:p>
          </table:table-cell>
          <table:table-cell office:value-type="string" calcext:value-type="string">
            <text:p>Radish</text:p>
          </table:table-cell>
          <table:table-cell office:value-type="string" calcext:value-type="string">
            <text:p>rradishdf@clickbank.net</text:p>
          </table:table-cell>
          <table:table-cell office:value-type="float" office:value="62343903464" calcext:value-type="float">
            <text:p>6234390346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allida</text:p>
          </table:table-cell>
          <table:table-cell office:value-type="string" calcext:value-type="string">
            <text:p>Knightly</text:p>
          </table:table-cell>
          <table:table-cell office:value-type="string" calcext:value-type="string">
            <text:p>cknightlydg@dell.com</text:p>
          </table:table-cell>
          <table:table-cell office:value-type="float" office:value="71927279676" calcext:value-type="float">
            <text:p>7192727967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Roshelle</text:p>
          </table:table-cell>
          <table:table-cell office:value-type="string" calcext:value-type="string">
            <text:p>Geary</text:p>
          </table:table-cell>
          <table:table-cell office:value-type="string" calcext:value-type="string">
            <text:p>rgearydh@google.ru</text:p>
          </table:table-cell>
          <table:table-cell office:value-type="float" office:value="9958044063" calcext:value-type="float">
            <text:p>995804406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Giulio</text:p>
          </table:table-cell>
          <table:table-cell office:value-type="string" calcext:value-type="string">
            <text:p>Golborn</text:p>
          </table:table-cell>
          <table:table-cell office:value-type="string" calcext:value-type="string">
            <text:p>ggolborndi@reference.com</text:p>
          </table:table-cell>
          <table:table-cell office:value-type="float" office:value="42592457845" calcext:value-type="float">
            <text:p>4259245784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haril</text:p>
          </table:table-cell>
          <table:table-cell office:value-type="string" calcext:value-type="string">
            <text:p>Ditty</text:p>
          </table:table-cell>
          <table:table-cell office:value-type="string" calcext:value-type="string">
            <text:p>cdittydj@pinterest.com</text:p>
          </table:table-cell>
          <table:table-cell office:value-type="float" office:value="58998028710" calcext:value-type="float">
            <text:p>5899802871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herrie</text:p>
          </table:table-cell>
          <table:table-cell office:value-type="string" calcext:value-type="string">
            <text:p>Barnet</text:p>
          </table:table-cell>
          <table:table-cell office:value-type="string" calcext:value-type="string">
            <text:p>sbarnetdk@cbc.ca</text:p>
          </table:table-cell>
          <table:table-cell office:value-type="float" office:value="54692400006" calcext:value-type="float">
            <text:p>5469240000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Ellette</text:p>
          </table:table-cell>
          <table:table-cell office:value-type="string" calcext:value-type="string">
            <text:p>Comolli</text:p>
          </table:table-cell>
          <table:table-cell office:value-type="string" calcext:value-type="string">
            <text:p>ecomollidl@amazon.de</text:p>
          </table:table-cell>
          <table:table-cell office:value-type="float" office:value="37480773980" calcext:value-type="float">
            <text:p>3748077398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Emelita</text:p>
          </table:table-cell>
          <table:table-cell office:value-type="string" calcext:value-type="string">
            <text:p>Curness</text:p>
          </table:table-cell>
          <table:table-cell office:value-type="string" calcext:value-type="string">
            <text:p>ecurnessdm@w3.org</text:p>
          </table:table-cell>
          <table:table-cell office:value-type="float" office:value="44422089424" calcext:value-type="float">
            <text:p>4442208942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Pippa</text:p>
          </table:table-cell>
          <table:table-cell office:value-type="string" calcext:value-type="string">
            <text:p>Davley</text:p>
          </table:table-cell>
          <table:table-cell office:value-type="string" calcext:value-type="string">
            <text:p>pdavleydn@independent.co.uk</text:p>
          </table:table-cell>
          <table:table-cell office:value-type="float" office:value="84234414279" calcext:value-type="float">
            <text:p>8423441427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Haroun</text:p>
          </table:table-cell>
          <table:table-cell office:value-type="string" calcext:value-type="string">
            <text:p>Conman</text:p>
          </table:table-cell>
          <table:table-cell office:value-type="string" calcext:value-type="string">
            <text:p>hconmando@storify.com</text:p>
          </table:table-cell>
          <table:table-cell office:value-type="float" office:value="81165798560" calcext:value-type="float">
            <text:p>8116579856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Baillie</text:p>
          </table:table-cell>
          <table:table-cell office:value-type="string" calcext:value-type="string">
            <text:p>Aucock</text:p>
          </table:table-cell>
          <table:table-cell office:value-type="string" calcext:value-type="string">
            <text:p>baucockdp@delicious.com</text:p>
          </table:table-cell>
          <table:table-cell office:value-type="float" office:value="35401400954" calcext:value-type="float">
            <text:p>3540140095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Hervey</text:p>
          </table:table-cell>
          <table:table-cell office:value-type="string" calcext:value-type="string">
            <text:p>Deekes</text:p>
          </table:table-cell>
          <table:table-cell office:value-type="string" calcext:value-type="string">
            <text:p>hdeekesdq@slideshare.net</text:p>
          </table:table-cell>
          <table:table-cell office:value-type="float" office:value="68328506947" calcext:value-type="float">
            <text:p>6832850694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Pall</text:p>
          </table:table-cell>
          <table:table-cell office:value-type="string" calcext:value-type="string">
            <text:p>Kirckman</text:p>
          </table:table-cell>
          <table:table-cell office:value-type="string" calcext:value-type="string">
            <text:p>pkirckmandr@baidu.com</text:p>
          </table:table-cell>
          <table:table-cell office:value-type="float" office:value="7988145086" calcext:value-type="float">
            <text:p>798814508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Harley</text:p>
          </table:table-cell>
          <table:table-cell office:value-type="string" calcext:value-type="string">
            <text:p>Nisard</text:p>
          </table:table-cell>
          <table:table-cell office:value-type="string" calcext:value-type="string">
            <text:p>hnisardds@paypal.com</text:p>
          </table:table-cell>
          <table:table-cell office:value-type="float" office:value="66591667091" calcext:value-type="float">
            <text:p>6659166709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teffie</text:p>
          </table:table-cell>
          <table:table-cell office:value-type="string" calcext:value-type="string">
            <text:p>Hempshall</text:p>
          </table:table-cell>
          <table:table-cell office:value-type="string" calcext:value-type="string">
            <text:p>shempshalldt@nydailynews.com</text:p>
          </table:table-cell>
          <table:table-cell office:value-type="float" office:value="66615384178" calcext:value-type="float">
            <text:p>6661538417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Bellanca</text:p>
          </table:table-cell>
          <table:table-cell office:value-type="string" calcext:value-type="string">
            <text:p>Papps</text:p>
          </table:table-cell>
          <table:table-cell office:value-type="string" calcext:value-type="string">
            <text:p>bpappsdu@boston.com</text:p>
          </table:table-cell>
          <table:table-cell office:value-type="float" office:value="84023567266" calcext:value-type="float">
            <text:p>840235672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Terbruggen</text:p>
          </table:table-cell>
          <table:table-cell office:value-type="string" calcext:value-type="string">
            <text:p>cterbruggendv@comsenz.com</text:p>
          </table:table-cell>
          <table:table-cell office:value-type="float" office:value="44757297747" calcext:value-type="float">
            <text:p>4475729774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Abdul</text:p>
          </table:table-cell>
          <table:table-cell office:value-type="string" calcext:value-type="string">
            <text:p>Kinny</text:p>
          </table:table-cell>
          <table:table-cell office:value-type="string" calcext:value-type="string">
            <text:p>akinnydw@sohu.com</text:p>
          </table:table-cell>
          <table:table-cell office:value-type="float" office:value="84970979062" calcext:value-type="float">
            <text:p>8497097906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Mychal</text:p>
          </table:table-cell>
          <table:table-cell office:value-type="string" calcext:value-type="string">
            <text:p>Creaser</text:p>
          </table:table-cell>
          <table:table-cell office:value-type="string" calcext:value-type="string">
            <text:p>mcreaserdx@state.tx.us</text:p>
          </table:table-cell>
          <table:table-cell office:value-type="float" office:value="78835998693" calcext:value-type="float">
            <text:p>7883599869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Marrissa</text:p>
          </table:table-cell>
          <table:table-cell office:value-type="string" calcext:value-type="string">
            <text:p>Hunday</text:p>
          </table:table-cell>
          <table:table-cell office:value-type="string" calcext:value-type="string">
            <text:p>mhundaydy@techcrunch.com</text:p>
          </table:table-cell>
          <table:table-cell office:value-type="float" office:value="15424947752" calcext:value-type="float">
            <text:p>1542494775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Gilbertine</text:p>
          </table:table-cell>
          <table:table-cell office:value-type="string" calcext:value-type="string">
            <text:p>Sturrock</text:p>
          </table:table-cell>
          <table:table-cell office:value-type="string" calcext:value-type="string">
            <text:p>gsturrockdz@lulu.com</text:p>
          </table:table-cell>
          <table:table-cell office:value-type="float" office:value="6453157743" calcext:value-type="float">
            <text:p>645315774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Hayward</text:p>
          </table:table-cell>
          <table:table-cell office:value-type="string" calcext:value-type="string">
            <text:p>Hillatt</text:p>
          </table:table-cell>
          <table:table-cell office:value-type="string" calcext:value-type="string">
            <text:p>hhillatte0@pinterest.com</text:p>
          </table:table-cell>
          <table:table-cell office:value-type="float" office:value="33780285131" calcext:value-type="float">
            <text:p>3378028513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Nancie</text:p>
          </table:table-cell>
          <table:table-cell office:value-type="string" calcext:value-type="string">
            <text:p>Wildgoose</text:p>
          </table:table-cell>
          <table:table-cell office:value-type="string" calcext:value-type="string">
            <text:p>nwildgoosee1@yellowpages.com</text:p>
          </table:table-cell>
          <table:table-cell office:value-type="float" office:value="16928171447" calcext:value-type="float">
            <text:p>1692817144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hurwood</text:p>
          </table:table-cell>
          <table:table-cell office:value-type="string" calcext:value-type="string">
            <text:p>Gapp</text:p>
          </table:table-cell>
          <table:table-cell office:value-type="string" calcext:value-type="string">
            <text:p>sgappe2@parallels.com</text:p>
          </table:table-cell>
          <table:table-cell office:value-type="float" office:value="80611127777" calcext:value-type="float">
            <text:p>8061112777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Aubree</text:p>
          </table:table-cell>
          <table:table-cell office:value-type="string" calcext:value-type="string">
            <text:p>O'Dougherty</text:p>
          </table:table-cell>
          <table:table-cell office:value-type="string" calcext:value-type="string">
            <text:p>aodoughertye3@parallels.com</text:p>
          </table:table-cell>
          <table:table-cell office:value-type="float" office:value="52051544969" calcext:value-type="float">
            <text:p>5205154496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Tricia</text:p>
          </table:table-cell>
          <table:table-cell office:value-type="string" calcext:value-type="string">
            <text:p>Huonic</text:p>
          </table:table-cell>
          <table:table-cell office:value-type="string" calcext:value-type="string">
            <text:p>thuonice4@icio.us</text:p>
          </table:table-cell>
          <table:table-cell office:value-type="float" office:value="6356248693" calcext:value-type="float">
            <text:p>635624869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Idalina</text:p>
          </table:table-cell>
          <table:table-cell office:value-type="string" calcext:value-type="string">
            <text:p>Tizard</text:p>
          </table:table-cell>
          <table:table-cell office:value-type="string" calcext:value-type="string">
            <text:p>itizarde5@hibu.com</text:p>
          </table:table-cell>
          <table:table-cell office:value-type="float" office:value="71520712088" calcext:value-type="float">
            <text:p>7152071208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Kirk</text:p>
          </table:table-cell>
          <table:table-cell office:value-type="string" calcext:value-type="string">
            <text:p>Cardis</text:p>
          </table:table-cell>
          <table:table-cell office:value-type="string" calcext:value-type="string">
            <text:p>kcardise6@wikia.com</text:p>
          </table:table-cell>
          <table:table-cell office:value-type="float" office:value="2196711174" calcext:value-type="float">
            <text:p>219671117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Dyann</text:p>
          </table:table-cell>
          <table:table-cell office:value-type="string" calcext:value-type="string">
            <text:p>Boays</text:p>
          </table:table-cell>
          <table:table-cell office:value-type="string" calcext:value-type="string">
            <text:p>dboayse7@w3.org</text:p>
          </table:table-cell>
          <table:table-cell office:value-type="float" office:value="80490214683" calcext:value-type="float">
            <text:p>8049021468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Moden</text:p>
          </table:table-cell>
          <table:table-cell office:value-type="string" calcext:value-type="string">
            <text:p>hmodene8@cbsnews.com</text:p>
          </table:table-cell>
          <table:table-cell office:value-type="float" office:value="21497218918" calcext:value-type="float">
            <text:p>2149721891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Rodge</text:p>
          </table:table-cell>
          <table:table-cell office:value-type="string" calcext:value-type="string">
            <text:p>Oldershaw</text:p>
          </table:table-cell>
          <table:table-cell office:value-type="string" calcext:value-type="string">
            <text:p>roldershawe9@1688.com</text:p>
          </table:table-cell>
          <table:table-cell office:value-type="float" office:value="500188783" calcext:value-type="float">
            <text:p>50018878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Rozanne</text:p>
          </table:table-cell>
          <table:table-cell office:value-type="string" calcext:value-type="string">
            <text:p>Bernth</text:p>
          </table:table-cell>
          <table:table-cell office:value-type="string" calcext:value-type="string">
            <text:p>rbernthea@tripadvisor.com</text:p>
          </table:table-cell>
          <table:table-cell office:value-type="float" office:value="70853401523" calcext:value-type="float">
            <text:p>7085340152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Gilles</text:p>
          </table:table-cell>
          <table:table-cell office:value-type="string" calcext:value-type="string">
            <text:p>Landrieu</text:p>
          </table:table-cell>
          <table:table-cell office:value-type="string" calcext:value-type="string">
            <text:p>glandrieueb@thetimes.co.uk</text:p>
          </table:table-cell>
          <table:table-cell office:value-type="float" office:value="92469619579" calcext:value-type="float">
            <text:p>9246961957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Garrek</text:p>
          </table:table-cell>
          <table:table-cell office:value-type="string" calcext:value-type="string">
            <text:p>Enderwick</text:p>
          </table:table-cell>
          <table:table-cell office:value-type="string" calcext:value-type="string">
            <text:p>genderwickec@ocn.ne.jp</text:p>
          </table:table-cell>
          <table:table-cell office:value-type="float" office:value="68542905785" calcext:value-type="float">
            <text:p>6854290578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Tallie</text:p>
          </table:table-cell>
          <table:table-cell office:value-type="string" calcext:value-type="string">
            <text:p>Signore</text:p>
          </table:table-cell>
          <table:table-cell office:value-type="string" calcext:value-type="string">
            <text:p>tsignoreed@chron.com</text:p>
          </table:table-cell>
          <table:table-cell office:value-type="float" office:value="97567976684" calcext:value-type="float">
            <text:p>9756797668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Donnamarie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ddoeee@51.la</text:p>
          </table:table-cell>
          <table:table-cell office:value-type="float" office:value="86006897599" calcext:value-type="float">
            <text:p>8600689759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Thalia</text:p>
          </table:table-cell>
          <table:table-cell office:value-type="string" calcext:value-type="string">
            <text:p>Gors</text:p>
          </table:table-cell>
          <table:table-cell office:value-type="string" calcext:value-type="string">
            <text:p>tgorsef@nature.com</text:p>
          </table:table-cell>
          <table:table-cell office:value-type="float" office:value="76959224080" calcext:value-type="float">
            <text:p>7695922408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Xena</text:p>
          </table:table-cell>
          <table:table-cell office:value-type="string" calcext:value-type="string">
            <text:p>Rattery</text:p>
          </table:table-cell>
          <table:table-cell office:value-type="string" calcext:value-type="string">
            <text:p>xratteryeg@netvibes.com</text:p>
          </table:table-cell>
          <table:table-cell office:value-type="float" office:value="47259931500" calcext:value-type="float">
            <text:p>4725993150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Hovey</text:p>
          </table:table-cell>
          <table:table-cell office:value-type="string" calcext:value-type="string">
            <text:p>jhoveyeh@booking.com</text:p>
          </table:table-cell>
          <table:table-cell office:value-type="float" office:value="10099477065" calcext:value-type="float">
            <text:p>1009947706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Mattie</text:p>
          </table:table-cell>
          <table:table-cell office:value-type="string" calcext:value-type="string">
            <text:p>Beurich</text:p>
          </table:table-cell>
          <table:table-cell office:value-type="string" calcext:value-type="string">
            <text:p>mbeurichei@weather.com</text:p>
          </table:table-cell>
          <table:table-cell office:value-type="float" office:value="15570781547" calcext:value-type="float">
            <text:p>1557078154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Edik</text:p>
          </table:table-cell>
          <table:table-cell office:value-type="string" calcext:value-type="string">
            <text:p>Vanyutin</text:p>
          </table:table-cell>
          <table:table-cell office:value-type="string" calcext:value-type="string">
            <text:p>evanyutinej@noaa.gov</text:p>
          </table:table-cell>
          <table:table-cell office:value-type="float" office:value="56246050218" calcext:value-type="float">
            <text:p>5624605021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Lotti</text:p>
          </table:table-cell>
          <table:table-cell office:value-type="string" calcext:value-type="string">
            <text:p>Dummigan</text:p>
          </table:table-cell>
          <table:table-cell office:value-type="string" calcext:value-type="string">
            <text:p>ldummiganek@prweb.com</text:p>
          </table:table-cell>
          <table:table-cell office:value-type="float" office:value="57009674281" calcext:value-type="float">
            <text:p>5700967428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Ursuline</text:p>
          </table:table-cell>
          <table:table-cell office:value-type="string" calcext:value-type="string">
            <text:p>Syphas</text:p>
          </table:table-cell>
          <table:table-cell office:value-type="string" calcext:value-type="string">
            <text:p>usyphasel@boston.com</text:p>
          </table:table-cell>
          <table:table-cell office:value-type="float" office:value="14171421988" calcext:value-type="float">
            <text:p>1417142198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Brose</text:p>
          </table:table-cell>
          <table:table-cell office:value-type="string" calcext:value-type="string">
            <text:p>Pillans</text:p>
          </table:table-cell>
          <table:table-cell office:value-type="string" calcext:value-type="string">
            <text:p>bpillansem@weather.com</text:p>
          </table:table-cell>
          <table:table-cell office:value-type="float" office:value="55053991545" calcext:value-type="float">
            <text:p>5505399154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Rozelle</text:p>
          </table:table-cell>
          <table:table-cell office:value-type="string" calcext:value-type="string">
            <text:p>Winchurst</text:p>
          </table:table-cell>
          <table:table-cell office:value-type="string" calcext:value-type="string">
            <text:p>rwinchursten@vkontakte.ru</text:p>
          </table:table-cell>
          <table:table-cell office:value-type="float" office:value="26714765445" calcext:value-type="float">
            <text:p>2671476544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Bree</text:p>
          </table:table-cell>
          <table:table-cell office:value-type="string" calcext:value-type="string">
            <text:p>Grunson</text:p>
          </table:table-cell>
          <table:table-cell office:value-type="string" calcext:value-type="string">
            <text:p>bgrunsoneo@unblog.fr</text:p>
          </table:table-cell>
          <table:table-cell office:value-type="float" office:value="10769414058" calcext:value-type="float">
            <text:p>1076941405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amey</text:p>
          </table:table-cell>
          <table:table-cell office:value-type="string" calcext:value-type="string">
            <text:p>Rudwell</text:p>
          </table:table-cell>
          <table:table-cell office:value-type="string" calcext:value-type="string">
            <text:p>crudwellep@aboutads.info</text:p>
          </table:table-cell>
          <table:table-cell office:value-type="float" office:value="61330891044" calcext:value-type="float">
            <text:p>6133089104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Rebbecca</text:p>
          </table:table-cell>
          <table:table-cell office:value-type="string" calcext:value-type="string">
            <text:p>Camsey</text:p>
          </table:table-cell>
          <table:table-cell office:value-type="string" calcext:value-type="string">
            <text:p>rcamseyeq@google.it</text:p>
          </table:table-cell>
          <table:table-cell office:value-type="float" office:value="97655640344" calcext:value-type="float">
            <text:p>9765564034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Bushill</text:p>
          </table:table-cell>
          <table:table-cell office:value-type="string" calcext:value-type="string">
            <text:p>dbushiller@wordpress.org</text:p>
          </table:table-cell>
          <table:table-cell office:value-type="float" office:value="10569323370" calcext:value-type="float">
            <text:p>1056932337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Rozenbaum</text:p>
          </table:table-cell>
          <table:table-cell office:value-type="string" calcext:value-type="string">
            <text:p>brozenbaumes@phoca.cz</text:p>
          </table:table-cell>
          <table:table-cell office:value-type="float" office:value="23546987499" calcext:value-type="float">
            <text:p>2354698749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Ilsa</text:p>
          </table:table-cell>
          <table:table-cell office:value-type="string" calcext:value-type="string">
            <text:p>Petrelli</text:p>
          </table:table-cell>
          <table:table-cell office:value-type="string" calcext:value-type="string">
            <text:p>ipetrelliet@feedburner.com</text:p>
          </table:table-cell>
          <table:table-cell office:value-type="float" office:value="83761727514" calcext:value-type="float">
            <text:p>8376172751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Yehudit</text:p>
          </table:table-cell>
          <table:table-cell office:value-type="string" calcext:value-type="string">
            <text:p>Gregorio</text:p>
          </table:table-cell>
          <table:table-cell office:value-type="string" calcext:value-type="string">
            <text:p>ygregorioeu@cocolog-nifty.com</text:p>
          </table:table-cell>
          <table:table-cell office:value-type="float" office:value="11792238346" calcext:value-type="float">
            <text:p>1179223834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Sanders</text:p>
          </table:table-cell>
          <table:table-cell office:value-type="string" calcext:value-type="string">
            <text:p>Calltone</text:p>
          </table:table-cell>
          <table:table-cell office:value-type="string" calcext:value-type="string">
            <text:p>scalltoneev@tumblr.com</text:p>
          </table:table-cell>
          <table:table-cell office:value-type="float" office:value="31869086508" calcext:value-type="float">
            <text:p>3186908650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Ermengarde</text:p>
          </table:table-cell>
          <table:table-cell office:value-type="string" calcext:value-type="string">
            <text:p>Swanborrow</text:p>
          </table:table-cell>
          <table:table-cell office:value-type="string" calcext:value-type="string">
            <text:p>eswanborrowew@cbslocal.com</text:p>
          </table:table-cell>
          <table:table-cell office:value-type="float" office:value="59518473733" calcext:value-type="float">
            <text:p>5951847373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Jenna</text:p>
          </table:table-cell>
          <table:table-cell office:value-type="string" calcext:value-type="string">
            <text:p>Scottrell</text:p>
          </table:table-cell>
          <table:table-cell office:value-type="string" calcext:value-type="string">
            <text:p>jscottrellex@cisco.com</text:p>
          </table:table-cell>
          <table:table-cell office:value-type="float" office:value="57976872408" calcext:value-type="float">
            <text:p>5797687240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ashenka</text:p>
          </table:table-cell>
          <table:table-cell office:value-type="string" calcext:value-type="string">
            <text:p>Cordaroy</text:p>
          </table:table-cell>
          <table:table-cell office:value-type="string" calcext:value-type="string">
            <text:p>scordaroyey@amazon.com</text:p>
          </table:table-cell>
          <table:table-cell office:value-type="float" office:value="16442904483" calcext:value-type="float">
            <text:p>1644290448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ylvan</text:p>
          </table:table-cell>
          <table:table-cell office:value-type="string" calcext:value-type="string">
            <text:p>Yanshinov</text:p>
          </table:table-cell>
          <table:table-cell office:value-type="string" calcext:value-type="string">
            <text:p>syanshinovez@addthis.com</text:p>
          </table:table-cell>
          <table:table-cell office:value-type="float" office:value="34940995994" calcext:value-type="float">
            <text:p>3494099599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Adeline</text:p>
          </table:table-cell>
          <table:table-cell office:value-type="string" calcext:value-type="string">
            <text:p>Norrington</text:p>
          </table:table-cell>
          <table:table-cell office:value-type="string" calcext:value-type="string">
            <text:p>anorringtonf0@google.pl</text:p>
          </table:table-cell>
          <table:table-cell office:value-type="float" office:value="13931321845" calcext:value-type="float">
            <text:p>1393132184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Linea</text:p>
          </table:table-cell>
          <table:table-cell office:value-type="string" calcext:value-type="string">
            <text:p>Brixey</text:p>
          </table:table-cell>
          <table:table-cell office:value-type="string" calcext:value-type="string">
            <text:p>lbrixeyf1@e-recht24.de</text:p>
          </table:table-cell>
          <table:table-cell office:value-type="float" office:value="79302952441" calcext:value-type="float">
            <text:p>7930295244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Alibone</text:p>
          </table:table-cell>
          <table:table-cell office:value-type="string" calcext:value-type="string">
            <text:p>ealibonef2@wiley.com</text:p>
          </table:table-cell>
          <table:table-cell office:value-type="float" office:value="95593424496" calcext:value-type="float">
            <text:p>9559342449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Cotman</text:p>
          </table:table-cell>
          <table:table-cell office:value-type="string" calcext:value-type="string">
            <text:p>icotmanf3@ycombinator.com</text:p>
          </table:table-cell>
          <table:table-cell office:value-type="float" office:value="10047310186" calcext:value-type="float">
            <text:p>1004731018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Doretta</text:p>
          </table:table-cell>
          <table:table-cell office:value-type="string" calcext:value-type="string">
            <text:p>Tinklin</text:p>
          </table:table-cell>
          <table:table-cell office:value-type="string" calcext:value-type="string">
            <text:p>dtinklinf4@theguardian.com</text:p>
          </table:table-cell>
          <table:table-cell office:value-type="float" office:value="67129401399" calcext:value-type="float">
            <text:p>6712940139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Kevyn</text:p>
          </table:table-cell>
          <table:table-cell office:value-type="string" calcext:value-type="string">
            <text:p>Bonsall</text:p>
          </table:table-cell>
          <table:table-cell office:value-type="string" calcext:value-type="string">
            <text:p>kbonsallf5@hexun.com</text:p>
          </table:table-cell>
          <table:table-cell office:value-type="float" office:value="33804408084" calcext:value-type="float">
            <text:p>3380440808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arlee</text:p>
          </table:table-cell>
          <table:table-cell office:value-type="string" calcext:value-type="string">
            <text:p>Curzey</text:p>
          </table:table-cell>
          <table:table-cell office:value-type="string" calcext:value-type="string">
            <text:p>ccurzeyf6@virginia.edu</text:p>
          </table:table-cell>
          <table:table-cell office:value-type="float" office:value="24541606841" calcext:value-type="float">
            <text:p>2454160684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Jorey</text:p>
          </table:table-cell>
          <table:table-cell office:value-type="string" calcext:value-type="string">
            <text:p>Toyne</text:p>
          </table:table-cell>
          <table:table-cell office:value-type="string" calcext:value-type="string">
            <text:p>jtoynef7@census.gov</text:p>
          </table:table-cell>
          <table:table-cell office:value-type="float" office:value="45215331117" calcext:value-type="float">
            <text:p>4521533111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lyve</text:p>
          </table:table-cell>
          <table:table-cell office:value-type="string" calcext:value-type="string">
            <text:p>Forestel</text:p>
          </table:table-cell>
          <table:table-cell office:value-type="string" calcext:value-type="string">
            <text:p>cforestelf8@examiner.com</text:p>
          </table:table-cell>
          <table:table-cell office:value-type="float" office:value="23997122183" calcext:value-type="float">
            <text:p>2399712218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Nornasell</text:p>
          </table:table-cell>
          <table:table-cell office:value-type="string" calcext:value-type="string">
            <text:p>lnornasellf9@narod.ru</text:p>
          </table:table-cell>
          <table:table-cell office:value-type="float" office:value="97576361946" calcext:value-type="float">
            <text:p>9757636194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olby</text:p>
          </table:table-cell>
          <table:table-cell office:value-type="string" calcext:value-type="string">
            <text:p>Moxted</text:p>
          </table:table-cell>
          <table:table-cell office:value-type="string" calcext:value-type="string">
            <text:p>cmoxtedfa@hibu.com</text:p>
          </table:table-cell>
          <table:table-cell office:value-type="float" office:value="24237712896" calcext:value-type="float">
            <text:p>2423771289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Blondelle</text:p>
          </table:table-cell>
          <table:table-cell office:value-type="string" calcext:value-type="string">
            <text:p>Browncey</text:p>
          </table:table-cell>
          <table:table-cell office:value-type="string" calcext:value-type="string">
            <text:p>bbrownceyfb@tmall.com</text:p>
          </table:table-cell>
          <table:table-cell office:value-type="float" office:value="79839708138" calcext:value-type="float">
            <text:p>7983970813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Zorine</text:p>
          </table:table-cell>
          <table:table-cell office:value-type="string" calcext:value-type="string">
            <text:p>Coniam</text:p>
          </table:table-cell>
          <table:table-cell office:value-type="string" calcext:value-type="string">
            <text:p>zconiamfc@studiopress.com</text:p>
          </table:table-cell>
          <table:table-cell office:value-type="float" office:value="90699906188" calcext:value-type="float">
            <text:p>9069990618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Joanne</text:p>
          </table:table-cell>
          <table:table-cell office:value-type="string" calcext:value-type="string">
            <text:p>Fishpool</text:p>
          </table:table-cell>
          <table:table-cell office:value-type="string" calcext:value-type="string">
            <text:p>jfishpoolfd@skyrock.com</text:p>
          </table:table-cell>
          <table:table-cell office:value-type="float" office:value="9917848568" calcext:value-type="float">
            <text:p>991784856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Adham</text:p>
          </table:table-cell>
          <table:table-cell office:value-type="string" calcext:value-type="string">
            <text:p>Topling</text:p>
          </table:table-cell>
          <table:table-cell office:value-type="string" calcext:value-type="string">
            <text:p>atoplingfe@tumblr.com</text:p>
          </table:table-cell>
          <table:table-cell office:value-type="float" office:value="16287357566" calcext:value-type="float">
            <text:p>1628735756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Sisely</text:p>
          </table:table-cell>
          <table:table-cell office:value-type="string" calcext:value-type="string">
            <text:p>Abbett</text:p>
          </table:table-cell>
          <table:table-cell office:value-type="string" calcext:value-type="string">
            <text:p>sabbettff@mlb.com</text:p>
          </table:table-cell>
          <table:table-cell office:value-type="float" office:value="17942994912" calcext:value-type="float">
            <text:p>1794299491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Arnaldo</text:p>
          </table:table-cell>
          <table:table-cell office:value-type="string" calcext:value-type="string">
            <text:p>Herries</text:p>
          </table:table-cell>
          <table:table-cell office:value-type="string" calcext:value-type="string">
            <text:p>aherriesfg@sciencedirect.com</text:p>
          </table:table-cell>
          <table:table-cell office:value-type="float" office:value="545337215" calcext:value-type="float">
            <text:p>54533721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Amandi</text:p>
          </table:table-cell>
          <table:table-cell office:value-type="string" calcext:value-type="string">
            <text:p>Bosch</text:p>
          </table:table-cell>
          <table:table-cell office:value-type="string" calcext:value-type="string">
            <text:p>aboschfh@flavors.me</text:p>
          </table:table-cell>
          <table:table-cell office:value-type="float" office:value="55852592675" calcext:value-type="float">
            <text:p>5585259267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Lira</text:p>
          </table:table-cell>
          <table:table-cell office:value-type="string" calcext:value-type="string">
            <text:p>Gobel</text:p>
          </table:table-cell>
          <table:table-cell office:value-type="string" calcext:value-type="string">
            <text:p>lgobelfi@lulu.com</text:p>
          </table:table-cell>
          <table:table-cell office:value-type="float" office:value="75939374448" calcext:value-type="float">
            <text:p>7593937444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Wooder</text:p>
          </table:table-cell>
          <table:table-cell office:value-type="string" calcext:value-type="string">
            <text:p>ewooderfj@forbes.com</text:p>
          </table:table-cell>
          <table:table-cell office:value-type="float" office:value="18865157385" calcext:value-type="float">
            <text:p>1886515738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Bakey</text:p>
          </table:table-cell>
          <table:table-cell office:value-type="string" calcext:value-type="string">
            <text:p>mbakeyfk@symantec.com</text:p>
          </table:table-cell>
          <table:table-cell office:value-type="float" office:value="34433507992" calcext:value-type="float">
            <text:p>3443350799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Dora</text:p>
          </table:table-cell>
          <table:table-cell office:value-type="string" calcext:value-type="string">
            <text:p>Steggals</text:p>
          </table:table-cell>
          <table:table-cell office:value-type="string" calcext:value-type="string">
            <text:p>dsteggalsfl@patch.com</text:p>
          </table:table-cell>
          <table:table-cell office:value-type="float" office:value="80186752258" calcext:value-type="float">
            <text:p>8018675225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Mead</text:p>
          </table:table-cell>
          <table:table-cell office:value-type="string" calcext:value-type="string">
            <text:p>Roelofsen</text:p>
          </table:table-cell>
          <table:table-cell office:value-type="string" calcext:value-type="string">
            <text:p>mroelofsenfm@boston.com</text:p>
          </table:table-cell>
          <table:table-cell office:value-type="float" office:value="79306407552" calcext:value-type="float">
            <text:p>7930640755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Tilda</text:p>
          </table:table-cell>
          <table:table-cell office:value-type="string" calcext:value-type="string">
            <text:p>Huygens</text:p>
          </table:table-cell>
          <table:table-cell office:value-type="string" calcext:value-type="string">
            <text:p>thuygensfn@cnbc.com</text:p>
          </table:table-cell>
          <table:table-cell office:value-type="float" office:value="94524023063" calcext:value-type="float">
            <text:p>9452402306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Sylvan</text:p>
          </table:table-cell>
          <table:table-cell office:value-type="string" calcext:value-type="string">
            <text:p>Mayo</text:p>
          </table:table-cell>
          <table:table-cell office:value-type="string" calcext:value-type="string">
            <text:p>smayofo@stumbleupon.com</text:p>
          </table:table-cell>
          <table:table-cell office:value-type="float" office:value="64540995080" calcext:value-type="float">
            <text:p>6454099508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arita</text:p>
          </table:table-cell>
          <table:table-cell office:value-type="string" calcext:value-type="string">
            <text:p>Yakunikov</text:p>
          </table:table-cell>
          <table:table-cell office:value-type="string" calcext:value-type="string">
            <text:p>syakunikovfp@ox.ac.uk</text:p>
          </table:table-cell>
          <table:table-cell office:value-type="float" office:value="81074173112" calcext:value-type="float">
            <text:p>8107417311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Phedra</text:p>
          </table:table-cell>
          <table:table-cell office:value-type="string" calcext:value-type="string">
            <text:p>Bader</text:p>
          </table:table-cell>
          <table:table-cell office:value-type="string" calcext:value-type="string">
            <text:p>pbaderfq@youku.com</text:p>
          </table:table-cell>
          <table:table-cell office:value-type="float" office:value="98750930538" calcext:value-type="float">
            <text:p>9875093053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Melburg</text:p>
          </table:table-cell>
          <table:table-cell office:value-type="string" calcext:value-type="string">
            <text:p>amelburgfr@pcworld.com</text:p>
          </table:table-cell>
          <table:table-cell office:value-type="float" office:value="30440294963" calcext:value-type="float">
            <text:p>3044029496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Frannie</text:p>
          </table:table-cell>
          <table:table-cell office:value-type="string" calcext:value-type="string">
            <text:p>Fairbourne</text:p>
          </table:table-cell>
          <table:table-cell office:value-type="string" calcext:value-type="string">
            <text:p>ffairbournefs@squarespace.com</text:p>
          </table:table-cell>
          <table:table-cell office:value-type="float" office:value="57096634060" calcext:value-type="float">
            <text:p>5709663406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Mawditt</text:p>
          </table:table-cell>
          <table:table-cell office:value-type="string" calcext:value-type="string">
            <text:p>cmawdittft@sciencedaily.com</text:p>
          </table:table-cell>
          <table:table-cell office:value-type="float" office:value="19595512899" calcext:value-type="float">
            <text:p>1959551289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Brearton</text:p>
          </table:table-cell>
          <table:table-cell office:value-type="string" calcext:value-type="string">
            <text:p>cbreartonfu@hibu.com</text:p>
          </table:table-cell>
          <table:table-cell office:value-type="float" office:value="74231849121" calcext:value-type="float">
            <text:p>7423184912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Patrizio</text:p>
          </table:table-cell>
          <table:table-cell office:value-type="string" calcext:value-type="string">
            <text:p>Maraga</text:p>
          </table:table-cell>
          <table:table-cell office:value-type="string" calcext:value-type="string">
            <text:p>pmaragafv@creativecommons.org</text:p>
          </table:table-cell>
          <table:table-cell office:value-type="float" office:value="79165553725" calcext:value-type="float">
            <text:p>7916555372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Alaster</text:p>
          </table:table-cell>
          <table:table-cell office:value-type="string" calcext:value-type="string">
            <text:p>Haseman</text:p>
          </table:table-cell>
          <table:table-cell office:value-type="string" calcext:value-type="string">
            <text:p>ahasemanfw@ox.ac.uk</text:p>
          </table:table-cell>
          <table:table-cell office:value-type="float" office:value="68083357996" calcext:value-type="float">
            <text:p>6808335799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Alejoa</text:p>
          </table:table-cell>
          <table:table-cell office:value-type="string" calcext:value-type="string">
            <text:p>Bance</text:p>
          </table:table-cell>
          <table:table-cell office:value-type="string" calcext:value-type="string">
            <text:p>abancefx@narod.ru</text:p>
          </table:table-cell>
          <table:table-cell office:value-type="float" office:value="13008465343" calcext:value-type="float">
            <text:p>1300846534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Darrell</text:p>
          </table:table-cell>
          <table:table-cell office:value-type="string" calcext:value-type="string">
            <text:p>McLise</text:p>
          </table:table-cell>
          <table:table-cell office:value-type="string" calcext:value-type="string">
            <text:p>dmclisefy@ca.gov</text:p>
          </table:table-cell>
          <table:table-cell office:value-type="float" office:value="39242664592" calcext:value-type="float">
            <text:p>3924266459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Herc</text:p>
          </table:table-cell>
          <table:table-cell office:value-type="string" calcext:value-type="string">
            <text:p>Allderidge</text:p>
          </table:table-cell>
          <table:table-cell office:value-type="string" calcext:value-type="string">
            <text:p>hallderidgefz@homestead.com</text:p>
          </table:table-cell>
          <table:table-cell office:value-type="float" office:value="1844685767" calcext:value-type="float">
            <text:p>184468576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Eryn</text:p>
          </table:table-cell>
          <table:table-cell office:value-type="string" calcext:value-type="string">
            <text:p>Tuckwood</text:p>
          </table:table-cell>
          <table:table-cell office:value-type="string" calcext:value-type="string">
            <text:p>etuckwoodg0@blogtalkradio.com</text:p>
          </table:table-cell>
          <table:table-cell office:value-type="float" office:value="6743121206" calcext:value-type="float">
            <text:p>674312120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Vicki</text:p>
          </table:table-cell>
          <table:table-cell office:value-type="string" calcext:value-type="string">
            <text:p>Dutson</text:p>
          </table:table-cell>
          <table:table-cell office:value-type="string" calcext:value-type="string">
            <text:p>vdutsong1@cam.ac.uk</text:p>
          </table:table-cell>
          <table:table-cell office:value-type="float" office:value="78537669948" calcext:value-type="float">
            <text:p>7853766994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bfoleyg2@themeforest.net</text:p>
          </table:table-cell>
          <table:table-cell office:value-type="float" office:value="58286957377" calcext:value-type="float">
            <text:p>5828695737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Marget</text:p>
          </table:table-cell>
          <table:table-cell office:value-type="string" calcext:value-type="string">
            <text:p>Hutchin</text:p>
          </table:table-cell>
          <table:table-cell office:value-type="string" calcext:value-type="string">
            <text:p>mhutching3@hud.gov</text:p>
          </table:table-cell>
          <table:table-cell office:value-type="float" office:value="45059046157" calcext:value-type="float">
            <text:p>4505904615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ibylla</text:p>
          </table:table-cell>
          <table:table-cell office:value-type="string" calcext:value-type="string">
            <text:p>Timblett</text:p>
          </table:table-cell>
          <table:table-cell office:value-type="string" calcext:value-type="string">
            <text:p>stimblettg4@typepad.com</text:p>
          </table:table-cell>
          <table:table-cell office:value-type="float" office:value="10353245114" calcext:value-type="float">
            <text:p>1035324511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Rivkah</text:p>
          </table:table-cell>
          <table:table-cell office:value-type="string" calcext:value-type="string">
            <text:p>Swaisland</text:p>
          </table:table-cell>
          <table:table-cell office:value-type="string" calcext:value-type="string">
            <text:p>rswaislandg5@godaddy.com</text:p>
          </table:table-cell>
          <table:table-cell office:value-type="float" office:value="74133482801" calcext:value-type="float">
            <text:p>7413348280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Lorilee</text:p>
          </table:table-cell>
          <table:table-cell office:value-type="string" calcext:value-type="string">
            <text:p>Pochet</text:p>
          </table:table-cell>
          <table:table-cell office:value-type="string" calcext:value-type="string">
            <text:p>lpochetg6@topsy.com</text:p>
          </table:table-cell>
          <table:table-cell office:value-type="float" office:value="33928666284" calcext:value-type="float">
            <text:p>3392866628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lementia</text:p>
          </table:table-cell>
          <table:table-cell office:value-type="string" calcext:value-type="string">
            <text:p>Senogles</text:p>
          </table:table-cell>
          <table:table-cell office:value-type="string" calcext:value-type="string">
            <text:p>csenoglesg7@weibo.com</text:p>
          </table:table-cell>
          <table:table-cell office:value-type="float" office:value="62208407065" calcext:value-type="float">
            <text:p>6220840706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ebastiano</text:p>
          </table:table-cell>
          <table:table-cell office:value-type="string" calcext:value-type="string">
            <text:p>Pendrey</text:p>
          </table:table-cell>
          <table:table-cell office:value-type="string" calcext:value-type="string">
            <text:p>spendreyg8@vistaprint.com</text:p>
          </table:table-cell>
          <table:table-cell office:value-type="float" office:value="58260737655" calcext:value-type="float">
            <text:p>5826073765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Arda</text:p>
          </table:table-cell>
          <table:table-cell office:value-type="string" calcext:value-type="string">
            <text:p>Corless</text:p>
          </table:table-cell>
          <table:table-cell office:value-type="string" calcext:value-type="string">
            <text:p>acorlessg9@ycombinator.com</text:p>
          </table:table-cell>
          <table:table-cell office:value-type="float" office:value="45170465417" calcext:value-type="float">
            <text:p>4517046541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Staries</text:p>
          </table:table-cell>
          <table:table-cell office:value-type="string" calcext:value-type="string">
            <text:p>astariesga@over-blog.com</text:p>
          </table:table-cell>
          <table:table-cell office:value-type="float" office:value="47087972550" calcext:value-type="float">
            <text:p>4708797255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Haslett</text:p>
          </table:table-cell>
          <table:table-cell office:value-type="string" calcext:value-type="string">
            <text:p>Sherman</text:p>
          </table:table-cell>
          <table:table-cell office:value-type="string" calcext:value-type="string">
            <text:p>hshermangb@printfriendly.com</text:p>
          </table:table-cell>
          <table:table-cell office:value-type="float" office:value="24697634706" calcext:value-type="float">
            <text:p>2469763470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Bartolommeo</text:p>
          </table:table-cell>
          <table:table-cell office:value-type="string" calcext:value-type="string">
            <text:p>abartolommeogc@cnn.com</text:p>
          </table:table-cell>
          <table:table-cell office:value-type="float" office:value="72947769421" calcext:value-type="float">
            <text:p>7294776942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Kissiah</text:p>
          </table:table-cell>
          <table:table-cell office:value-type="string" calcext:value-type="string">
            <text:p>Dutton</text:p>
          </table:table-cell>
          <table:table-cell office:value-type="string" calcext:value-type="string">
            <text:p>kduttongd@ow.ly</text:p>
          </table:table-cell>
          <table:table-cell office:value-type="float" office:value="57486113570" calcext:value-type="float">
            <text:p>5748611357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Helge</text:p>
          </table:table-cell>
          <table:table-cell office:value-type="string" calcext:value-type="string">
            <text:p>Spender</text:p>
          </table:table-cell>
          <table:table-cell office:value-type="string" calcext:value-type="string">
            <text:p>hspenderge@eepurl.com</text:p>
          </table:table-cell>
          <table:table-cell office:value-type="float" office:value="11886107389" calcext:value-type="float">
            <text:p>1188610738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Bendicty</text:p>
          </table:table-cell>
          <table:table-cell office:value-type="string" calcext:value-type="string">
            <text:p>Millions</text:p>
          </table:table-cell>
          <table:table-cell office:value-type="string" calcext:value-type="string">
            <text:p>bmillionsgf@yellowpages.com</text:p>
          </table:table-cell>
          <table:table-cell office:value-type="float" office:value="76786905569" calcext:value-type="float">
            <text:p>7678690556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Mollie</text:p>
          </table:table-cell>
          <table:table-cell office:value-type="string" calcext:value-type="string">
            <text:p>MacAfee</text:p>
          </table:table-cell>
          <table:table-cell office:value-type="string" calcext:value-type="string">
            <text:p>mmacafeegg@photobucket.com</text:p>
          </table:table-cell>
          <table:table-cell office:value-type="float" office:value="89594351010" calcext:value-type="float">
            <text:p>8959435101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Joleen</text:p>
          </table:table-cell>
          <table:table-cell office:value-type="string" calcext:value-type="string">
            <text:p>Cuerdall</text:p>
          </table:table-cell>
          <table:table-cell office:value-type="string" calcext:value-type="string">
            <text:p>jcuerdallgh@chronoengine.com</text:p>
          </table:table-cell>
          <table:table-cell office:value-type="float" office:value="6551407306" calcext:value-type="float">
            <text:p>655140730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Shaylah</text:p>
          </table:table-cell>
          <table:table-cell office:value-type="string" calcext:value-type="string">
            <text:p>Huncoot</text:p>
          </table:table-cell>
          <table:table-cell office:value-type="string" calcext:value-type="string">
            <text:p>shuncootgi@digg.com</text:p>
          </table:table-cell>
          <table:table-cell office:value-type="float" office:value="60268422624" calcext:value-type="float">
            <text:p>6026842262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Anjela</text:p>
          </table:table-cell>
          <table:table-cell office:value-type="string" calcext:value-type="string">
            <text:p>Bunhill</text:p>
          </table:table-cell>
          <table:table-cell office:value-type="string" calcext:value-type="string">
            <text:p>abunhillgj@gnu.org</text:p>
          </table:table-cell>
          <table:table-cell office:value-type="float" office:value="24018265316" calcext:value-type="float">
            <text:p>2401826531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Teers</text:p>
          </table:table-cell>
          <table:table-cell office:value-type="string" calcext:value-type="string">
            <text:p>wteersgk@squarespace.com</text:p>
          </table:table-cell>
          <table:table-cell office:value-type="float" office:value="59006052052" calcext:value-type="float">
            <text:p>5900605205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Zacharia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zskillgl@simplemachines.org</text:p>
          </table:table-cell>
          <table:table-cell office:value-type="float" office:value="14594083983" calcext:value-type="float">
            <text:p>1459408398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Crista</text:p>
          </table:table-cell>
          <table:table-cell office:value-type="string" calcext:value-type="string">
            <text:p>Turvey</text:p>
          </table:table-cell>
          <table:table-cell office:value-type="string" calcext:value-type="string">
            <text:p>cturveygm@techcrunch.com</text:p>
          </table:table-cell>
          <table:table-cell office:value-type="float" office:value="72367761513" calcext:value-type="float">
            <text:p>723677615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Winny</text:p>
          </table:table-cell>
          <table:table-cell office:value-type="string" calcext:value-type="string">
            <text:p>Kellert</text:p>
          </table:table-cell>
          <table:table-cell office:value-type="string" calcext:value-type="string">
            <text:p>wkellertgn@domainmarket.com</text:p>
          </table:table-cell>
          <table:table-cell office:value-type="float" office:value="93979731911" calcext:value-type="float">
            <text:p>9397973191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holom</text:p>
          </table:table-cell>
          <table:table-cell office:value-type="string" calcext:value-type="string">
            <text:p>Atrill</text:p>
          </table:table-cell>
          <table:table-cell office:value-type="string" calcext:value-type="string">
            <text:p>satrillgo@hubpages.com</text:p>
          </table:table-cell>
          <table:table-cell office:value-type="float" office:value="16204215767" calcext:value-type="float">
            <text:p>1620421576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Eda</text:p>
          </table:table-cell>
          <table:table-cell office:value-type="string" calcext:value-type="string">
            <text:p>Hadcroft</text:p>
          </table:table-cell>
          <table:table-cell office:value-type="string" calcext:value-type="string">
            <text:p>ehadcroftgp@facebook.com</text:p>
          </table:table-cell>
          <table:table-cell office:value-type="float" office:value="39070917341" calcext:value-type="float">
            <text:p>3907091734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Fina</text:p>
          </table:table-cell>
          <table:table-cell office:value-type="string" calcext:value-type="string">
            <text:p>Regis</text:p>
          </table:table-cell>
          <table:table-cell office:value-type="string" calcext:value-type="string">
            <text:p>fregisgq@vkontakte.ru</text:p>
          </table:table-cell>
          <table:table-cell office:value-type="float" office:value="45009820182" calcext:value-type="float">
            <text:p>4500982018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Yettie</text:p>
          </table:table-cell>
          <table:table-cell office:value-type="string" calcext:value-type="string">
            <text:p>Kik</text:p>
          </table:table-cell>
          <table:table-cell office:value-type="string" calcext:value-type="string">
            <text:p>ykikgr@google.cn</text:p>
          </table:table-cell>
          <table:table-cell office:value-type="float" office:value="79102789380" calcext:value-type="float">
            <text:p>7910278938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Justinian</text:p>
          </table:table-cell>
          <table:table-cell office:value-type="string" calcext:value-type="string">
            <text:p>Lowater</text:p>
          </table:table-cell>
          <table:table-cell office:value-type="string" calcext:value-type="string">
            <text:p>jlowatergs@comcast.net</text:p>
          </table:table-cell>
          <table:table-cell office:value-type="float" office:value="83245319359" calcext:value-type="float">
            <text:p>8324531935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Playden</text:p>
          </table:table-cell>
          <table:table-cell office:value-type="string" calcext:value-type="string">
            <text:p>rplaydengt@noaa.gov</text:p>
          </table:table-cell>
          <table:table-cell office:value-type="float" office:value="26069973654" calcext:value-type="float">
            <text:p>2606997365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Staresmeare</text:p>
          </table:table-cell>
          <table:table-cell office:value-type="string" calcext:value-type="string">
            <text:p>fstaresmearegu@lycos.com</text:p>
          </table:table-cell>
          <table:table-cell office:value-type="float" office:value="45461941431" calcext:value-type="float">
            <text:p>4546194143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Piotrkowski</text:p>
          </table:table-cell>
          <table:table-cell office:value-type="string" calcext:value-type="string">
            <text:p>mpiotrkowskigv@slashdot.org</text:p>
          </table:table-cell>
          <table:table-cell office:value-type="float" office:value="26858233803" calcext:value-type="float">
            <text:p>2685823380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Nickolas</text:p>
          </table:table-cell>
          <table:table-cell office:value-type="string" calcext:value-type="string">
            <text:p>Heffernan</text:p>
          </table:table-cell>
          <table:table-cell office:value-type="string" calcext:value-type="string">
            <text:p>nheffernangw@homestead.com</text:p>
          </table:table-cell>
          <table:table-cell office:value-type="float" office:value="62829086300" calcext:value-type="float">
            <text:p>6282908630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Timoteo</text:p>
          </table:table-cell>
          <table:table-cell office:value-type="string" calcext:value-type="string">
            <text:p>Churchward</text:p>
          </table:table-cell>
          <table:table-cell office:value-type="string" calcext:value-type="string">
            <text:p>tchurchwardgx@auda.org.au</text:p>
          </table:table-cell>
          <table:table-cell office:value-type="float" office:value="18278133999" calcext:value-type="float">
            <text:p>1827813399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Zachary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zshavegy@berkeley.edu</text:p>
          </table:table-cell>
          <table:table-cell office:value-type="float" office:value="94951309425" calcext:value-type="float">
            <text:p>9495130942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Helene</text:p>
          </table:table-cell>
          <table:table-cell office:value-type="string" calcext:value-type="string">
            <text:p>Efford</text:p>
          </table:table-cell>
          <table:table-cell office:value-type="string" calcext:value-type="string">
            <text:p>heffordgz@ovh.net</text:p>
          </table:table-cell>
          <table:table-cell office:value-type="float" office:value="35619019727" calcext:value-type="float">
            <text:p>3561901972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Rurik</text:p>
          </table:table-cell>
          <table:table-cell office:value-type="string" calcext:value-type="string">
            <text:p>Ferrieroi</text:p>
          </table:table-cell>
          <table:table-cell office:value-type="string" calcext:value-type="string">
            <text:p>rferrieroih0@xinhuanet.com</text:p>
          </table:table-cell>
          <table:table-cell office:value-type="float" office:value="23338521655" calcext:value-type="float">
            <text:p>2333852165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osanna</text:p>
          </table:table-cell>
          <table:table-cell office:value-type="string" calcext:value-type="string">
            <text:p>Gleadhall</text:p>
          </table:table-cell>
          <table:table-cell office:value-type="string" calcext:value-type="string">
            <text:p>sgleadhallh1@ustream.tv</text:p>
          </table:table-cell>
          <table:table-cell office:value-type="float" office:value="19239009466" calcext:value-type="float">
            <text:p>1923900946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raighte</text:p>
          </table:table-cell>
          <table:table-cell office:value-type="string" calcext:value-type="string">
            <text:p>twraighteh2@marketwatch.com</text:p>
          </table:table-cell>
          <table:table-cell office:value-type="float" office:value="30201779919" calcext:value-type="float">
            <text:p>3020177991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Kippy</text:p>
          </table:table-cell>
          <table:table-cell office:value-type="string" calcext:value-type="string">
            <text:p>McWilliam</text:p>
          </table:table-cell>
          <table:table-cell office:value-type="string" calcext:value-type="string">
            <text:p>kmcwilliamh3@lulu.com</text:p>
          </table:table-cell>
          <table:table-cell office:value-type="float" office:value="22708286535" calcext:value-type="float">
            <text:p>2270828653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Beadman</text:p>
          </table:table-cell>
          <table:table-cell office:value-type="string" calcext:value-type="string">
            <text:p>lbeadmanh4@xrea.com</text:p>
          </table:table-cell>
          <table:table-cell office:value-type="float" office:value="38023854662" calcext:value-type="float">
            <text:p>3802385466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Frayda</text:p>
          </table:table-cell>
          <table:table-cell office:value-type="string" calcext:value-type="string">
            <text:p>Fennick</text:p>
          </table:table-cell>
          <table:table-cell office:value-type="string" calcext:value-type="string">
            <text:p>ffennickh5@weather.com</text:p>
          </table:table-cell>
          <table:table-cell office:value-type="float" office:value="68500101649" calcext:value-type="float">
            <text:p>6850010164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Rollo</text:p>
          </table:table-cell>
          <table:table-cell office:value-type="string" calcext:value-type="string">
            <text:p>Mooring</text:p>
          </table:table-cell>
          <table:table-cell office:value-type="string" calcext:value-type="string">
            <text:p>rmooringh6@ucsd.edu</text:p>
          </table:table-cell>
          <table:table-cell office:value-type="float" office:value="60058668638" calcext:value-type="float">
            <text:p>6005866863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Inger</text:p>
          </table:table-cell>
          <table:table-cell office:value-type="string" calcext:value-type="string">
            <text:p>Abade</text:p>
          </table:table-cell>
          <table:table-cell office:value-type="string" calcext:value-type="string">
            <text:p>iabadeh7@studiopress.com</text:p>
          </table:table-cell>
          <table:table-cell office:value-type="float" office:value="23275829387" calcext:value-type="float">
            <text:p>2327582938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Steinor</text:p>
          </table:table-cell>
          <table:table-cell office:value-type="string" calcext:value-type="string">
            <text:p>ssteinorh8@surveymonkey.com</text:p>
          </table:table-cell>
          <table:table-cell office:value-type="float" office:value="37320690328" calcext:value-type="float">
            <text:p>3732069032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Terencio</text:p>
          </table:table-cell>
          <table:table-cell office:value-type="string" calcext:value-type="string">
            <text:p>Pochin</text:p>
          </table:table-cell>
          <table:table-cell office:value-type="string" calcext:value-type="string">
            <text:p>tpochinh9@twitter.com</text:p>
          </table:table-cell>
          <table:table-cell office:value-type="float" office:value="97588289119" calcext:value-type="float">
            <text:p>9758828911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Jobie</text:p>
          </table:table-cell>
          <table:table-cell office:value-type="string" calcext:value-type="string">
            <text:p>Nerger</text:p>
          </table:table-cell>
          <table:table-cell office:value-type="string" calcext:value-type="string">
            <text:p>jnergerha@irs.gov</text:p>
          </table:table-cell>
          <table:table-cell office:value-type="float" office:value="40291626847" calcext:value-type="float">
            <text:p>4029162684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Liesa</text:p>
          </table:table-cell>
          <table:table-cell office:value-type="string" calcext:value-type="string">
            <text:p>Spick</text:p>
          </table:table-cell>
          <table:table-cell office:value-type="string" calcext:value-type="string">
            <text:p>lspickhb@unicef.org</text:p>
          </table:table-cell>
          <table:table-cell office:value-type="float" office:value="2365389507" calcext:value-type="float">
            <text:p>236538950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ybill</text:p>
          </table:table-cell>
          <table:table-cell office:value-type="string" calcext:value-type="string">
            <text:p>Grimley</text:p>
          </table:table-cell>
          <table:table-cell office:value-type="string" calcext:value-type="string">
            <text:p>cgrimleyhc@bloomberg.com</text:p>
          </table:table-cell>
          <table:table-cell office:value-type="float" office:value="61293133376" calcext:value-type="float">
            <text:p>6129313337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Kimberlee</text:p>
          </table:table-cell>
          <table:table-cell office:value-type="string" calcext:value-type="string">
            <text:p>Paish</text:p>
          </table:table-cell>
          <table:table-cell office:value-type="string" calcext:value-type="string">
            <text:p>kpaishhd@usda.gov</text:p>
          </table:table-cell>
          <table:table-cell office:value-type="float" office:value="55544225339" calcext:value-type="float">
            <text:p>5554422533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Mead</text:p>
          </table:table-cell>
          <table:table-cell office:value-type="string" calcext:value-type="string">
            <text:p>MacKellar</text:p>
          </table:table-cell>
          <table:table-cell office:value-type="string" calcext:value-type="string">
            <text:p>mmackellarhe@jigsy.com</text:p>
          </table:table-cell>
          <table:table-cell office:value-type="float" office:value="29982070591" calcext:value-type="float">
            <text:p>2998207059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Tabbie</text:p>
          </table:table-cell>
          <table:table-cell office:value-type="string" calcext:value-type="string">
            <text:p>Mellers</text:p>
          </table:table-cell>
          <table:table-cell office:value-type="string" calcext:value-type="string">
            <text:p>tmellershf@hubpages.com</text:p>
          </table:table-cell>
          <table:table-cell office:value-type="float" office:value="37567609309" calcext:value-type="float">
            <text:p>3756760930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umbridge</text:p>
          </table:table-cell>
          <table:table-cell office:value-type="string" calcext:value-type="string">
            <text:p>acumbridgehg@newyorker.com</text:p>
          </table:table-cell>
          <table:table-cell office:value-type="float" office:value="4279268431" calcext:value-type="float">
            <text:p>427926843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audie</text:p>
          </table:table-cell>
          <table:table-cell office:value-type="string" calcext:value-type="string">
            <text:p>Farre</text:p>
          </table:table-cell>
          <table:table-cell office:value-type="string" calcext:value-type="string">
            <text:p>mfarrehh@bigcartel.com</text:p>
          </table:table-cell>
          <table:table-cell office:value-type="float" office:value="29929419673" calcext:value-type="float">
            <text:p>2992941967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hannah</text:p>
          </table:table-cell>
          <table:table-cell office:value-type="string" calcext:value-type="string">
            <text:p>Demke</text:p>
          </table:table-cell>
          <table:table-cell office:value-type="string" calcext:value-type="string">
            <text:p>sdemkehi@vimeo.com</text:p>
          </table:table-cell>
          <table:table-cell office:value-type="float" office:value="43494149997" calcext:value-type="float">
            <text:p>4349414999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Gisella</text:p>
          </table:table-cell>
          <table:table-cell office:value-type="string" calcext:value-type="string">
            <text:p>Atterbury</text:p>
          </table:table-cell>
          <table:table-cell office:value-type="string" calcext:value-type="string">
            <text:p>gatterburyhj@elegantthemes.com</text:p>
          </table:table-cell>
          <table:table-cell office:value-type="float" office:value="5303267355" calcext:value-type="float">
            <text:p>530326735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Valma</text:p>
          </table:table-cell>
          <table:table-cell office:value-type="string" calcext:value-type="string">
            <text:p>Pichmann</text:p>
          </table:table-cell>
          <table:table-cell office:value-type="string" calcext:value-type="string">
            <text:p>vpichmannhk@icio.us</text:p>
          </table:table-cell>
          <table:table-cell office:value-type="float" office:value="97745238816" calcext:value-type="float">
            <text:p>9774523881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Gerhard</text:p>
          </table:table-cell>
          <table:table-cell office:value-type="string" calcext:value-type="string">
            <text:p>Kleiner</text:p>
          </table:table-cell>
          <table:table-cell office:value-type="string" calcext:value-type="string">
            <text:p>gkleinerhl@imgur.com</text:p>
          </table:table-cell>
          <table:table-cell office:value-type="float" office:value="57643220260" calcext:value-type="float">
            <text:p>5764322026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Maiga</text:p>
          </table:table-cell>
          <table:table-cell office:value-type="string" calcext:value-type="string">
            <text:p>Bealton</text:p>
          </table:table-cell>
          <table:table-cell office:value-type="string" calcext:value-type="string">
            <text:p>mbealtonhm@hugedomains.com</text:p>
          </table:table-cell>
          <table:table-cell office:value-type="float" office:value="53561153161" calcext:value-type="float">
            <text:p>5356115316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Daye</text:p>
          </table:table-cell>
          <table:table-cell office:value-type="string" calcext:value-type="string">
            <text:p>sdayehn@netvibes.com</text:p>
          </table:table-cell>
          <table:table-cell office:value-type="float" office:value="46018753923" calcext:value-type="float">
            <text:p>4601875392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Remus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rwalshho@yellowpages.com</text:p>
          </table:table-cell>
          <table:table-cell office:value-type="float" office:value="34521416054" calcext:value-type="float">
            <text:p>3452141605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Udall</text:p>
          </table:table-cell>
          <table:table-cell office:value-type="string" calcext:value-type="string">
            <text:p>Wasselin</text:p>
          </table:table-cell>
          <table:table-cell office:value-type="string" calcext:value-type="string">
            <text:p>uwasselinhp@soundcloud.com</text:p>
          </table:table-cell>
          <table:table-cell office:value-type="float" office:value="55727138356" calcext:value-type="float">
            <text:p>5572713835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Zane</text:p>
          </table:table-cell>
          <table:table-cell office:value-type="string" calcext:value-type="string">
            <text:p>Hartzenberg</text:p>
          </table:table-cell>
          <table:table-cell office:value-type="string" calcext:value-type="string">
            <text:p>zhartzenberghq@tumblr.com</text:p>
          </table:table-cell>
          <table:table-cell office:value-type="float" office:value="56843582325" calcext:value-type="float">
            <text:p>5684358232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Barrie</text:p>
          </table:table-cell>
          <table:table-cell office:value-type="string" calcext:value-type="string">
            <text:p>Wigsell</text:p>
          </table:table-cell>
          <table:table-cell office:value-type="string" calcext:value-type="string">
            <text:p>bwigsellhr@omniture.com</text:p>
          </table:table-cell>
          <table:table-cell office:value-type="float" office:value="27559702346" calcext:value-type="float">
            <text:p>2755970234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Pyecroft</text:p>
          </table:table-cell>
          <table:table-cell office:value-type="string" calcext:value-type="string">
            <text:p>cpyecrofths@apache.org</text:p>
          </table:table-cell>
          <table:table-cell office:value-type="float" office:value="83283239712" calcext:value-type="float">
            <text:p>8328323971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Becca</text:p>
          </table:table-cell>
          <table:table-cell office:value-type="string" calcext:value-type="string">
            <text:p>Bolt</text:p>
          </table:table-cell>
          <table:table-cell office:value-type="string" calcext:value-type="string">
            <text:p>bboltht@mayoclinic.com</text:p>
          </table:table-cell>
          <table:table-cell office:value-type="float" office:value="24826708263" calcext:value-type="float">
            <text:p>2482670826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Fancie</text:p>
          </table:table-cell>
          <table:table-cell office:value-type="string" calcext:value-type="string">
            <text:p>Atthow</text:p>
          </table:table-cell>
          <table:table-cell office:value-type="string" calcext:value-type="string">
            <text:p>fatthowhu@wix.com</text:p>
          </table:table-cell>
          <table:table-cell office:value-type="float" office:value="5359478280" calcext:value-type="float">
            <text:p>535947828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Korrie</text:p>
          </table:table-cell>
          <table:table-cell office:value-type="string" calcext:value-type="string">
            <text:p>Remnant</text:p>
          </table:table-cell>
          <table:table-cell office:value-type="string" calcext:value-type="string">
            <text:p>kremnanthv@unicef.org</text:p>
          </table:table-cell>
          <table:table-cell office:value-type="float" office:value="56863077176" calcext:value-type="float">
            <text:p>5686307717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Lanna</text:p>
          </table:table-cell>
          <table:table-cell office:value-type="string" calcext:value-type="string">
            <text:p>Collens</text:p>
          </table:table-cell>
          <table:table-cell office:value-type="string" calcext:value-type="string">
            <text:p>lcollenshw@sbwire.com</text:p>
          </table:table-cell>
          <table:table-cell office:value-type="float" office:value="83420913732" calcext:value-type="float">
            <text:p>8342091373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Erich</text:p>
          </table:table-cell>
          <table:table-cell office:value-type="string" calcext:value-type="string">
            <text:p>Yendall</text:p>
          </table:table-cell>
          <table:table-cell office:value-type="string" calcext:value-type="string">
            <text:p>eyendallhx@mlb.com</text:p>
          </table:table-cell>
          <table:table-cell office:value-type="float" office:value="28995234172" calcext:value-type="float">
            <text:p>2899523417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tacee</text:p>
          </table:table-cell>
          <table:table-cell office:value-type="string" calcext:value-type="string">
            <text:p>Kimpton</text:p>
          </table:table-cell>
          <table:table-cell office:value-type="string" calcext:value-type="string">
            <text:p>skimptonhy@cornell.edu</text:p>
          </table:table-cell>
          <table:table-cell office:value-type="float" office:value="57126732667" calcext:value-type="float">
            <text:p>5712673266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Annette</text:p>
          </table:table-cell>
          <table:table-cell office:value-type="string" calcext:value-type="string">
            <text:p>Bampford</text:p>
          </table:table-cell>
          <table:table-cell office:value-type="string" calcext:value-type="string">
            <text:p>abampfordhz@cnbc.com</text:p>
          </table:table-cell>
          <table:table-cell office:value-type="float" office:value="39632277510" calcext:value-type="float">
            <text:p>3963227751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Gerrie</text:p>
          </table:table-cell>
          <table:table-cell office:value-type="string" calcext:value-type="string">
            <text:p>lgerriei0@yolasite.com</text:p>
          </table:table-cell>
          <table:table-cell office:value-type="float" office:value="91908058265" calcext:value-type="float">
            <text:p>9190805826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Lulita</text:p>
          </table:table-cell>
          <table:table-cell office:value-type="string" calcext:value-type="string">
            <text:p>Burth</text:p>
          </table:table-cell>
          <table:table-cell office:value-type="string" calcext:value-type="string">
            <text:p>lburthi1@google.com.br</text:p>
          </table:table-cell>
          <table:table-cell office:value-type="float" office:value="67550432847" calcext:value-type="float">
            <text:p>6755043284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Ardyth</text:p>
          </table:table-cell>
          <table:table-cell office:value-type="string" calcext:value-type="string">
            <text:p>Abbiss</text:p>
          </table:table-cell>
          <table:table-cell office:value-type="string" calcext:value-type="string">
            <text:p>aabbissi2@hibu.com</text:p>
          </table:table-cell>
          <table:table-cell office:value-type="float" office:value="37615385068" calcext:value-type="float">
            <text:p>3761538506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Pitrollo</text:p>
          </table:table-cell>
          <table:table-cell office:value-type="string" calcext:value-type="string">
            <text:p>apitrolloi3@spotify.com</text:p>
          </table:table-cell>
          <table:table-cell office:value-type="float" office:value="1887639283" calcext:value-type="float">
            <text:p>188763928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Vail</text:p>
          </table:table-cell>
          <table:table-cell office:value-type="string" calcext:value-type="string">
            <text:p>Phittiplace</text:p>
          </table:table-cell>
          <table:table-cell office:value-type="string" calcext:value-type="string">
            <text:p>vphittiplacei4@dailymotion.com</text:p>
          </table:table-cell>
          <table:table-cell office:value-type="float" office:value="24522603126" calcext:value-type="float">
            <text:p>2452260312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Aluino</text:p>
          </table:table-cell>
          <table:table-cell office:value-type="string" calcext:value-type="string">
            <text:p>Wardrop</text:p>
          </table:table-cell>
          <table:table-cell office:value-type="string" calcext:value-type="string">
            <text:p>awardropi5@csmonitor.com</text:p>
          </table:table-cell>
          <table:table-cell office:value-type="float" office:value="94267980075" calcext:value-type="float">
            <text:p>9426798007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Lorilyn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ldouglasi6@pbs.org</text:p>
          </table:table-cell>
          <table:table-cell office:value-type="float" office:value="69917922049" calcext:value-type="float">
            <text:p>6991792204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hrotoem</text:p>
          </table:table-cell>
          <table:table-cell office:value-type="string" calcext:value-type="string">
            <text:p>Mattedi</text:p>
          </table:table-cell>
          <table:table-cell office:value-type="string" calcext:value-type="string">
            <text:p>cmattedii7@state.tx.us</text:p>
          </table:table-cell>
          <table:table-cell office:value-type="float" office:value="60782459754" calcext:value-type="float">
            <text:p>6078245975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Earley</text:p>
          </table:table-cell>
          <table:table-cell office:value-type="string" calcext:value-type="string">
            <text:p>cearleyi8@umich.edu</text:p>
          </table:table-cell>
          <table:table-cell office:value-type="float" office:value="98365036639" calcext:value-type="float">
            <text:p>9836503663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cbernardi9@nasa.gov</text:p>
          </table:table-cell>
          <table:table-cell office:value-type="float" office:value="38974485524" calcext:value-type="float">
            <text:p>3897448552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Herculie</text:p>
          </table:table-cell>
          <table:table-cell office:value-type="string" calcext:value-type="string">
            <text:p>Carville</text:p>
          </table:table-cell>
          <table:table-cell office:value-type="string" calcext:value-type="string">
            <text:p>hcarvilleia@vistaprint.com</text:p>
          </table:table-cell>
          <table:table-cell office:value-type="float" office:value="26700468167" calcext:value-type="float">
            <text:p>2670046816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Dougher</text:p>
          </table:table-cell>
          <table:table-cell office:value-type="string" calcext:value-type="string">
            <text:p>mdougherib@flickr.com</text:p>
          </table:table-cell>
          <table:table-cell office:value-type="float" office:value="44133753920" calcext:value-type="float">
            <text:p>4413375392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Roxana</text:p>
          </table:table-cell>
          <table:table-cell office:value-type="string" calcext:value-type="string">
            <text:p>Dragonette</text:p>
          </table:table-cell>
          <table:table-cell office:value-type="string" calcext:value-type="string">
            <text:p>rdragonetteic@ucoz.ru</text:p>
          </table:table-cell>
          <table:table-cell office:value-type="float" office:value="5808981366" calcext:value-type="float">
            <text:p>580898136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Florella</text:p>
          </table:table-cell>
          <table:table-cell office:value-type="string" calcext:value-type="string">
            <text:p>Eymor</text:p>
          </table:table-cell>
          <table:table-cell office:value-type="string" calcext:value-type="string">
            <text:p>feymorid@intel.com</text:p>
          </table:table-cell>
          <table:table-cell office:value-type="float" office:value="35404034639" calcext:value-type="float">
            <text:p>3540403463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Nikki</text:p>
          </table:table-cell>
          <table:table-cell office:value-type="string" calcext:value-type="string">
            <text:p>Kemmer</text:p>
          </table:table-cell>
          <table:table-cell office:value-type="string" calcext:value-type="string">
            <text:p>nkemmerie@slideshare.net</text:p>
          </table:table-cell>
          <table:table-cell office:value-type="float" office:value="52576113187" calcext:value-type="float">
            <text:p>5257611318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Nial</text:p>
          </table:table-cell>
          <table:table-cell office:value-type="string" calcext:value-type="string">
            <text:p>Lichtfoth</text:p>
          </table:table-cell>
          <table:table-cell office:value-type="string" calcext:value-type="string">
            <text:p>nlichtfothif@ibm.com</text:p>
          </table:table-cell>
          <table:table-cell office:value-type="float" office:value="12331464105" calcext:value-type="float">
            <text:p>1233146410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Dusty</text:p>
          </table:table-cell>
          <table:table-cell office:value-type="string" calcext:value-type="string">
            <text:p>Maidment</text:p>
          </table:table-cell>
          <table:table-cell office:value-type="string" calcext:value-type="string">
            <text:p>dmaidmentig@canalblog.com</text:p>
          </table:table-cell>
          <table:table-cell office:value-type="float" office:value="76428049343" calcext:value-type="float">
            <text:p>7642804934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Iago</text:p>
          </table:table-cell>
          <table:table-cell office:value-type="string" calcext:value-type="string">
            <text:p>Jupe</text:p>
          </table:table-cell>
          <table:table-cell office:value-type="string" calcext:value-type="string">
            <text:p>ijupeih@msu.edu</text:p>
          </table:table-cell>
          <table:table-cell office:value-type="float" office:value="10483702899" calcext:value-type="float">
            <text:p>10483702899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Kanya</text:p>
          </table:table-cell>
          <table:table-cell office:value-type="string" calcext:value-type="string">
            <text:p>Salmond</text:p>
          </table:table-cell>
          <table:table-cell office:value-type="string" calcext:value-type="string">
            <text:p>ksalmondii@fastcompany.com</text:p>
          </table:table-cell>
          <table:table-cell office:value-type="float" office:value="53471916267" calcext:value-type="float">
            <text:p>5347191626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Nata</text:p>
          </table:table-cell>
          <table:table-cell office:value-type="string" calcext:value-type="string">
            <text:p>Goodfellowe</text:p>
          </table:table-cell>
          <table:table-cell office:value-type="string" calcext:value-type="string">
            <text:p>ngoodfelloweij@last.fm</text:p>
          </table:table-cell>
          <table:table-cell office:value-type="float" office:value="38493261285" calcext:value-type="float">
            <text:p>3849326128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Adrien</text:p>
          </table:table-cell>
          <table:table-cell office:value-type="string" calcext:value-type="string">
            <text:p>Skough</text:p>
          </table:table-cell>
          <table:table-cell office:value-type="string" calcext:value-type="string">
            <text:p>askoughik@kickstarter.com</text:p>
          </table:table-cell>
          <table:table-cell office:value-type="float" office:value="72432324754" calcext:value-type="float">
            <text:p>7243232475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elinda</text:p>
          </table:table-cell>
          <table:table-cell office:value-type="string" calcext:value-type="string">
            <text:p>Roncelli</text:p>
          </table:table-cell>
          <table:table-cell office:value-type="string" calcext:value-type="string">
            <text:p>croncelliil@ibm.com</text:p>
          </table:table-cell>
          <table:table-cell office:value-type="float" office:value="46965943629" calcext:value-type="float">
            <text:p>4696594362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Irwinn</text:p>
          </table:table-cell>
          <table:table-cell office:value-type="string" calcext:value-type="string">
            <text:p>Amott</text:p>
          </table:table-cell>
          <table:table-cell office:value-type="string" calcext:value-type="string">
            <text:p>iamottim@printfriendly.com</text:p>
          </table:table-cell>
          <table:table-cell office:value-type="float" office:value="91395067656" calcext:value-type="float">
            <text:p>9139506765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Tonia</text:p>
          </table:table-cell>
          <table:table-cell office:value-type="string" calcext:value-type="string">
            <text:p>Tapton</text:p>
          </table:table-cell>
          <table:table-cell office:value-type="string" calcext:value-type="string">
            <text:p>ttaptonin@economist.com</text:p>
          </table:table-cell>
          <table:table-cell office:value-type="float" office:value="98172266312" calcext:value-type="float">
            <text:p>9817226631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Hyacinthie</text:p>
          </table:table-cell>
          <table:table-cell office:value-type="string" calcext:value-type="string">
            <text:p>Spondley</text:p>
          </table:table-cell>
          <table:table-cell office:value-type="string" calcext:value-type="string">
            <text:p>hspondleyio@fc2.com</text:p>
          </table:table-cell>
          <table:table-cell office:value-type="float" office:value="72884148687" calcext:value-type="float">
            <text:p>7288414868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Rycca</text:p>
          </table:table-cell>
          <table:table-cell office:value-type="string" calcext:value-type="string">
            <text:p>Bergeon</text:p>
          </table:table-cell>
          <table:table-cell office:value-type="string" calcext:value-type="string">
            <text:p>rbergeonip@dropbox.com</text:p>
          </table:table-cell>
          <table:table-cell office:value-type="float" office:value="40145740597" calcext:value-type="float">
            <text:p>4014574059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Gretchen</text:p>
          </table:table-cell>
          <table:table-cell office:value-type="string" calcext:value-type="string">
            <text:p>Ventom</text:p>
          </table:table-cell>
          <table:table-cell office:value-type="string" calcext:value-type="string">
            <text:p>gventomiq@bloomberg.com</text:p>
          </table:table-cell>
          <table:table-cell office:value-type="float" office:value="78023073661" calcext:value-type="float">
            <text:p>7802307366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Wildgoose</text:p>
          </table:table-cell>
          <table:table-cell office:value-type="string" calcext:value-type="string">
            <text:p>vwildgooseir@goo.gl</text:p>
          </table:table-cell>
          <table:table-cell office:value-type="float" office:value="1294487828" calcext:value-type="float">
            <text:p>129448782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Mille</text:p>
          </table:table-cell>
          <table:table-cell office:value-type="string" calcext:value-type="string">
            <text:p>emilleis@hc360.com</text:p>
          </table:table-cell>
          <table:table-cell office:value-type="float" office:value="57861042728" calcext:value-type="float">
            <text:p>5786104272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Britt</text:p>
          </table:table-cell>
          <table:table-cell office:value-type="string" calcext:value-type="string">
            <text:p>Paulusch</text:p>
          </table:table-cell>
          <table:table-cell office:value-type="string" calcext:value-type="string">
            <text:p>bpauluschit@dailymotion.com</text:p>
          </table:table-cell>
          <table:table-cell office:value-type="float" office:value="20486018273" calcext:value-type="float">
            <text:p>2048601827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Bamby</text:p>
          </table:table-cell>
          <table:table-cell office:value-type="string" calcext:value-type="string">
            <text:p>Kiddy</text:p>
          </table:table-cell>
          <table:table-cell office:value-type="string" calcext:value-type="string">
            <text:p>bkiddyiu@tumblr.com</text:p>
          </table:table-cell>
          <table:table-cell office:value-type="float" office:value="53890410447" calcext:value-type="float">
            <text:p>5389041044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Nanon</text:p>
          </table:table-cell>
          <table:table-cell office:value-type="string" calcext:value-type="string">
            <text:p>Glaister</text:p>
          </table:table-cell>
          <table:table-cell office:value-type="string" calcext:value-type="string">
            <text:p>nglaisteriv@nature.com</text:p>
          </table:table-cell>
          <table:table-cell office:value-type="float" office:value="94777177011" calcext:value-type="float">
            <text:p>9477717701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Muddimer</text:p>
          </table:table-cell>
          <table:table-cell office:value-type="string" calcext:value-type="string">
            <text:p>gmuddimeriw@howstuffworks.com</text:p>
          </table:table-cell>
          <table:table-cell office:value-type="float" office:value="74667910840" calcext:value-type="float">
            <text:p>7466791084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Jordanna</text:p>
          </table:table-cell>
          <table:table-cell office:value-type="string" calcext:value-type="string">
            <text:p>Emmott</text:p>
          </table:table-cell>
          <table:table-cell office:value-type="string" calcext:value-type="string">
            <text:p>jemmottix@europa.eu</text:p>
          </table:table-cell>
          <table:table-cell office:value-type="float" office:value="61169646489" calcext:value-type="float">
            <text:p>6116964648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Tann</text:p>
          </table:table-cell>
          <table:table-cell office:value-type="string" calcext:value-type="string">
            <text:p>Regelous</text:p>
          </table:table-cell>
          <table:table-cell office:value-type="string" calcext:value-type="string">
            <text:p>tregelousiy@goo.gl</text:p>
          </table:table-cell>
          <table:table-cell office:value-type="float" office:value="40302640083" calcext:value-type="float">
            <text:p>4030264008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Abby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agroomiz@nationalgeographic.com</text:p>
          </table:table-cell>
          <table:table-cell office:value-type="float" office:value="44552512065" calcext:value-type="float">
            <text:p>4455251206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Greydon</text:p>
          </table:table-cell>
          <table:table-cell office:value-type="string" calcext:value-type="string">
            <text:p>ggreydonj0@blinklist.com</text:p>
          </table:table-cell>
          <table:table-cell office:value-type="float" office:value="41392435303" calcext:value-type="float">
            <text:p>4139243530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Hunfredo</text:p>
          </table:table-cell>
          <table:table-cell office:value-type="string" calcext:value-type="string">
            <text:p>Wallman</text:p>
          </table:table-cell>
          <table:table-cell office:value-type="string" calcext:value-type="string">
            <text:p>hwallmanj1@mlb.com</text:p>
          </table:table-cell>
          <table:table-cell office:value-type="float" office:value="1860862302" calcext:value-type="float">
            <text:p>186086230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Marcelline</text:p>
          </table:table-cell>
          <table:table-cell office:value-type="string" calcext:value-type="string">
            <text:p>Penley</text:p>
          </table:table-cell>
          <table:table-cell office:value-type="string" calcext:value-type="string">
            <text:p>mpenleyj2@goo.ne.jp</text:p>
          </table:table-cell>
          <table:table-cell office:value-type="float" office:value="8864876951" calcext:value-type="float">
            <text:p>886487695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Derrick</text:p>
          </table:table-cell>
          <table:table-cell office:value-type="string" calcext:value-type="string">
            <text:p>Bartoloma</text:p>
          </table:table-cell>
          <table:table-cell office:value-type="string" calcext:value-type="string">
            <text:p>dbartolomaj3@mapy.cz</text:p>
          </table:table-cell>
          <table:table-cell office:value-type="float" office:value="67074550976" calcext:value-type="float">
            <text:p>6707455097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Karel</text:p>
          </table:table-cell>
          <table:table-cell office:value-type="string" calcext:value-type="string">
            <text:p>Ansty</text:p>
          </table:table-cell>
          <table:table-cell office:value-type="string" calcext:value-type="string">
            <text:p>kanstyj4@sciencedirect.com</text:p>
          </table:table-cell>
          <table:table-cell office:value-type="float" office:value="58814980523" calcext:value-type="float">
            <text:p>5881498052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Yanaton</text:p>
          </table:table-cell>
          <table:table-cell office:value-type="string" calcext:value-type="string">
            <text:p>Mattis</text:p>
          </table:table-cell>
          <table:table-cell office:value-type="string" calcext:value-type="string">
            <text:p>ymattisj5@auda.org.au</text:p>
          </table:table-cell>
          <table:table-cell office:value-type="float" office:value="9736130019" calcext:value-type="float">
            <text:p>973613001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Wallie</text:p>
          </table:table-cell>
          <table:table-cell office:value-type="string" calcext:value-type="string">
            <text:p>Aspinal</text:p>
          </table:table-cell>
          <table:table-cell office:value-type="string" calcext:value-type="string">
            <text:p>waspinalj6@pagesperso-orange.fr</text:p>
          </table:table-cell>
          <table:table-cell office:value-type="float" office:value="84637456740" calcext:value-type="float">
            <text:p>8463745674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Archy</text:p>
          </table:table-cell>
          <table:table-cell office:value-type="string" calcext:value-type="string">
            <text:p>Luggar</text:p>
          </table:table-cell>
          <table:table-cell office:value-type="string" calcext:value-type="string">
            <text:p>aluggarj7@wordpress.org</text:p>
          </table:table-cell>
          <table:table-cell office:value-type="float" office:value="1415219042" calcext:value-type="float">
            <text:p>141521904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Layla</text:p>
          </table:table-cell>
          <table:table-cell office:value-type="string" calcext:value-type="string">
            <text:p>Kaye</text:p>
          </table:table-cell>
          <table:table-cell office:value-type="string" calcext:value-type="string">
            <text:p>lkayej8@youtube.com</text:p>
          </table:table-cell>
          <table:table-cell office:value-type="float" office:value="1136767115" calcext:value-type="float">
            <text:p>113676711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Reeva</text:p>
          </table:table-cell>
          <table:table-cell office:value-type="string" calcext:value-type="string">
            <text:p>Zecchetti</text:p>
          </table:table-cell>
          <table:table-cell office:value-type="string" calcext:value-type="string">
            <text:p>rzecchettij9@usda.gov</text:p>
          </table:table-cell>
          <table:table-cell office:value-type="float" office:value="97781730364" calcext:value-type="float">
            <text:p>9778173036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Ewart</text:p>
          </table:table-cell>
          <table:table-cell office:value-type="string" calcext:value-type="string">
            <text:p>Looker</text:p>
          </table:table-cell>
          <table:table-cell office:value-type="string" calcext:value-type="string">
            <text:p>elookerja@list-manage.com</text:p>
          </table:table-cell>
          <table:table-cell office:value-type="float" office:value="64259804331" calcext:value-type="float">
            <text:p>6425980433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Gwynne</text:p>
          </table:table-cell>
          <table:table-cell office:value-type="string" calcext:value-type="string">
            <text:p>Prydden</text:p>
          </table:table-cell>
          <table:table-cell office:value-type="string" calcext:value-type="string">
            <text:p>gpryddenjb@elegantthemes.com</text:p>
          </table:table-cell>
          <table:table-cell office:value-type="float" office:value="56452021752" calcext:value-type="float">
            <text:p>5645202175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Modesta</text:p>
          </table:table-cell>
          <table:table-cell office:value-type="string" calcext:value-type="string">
            <text:p>Klimkovich</text:p>
          </table:table-cell>
          <table:table-cell office:value-type="string" calcext:value-type="string">
            <text:p>mklimkovichjc@rakuten.co.jp</text:p>
          </table:table-cell>
          <table:table-cell office:value-type="float" office:value="88563681760" calcext:value-type="float">
            <text:p>8856368176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Gemmell</text:p>
          </table:table-cell>
          <table:table-cell office:value-type="string" calcext:value-type="string">
            <text:p>agemmelljd@bloglines.com</text:p>
          </table:table-cell>
          <table:table-cell office:value-type="float" office:value="26935411322" calcext:value-type="float">
            <text:p>2693541132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Janku</text:p>
          </table:table-cell>
          <table:table-cell office:value-type="string" calcext:value-type="string">
            <text:p>kjankuje@washington.edu</text:p>
          </table:table-cell>
          <table:table-cell office:value-type="float" office:value="99407463204" calcext:value-type="float">
            <text:p>9940746320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Dinah</text:p>
          </table:table-cell>
          <table:table-cell office:value-type="string" calcext:value-type="string">
            <text:p>Chambers</text:p>
          </table:table-cell>
          <table:table-cell office:value-type="string" calcext:value-type="string">
            <text:p>dchambersjf@about.me</text:p>
          </table:table-cell>
          <table:table-cell office:value-type="float" office:value="59550430706" calcext:value-type="float">
            <text:p>5955043070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Maegan</text:p>
          </table:table-cell>
          <table:table-cell office:value-type="string" calcext:value-type="string">
            <text:p>Pullen</text:p>
          </table:table-cell>
          <table:table-cell office:value-type="string" calcext:value-type="string">
            <text:p>mpullenjg@sina.com.cn</text:p>
          </table:table-cell>
          <table:table-cell office:value-type="float" office:value="86930145603" calcext:value-type="float">
            <text:p>8693014560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Adair</text:p>
          </table:table-cell>
          <table:table-cell office:value-type="string" calcext:value-type="string">
            <text:p>Bracknall</text:p>
          </table:table-cell>
          <table:table-cell office:value-type="string" calcext:value-type="string">
            <text:p>abracknalljh@google.com.au</text:p>
          </table:table-cell>
          <table:table-cell office:value-type="float" office:value="92334023581" calcext:value-type="float">
            <text:p>9233402358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Benedikt</text:p>
          </table:table-cell>
          <table:table-cell office:value-type="string" calcext:value-type="string">
            <text:p>Warbys</text:p>
          </table:table-cell>
          <table:table-cell office:value-type="string" calcext:value-type="string">
            <text:p>bwarbysji@nasa.gov</text:p>
          </table:table-cell>
          <table:table-cell office:value-type="float" office:value="18626551707" calcext:value-type="float">
            <text:p>1862655170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Sibby</text:p>
          </table:table-cell>
          <table:table-cell office:value-type="string" calcext:value-type="string">
            <text:p>Maughan</text:p>
          </table:table-cell>
          <table:table-cell office:value-type="string" calcext:value-type="string">
            <text:p>smaughanjj@parallels.com</text:p>
          </table:table-cell>
          <table:table-cell office:value-type="float" office:value="51735898344" calcext:value-type="float">
            <text:p>5173589834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Georg</text:p>
          </table:table-cell>
          <table:table-cell office:value-type="string" calcext:value-type="string">
            <text:p>Biermatowicz</text:p>
          </table:table-cell>
          <table:table-cell office:value-type="string" calcext:value-type="string">
            <text:p>gbiermatowiczjk@disqus.com</text:p>
          </table:table-cell>
          <table:table-cell office:value-type="float" office:value="78749823561" calcext:value-type="float">
            <text:p>7874982356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Rona</text:p>
          </table:table-cell>
          <table:table-cell office:value-type="string" calcext:value-type="string">
            <text:p>Tonna</text:p>
          </table:table-cell>
          <table:table-cell office:value-type="string" calcext:value-type="string">
            <text:p>rtonnajl@stumbleupon.com</text:p>
          </table:table-cell>
          <table:table-cell office:value-type="float" office:value="50085709710" calcext:value-type="float">
            <text:p>5008570971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Haven</text:p>
          </table:table-cell>
          <table:table-cell office:value-type="string" calcext:value-type="string">
            <text:p>Hanhart</text:p>
          </table:table-cell>
          <table:table-cell office:value-type="string" calcext:value-type="string">
            <text:p>hhanhartjm@sciencedirect.com</text:p>
          </table:table-cell>
          <table:table-cell office:value-type="float" office:value="42745828964" calcext:value-type="float">
            <text:p>4274582896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Desmond</text:p>
          </table:table-cell>
          <table:table-cell office:value-type="string" calcext:value-type="string">
            <text:p>O'Breen</text:p>
          </table:table-cell>
          <table:table-cell office:value-type="string" calcext:value-type="string">
            <text:p>dobreenjn@washington.edu</text:p>
          </table:table-cell>
          <table:table-cell office:value-type="float" office:value="37825280295" calcext:value-type="float">
            <text:p>3782528029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Felice</text:p>
          </table:table-cell>
          <table:table-cell office:value-type="string" calcext:value-type="string">
            <text:p>Gadault</text:p>
          </table:table-cell>
          <table:table-cell office:value-type="string" calcext:value-type="string">
            <text:p>fgadaultjo@wordpress.com</text:p>
          </table:table-cell>
          <table:table-cell office:value-type="float" office:value="89888688357" calcext:value-type="float">
            <text:p>8988868835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Jannel</text:p>
          </table:table-cell>
          <table:table-cell office:value-type="string" calcext:value-type="string">
            <text:p>Mallock</text:p>
          </table:table-cell>
          <table:table-cell office:value-type="string" calcext:value-type="string">
            <text:p>jmallockjp@columbia.edu</text:p>
          </table:table-cell>
          <table:table-cell office:value-type="float" office:value="44192037081" calcext:value-type="float">
            <text:p>4419203708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Tami</text:p>
          </table:table-cell>
          <table:table-cell office:value-type="string" calcext:value-type="string">
            <text:p>Cockings</text:p>
          </table:table-cell>
          <table:table-cell office:value-type="string" calcext:value-type="string">
            <text:p>tcockingsjq@wp.com</text:p>
          </table:table-cell>
          <table:table-cell office:value-type="float" office:value="16484565448" calcext:value-type="float">
            <text:p>1648456544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Maryjane</text:p>
          </table:table-cell>
          <table:table-cell office:value-type="string" calcext:value-type="string">
            <text:p>Gillise</text:p>
          </table:table-cell>
          <table:table-cell office:value-type="string" calcext:value-type="string">
            <text:p>mgillisejr@msn.com</text:p>
          </table:table-cell>
          <table:table-cell office:value-type="float" office:value="40528541420" calcext:value-type="float">
            <text:p>4052854142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Benedikta</text:p>
          </table:table-cell>
          <table:table-cell office:value-type="string" calcext:value-type="string">
            <text:p>Piggen</text:p>
          </table:table-cell>
          <table:table-cell office:value-type="string" calcext:value-type="string">
            <text:p>bpiggenjs@dropbox.com</text:p>
          </table:table-cell>
          <table:table-cell office:value-type="float" office:value="34191817101" calcext:value-type="float">
            <text:p>3419181710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Rosina</text:p>
          </table:table-cell>
          <table:table-cell office:value-type="string" calcext:value-type="string">
            <text:p>Blumsom</text:p>
          </table:table-cell>
          <table:table-cell office:value-type="string" calcext:value-type="string">
            <text:p>rblumsomjt@soundcloud.com</text:p>
          </table:table-cell>
          <table:table-cell office:value-type="float" office:value="64379026537" calcext:value-type="float">
            <text:p>6437902653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Bayard</text:p>
          </table:table-cell>
          <table:table-cell office:value-type="string" calcext:value-type="string">
            <text:p>Davenhall</text:p>
          </table:table-cell>
          <table:table-cell office:value-type="string" calcext:value-type="string">
            <text:p>bdavenhallju@goodreads.com</text:p>
          </table:table-cell>
          <table:table-cell office:value-type="float" office:value="25848580928" calcext:value-type="float">
            <text:p>2584858092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Randolph</text:p>
          </table:table-cell>
          <table:table-cell office:value-type="string" calcext:value-type="string">
            <text:p>Bascomb</text:p>
          </table:table-cell>
          <table:table-cell office:value-type="string" calcext:value-type="string">
            <text:p>rbascombjv@plala.or.jp</text:p>
          </table:table-cell>
          <table:table-cell office:value-type="float" office:value="35502492653" calcext:value-type="float">
            <text:p>3550249265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Idelle</text:p>
          </table:table-cell>
          <table:table-cell office:value-type="string" calcext:value-type="string">
            <text:p>Woltering</text:p>
          </table:table-cell>
          <table:table-cell office:value-type="string" calcext:value-type="string">
            <text:p>iwolteringjw@mayoclinic.com</text:p>
          </table:table-cell>
          <table:table-cell office:value-type="float" office:value="11361699783" calcext:value-type="float">
            <text:p>1136169978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Mahmud</text:p>
          </table:table-cell>
          <table:table-cell office:value-type="string" calcext:value-type="string">
            <text:p>Vaughan</text:p>
          </table:table-cell>
          <table:table-cell office:value-type="string" calcext:value-type="string">
            <text:p>mvaughanjx@nytimes.com</text:p>
          </table:table-cell>
          <table:table-cell office:value-type="float" office:value="71018764934" calcext:value-type="float">
            <text:p>7101876493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Thekla</text:p>
          </table:table-cell>
          <table:table-cell office:value-type="string" calcext:value-type="string">
            <text:p>Henfre</text:p>
          </table:table-cell>
          <table:table-cell office:value-type="string" calcext:value-type="string">
            <text:p>thenfrejy@bloomberg.com</text:p>
          </table:table-cell>
          <table:table-cell office:value-type="float" office:value="70319009094" calcext:value-type="float">
            <text:p>7031900909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Camellini</text:p>
          </table:table-cell>
          <table:table-cell office:value-type="string" calcext:value-type="string">
            <text:p>pcamellinijz@noaa.gov</text:p>
          </table:table-cell>
          <table:table-cell office:value-type="float" office:value="34245318470" calcext:value-type="float">
            <text:p>3424531847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Slader</text:p>
          </table:table-cell>
          <table:table-cell office:value-type="string" calcext:value-type="string">
            <text:p>bsladerk0@youtu.be</text:p>
          </table:table-cell>
          <table:table-cell office:value-type="float" office:value="69164481483" calcext:value-type="float">
            <text:p>6916448148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Smoughton</text:p>
          </table:table-cell>
          <table:table-cell office:value-type="string" calcext:value-type="string">
            <text:p>msmoughtonk1@thetimes.co.uk</text:p>
          </table:table-cell>
          <table:table-cell office:value-type="float" office:value="55855700028" calcext:value-type="float">
            <text:p>5585570002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Hunfredo</text:p>
          </table:table-cell>
          <table:table-cell office:value-type="string" calcext:value-type="string">
            <text:p>Tipple</text:p>
          </table:table-cell>
          <table:table-cell office:value-type="string" calcext:value-type="string">
            <text:p>htipplek2@yelp.com</text:p>
          </table:table-cell>
          <table:table-cell office:value-type="float" office:value="84221730450" calcext:value-type="float">
            <text:p>8422173045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Wendye</text:p>
          </table:table-cell>
          <table:table-cell office:value-type="string" calcext:value-type="string">
            <text:p>Tukesby</text:p>
          </table:table-cell>
          <table:table-cell office:value-type="string" calcext:value-type="string">
            <text:p>wtukesbyk3@oracle.com</text:p>
          </table:table-cell>
          <table:table-cell office:value-type="float" office:value="45805421481" calcext:value-type="float">
            <text:p>4580542148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Kernell</text:p>
          </table:table-cell>
          <table:table-cell office:value-type="string" calcext:value-type="string">
            <text:p>pkernellk4@fastcompany.com</text:p>
          </table:table-cell>
          <table:table-cell office:value-type="float" office:value="46041258744" calcext:value-type="float">
            <text:p>4604125874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Aleksandr</text:p>
          </table:table-cell>
          <table:table-cell office:value-type="string" calcext:value-type="string">
            <text:p>Sayton</text:p>
          </table:table-cell>
          <table:table-cell office:value-type="string" calcext:value-type="string">
            <text:p>asaytonk5@umn.edu</text:p>
          </table:table-cell>
          <table:table-cell office:value-type="float" office:value="90177529039" calcext:value-type="float">
            <text:p>90177529039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Allistir</text:p>
          </table:table-cell>
          <table:table-cell office:value-type="string" calcext:value-type="string">
            <text:p>Titchmarsh</text:p>
          </table:table-cell>
          <table:table-cell office:value-type="string" calcext:value-type="string">
            <text:p>atitchmarshk6@newyorker.com</text:p>
          </table:table-cell>
          <table:table-cell office:value-type="float" office:value="43194645248" calcext:value-type="float">
            <text:p>4319464524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Oren</text:p>
          </table:table-cell>
          <table:table-cell office:value-type="string" calcext:value-type="string">
            <text:p>Matushevitz</text:p>
          </table:table-cell>
          <table:table-cell office:value-type="string" calcext:value-type="string">
            <text:p>omatushevitzk7@mayoclinic.com</text:p>
          </table:table-cell>
          <table:table-cell office:value-type="float" office:value="98427199196" calcext:value-type="float">
            <text:p>9842719919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Otho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oantoniok8@google.ru</text:p>
          </table:table-cell>
          <table:table-cell office:value-type="float" office:value="98651825560" calcext:value-type="float">
            <text:p>9865182556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Kristo</text:p>
          </table:table-cell>
          <table:table-cell office:value-type="string" calcext:value-type="string">
            <text:p>Bosward</text:p>
          </table:table-cell>
          <table:table-cell office:value-type="string" calcext:value-type="string">
            <text:p>kboswardk9@freewebs.com</text:p>
          </table:table-cell>
          <table:table-cell office:value-type="float" office:value="62654123120" calcext:value-type="float">
            <text:p>6265412312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Emilie</text:p>
          </table:table-cell>
          <table:table-cell office:value-type="string" calcext:value-type="string">
            <text:p>Bartunek</text:p>
          </table:table-cell>
          <table:table-cell office:value-type="string" calcext:value-type="string">
            <text:p>ebartunekka@qq.com</text:p>
          </table:table-cell>
          <table:table-cell office:value-type="float" office:value="53709680181" calcext:value-type="float">
            <text:p>5370968018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Bake</text:p>
          </table:table-cell>
          <table:table-cell office:value-type="string" calcext:value-type="string">
            <text:p>gbakekb@abc.net.au</text:p>
          </table:table-cell>
          <table:table-cell office:value-type="float" office:value="77579686403" calcext:value-type="float">
            <text:p>7757968640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Hiddersley</text:p>
          </table:table-cell>
          <table:table-cell office:value-type="string" calcext:value-type="string">
            <text:p>shiddersleykc@cbsnews.com</text:p>
          </table:table-cell>
          <table:table-cell office:value-type="float" office:value="42045300777" calcext:value-type="float">
            <text:p>4204530077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Drescher</text:p>
          </table:table-cell>
          <table:table-cell office:value-type="string" calcext:value-type="string">
            <text:p>sdrescherkd@buzzfeed.com</text:p>
          </table:table-cell>
          <table:table-cell office:value-type="float" office:value="79234322518" calcext:value-type="float">
            <text:p>7923432251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Sallyanne</text:p>
          </table:table-cell>
          <table:table-cell office:value-type="string" calcext:value-type="string">
            <text:p>Wiggans</text:p>
          </table:table-cell>
          <table:table-cell office:value-type="string" calcext:value-type="string">
            <text:p>swigganske@joomla.org</text:p>
          </table:table-cell>
          <table:table-cell office:value-type="float" office:value="24237978934" calcext:value-type="float">
            <text:p>2423797893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Stu</text:p>
          </table:table-cell>
          <table:table-cell office:value-type="string" calcext:value-type="string">
            <text:p>Devote</text:p>
          </table:table-cell>
          <table:table-cell office:value-type="string" calcext:value-type="string">
            <text:p>sdevotekf@vkontakte.ru</text:p>
          </table:table-cell>
          <table:table-cell office:value-type="float" office:value="3868203480" calcext:value-type="float">
            <text:p>386820348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Velma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vtonguekg@plala.or.jp</text:p>
          </table:table-cell>
          <table:table-cell office:value-type="float" office:value="16602253928" calcext:value-type="float">
            <text:p>1660225392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Kearney</text:p>
          </table:table-cell>
          <table:table-cell office:value-type="string" calcext:value-type="string">
            <text:p>Speechley</text:p>
          </table:table-cell>
          <table:table-cell office:value-type="string" calcext:value-type="string">
            <text:p>kspeechleykh@geocities.com</text:p>
          </table:table-cell>
          <table:table-cell office:value-type="float" office:value="36604241904" calcext:value-type="float">
            <text:p>3660424190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Mariette</text:p>
          </table:table-cell>
          <table:table-cell office:value-type="string" calcext:value-type="string">
            <text:p>Faughey</text:p>
          </table:table-cell>
          <table:table-cell office:value-type="string" calcext:value-type="string">
            <text:p>mfaugheyki@scientificamerican.com</text:p>
          </table:table-cell>
          <table:table-cell office:value-type="float" office:value="37749312732" calcext:value-type="float">
            <text:p>3774931273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Hildagarde</text:p>
          </table:table-cell>
          <table:table-cell office:value-type="string" calcext:value-type="string">
            <text:p>Brocklebank</text:p>
          </table:table-cell>
          <table:table-cell office:value-type="string" calcext:value-type="string">
            <text:p>hbrocklebankkj@pen.io</text:p>
          </table:table-cell>
          <table:table-cell office:value-type="float" office:value="73785246921" calcext:value-type="float">
            <text:p>7378524692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Pyotr</text:p>
          </table:table-cell>
          <table:table-cell office:value-type="string" calcext:value-type="string">
            <text:p>Klousner</text:p>
          </table:table-cell>
          <table:table-cell office:value-type="string" calcext:value-type="string">
            <text:p>pklousnerkk@discovery.com</text:p>
          </table:table-cell>
          <table:table-cell office:value-type="float" office:value="61311597484" calcext:value-type="float">
            <text:p>6131159748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Merl</text:p>
          </table:table-cell>
          <table:table-cell office:value-type="string" calcext:value-type="string">
            <text:p>Klisch</text:p>
          </table:table-cell>
          <table:table-cell office:value-type="string" calcext:value-type="string">
            <text:p>mklischkl@reference.com</text:p>
          </table:table-cell>
          <table:table-cell office:value-type="float" office:value="96617861241" calcext:value-type="float">
            <text:p>9661786124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Pamelina</text:p>
          </table:table-cell>
          <table:table-cell office:value-type="string" calcext:value-type="string">
            <text:p>Mingay</text:p>
          </table:table-cell>
          <table:table-cell office:value-type="string" calcext:value-type="string">
            <text:p>pmingaykm@newyorker.com</text:p>
          </table:table-cell>
          <table:table-cell office:value-type="float" office:value="11788142812" calcext:value-type="float">
            <text:p>1178814281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Aurilia</text:p>
          </table:table-cell>
          <table:table-cell office:value-type="string" calcext:value-type="string">
            <text:p>Goodey</text:p>
          </table:table-cell>
          <table:table-cell office:value-type="string" calcext:value-type="string">
            <text:p>agoodeykn@biglobe.ne.jp</text:p>
          </table:table-cell>
          <table:table-cell office:value-type="float" office:value="84188685687" calcext:value-type="float">
            <text:p>8418868568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Concordia</text:p>
          </table:table-cell>
          <table:table-cell office:value-type="string" calcext:value-type="string">
            <text:p>Calderhead</text:p>
          </table:table-cell>
          <table:table-cell office:value-type="string" calcext:value-type="string">
            <text:p>ccalderheadko@slideshare.net</text:p>
          </table:table-cell>
          <table:table-cell office:value-type="float" office:value="35229154697" calcext:value-type="float">
            <text:p>3522915469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Epinay</text:p>
          </table:table-cell>
          <table:table-cell office:value-type="string" calcext:value-type="string">
            <text:p>cepinaykp@hud.gov</text:p>
          </table:table-cell>
          <table:table-cell office:value-type="float" office:value="75225904255" calcext:value-type="float">
            <text:p>7522590425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Manthroppe</text:p>
          </table:table-cell>
          <table:table-cell office:value-type="string" calcext:value-type="string">
            <text:p>mmanthroppekq@imageshack.us</text:p>
          </table:table-cell>
          <table:table-cell office:value-type="float" office:value="53131477406" calcext:value-type="float">
            <text:p>5313147740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Le Marchand</text:p>
          </table:table-cell>
          <table:table-cell office:value-type="string" calcext:value-type="string">
            <text:p>llemarchandkr@google.co.jp</text:p>
          </table:table-cell>
          <table:table-cell office:value-type="float" office:value="67305696994" calcext:value-type="float">
            <text:p>6730569699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Currie</text:p>
          </table:table-cell>
          <table:table-cell office:value-type="string" calcext:value-type="string">
            <text:p>Dumphry</text:p>
          </table:table-cell>
          <table:table-cell office:value-type="string" calcext:value-type="string">
            <text:p>cdumphryks@cocolog-nifty.com</text:p>
          </table:table-cell>
          <table:table-cell office:value-type="float" office:value="81372353751" calcext:value-type="float">
            <text:p>8137235375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Auria</text:p>
          </table:table-cell>
          <table:table-cell office:value-type="string" calcext:value-type="string">
            <text:p>Pretley</text:p>
          </table:table-cell>
          <table:table-cell office:value-type="string" calcext:value-type="string">
            <text:p>apretleykt@friendfeed.com</text:p>
          </table:table-cell>
          <table:table-cell office:value-type="float" office:value="11696739617" calcext:value-type="float">
            <text:p>1169673961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Jacquelin</text:p>
          </table:table-cell>
          <table:table-cell office:value-type="string" calcext:value-type="string">
            <text:p>Hartburn</text:p>
          </table:table-cell>
          <table:table-cell office:value-type="string" calcext:value-type="string">
            <text:p>jhartburnku@facebook.com</text:p>
          </table:table-cell>
          <table:table-cell office:value-type="float" office:value="80706413354" calcext:value-type="float">
            <text:p>8070641335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Reuven</text:p>
          </table:table-cell>
          <table:table-cell office:value-type="string" calcext:value-type="string">
            <text:p>Beadon</text:p>
          </table:table-cell>
          <table:table-cell office:value-type="string" calcext:value-type="string">
            <text:p>rbeadonkv@fastcompany.com</text:p>
          </table:table-cell>
          <table:table-cell office:value-type="float" office:value="77422459388" calcext:value-type="float">
            <text:p>7742245938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iusan</text:p>
          </table:table-cell>
          <table:table-cell office:value-type="string" calcext:value-type="string">
            <text:p>Ferre</text:p>
          </table:table-cell>
          <table:table-cell office:value-type="string" calcext:value-type="string">
            <text:p>sferrekw@digg.com</text:p>
          </table:table-cell>
          <table:table-cell office:value-type="float" office:value="57368551844" calcext:value-type="float">
            <text:p>5736855184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Walden</text:p>
          </table:table-cell>
          <table:table-cell office:value-type="string" calcext:value-type="string">
            <text:p>Joist</text:p>
          </table:table-cell>
          <table:table-cell office:value-type="string" calcext:value-type="string">
            <text:p>wjoistkx@livejournal.com</text:p>
          </table:table-cell>
          <table:table-cell office:value-type="float" office:value="84637991130" calcext:value-type="float">
            <text:p>8463799113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Ivor</text:p>
          </table:table-cell>
          <table:table-cell office:value-type="string" calcext:value-type="string">
            <text:p>Brittain</text:p>
          </table:table-cell>
          <table:table-cell office:value-type="string" calcext:value-type="string">
            <text:p>ibrittainky@chron.com</text:p>
          </table:table-cell>
          <table:table-cell office:value-type="float" office:value="44597288993" calcext:value-type="float">
            <text:p>4459728899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Edsel</text:p>
          </table:table-cell>
          <table:table-cell office:value-type="string" calcext:value-type="string">
            <text:p>Guiu</text:p>
          </table:table-cell>
          <table:table-cell office:value-type="string" calcext:value-type="string">
            <text:p>eguiukz@mail.ru</text:p>
          </table:table-cell>
          <table:table-cell office:value-type="float" office:value="27776901340" calcext:value-type="float">
            <text:p>2777690134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Corina</text:p>
          </table:table-cell>
          <table:table-cell office:value-type="string" calcext:value-type="string">
            <text:p>Gerger</text:p>
          </table:table-cell>
          <table:table-cell office:value-type="string" calcext:value-type="string">
            <text:p>cgergerl0@webnode.com</text:p>
          </table:table-cell>
          <table:table-cell office:value-type="float" office:value="98023997956" calcext:value-type="float">
            <text:p>9802399795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Melicent</text:p>
          </table:table-cell>
          <table:table-cell office:value-type="string" calcext:value-type="string">
            <text:p>Poletto</text:p>
          </table:table-cell>
          <table:table-cell office:value-type="string" calcext:value-type="string">
            <text:p>mpolettol1@shop-pro.jp</text:p>
          </table:table-cell>
          <table:table-cell office:value-type="float" office:value="15662310137" calcext:value-type="float">
            <text:p>1566231013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Dasi</text:p>
          </table:table-cell>
          <table:table-cell office:value-type="string" calcext:value-type="string">
            <text:p>Hackett</text:p>
          </table:table-cell>
          <table:table-cell office:value-type="string" calcext:value-type="string">
            <text:p>dhackettl2@stumbleupon.com</text:p>
          </table:table-cell>
          <table:table-cell office:value-type="float" office:value="23037411973" calcext:value-type="float">
            <text:p>2303741197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Boycott</text:p>
          </table:table-cell>
          <table:table-cell office:value-type="string" calcext:value-type="string">
            <text:p>aboycottl3@wsj.com</text:p>
          </table:table-cell>
          <table:table-cell office:value-type="float" office:value="59995500466" calcext:value-type="float">
            <text:p>5999550046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Luella</text:p>
          </table:table-cell>
          <table:table-cell office:value-type="string" calcext:value-type="string">
            <text:p>Earry</text:p>
          </table:table-cell>
          <table:table-cell office:value-type="string" calcext:value-type="string">
            <text:p>learryl4@so-net.ne.jp</text:p>
          </table:table-cell>
          <table:table-cell office:value-type="float" office:value="16675663248" calcext:value-type="float">
            <text:p>1667566324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Penlington</text:p>
          </table:table-cell>
          <table:table-cell office:value-type="string" calcext:value-type="string">
            <text:p>cpenlingtonl5@admin.ch</text:p>
          </table:table-cell>
          <table:table-cell office:value-type="float" office:value="18714138629" calcext:value-type="float">
            <text:p>1871413862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Manon</text:p>
          </table:table-cell>
          <table:table-cell office:value-type="string" calcext:value-type="string">
            <text:p>Pratty</text:p>
          </table:table-cell>
          <table:table-cell office:value-type="string" calcext:value-type="string">
            <text:p>mprattyl6@joomla.org</text:p>
          </table:table-cell>
          <table:table-cell office:value-type="float" office:value="80820009146" calcext:value-type="float">
            <text:p>8082000914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Jarid</text:p>
          </table:table-cell>
          <table:table-cell office:value-type="string" calcext:value-type="string">
            <text:p>Risbrough</text:p>
          </table:table-cell>
          <table:table-cell office:value-type="string" calcext:value-type="string">
            <text:p>jrisbroughl7@odnoklassniki.ru</text:p>
          </table:table-cell>
          <table:table-cell office:value-type="float" office:value="49939484005" calcext:value-type="float">
            <text:p>4993948400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Ruggiero</text:p>
          </table:table-cell>
          <table:table-cell office:value-type="string" calcext:value-type="string">
            <text:p>Olivi</text:p>
          </table:table-cell>
          <table:table-cell office:value-type="string" calcext:value-type="string">
            <text:p>rolivil8@mozilla.com</text:p>
          </table:table-cell>
          <table:table-cell office:value-type="float" office:value="12675884776" calcext:value-type="float">
            <text:p>1267588477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Judye</text:p>
          </table:table-cell>
          <table:table-cell office:value-type="string" calcext:value-type="string">
            <text:p>Clarycott</text:p>
          </table:table-cell>
          <table:table-cell office:value-type="string" calcext:value-type="string">
            <text:p>jclarycottl9@hao123.com</text:p>
          </table:table-cell>
          <table:table-cell office:value-type="float" office:value="77895046172" calcext:value-type="float">
            <text:p>7789504617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Debera</text:p>
          </table:table-cell>
          <table:table-cell office:value-type="string" calcext:value-type="string">
            <text:p>Chaudret</text:p>
          </table:table-cell>
          <table:table-cell office:value-type="string" calcext:value-type="string">
            <text:p>dchaudretla@mediafire.com</text:p>
          </table:table-cell>
          <table:table-cell office:value-type="float" office:value="90390258905" calcext:value-type="float">
            <text:p>9039025890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Lil</text:p>
          </table:table-cell>
          <table:table-cell office:value-type="string" calcext:value-type="string">
            <text:p>Aldie</text:p>
          </table:table-cell>
          <table:table-cell office:value-type="string" calcext:value-type="string">
            <text:p>laldielb@noaa.gov</text:p>
          </table:table-cell>
          <table:table-cell office:value-type="float" office:value="5287800824" calcext:value-type="float">
            <text:p>528780082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Dorelle</text:p>
          </table:table-cell>
          <table:table-cell office:value-type="string" calcext:value-type="string">
            <text:p>Batrip</text:p>
          </table:table-cell>
          <table:table-cell office:value-type="string" calcext:value-type="string">
            <text:p>dbatriplc@ebay.com</text:p>
          </table:table-cell>
          <table:table-cell office:value-type="float" office:value="97518561779" calcext:value-type="float">
            <text:p>9751856177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Hubble</text:p>
          </table:table-cell>
          <table:table-cell office:value-type="string" calcext:value-type="string">
            <text:p>ghubbleld@bizjournals.com</text:p>
          </table:table-cell>
          <table:table-cell office:value-type="float" office:value="2053380673" calcext:value-type="float">
            <text:p>205338067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Georgeanne</text:p>
          </table:table-cell>
          <table:table-cell office:value-type="string" calcext:value-type="string">
            <text:p>Kitto</text:p>
          </table:table-cell>
          <table:table-cell office:value-type="string" calcext:value-type="string">
            <text:p>gkittole@sohu.com</text:p>
          </table:table-cell>
          <table:table-cell office:value-type="float" office:value="59659306214" calcext:value-type="float">
            <text:p>5965930621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Armand</text:p>
          </table:table-cell>
          <table:table-cell office:value-type="string" calcext:value-type="string">
            <text:p>Nitti</text:p>
          </table:table-cell>
          <table:table-cell office:value-type="string" calcext:value-type="string">
            <text:p>anittilf@loc.gov</text:p>
          </table:table-cell>
          <table:table-cell office:value-type="float" office:value="27783489537" calcext:value-type="float">
            <text:p>2778348953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Shalliker</text:p>
          </table:table-cell>
          <table:table-cell office:value-type="string" calcext:value-type="string">
            <text:p>cshallikerlg@examiner.com</text:p>
          </table:table-cell>
          <table:table-cell office:value-type="float" office:value="16064735165" calcext:value-type="float">
            <text:p>1606473516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Breena</text:p>
          </table:table-cell>
          <table:table-cell office:value-type="string" calcext:value-type="string">
            <text:p>Gilmore</text:p>
          </table:table-cell>
          <table:table-cell office:value-type="string" calcext:value-type="string">
            <text:p>bgilmorelh@cargocollective.com</text:p>
          </table:table-cell>
          <table:table-cell office:value-type="float" office:value="64813459100" calcext:value-type="float">
            <text:p>6481345910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Antonetta</text:p>
          </table:table-cell>
          <table:table-cell office:value-type="string" calcext:value-type="string">
            <text:p>Layfield</text:p>
          </table:table-cell>
          <table:table-cell office:value-type="string" calcext:value-type="string">
            <text:p>alayfieldli@tripadvisor.com</text:p>
          </table:table-cell>
          <table:table-cell office:value-type="float" office:value="99638429101" calcext:value-type="float">
            <text:p>9963842910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Ekaterina</text:p>
          </table:table-cell>
          <table:table-cell office:value-type="string" calcext:value-type="string">
            <text:p>Dalgety</text:p>
          </table:table-cell>
          <table:table-cell office:value-type="string" calcext:value-type="string">
            <text:p>edalgetylj@imgur.com</text:p>
          </table:table-cell>
          <table:table-cell office:value-type="float" office:value="28294398407" calcext:value-type="float">
            <text:p>2829439840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Marquita</text:p>
          </table:table-cell>
          <table:table-cell office:value-type="string" calcext:value-type="string">
            <text:p>Couves</text:p>
          </table:table-cell>
          <table:table-cell office:value-type="string" calcext:value-type="string">
            <text:p>mcouveslk@sitemeter.com</text:p>
          </table:table-cell>
          <table:table-cell office:value-type="float" office:value="59124960217" calcext:value-type="float">
            <text:p>5912496021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Raeann</text:p>
          </table:table-cell>
          <table:table-cell office:value-type="string" calcext:value-type="string">
            <text:p>Thirsk</text:p>
          </table:table-cell>
          <table:table-cell office:value-type="string" calcext:value-type="string">
            <text:p>rthirskll@ebay.co.uk</text:p>
          </table:table-cell>
          <table:table-cell office:value-type="float" office:value="36304003438" calcext:value-type="float">
            <text:p>3630400343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Kirbee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kleopardlm@washington.edu</text:p>
          </table:table-cell>
          <table:table-cell office:value-type="float" office:value="52981358224" calcext:value-type="float">
            <text:p>5298135822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Jerrine</text:p>
          </table:table-cell>
          <table:table-cell office:value-type="string" calcext:value-type="string">
            <text:p>Gingell</text:p>
          </table:table-cell>
          <table:table-cell office:value-type="string" calcext:value-type="string">
            <text:p>jgingellln@alibaba.com</text:p>
          </table:table-cell>
          <table:table-cell office:value-type="float" office:value="85389440288" calcext:value-type="float">
            <text:p>8538944028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Linn</text:p>
          </table:table-cell>
          <table:table-cell office:value-type="string" calcext:value-type="string">
            <text:p>Albery</text:p>
          </table:table-cell>
          <table:table-cell office:value-type="string" calcext:value-type="string">
            <text:p>lalberylo@ucla.edu</text:p>
          </table:table-cell>
          <table:table-cell office:value-type="float" office:value="66831760198" calcext:value-type="float">
            <text:p>6683176019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Witherop</text:p>
          </table:table-cell>
          <table:table-cell office:value-type="string" calcext:value-type="string">
            <text:p>bwitheroplp@elegantthemes.com</text:p>
          </table:table-cell>
          <table:table-cell office:value-type="float" office:value="30769122342" calcext:value-type="float">
            <text:p>3076912234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Robina</text:p>
          </table:table-cell>
          <table:table-cell office:value-type="string" calcext:value-type="string">
            <text:p>Freiburger</text:p>
          </table:table-cell>
          <table:table-cell office:value-type="string" calcext:value-type="string">
            <text:p>rfreiburgerlq@timesonline.co.uk</text:p>
          </table:table-cell>
          <table:table-cell office:value-type="float" office:value="67986434226" calcext:value-type="float">
            <text:p>6798643422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Wendi</text:p>
          </table:table-cell>
          <table:table-cell office:value-type="string" calcext:value-type="string">
            <text:p>Padula</text:p>
          </table:table-cell>
          <table:table-cell office:value-type="string" calcext:value-type="string">
            <text:p>wpadulalr@github.com</text:p>
          </table:table-cell>
          <table:table-cell office:value-type="float" office:value="19195118423" calcext:value-type="float">
            <text:p>1919511842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Brigitta</text:p>
          </table:table-cell>
          <table:table-cell office:value-type="string" calcext:value-type="string">
            <text:p>Pridden</text:p>
          </table:table-cell>
          <table:table-cell office:value-type="string" calcext:value-type="string">
            <text:p>bpriddenls@google.es</text:p>
          </table:table-cell>
          <table:table-cell office:value-type="float" office:value="90523310014" calcext:value-type="float">
            <text:p>9052331001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Jeana</text:p>
          </table:table-cell>
          <table:table-cell office:value-type="string" calcext:value-type="string">
            <text:p>Botha</text:p>
          </table:table-cell>
          <table:table-cell office:value-type="string" calcext:value-type="string">
            <text:p>jbothalt@sourceforge.net</text:p>
          </table:table-cell>
          <table:table-cell office:value-type="float" office:value="24199966488" calcext:value-type="float">
            <text:p>2419996648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hape</text:p>
          </table:table-cell>
          <table:table-cell office:value-type="string" calcext:value-type="string">
            <text:p>rchapelu@yahoo.co.jp</text:p>
          </table:table-cell>
          <table:table-cell office:value-type="float" office:value="58344239020" calcext:value-type="float">
            <text:p>5834423902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Tamas</text:p>
          </table:table-cell>
          <table:table-cell office:value-type="string" calcext:value-type="string">
            <text:p>Keenan</text:p>
          </table:table-cell>
          <table:table-cell office:value-type="string" calcext:value-type="string">
            <text:p>tkeenanlv@goo.gl</text:p>
          </table:table-cell>
          <table:table-cell office:value-type="float" office:value="4501248382" calcext:value-type="float">
            <text:p>450124838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Oralie</text:p>
          </table:table-cell>
          <table:table-cell office:value-type="string" calcext:value-type="string">
            <text:p>Piercy</text:p>
          </table:table-cell>
          <table:table-cell office:value-type="string" calcext:value-type="string">
            <text:p>opiercylw@altervista.org</text:p>
          </table:table-cell>
          <table:table-cell office:value-type="float" office:value="77586310625" calcext:value-type="float">
            <text:p>7758631062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Hobey</text:p>
          </table:table-cell>
          <table:table-cell office:value-type="string" calcext:value-type="string">
            <text:p>Ferrone</text:p>
          </table:table-cell>
          <table:table-cell office:value-type="string" calcext:value-type="string">
            <text:p>hferronelx@purevolume.com</text:p>
          </table:table-cell>
          <table:table-cell office:value-type="float" office:value="50436437131" calcext:value-type="float">
            <text:p>5043643713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Adrianne</text:p>
          </table:table-cell>
          <table:table-cell office:value-type="string" calcext:value-type="string">
            <text:p>Adamowitz</text:p>
          </table:table-cell>
          <table:table-cell office:value-type="string" calcext:value-type="string">
            <text:p>aadamowitzly@google.pl</text:p>
          </table:table-cell>
          <table:table-cell office:value-type="float" office:value="9437306150" calcext:value-type="float">
            <text:p>943730615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Allx</text:p>
          </table:table-cell>
          <table:table-cell office:value-type="string" calcext:value-type="string">
            <text:p>Chapelhow</text:p>
          </table:table-cell>
          <table:table-cell office:value-type="string" calcext:value-type="string">
            <text:p>achapelhowlz@google.ru</text:p>
          </table:table-cell>
          <table:table-cell office:value-type="float" office:value="25463777839" calcext:value-type="float">
            <text:p>25463777839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Halette</text:p>
          </table:table-cell>
          <table:table-cell office:value-type="string" calcext:value-type="string">
            <text:p>O'Mullally</text:p>
          </table:table-cell>
          <table:table-cell office:value-type="string" calcext:value-type="string">
            <text:p>homullallym0@booking.com</text:p>
          </table:table-cell>
          <table:table-cell office:value-type="float" office:value="42164251836" calcext:value-type="float">
            <text:p>4216425183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Winnifred</text:p>
          </table:table-cell>
          <table:table-cell office:value-type="string" calcext:value-type="string">
            <text:p>Eayres</text:p>
          </table:table-cell>
          <table:table-cell office:value-type="string" calcext:value-type="string">
            <text:p>weayresm1@va.gov</text:p>
          </table:table-cell>
          <table:table-cell office:value-type="float" office:value="91199673695" calcext:value-type="float">
            <text:p>9119967369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Gusty</text:p>
          </table:table-cell>
          <table:table-cell office:value-type="string" calcext:value-type="string">
            <text:p>Klimes</text:p>
          </table:table-cell>
          <table:table-cell office:value-type="string" calcext:value-type="string">
            <text:p>gklimesm2@google.es</text:p>
          </table:table-cell>
          <table:table-cell office:value-type="float" office:value="61205510714" calcext:value-type="float">
            <text:p>6120551071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Clarissa</text:p>
          </table:table-cell>
          <table:table-cell office:value-type="string" calcext:value-type="string">
            <text:p>Yesichev</text:p>
          </table:table-cell>
          <table:table-cell office:value-type="string" calcext:value-type="string">
            <text:p>cyesichevm3@scribd.com</text:p>
          </table:table-cell>
          <table:table-cell office:value-type="float" office:value="54448122033" calcext:value-type="float">
            <text:p>5444812203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Stranieri</text:p>
          </table:table-cell>
          <table:table-cell office:value-type="string" calcext:value-type="string">
            <text:p>estranierim4@com.com</text:p>
          </table:table-cell>
          <table:table-cell office:value-type="float" office:value="76455160503" calcext:value-type="float">
            <text:p>7645516050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Georgiades</text:p>
          </table:table-cell>
          <table:table-cell office:value-type="string" calcext:value-type="string">
            <text:p>cgeorgiadesm5@feedburner.com</text:p>
          </table:table-cell>
          <table:table-cell office:value-type="float" office:value="60111363919" calcext:value-type="float">
            <text:p>6011136391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Herve</text:p>
          </table:table-cell>
          <table:table-cell office:value-type="string" calcext:value-type="string">
            <text:p>Billingsly</text:p>
          </table:table-cell>
          <table:table-cell office:value-type="string" calcext:value-type="string">
            <text:p>hbillingslym6@photobucket.com</text:p>
          </table:table-cell>
          <table:table-cell office:value-type="float" office:value="13643039904" calcext:value-type="float">
            <text:p>1364303990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Lilla</text:p>
          </table:table-cell>
          <table:table-cell office:value-type="string" calcext:value-type="string">
            <text:p>Houtbie</text:p>
          </table:table-cell>
          <table:table-cell office:value-type="string" calcext:value-type="string">
            <text:p>lhoutbiem7@cloudflare.com</text:p>
          </table:table-cell>
          <table:table-cell office:value-type="float" office:value="68331180510" calcext:value-type="float">
            <text:p>6833118051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Proudman</text:p>
          </table:table-cell>
          <table:table-cell office:value-type="string" calcext:value-type="string">
            <text:p>rproudmanm8@bbc.co.uk</text:p>
          </table:table-cell>
          <table:table-cell office:value-type="float" office:value="69269468354" calcext:value-type="float">
            <text:p>6926946835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Eustace</text:p>
          </table:table-cell>
          <table:table-cell office:value-type="string" calcext:value-type="string">
            <text:p>Worlock</text:p>
          </table:table-cell>
          <table:table-cell office:value-type="string" calcext:value-type="string">
            <text:p>eworlockm9@oakley.com</text:p>
          </table:table-cell>
          <table:table-cell office:value-type="float" office:value="20494360664" calcext:value-type="float">
            <text:p>2049436066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Kerby</text:p>
          </table:table-cell>
          <table:table-cell office:value-type="string" calcext:value-type="string">
            <text:p>Carnilian</text:p>
          </table:table-cell>
          <table:table-cell office:value-type="string" calcext:value-type="string">
            <text:p>kcarnilianma@deliciousdays.com</text:p>
          </table:table-cell>
          <table:table-cell office:value-type="float" office:value="9039243282" calcext:value-type="float">
            <text:p>903924328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Lyvon</text:p>
          </table:table-cell>
          <table:table-cell office:value-type="string" calcext:value-type="string">
            <text:p>jlyvonmb@businessinsider.com</text:p>
          </table:table-cell>
          <table:table-cell office:value-type="float" office:value="34886525298" calcext:value-type="float">
            <text:p>3488652529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Kali</text:p>
          </table:table-cell>
          <table:table-cell office:value-type="string" calcext:value-type="string">
            <text:p>Cradey</text:p>
          </table:table-cell>
          <table:table-cell office:value-type="string" calcext:value-type="string">
            <text:p>kcradeymc@163.com</text:p>
          </table:table-cell>
          <table:table-cell office:value-type="float" office:value="11423146709" calcext:value-type="float">
            <text:p>1142314670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vespinosamd@narod.ru</text:p>
          </table:table-cell>
          <table:table-cell office:value-type="float" office:value="67114017866" calcext:value-type="float">
            <text:p>6711401786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Janela</text:p>
          </table:table-cell>
          <table:table-cell office:value-type="string" calcext:value-type="string">
            <text:p>Lendrem</text:p>
          </table:table-cell>
          <table:table-cell office:value-type="string" calcext:value-type="string">
            <text:p>jlendremme@ftc.gov</text:p>
          </table:table-cell>
          <table:table-cell office:value-type="float" office:value="74275544747" calcext:value-type="float">
            <text:p>7427554474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Roanne</text:p>
          </table:table-cell>
          <table:table-cell office:value-type="string" calcext:value-type="string">
            <text:p>Keane</text:p>
          </table:table-cell>
          <table:table-cell office:value-type="string" calcext:value-type="string">
            <text:p>rkeanemf@wired.com</text:p>
          </table:table-cell>
          <table:table-cell office:value-type="float" office:value="61437304538" calcext:value-type="float">
            <text:p>6143730453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Blewitt</text:p>
          </table:table-cell>
          <table:table-cell office:value-type="string" calcext:value-type="string">
            <text:p>mblewittmg@sina.com.cn</text:p>
          </table:table-cell>
          <table:table-cell office:value-type="float" office:value="66398134023" calcext:value-type="float">
            <text:p>6639813402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Berni</text:p>
          </table:table-cell>
          <table:table-cell office:value-type="string" calcext:value-type="string">
            <text:p>Bysh</text:p>
          </table:table-cell>
          <table:table-cell office:value-type="string" calcext:value-type="string">
            <text:p>bbyshmh@hatena.ne.jp</text:p>
          </table:table-cell>
          <table:table-cell office:value-type="float" office:value="63369684438" calcext:value-type="float">
            <text:p>6336968443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Babs</text:p>
          </table:table-cell>
          <table:table-cell office:value-type="string" calcext:value-type="string">
            <text:p>Brinkworth</text:p>
          </table:table-cell>
          <table:table-cell office:value-type="string" calcext:value-type="string">
            <text:p>bbrinkworthmi@abc.net.au</text:p>
          </table:table-cell>
          <table:table-cell office:value-type="float" office:value="21608934947" calcext:value-type="float">
            <text:p>2160893494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Zaria</text:p>
          </table:table-cell>
          <table:table-cell office:value-type="string" calcext:value-type="string">
            <text:p>Sambath</text:p>
          </table:table-cell>
          <table:table-cell office:value-type="string" calcext:value-type="string">
            <text:p>zsambathmj@netvibes.com</text:p>
          </table:table-cell>
          <table:table-cell office:value-type="float" office:value="58588744179" calcext:value-type="float">
            <text:p>5858874417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Zacherie</text:p>
          </table:table-cell>
          <table:table-cell office:value-type="string" calcext:value-type="string">
            <text:p>Chadwyck</text:p>
          </table:table-cell>
          <table:table-cell office:value-type="string" calcext:value-type="string">
            <text:p>zchadwyckmk@zdnet.com</text:p>
          </table:table-cell>
          <table:table-cell office:value-type="float" office:value="13379086397" calcext:value-type="float">
            <text:p>1337908639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Joye</text:p>
          </table:table-cell>
          <table:table-cell office:value-type="string" calcext:value-type="string">
            <text:p>Braidley</text:p>
          </table:table-cell>
          <table:table-cell office:value-type="string" calcext:value-type="string">
            <text:p>jbraidleyml@hud.gov</text:p>
          </table:table-cell>
          <table:table-cell office:value-type="float" office:value="56035872356" calcext:value-type="float">
            <text:p>5603587235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Flossi</text:p>
          </table:table-cell>
          <table:table-cell office:value-type="string" calcext:value-type="string">
            <text:p>Robardey</text:p>
          </table:table-cell>
          <table:table-cell office:value-type="string" calcext:value-type="string">
            <text:p>frobardeymm@examiner.com</text:p>
          </table:table-cell>
          <table:table-cell office:value-type="float" office:value="61745711729" calcext:value-type="float">
            <text:p>6174571172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Quent</text:p>
          </table:table-cell>
          <table:table-cell office:value-type="string" calcext:value-type="string">
            <text:p>Wank</text:p>
          </table:table-cell>
          <table:table-cell office:value-type="string" calcext:value-type="string">
            <text:p>qwankmn@slate.com</text:p>
          </table:table-cell>
          <table:table-cell office:value-type="float" office:value="72521856067" calcext:value-type="float">
            <text:p>7252185606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Collough</text:p>
          </table:table-cell>
          <table:table-cell office:value-type="string" calcext:value-type="string">
            <text:p>lcolloughmo@wisc.edu</text:p>
          </table:table-cell>
          <table:table-cell office:value-type="float" office:value="90015796551" calcext:value-type="float">
            <text:p>9001579655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Edgehill</text:p>
          </table:table-cell>
          <table:table-cell office:value-type="string" calcext:value-type="string">
            <text:p>hedgehillmp@nhs.uk</text:p>
          </table:table-cell>
          <table:table-cell office:value-type="float" office:value="91892423870" calcext:value-type="float">
            <text:p>9189242387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Abdey</text:p>
          </table:table-cell>
          <table:table-cell office:value-type="string" calcext:value-type="string">
            <text:p>aabdeymq@smugmug.com</text:p>
          </table:table-cell>
          <table:table-cell office:value-type="float" office:value="88215837048" calcext:value-type="float">
            <text:p>8821583704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Jarrid</text:p>
          </table:table-cell>
          <table:table-cell office:value-type="string" calcext:value-type="string">
            <text:p>Edmondson</text:p>
          </table:table-cell>
          <table:table-cell office:value-type="string" calcext:value-type="string">
            <text:p>jedmondsonmr@nifty.com</text:p>
          </table:table-cell>
          <table:table-cell office:value-type="float" office:value="94558013454" calcext:value-type="float">
            <text:p>9455801345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Alyse</text:p>
          </table:table-cell>
          <table:table-cell office:value-type="string" calcext:value-type="string">
            <text:p>Duffit</text:p>
          </table:table-cell>
          <table:table-cell office:value-type="string" calcext:value-type="string">
            <text:p>aduffitms@independent.co.uk</text:p>
          </table:table-cell>
          <table:table-cell office:value-type="float" office:value="41104707474" calcext:value-type="float">
            <text:p>4110470747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Weidar</text:p>
          </table:table-cell>
          <table:table-cell office:value-type="string" calcext:value-type="string">
            <text:p>Cartmale</text:p>
          </table:table-cell>
          <table:table-cell office:value-type="string" calcext:value-type="string">
            <text:p>wcartmalemt@mtv.com</text:p>
          </table:table-cell>
          <table:table-cell office:value-type="float" office:value="38510003635" calcext:value-type="float">
            <text:p>3851000363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onney</text:p>
          </table:table-cell>
          <table:table-cell office:value-type="string" calcext:value-type="string">
            <text:p>Collumbine</text:p>
          </table:table-cell>
          <table:table-cell office:value-type="string" calcext:value-type="string">
            <text:p>ccollumbinemu@oaic.gov.au</text:p>
          </table:table-cell>
          <table:table-cell office:value-type="float" office:value="78872023682" calcext:value-type="float">
            <text:p>78872023682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Ivimey</text:p>
          </table:table-cell>
          <table:table-cell office:value-type="string" calcext:value-type="string">
            <text:p>rivimeymv@prlog.org</text:p>
          </table:table-cell>
          <table:table-cell office:value-type="float" office:value="64484874991" calcext:value-type="float">
            <text:p>6448487499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Tristan</text:p>
          </table:table-cell>
          <table:table-cell office:value-type="string" calcext:value-type="string">
            <text:p>Bartot</text:p>
          </table:table-cell>
          <table:table-cell office:value-type="string" calcext:value-type="string">
            <text:p>tbartotmw@w3.org</text:p>
          </table:table-cell>
          <table:table-cell office:value-type="float" office:value="61947658892" calcext:value-type="float">
            <text:p>6194765889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Ingamar</text:p>
          </table:table-cell>
          <table:table-cell office:value-type="string" calcext:value-type="string">
            <text:p>Rospars</text:p>
          </table:table-cell>
          <table:table-cell office:value-type="string" calcext:value-type="string">
            <text:p>irosparsmx@wp.com</text:p>
          </table:table-cell>
          <table:table-cell office:value-type="float" office:value="15550213482" calcext:value-type="float">
            <text:p>1555021348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Stoffersen</text:p>
          </table:table-cell>
          <table:table-cell office:value-type="string" calcext:value-type="string">
            <text:p>tstoffersenmy@xrea.com</text:p>
          </table:table-cell>
          <table:table-cell office:value-type="float" office:value="69274116511" calcext:value-type="float">
            <text:p>6927411651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Wilmette</text:p>
          </table:table-cell>
          <table:table-cell office:value-type="string" calcext:value-type="string">
            <text:p>Coode</text:p>
          </table:table-cell>
          <table:table-cell office:value-type="string" calcext:value-type="string">
            <text:p>wcoodemz@nature.com</text:p>
          </table:table-cell>
          <table:table-cell office:value-type="float" office:value="93851858741" calcext:value-type="float">
            <text:p>9385185874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Leggis</text:p>
          </table:table-cell>
          <table:table-cell office:value-type="string" calcext:value-type="string">
            <text:p>wleggisn0@nasa.gov</text:p>
          </table:table-cell>
          <table:table-cell office:value-type="float" office:value="32630444535" calcext:value-type="float">
            <text:p>3263044453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Iosep</text:p>
          </table:table-cell>
          <table:table-cell office:value-type="string" calcext:value-type="string">
            <text:p>Garrad</text:p>
          </table:table-cell>
          <table:table-cell office:value-type="string" calcext:value-type="string">
            <text:p>igarradn1@theatlantic.com</text:p>
          </table:table-cell>
          <table:table-cell office:value-type="float" office:value="45083886704" calcext:value-type="float">
            <text:p>4508388670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Fullegar</text:p>
          </table:table-cell>
          <table:table-cell office:value-type="string" calcext:value-type="string">
            <text:p>jfullegarn2@si.edu</text:p>
          </table:table-cell>
          <table:table-cell office:value-type="float" office:value="2643975305" calcext:value-type="float">
            <text:p>264397530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Nona</text:p>
          </table:table-cell>
          <table:table-cell office:value-type="string" calcext:value-type="string">
            <text:p>Missenden</text:p>
          </table:table-cell>
          <table:table-cell office:value-type="string" calcext:value-type="string">
            <text:p>nmissendenn3@walmart.com</text:p>
          </table:table-cell>
          <table:table-cell office:value-type="float" office:value="94177381623" calcext:value-type="float">
            <text:p>9417738162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Ann-marie</text:p>
          </table:table-cell>
          <table:table-cell office:value-type="string" calcext:value-type="string">
            <text:p>Maun</text:p>
          </table:table-cell>
          <table:table-cell office:value-type="string" calcext:value-type="string">
            <text:p>amaunn4@exblog.jp</text:p>
          </table:table-cell>
          <table:table-cell office:value-type="float" office:value="286012046" calcext:value-type="float">
            <text:p>28601204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Tiphani</text:p>
          </table:table-cell>
          <table:table-cell office:value-type="string" calcext:value-type="string">
            <text:p>Thal</text:p>
          </table:table-cell>
          <table:table-cell office:value-type="string" calcext:value-type="string">
            <text:p>tthaln5@forbes.com</text:p>
          </table:table-cell>
          <table:table-cell office:value-type="float" office:value="67160499071" calcext:value-type="float">
            <text:p>6716049907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Fayette</text:p>
          </table:table-cell>
          <table:table-cell office:value-type="string" calcext:value-type="string">
            <text:p>Hammill</text:p>
          </table:table-cell>
          <table:table-cell office:value-type="string" calcext:value-type="string">
            <text:p>fhammilln6@elegantthemes.com</text:p>
          </table:table-cell>
          <table:table-cell office:value-type="float" office:value="38821489040" calcext:value-type="float">
            <text:p>3882148904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Tristan</text:p>
          </table:table-cell>
          <table:table-cell office:value-type="string" calcext:value-type="string">
            <text:p>Mealiffe</text:p>
          </table:table-cell>
          <table:table-cell office:value-type="string" calcext:value-type="string">
            <text:p>tmealiffen7@sun.com</text:p>
          </table:table-cell>
          <table:table-cell office:value-type="float" office:value="32294681499" calcext:value-type="float">
            <text:p>3229468149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Stolberger</text:p>
          </table:table-cell>
          <table:table-cell office:value-type="string" calcext:value-type="string">
            <text:p>lstolbergern8@va.gov</text:p>
          </table:table-cell>
          <table:table-cell office:value-type="float" office:value="24844169929" calcext:value-type="float">
            <text:p>2484416992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Cammie</text:p>
          </table:table-cell>
          <table:table-cell office:value-type="string" calcext:value-type="string">
            <text:p>Minto</text:p>
          </table:table-cell>
          <table:table-cell office:value-type="string" calcext:value-type="string">
            <text:p>cminton9@vinaora.com</text:p>
          </table:table-cell>
          <table:table-cell office:value-type="float" office:value="27998002249" calcext:value-type="float">
            <text:p>2799800224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Terrel</text:p>
          </table:table-cell>
          <table:table-cell office:value-type="string" calcext:value-type="string">
            <text:p>Hosburn</text:p>
          </table:table-cell>
          <table:table-cell office:value-type="string" calcext:value-type="string">
            <text:p>thosburnna@ftc.gov</text:p>
          </table:table-cell>
          <table:table-cell office:value-type="float" office:value="56757175124" calcext:value-type="float">
            <text:p>5675717512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Knox</text:p>
          </table:table-cell>
          <table:table-cell office:value-type="string" calcext:value-type="string">
            <text:p>Butterwick</text:p>
          </table:table-cell>
          <table:table-cell office:value-type="string" calcext:value-type="string">
            <text:p>kbutterwicknb@hexun.com</text:p>
          </table:table-cell>
          <table:table-cell office:value-type="float" office:value="64268975424" calcext:value-type="float">
            <text:p>6426897542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Myrwyn</text:p>
          </table:table-cell>
          <table:table-cell office:value-type="string" calcext:value-type="string">
            <text:p>Langabeer</text:p>
          </table:table-cell>
          <table:table-cell office:value-type="string" calcext:value-type="string">
            <text:p>mlangabeernc@histats.com</text:p>
          </table:table-cell>
          <table:table-cell office:value-type="float" office:value="83003005010" calcext:value-type="float">
            <text:p>8300300501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Hillary</text:p>
          </table:table-cell>
          <table:table-cell office:value-type="string" calcext:value-type="string">
            <text:p>Kleinhaut</text:p>
          </table:table-cell>
          <table:table-cell office:value-type="string" calcext:value-type="string">
            <text:p>hkleinhautnd@discovery.com</text:p>
          </table:table-cell>
          <table:table-cell office:value-type="float" office:value="78322388199" calcext:value-type="float">
            <text:p>7832238819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Yvonne</text:p>
          </table:table-cell>
          <table:table-cell office:value-type="string" calcext:value-type="string">
            <text:p>Jendrassik</text:p>
          </table:table-cell>
          <table:table-cell office:value-type="string" calcext:value-type="string">
            <text:p>yjendrassikne@bbc.co.uk</text:p>
          </table:table-cell>
          <table:table-cell office:value-type="float" office:value="84740424626" calcext:value-type="float">
            <text:p>8474042462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Enrica</text:p>
          </table:table-cell>
          <table:table-cell office:value-type="string" calcext:value-type="string">
            <text:p>Solway</text:p>
          </table:table-cell>
          <table:table-cell office:value-type="string" calcext:value-type="string">
            <text:p>esolwaynf@rambler.ru</text:p>
          </table:table-cell>
          <table:table-cell office:value-type="float" office:value="13603290056" calcext:value-type="float">
            <text:p>1360329005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Titos</text:p>
          </table:table-cell>
          <table:table-cell office:value-type="string" calcext:value-type="string">
            <text:p>Persitt</text:p>
          </table:table-cell>
          <table:table-cell office:value-type="string" calcext:value-type="string">
            <text:p>tpersittng@vk.com</text:p>
          </table:table-cell>
          <table:table-cell office:value-type="float" office:value="90237662138" calcext:value-type="float">
            <text:p>9023766213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Elbertine</text:p>
          </table:table-cell>
          <table:table-cell office:value-type="string" calcext:value-type="string">
            <text:p>Bwye</text:p>
          </table:table-cell>
          <table:table-cell office:value-type="string" calcext:value-type="string">
            <text:p>ebwyenh@wix.com</text:p>
          </table:table-cell>
          <table:table-cell office:value-type="float" office:value="2831789474" calcext:value-type="float">
            <text:p>283178947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Kristal</text:p>
          </table:table-cell>
          <table:table-cell office:value-type="string" calcext:value-type="string">
            <text:p>Crellin</text:p>
          </table:table-cell>
          <table:table-cell office:value-type="string" calcext:value-type="string">
            <text:p>kcrellinni@purevolume.com</text:p>
          </table:table-cell>
          <table:table-cell office:value-type="float" office:value="62981054051" calcext:value-type="float">
            <text:p>6298105405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Tucky</text:p>
          </table:table-cell>
          <table:table-cell office:value-type="string" calcext:value-type="string">
            <text:p>Yurasov</text:p>
          </table:table-cell>
          <table:table-cell office:value-type="string" calcext:value-type="string">
            <text:p>tyurasovnj@taobao.com</text:p>
          </table:table-cell>
          <table:table-cell office:value-type="float" office:value="70622693649" calcext:value-type="float">
            <text:p>70622693649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Nannie</text:p>
          </table:table-cell>
          <table:table-cell office:value-type="string" calcext:value-type="string">
            <text:p>Durward</text:p>
          </table:table-cell>
          <table:table-cell office:value-type="string" calcext:value-type="string">
            <text:p>ndurwardnk@toplist.cz</text:p>
          </table:table-cell>
          <table:table-cell office:value-type="float" office:value="47641256311" calcext:value-type="float">
            <text:p>4764125631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Gabrielle</text:p>
          </table:table-cell>
          <table:table-cell office:value-type="string" calcext:value-type="string">
            <text:p>Allflatt</text:p>
          </table:table-cell>
          <table:table-cell office:value-type="string" calcext:value-type="string">
            <text:p>gallflattnl@nbcnews.com</text:p>
          </table:table-cell>
          <table:table-cell office:value-type="float" office:value="50699257877" calcext:value-type="float">
            <text:p>50699257877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Caryl</text:p>
          </table:table-cell>
          <table:table-cell office:value-type="string" calcext:value-type="string">
            <text:p>Fellgett</text:p>
          </table:table-cell>
          <table:table-cell office:value-type="string" calcext:value-type="string">
            <text:p>cfellgettnm@google.ca</text:p>
          </table:table-cell>
          <table:table-cell office:value-type="float" office:value="16780349936" calcext:value-type="float">
            <text:p>1678034993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Aloise</text:p>
          </table:table-cell>
          <table:table-cell office:value-type="string" calcext:value-type="string">
            <text:p>Bourton</text:p>
          </table:table-cell>
          <table:table-cell office:value-type="string" calcext:value-type="string">
            <text:p>abourtonnn@umn.edu</text:p>
          </table:table-cell>
          <table:table-cell office:value-type="float" office:value="51205074751" calcext:value-type="float">
            <text:p>5120507475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Durante</text:p>
          </table:table-cell>
          <table:table-cell office:value-type="string" calcext:value-type="string">
            <text:p>Peinke</text:p>
          </table:table-cell>
          <table:table-cell office:value-type="string" calcext:value-type="string">
            <text:p>dpeinkeno@storify.com</text:p>
          </table:table-cell>
          <table:table-cell office:value-type="float" office:value="5771111344" calcext:value-type="float">
            <text:p>577111134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Eyde</text:p>
          </table:table-cell>
          <table:table-cell office:value-type="string" calcext:value-type="string">
            <text:p>Pinchin</text:p>
          </table:table-cell>
          <table:table-cell office:value-type="string" calcext:value-type="string">
            <text:p>epinchinnp@facebook.com</text:p>
          </table:table-cell>
          <table:table-cell office:value-type="float" office:value="96824253850" calcext:value-type="float">
            <text:p>9682425385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Rowland</text:p>
          </table:table-cell>
          <table:table-cell office:value-type="string" calcext:value-type="string">
            <text:p>Valentinetti</text:p>
          </table:table-cell>
          <table:table-cell office:value-type="string" calcext:value-type="string">
            <text:p>rvalentinettinq@jugem.jp</text:p>
          </table:table-cell>
          <table:table-cell office:value-type="float" office:value="37561405006" calcext:value-type="float">
            <text:p>3756140500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Raquela</text:p>
          </table:table-cell>
          <table:table-cell office:value-type="string" calcext:value-type="string">
            <text:p>Ludl</text:p>
          </table:table-cell>
          <table:table-cell office:value-type="string" calcext:value-type="string">
            <text:p>rludlnr@unblog.fr</text:p>
          </table:table-cell>
          <table:table-cell office:value-type="float" office:value="17858202232" calcext:value-type="float">
            <text:p>1785820223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Franny</text:p>
          </table:table-cell>
          <table:table-cell office:value-type="string" calcext:value-type="string">
            <text:p>Gallico</text:p>
          </table:table-cell>
          <table:table-cell office:value-type="string" calcext:value-type="string">
            <text:p>fgallicons@walmart.com</text:p>
          </table:table-cell>
          <table:table-cell office:value-type="float" office:value="15363669309" calcext:value-type="float">
            <text:p>1536366930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Ferdinanda</text:p>
          </table:table-cell>
          <table:table-cell office:value-type="string" calcext:value-type="string">
            <text:p>Upton</text:p>
          </table:table-cell>
          <table:table-cell office:value-type="string" calcext:value-type="string">
            <text:p>fuptonnt@youtu.be</text:p>
          </table:table-cell>
          <table:table-cell office:value-type="float" office:value="26939085109" calcext:value-type="float">
            <text:p>2693908510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Walton</text:p>
          </table:table-cell>
          <table:table-cell office:value-type="string" calcext:value-type="string">
            <text:p>Sleigh</text:p>
          </table:table-cell>
          <table:table-cell office:value-type="string" calcext:value-type="string">
            <text:p>wsleighnu@biblegateway.com</text:p>
          </table:table-cell>
          <table:table-cell office:value-type="float" office:value="97203272664" calcext:value-type="float">
            <text:p>9720327266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onni</text:p>
          </table:table-cell>
          <table:table-cell office:value-type="string" calcext:value-type="string">
            <text:p>Washbrook</text:p>
          </table:table-cell>
          <table:table-cell office:value-type="string" calcext:value-type="string">
            <text:p>swashbrooknv@arizona.edu</text:p>
          </table:table-cell>
          <table:table-cell office:value-type="float" office:value="25870948495" calcext:value-type="float">
            <text:p>2587094849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Humbert</text:p>
          </table:table-cell>
          <table:table-cell office:value-type="string" calcext:value-type="string">
            <text:p>Shankland</text:p>
          </table:table-cell>
          <table:table-cell office:value-type="string" calcext:value-type="string">
            <text:p>hshanklandnw@microsoft.com</text:p>
          </table:table-cell>
          <table:table-cell office:value-type="float" office:value="72245814111" calcext:value-type="float">
            <text:p>7224581411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Stourton</text:p>
          </table:table-cell>
          <table:table-cell office:value-type="string" calcext:value-type="string">
            <text:p>qstourtonnx@marketwatch.com</text:p>
          </table:table-cell>
          <table:table-cell office:value-type="float" office:value="6091977693" calcext:value-type="float">
            <text:p>609197769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Rorke</text:p>
          </table:table-cell>
          <table:table-cell office:value-type="string" calcext:value-type="string">
            <text:p>Merrien</text:p>
          </table:table-cell>
          <table:table-cell office:value-type="string" calcext:value-type="string">
            <text:p>rmerrienny@sciencedaily.com</text:p>
          </table:table-cell>
          <table:table-cell office:value-type="float" office:value="40071152092" calcext:value-type="float">
            <text:p>4007115209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Dennie</text:p>
          </table:table-cell>
          <table:table-cell office:value-type="string" calcext:value-type="string">
            <text:p>Lorryman</text:p>
          </table:table-cell>
          <table:table-cell office:value-type="string" calcext:value-type="string">
            <text:p>dlorrymannz@columbia.edu</text:p>
          </table:table-cell>
          <table:table-cell office:value-type="float" office:value="54659760120" calcext:value-type="float">
            <text:p>5465976012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Marlow</text:p>
          </table:table-cell>
          <table:table-cell office:value-type="string" calcext:value-type="string">
            <text:p>Killingsworth</text:p>
          </table:table-cell>
          <table:table-cell office:value-type="string" calcext:value-type="string">
            <text:p>mkillingswortho0@altervista.org</text:p>
          </table:table-cell>
          <table:table-cell office:value-type="float" office:value="54969507761" calcext:value-type="float">
            <text:p>5496950776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Nataline</text:p>
          </table:table-cell>
          <table:table-cell office:value-type="string" calcext:value-type="string">
            <text:p>Wyllcocks</text:p>
          </table:table-cell>
          <table:table-cell office:value-type="string" calcext:value-type="string">
            <text:p>nwyllcockso1@istockphoto.com</text:p>
          </table:table-cell>
          <table:table-cell office:value-type="float" office:value="66026176531" calcext:value-type="float">
            <text:p>6602617653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Teri</text:p>
          </table:table-cell>
          <table:table-cell office:value-type="string" calcext:value-type="string">
            <text:p>Byart</text:p>
          </table:table-cell>
          <table:table-cell office:value-type="string" calcext:value-type="string">
            <text:p>tbyarto2@alexa.com</text:p>
          </table:table-cell>
          <table:table-cell office:value-type="float" office:value="15280804730" calcext:value-type="float">
            <text:p>1528080473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Consuelo</text:p>
          </table:table-cell>
          <table:table-cell office:value-type="string" calcext:value-type="string">
            <text:p>Kolakovic</text:p>
          </table:table-cell>
          <table:table-cell office:value-type="string" calcext:value-type="string">
            <text:p>ckolakovico3@ameblo.jp</text:p>
          </table:table-cell>
          <table:table-cell office:value-type="float" office:value="84984628736" calcext:value-type="float">
            <text:p>8498462873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Kristel</text:p>
          </table:table-cell>
          <table:table-cell office:value-type="string" calcext:value-type="string">
            <text:p>Wessel</text:p>
          </table:table-cell>
          <table:table-cell office:value-type="string" calcext:value-type="string">
            <text:p>kwesselo4@un.org</text:p>
          </table:table-cell>
          <table:table-cell office:value-type="float" office:value="82319360610" calcext:value-type="float">
            <text:p>8231936061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allee</text:p>
          </table:table-cell>
          <table:table-cell office:value-type="string" calcext:value-type="string">
            <text:p>MacCumiskey</text:p>
          </table:table-cell>
          <table:table-cell office:value-type="string" calcext:value-type="string">
            <text:p>smaccumiskeyo5@bizjournals.com</text:p>
          </table:table-cell>
          <table:table-cell office:value-type="float" office:value="88336821918" calcext:value-type="float">
            <text:p>8833682191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Alphonso</text:p>
          </table:table-cell>
          <table:table-cell office:value-type="string" calcext:value-type="string">
            <text:p>Stemp</text:p>
          </table:table-cell>
          <table:table-cell office:value-type="string" calcext:value-type="string">
            <text:p>astempo6@paypal.com</text:p>
          </table:table-cell>
          <table:table-cell office:value-type="float" office:value="3654928228" calcext:value-type="float">
            <text:p>365492822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Beagrie</text:p>
          </table:table-cell>
          <table:table-cell office:value-type="string" calcext:value-type="string">
            <text:p>nbeagrieo7@dropbox.com</text:p>
          </table:table-cell>
          <table:table-cell office:value-type="float" office:value="42208781239" calcext:value-type="float">
            <text:p>42208781239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Margery</text:p>
          </table:table-cell>
          <table:table-cell office:value-type="string" calcext:value-type="string">
            <text:p>Stanion</text:p>
          </table:table-cell>
          <table:table-cell office:value-type="string" calcext:value-type="string">
            <text:p>mstaniono8@auda.org.au</text:p>
          </table:table-cell>
          <table:table-cell office:value-type="float" office:value="63753080735" calcext:value-type="float">
            <text:p>6375308073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Waverley</text:p>
          </table:table-cell>
          <table:table-cell office:value-type="string" calcext:value-type="string">
            <text:p>Archbould</text:p>
          </table:table-cell>
          <table:table-cell office:value-type="string" calcext:value-type="string">
            <text:p>warchbouldo9@shutterfly.com</text:p>
          </table:table-cell>
          <table:table-cell office:value-type="float" office:value="77814255103" calcext:value-type="float">
            <text:p>7781425510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Scudders</text:p>
          </table:table-cell>
          <table:table-cell office:value-type="string" calcext:value-type="string">
            <text:p>ascuddersoa@yellowbook.com</text:p>
          </table:table-cell>
          <table:table-cell office:value-type="float" office:value="37865437043" calcext:value-type="float">
            <text:p>3786543704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Enrica</text:p>
          </table:table-cell>
          <table:table-cell office:value-type="string" calcext:value-type="string">
            <text:p>Jennaroy</text:p>
          </table:table-cell>
          <table:table-cell office:value-type="string" calcext:value-type="string">
            <text:p>ejennaroyob@stumbleupon.com</text:p>
          </table:table-cell>
          <table:table-cell office:value-type="float" office:value="90696209732" calcext:value-type="float">
            <text:p>9069620973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Pooh</text:p>
          </table:table-cell>
          <table:table-cell office:value-type="string" calcext:value-type="string">
            <text:p>Hinckes</text:p>
          </table:table-cell>
          <table:table-cell office:value-type="string" calcext:value-type="string">
            <text:p>phinckesoc@msn.com</text:p>
          </table:table-cell>
          <table:table-cell office:value-type="float" office:value="25825347476" calcext:value-type="float">
            <text:p>2582534747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Tessie</text:p>
          </table:table-cell>
          <table:table-cell office:value-type="string" calcext:value-type="string">
            <text:p>Chritchley</text:p>
          </table:table-cell>
          <table:table-cell office:value-type="string" calcext:value-type="string">
            <text:p>tchritchleyod@nationalgeographic.com</text:p>
          </table:table-cell>
          <table:table-cell office:value-type="float" office:value="21384777852" calcext:value-type="float">
            <text:p>2138477785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Umberto</text:p>
          </table:table-cell>
          <table:table-cell office:value-type="string" calcext:value-type="string">
            <text:p>Caird</text:p>
          </table:table-cell>
          <table:table-cell office:value-type="string" calcext:value-type="string">
            <text:p>ucairdoe@wp.com</text:p>
          </table:table-cell>
          <table:table-cell office:value-type="float" office:value="60947740291" calcext:value-type="float">
            <text:p>6094774029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wnailof@theatlantic.com</text:p>
          </table:table-cell>
          <table:table-cell office:value-type="float" office:value="95151010785" calcext:value-type="float">
            <text:p>9515101078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Gullen</text:p>
          </table:table-cell>
          <table:table-cell office:value-type="string" calcext:value-type="string">
            <text:p>mgullenog@liveinternet.ru</text:p>
          </table:table-cell>
          <table:table-cell office:value-type="float" office:value="56948704704" calcext:value-type="float">
            <text:p>5694870470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Darryl</text:p>
          </table:table-cell>
          <table:table-cell office:value-type="string" calcext:value-type="string">
            <text:p>Albisser</text:p>
          </table:table-cell>
          <table:table-cell office:value-type="string" calcext:value-type="string">
            <text:p>dalbisseroh@shareasale.com</text:p>
          </table:table-cell>
          <table:table-cell office:value-type="float" office:value="46263322783" calcext:value-type="float">
            <text:p>4626332278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Winifred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wconnoi@google.es</text:p>
          </table:table-cell>
          <table:table-cell office:value-type="float" office:value="85141675083" calcext:value-type="float">
            <text:p>8514167508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Zarla</text:p>
          </table:table-cell>
          <table:table-cell office:value-type="string" calcext:value-type="string">
            <text:p>Nurse</text:p>
          </table:table-cell>
          <table:table-cell office:value-type="string" calcext:value-type="string">
            <text:p>znurseoj@amazon.de</text:p>
          </table:table-cell>
          <table:table-cell office:value-type="float" office:value="37031590244" calcext:value-type="float">
            <text:p>3703159024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Daisie</text:p>
          </table:table-cell>
          <table:table-cell office:value-type="string" calcext:value-type="string">
            <text:p>Priter</text:p>
          </table:table-cell>
          <table:table-cell office:value-type="string" calcext:value-type="string">
            <text:p>dpriterok@istockphoto.com</text:p>
          </table:table-cell>
          <table:table-cell office:value-type="float" office:value="87349046016" calcext:value-type="float">
            <text:p>8734904601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Davie</text:p>
          </table:table-cell>
          <table:table-cell office:value-type="string" calcext:value-type="string">
            <text:p>Norssister</text:p>
          </table:table-cell>
          <table:table-cell office:value-type="string" calcext:value-type="string">
            <text:p>dnorssisterol@aol.com</text:p>
          </table:table-cell>
          <table:table-cell office:value-type="float" office:value="89396378329" calcext:value-type="float">
            <text:p>8939637832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Portie</text:p>
          </table:table-cell>
          <table:table-cell office:value-type="string" calcext:value-type="string">
            <text:p>Hallewell</text:p>
          </table:table-cell>
          <table:table-cell office:value-type="string" calcext:value-type="string">
            <text:p>phallewellom@flavors.me</text:p>
          </table:table-cell>
          <table:table-cell office:value-type="float" office:value="17671984989" calcext:value-type="float">
            <text:p>1767198498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Waldo</text:p>
          </table:table-cell>
          <table:table-cell office:value-type="string" calcext:value-type="string">
            <text:p>Hammerman</text:p>
          </table:table-cell>
          <table:table-cell office:value-type="string" calcext:value-type="string">
            <text:p>whammermanon@ask.com</text:p>
          </table:table-cell>
          <table:table-cell office:value-type="float" office:value="60194597491" calcext:value-type="float">
            <text:p>6019459749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Sharl</text:p>
          </table:table-cell>
          <table:table-cell office:value-type="string" calcext:value-type="string">
            <text:p>Allnatt</text:p>
          </table:table-cell>
          <table:table-cell office:value-type="string" calcext:value-type="string">
            <text:p>sallnattoo@howstuffworks.com</text:p>
          </table:table-cell>
          <table:table-cell office:value-type="float" office:value="90540143977" calcext:value-type="float">
            <text:p>9054014397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Idell</text:p>
          </table:table-cell>
          <table:table-cell office:value-type="string" calcext:value-type="string">
            <text:p>Thay</text:p>
          </table:table-cell>
          <table:table-cell office:value-type="string" calcext:value-type="string">
            <text:p>ithayop@eepurl.com</text:p>
          </table:table-cell>
          <table:table-cell office:value-type="float" office:value="23088713086" calcext:value-type="float">
            <text:p>2308871308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Starlene</text:p>
          </table:table-cell>
          <table:table-cell office:value-type="string" calcext:value-type="string">
            <text:p>Catmull</text:p>
          </table:table-cell>
          <table:table-cell office:value-type="string" calcext:value-type="string">
            <text:p>scatmulloq@biglobe.ne.jp</text:p>
          </table:table-cell>
          <table:table-cell office:value-type="float" office:value="61674419603" calcext:value-type="float">
            <text:p>6167441960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Koressa</text:p>
          </table:table-cell>
          <table:table-cell office:value-type="string" calcext:value-type="string">
            <text:p>Buckingham</text:p>
          </table:table-cell>
          <table:table-cell office:value-type="string" calcext:value-type="string">
            <text:p>kbuckinghamor@topsy.com</text:p>
          </table:table-cell>
          <table:table-cell office:value-type="float" office:value="25934330151" calcext:value-type="float">
            <text:p>2593433015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Hortense</text:p>
          </table:table-cell>
          <table:table-cell office:value-type="string" calcext:value-type="string">
            <text:p>Deeman</text:p>
          </table:table-cell>
          <table:table-cell office:value-type="string" calcext:value-type="string">
            <text:p>hdeemanos@51.la</text:p>
          </table:table-cell>
          <table:table-cell office:value-type="float" office:value="52089924686" calcext:value-type="float">
            <text:p>5208992468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Eudora</text:p>
          </table:table-cell>
          <table:table-cell office:value-type="string" calcext:value-type="string">
            <text:p>Iacovaccio</text:p>
          </table:table-cell>
          <table:table-cell office:value-type="string" calcext:value-type="string">
            <text:p>eiacovaccioot@google.de</text:p>
          </table:table-cell>
          <table:table-cell office:value-type="float" office:value="41780887679" calcext:value-type="float">
            <text:p>4178088767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Ambroziak</text:p>
          </table:table-cell>
          <table:table-cell office:value-type="string" calcext:value-type="string">
            <text:p>dambroziakou@ezinearticles.com</text:p>
          </table:table-cell>
          <table:table-cell office:value-type="float" office:value="19302771545" calcext:value-type="float">
            <text:p>1930277154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Lauryn</text:p>
          </table:table-cell>
          <table:table-cell office:value-type="string" calcext:value-type="string">
            <text:p>Cridge</text:p>
          </table:table-cell>
          <table:table-cell office:value-type="string" calcext:value-type="string">
            <text:p>lcridgeov@narod.ru</text:p>
          </table:table-cell>
          <table:table-cell office:value-type="float" office:value="16140196488" calcext:value-type="float">
            <text:p>1614019648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Mada</text:p>
          </table:table-cell>
          <table:table-cell office:value-type="string" calcext:value-type="string">
            <text:p>Brasener</text:p>
          </table:table-cell>
          <table:table-cell office:value-type="string" calcext:value-type="string">
            <text:p>mbrasenerow@quantcast.com</text:p>
          </table:table-cell>
          <table:table-cell office:value-type="float" office:value="41676954949" calcext:value-type="float">
            <text:p>4167695494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Cullie</text:p>
          </table:table-cell>
          <table:table-cell office:value-type="string" calcext:value-type="string">
            <text:p>Bisseker</text:p>
          </table:table-cell>
          <table:table-cell office:value-type="string" calcext:value-type="string">
            <text:p>cbissekerox@etsy.com</text:p>
          </table:table-cell>
          <table:table-cell office:value-type="float" office:value="89913770669" calcext:value-type="float">
            <text:p>89913770669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Laureen</text:p>
          </table:table-cell>
          <table:table-cell office:value-type="string" calcext:value-type="string">
            <text:p>Floyd</text:p>
          </table:table-cell>
          <table:table-cell office:value-type="string" calcext:value-type="string">
            <text:p>lfloydoy@storify.com</text:p>
          </table:table-cell>
          <table:table-cell office:value-type="float" office:value="61318057478" calcext:value-type="float">
            <text:p>6131805747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McCullagh</text:p>
          </table:table-cell>
          <table:table-cell office:value-type="string" calcext:value-type="string">
            <text:p>jmccullaghoz@cornell.edu</text:p>
          </table:table-cell>
          <table:table-cell office:value-type="float" office:value="99199891662" calcext:value-type="float">
            <text:p>9919989166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Dniren</text:p>
          </table:table-cell>
          <table:table-cell office:value-type="string" calcext:value-type="string">
            <text:p>Halley</text:p>
          </table:table-cell>
          <table:table-cell office:value-type="string" calcext:value-type="string">
            <text:p>dhalleyp0@timesonline.co.uk</text:p>
          </table:table-cell>
          <table:table-cell office:value-type="float" office:value="27634372962" calcext:value-type="float">
            <text:p>2763437296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Peterus</text:p>
          </table:table-cell>
          <table:table-cell office:value-type="string" calcext:value-type="string">
            <text:p>Olechnowicz</text:p>
          </table:table-cell>
          <table:table-cell office:value-type="string" calcext:value-type="string">
            <text:p>polechnowiczp1@nyu.edu</text:p>
          </table:table-cell>
          <table:table-cell office:value-type="float" office:value="84544330906" calcext:value-type="float">
            <text:p>8454433090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Jenn</text:p>
          </table:table-cell>
          <table:table-cell office:value-type="string" calcext:value-type="string">
            <text:p>Landis</text:p>
          </table:table-cell>
          <table:table-cell office:value-type="string" calcext:value-type="string">
            <text:p>jlandisp2@discuz.net</text:p>
          </table:table-cell>
          <table:table-cell office:value-type="float" office:value="50382802652" calcext:value-type="float">
            <text:p>5038280265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Collie</text:p>
          </table:table-cell>
          <table:table-cell office:value-type="string" calcext:value-type="string">
            <text:p>Rowdell</text:p>
          </table:table-cell>
          <table:table-cell office:value-type="string" calcext:value-type="string">
            <text:p>crowdellp3@gizmodo.com</text:p>
          </table:table-cell>
          <table:table-cell office:value-type="float" office:value="2630600539" calcext:value-type="float">
            <text:p>2630600539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Ahrenius</text:p>
          </table:table-cell>
          <table:table-cell office:value-type="string" calcext:value-type="string">
            <text:p>sahreniusp4@ebay.com</text:p>
          </table:table-cell>
          <table:table-cell office:value-type="float" office:value="33655081437" calcext:value-type="float">
            <text:p>3365508143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Elvin</text:p>
          </table:table-cell>
          <table:table-cell office:value-type="string" calcext:value-type="string">
            <text:p>Spreckley</text:p>
          </table:table-cell>
          <table:table-cell office:value-type="string" calcext:value-type="string">
            <text:p>espreckleyp5@npr.org</text:p>
          </table:table-cell>
          <table:table-cell office:value-type="float" office:value="34827671798" calcext:value-type="float">
            <text:p>3482767179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Tove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tjessep6@jimdo.com</text:p>
          </table:table-cell>
          <table:table-cell office:value-type="float" office:value="74093497403" calcext:value-type="float">
            <text:p>7409349740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Melisent</text:p>
          </table:table-cell>
          <table:table-cell office:value-type="string" calcext:value-type="string">
            <text:p>Pulster</text:p>
          </table:table-cell>
          <table:table-cell office:value-type="string" calcext:value-type="string">
            <text:p>mpulsterp7@sitemeter.com</text:p>
          </table:table-cell>
          <table:table-cell office:value-type="float" office:value="86814443226" calcext:value-type="float">
            <text:p>8681444322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Swinerd</text:p>
          </table:table-cell>
          <table:table-cell office:value-type="string" calcext:value-type="string">
            <text:p>lswinerdp8@nps.gov</text:p>
          </table:table-cell>
          <table:table-cell office:value-type="float" office:value="87193887669" calcext:value-type="float">
            <text:p>8719388766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Glendon</text:p>
          </table:table-cell>
          <table:table-cell office:value-type="string" calcext:value-type="string">
            <text:p>Worrill</text:p>
          </table:table-cell>
          <table:table-cell office:value-type="string" calcext:value-type="string">
            <text:p>gworrillp9@businessweek.com</text:p>
          </table:table-cell>
          <table:table-cell office:value-type="float" office:value="97520469645" calcext:value-type="float">
            <text:p>9752046964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Erda</text:p>
          </table:table-cell>
          <table:table-cell office:value-type="string" calcext:value-type="string">
            <text:p>Aspden</text:p>
          </table:table-cell>
          <table:table-cell office:value-type="string" calcext:value-type="string">
            <text:p>easpdenpa@jalbum.net</text:p>
          </table:table-cell>
          <table:table-cell office:value-type="float" office:value="13924832704" calcext:value-type="float">
            <text:p>1392483270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Tobye</text:p>
          </table:table-cell>
          <table:table-cell office:value-type="string" calcext:value-type="string">
            <text:p>Khotler</text:p>
          </table:table-cell>
          <table:table-cell office:value-type="string" calcext:value-type="string">
            <text:p>tkhotlerpb@wordpress.com</text:p>
          </table:table-cell>
          <table:table-cell office:value-type="float" office:value="4367566428" calcext:value-type="float">
            <text:p>436756642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Warden</text:p>
          </table:table-cell>
          <table:table-cell office:value-type="string" calcext:value-type="string">
            <text:p>Deeson</text:p>
          </table:table-cell>
          <table:table-cell office:value-type="string" calcext:value-type="string">
            <text:p>wdeesonpc@smugmug.com</text:p>
          </table:table-cell>
          <table:table-cell office:value-type="float" office:value="16856399481" calcext:value-type="float">
            <text:p>1685639948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Lucille</text:p>
          </table:table-cell>
          <table:table-cell office:value-type="string" calcext:value-type="string">
            <text:p>Ashborne</text:p>
          </table:table-cell>
          <table:table-cell office:value-type="string" calcext:value-type="string">
            <text:p>lashbornepd@vinaora.com</text:p>
          </table:table-cell>
          <table:table-cell office:value-type="float" office:value="45364174006" calcext:value-type="float">
            <text:p>4536417400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Dorisa</text:p>
          </table:table-cell>
          <table:table-cell office:value-type="string" calcext:value-type="string">
            <text:p>Rubroe</text:p>
          </table:table-cell>
          <table:table-cell office:value-type="string" calcext:value-type="string">
            <text:p>drubroepe@chicagotribune.com</text:p>
          </table:table-cell>
          <table:table-cell office:value-type="float" office:value="56664076924" calcext:value-type="float">
            <text:p>5666407692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osme</text:p>
          </table:table-cell>
          <table:table-cell office:value-type="string" calcext:value-type="string">
            <text:p>Styche</text:p>
          </table:table-cell>
          <table:table-cell office:value-type="string" calcext:value-type="string">
            <text:p>cstychepf@loc.gov</text:p>
          </table:table-cell>
          <table:table-cell office:value-type="float" office:value="93303548723" calcext:value-type="float">
            <text:p>9330354872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Zaria</text:p>
          </table:table-cell>
          <table:table-cell office:value-type="string" calcext:value-type="string">
            <text:p>Braune</text:p>
          </table:table-cell>
          <table:table-cell office:value-type="string" calcext:value-type="string">
            <text:p>zbraunepg@mysql.com</text:p>
          </table:table-cell>
          <table:table-cell office:value-type="float" office:value="78425195318" calcext:value-type="float">
            <text:p>7842519531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Jere</text:p>
          </table:table-cell>
          <table:table-cell office:value-type="string" calcext:value-type="string">
            <text:p>Cakes</text:p>
          </table:table-cell>
          <table:table-cell office:value-type="string" calcext:value-type="string">
            <text:p>jcakesph@yahoo.com</text:p>
          </table:table-cell>
          <table:table-cell office:value-type="float" office:value="38845174513" calcext:value-type="float">
            <text:p>3884517451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Angelique</text:p>
          </table:table-cell>
          <table:table-cell office:value-type="string" calcext:value-type="string">
            <text:p>Foystone</text:p>
          </table:table-cell>
          <table:table-cell office:value-type="string" calcext:value-type="string">
            <text:p>afoystonepi@gizmodo.com</text:p>
          </table:table-cell>
          <table:table-cell office:value-type="float" office:value="24486856628" calcext:value-type="float">
            <text:p>2448685662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Britteny</text:p>
          </table:table-cell>
          <table:table-cell office:value-type="string" calcext:value-type="string">
            <text:p>Chansonne</text:p>
          </table:table-cell>
          <table:table-cell office:value-type="string" calcext:value-type="string">
            <text:p>bchansonnepj@tamu.edu</text:p>
          </table:table-cell>
          <table:table-cell office:value-type="float" office:value="87183721468" calcext:value-type="float">
            <text:p>8718372146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Lubomirski</text:p>
          </table:table-cell>
          <table:table-cell office:value-type="string" calcext:value-type="string">
            <text:p>flubomirskipk@devhub.com</text:p>
          </table:table-cell>
          <table:table-cell office:value-type="float" office:value="26779420810" calcext:value-type="float">
            <text:p>2677942081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Jill</text:p>
          </table:table-cell>
          <table:table-cell office:value-type="string" calcext:value-type="string">
            <text:p>Mateu</text:p>
          </table:table-cell>
          <table:table-cell office:value-type="string" calcext:value-type="string">
            <text:p>jmateupl@cocolog-nifty.com</text:p>
          </table:table-cell>
          <table:table-cell office:value-type="float" office:value="90048258305" calcext:value-type="float">
            <text:p>9004825830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asi</text:p>
          </table:table-cell>
          <table:table-cell office:value-type="string" calcext:value-type="string">
            <text:p>Radleigh</text:p>
          </table:table-cell>
          <table:table-cell office:value-type="string" calcext:value-type="string">
            <text:p>cradleighpm@nps.gov</text:p>
          </table:table-cell>
          <table:table-cell office:value-type="float" office:value="94106776006" calcext:value-type="float">
            <text:p>9410677600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Vivianne</text:p>
          </table:table-cell>
          <table:table-cell office:value-type="string" calcext:value-type="string">
            <text:p>McGreal</text:p>
          </table:table-cell>
          <table:table-cell office:value-type="string" calcext:value-type="string">
            <text:p>vmcgrealpn@economist.com</text:p>
          </table:table-cell>
          <table:table-cell office:value-type="float" office:value="54988988213" calcext:value-type="float">
            <text:p>5498898821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Etienne</text:p>
          </table:table-cell>
          <table:table-cell office:value-type="string" calcext:value-type="string">
            <text:p>Summerside</text:p>
          </table:table-cell>
          <table:table-cell office:value-type="string" calcext:value-type="string">
            <text:p>esummersidepo@nih.gov</text:p>
          </table:table-cell>
          <table:table-cell office:value-type="float" office:value="18388471357" calcext:value-type="float">
            <text:p>1838847135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Rollin</text:p>
          </table:table-cell>
          <table:table-cell office:value-type="string" calcext:value-type="string">
            <text:p>Davson</text:p>
          </table:table-cell>
          <table:table-cell office:value-type="string" calcext:value-type="string">
            <text:p>rdavsonpp@joomla.org</text:p>
          </table:table-cell>
          <table:table-cell office:value-type="float" office:value="79673249033" calcext:value-type="float">
            <text:p>7967324903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Wendi</text:p>
          </table:table-cell>
          <table:table-cell office:value-type="string" calcext:value-type="string">
            <text:p>Bogart</text:p>
          </table:table-cell>
          <table:table-cell office:value-type="string" calcext:value-type="string">
            <text:p>wbogartpq@free.fr</text:p>
          </table:table-cell>
          <table:table-cell office:value-type="float" office:value="43887992710" calcext:value-type="float">
            <text:p>4388799271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Guthry</text:p>
          </table:table-cell>
          <table:table-cell office:value-type="string" calcext:value-type="string">
            <text:p>Chick</text:p>
          </table:table-cell>
          <table:table-cell office:value-type="string" calcext:value-type="string">
            <text:p>gchickpr@imgur.com</text:p>
          </table:table-cell>
          <table:table-cell office:value-type="float" office:value="38460737703" calcext:value-type="float">
            <text:p>3846073770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Nelle</text:p>
          </table:table-cell>
          <table:table-cell office:value-type="string" calcext:value-type="string">
            <text:p>Toplis</text:p>
          </table:table-cell>
          <table:table-cell office:value-type="string" calcext:value-type="string">
            <text:p>ntoplisps@live.com</text:p>
          </table:table-cell>
          <table:table-cell office:value-type="float" office:value="49452941788" calcext:value-type="float">
            <text:p>4945294178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Georgi</text:p>
          </table:table-cell>
          <table:table-cell office:value-type="string" calcext:value-type="string">
            <text:p>Mion</text:p>
          </table:table-cell>
          <table:table-cell office:value-type="string" calcext:value-type="string">
            <text:p>gmionpt@sakura.ne.jp</text:p>
          </table:table-cell>
          <table:table-cell office:value-type="float" office:value="86029419101" calcext:value-type="float">
            <text:p>8602941910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Hove</text:p>
          </table:table-cell>
          <table:table-cell office:value-type="string" calcext:value-type="string">
            <text:p>mhovepu@t.co</text:p>
          </table:table-cell>
          <table:table-cell office:value-type="float" office:value="99672656383" calcext:value-type="float">
            <text:p>9967265638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Gustave</text:p>
          </table:table-cell>
          <table:table-cell office:value-type="string" calcext:value-type="string">
            <text:p>Conneau</text:p>
          </table:table-cell>
          <table:table-cell office:value-type="string" calcext:value-type="string">
            <text:p>gconneaupv@youku.com</text:p>
          </table:table-cell>
          <table:table-cell office:value-type="float" office:value="92084803268" calcext:value-type="float">
            <text:p>9208480326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Yelena</text:p>
          </table:table-cell>
          <table:table-cell office:value-type="string" calcext:value-type="string">
            <text:p>Rookwell</text:p>
          </table:table-cell>
          <table:table-cell office:value-type="string" calcext:value-type="string">
            <text:p>yrookwellpw@intel.com</text:p>
          </table:table-cell>
          <table:table-cell office:value-type="float" office:value="48395027344" calcext:value-type="float">
            <text:p>4839502734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Jessie</text:p>
          </table:table-cell>
          <table:table-cell office:value-type="string" calcext:value-type="string">
            <text:p>Agge</text:p>
          </table:table-cell>
          <table:table-cell office:value-type="string" calcext:value-type="string">
            <text:p>jaggepx@mapy.cz</text:p>
          </table:table-cell>
          <table:table-cell office:value-type="float" office:value="8463134528" calcext:value-type="float">
            <text:p>846313452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Donny</text:p>
          </table:table-cell>
          <table:table-cell office:value-type="string" calcext:value-type="string">
            <text:p>Shiels</text:p>
          </table:table-cell>
          <table:table-cell office:value-type="string" calcext:value-type="string">
            <text:p>dshielspy@ucla.edu</text:p>
          </table:table-cell>
          <table:table-cell office:value-type="float" office:value="62561534863" calcext:value-type="float">
            <text:p>6256153486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Esdras</text:p>
          </table:table-cell>
          <table:table-cell office:value-type="string" calcext:value-type="string">
            <text:p>Veart</text:p>
          </table:table-cell>
          <table:table-cell office:value-type="string" calcext:value-type="string">
            <text:p>eveartpz@squidoo.com</text:p>
          </table:table-cell>
          <table:table-cell office:value-type="float" office:value="79739233525" calcext:value-type="float">
            <text:p>7973923352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Vanna</text:p>
          </table:table-cell>
          <table:table-cell office:value-type="string" calcext:value-type="string">
            <text:p>Caulwell</text:p>
          </table:table-cell>
          <table:table-cell office:value-type="string" calcext:value-type="string">
            <text:p>vcaulwellq0@ovh.net</text:p>
          </table:table-cell>
          <table:table-cell office:value-type="float" office:value="74599018278" calcext:value-type="float">
            <text:p>7459901827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Gaby</text:p>
          </table:table-cell>
          <table:table-cell office:value-type="string" calcext:value-type="string">
            <text:p>Swansbury</text:p>
          </table:table-cell>
          <table:table-cell office:value-type="string" calcext:value-type="string">
            <text:p>gswansburyq1@so-net.ne.jp</text:p>
          </table:table-cell>
          <table:table-cell office:value-type="float" office:value="83284066226" calcext:value-type="float">
            <text:p>8328406622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Kerstin</text:p>
          </table:table-cell>
          <table:table-cell office:value-type="string" calcext:value-type="string">
            <text:p>Haslam</text:p>
          </table:table-cell>
          <table:table-cell office:value-type="string" calcext:value-type="string">
            <text:p>khaslamq2@answers.com</text:p>
          </table:table-cell>
          <table:table-cell office:value-type="float" office:value="11811685458" calcext:value-type="float">
            <text:p>1181168545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O'Driscoll</text:p>
          </table:table-cell>
          <table:table-cell office:value-type="string" calcext:value-type="string">
            <text:p>podriscollq3@weebly.com</text:p>
          </table:table-cell>
          <table:table-cell office:value-type="float" office:value="61416249736" calcext:value-type="float">
            <text:p>6141624973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Earlie</text:p>
          </table:table-cell>
          <table:table-cell office:value-type="string" calcext:value-type="string">
            <text:p>Crummay</text:p>
          </table:table-cell>
          <table:table-cell office:value-type="string" calcext:value-type="string">
            <text:p>ecrummayq4@topsy.com</text:p>
          </table:table-cell>
          <table:table-cell office:value-type="float" office:value="26220669300" calcext:value-type="float">
            <text:p>2622066930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Stanton</text:p>
          </table:table-cell>
          <table:table-cell office:value-type="string" calcext:value-type="string">
            <text:p>cstantonq5@uol.com.br</text:p>
          </table:table-cell>
          <table:table-cell office:value-type="float" office:value="50282911653" calcext:value-type="float">
            <text:p>5028291165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Kopec</text:p>
          </table:table-cell>
          <table:table-cell office:value-type="string" calcext:value-type="string">
            <text:p>tkopecq6@freewebs.com</text:p>
          </table:table-cell>
          <table:table-cell office:value-type="float" office:value="73375316290" calcext:value-type="float">
            <text:p>7337531629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Kirbie</text:p>
          </table:table-cell>
          <table:table-cell office:value-type="string" calcext:value-type="string">
            <text:p>Girone</text:p>
          </table:table-cell>
          <table:table-cell office:value-type="string" calcext:value-type="string">
            <text:p>kgironeq7@studiopress.com</text:p>
          </table:table-cell>
          <table:table-cell office:value-type="float" office:value="10671582932" calcext:value-type="float">
            <text:p>1067158293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Timmy</text:p>
          </table:table-cell>
          <table:table-cell office:value-type="string" calcext:value-type="string">
            <text:p>Osbourne</text:p>
          </table:table-cell>
          <table:table-cell office:value-type="string" calcext:value-type="string">
            <text:p>tosbourneq8@merriam-webster.com</text:p>
          </table:table-cell>
          <table:table-cell office:value-type="float" office:value="24512130286" calcext:value-type="float">
            <text:p>2451213028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Mordecai</text:p>
          </table:table-cell>
          <table:table-cell office:value-type="string" calcext:value-type="string">
            <text:p>Maplethorp</text:p>
          </table:table-cell>
          <table:table-cell office:value-type="string" calcext:value-type="string">
            <text:p>mmaplethorpq9@chronoengine.com</text:p>
          </table:table-cell>
          <table:table-cell office:value-type="float" office:value="56220674247" calcext:value-type="float">
            <text:p>5622067424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Robbie</text:p>
          </table:table-cell>
          <table:table-cell office:value-type="string" calcext:value-type="string">
            <text:p>Worton</text:p>
          </table:table-cell>
          <table:table-cell office:value-type="string" calcext:value-type="string">
            <text:p>rwortonqa@npr.org</text:p>
          </table:table-cell>
          <table:table-cell office:value-type="float" office:value="76385127878" calcext:value-type="float">
            <text:p>7638512787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Artemus</text:p>
          </table:table-cell>
          <table:table-cell office:value-type="string" calcext:value-type="string">
            <text:p>Millier</text:p>
          </table:table-cell>
          <table:table-cell office:value-type="string" calcext:value-type="string">
            <text:p>amillierqb@bbb.org</text:p>
          </table:table-cell>
          <table:table-cell office:value-type="float" office:value="22817642443" calcext:value-type="float">
            <text:p>2281764244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Cheslie</text:p>
          </table:table-cell>
          <table:table-cell office:value-type="string" calcext:value-type="string">
            <text:p>Foucard</text:p>
          </table:table-cell>
          <table:table-cell office:value-type="string" calcext:value-type="string">
            <text:p>cfoucardqc@icio.us</text:p>
          </table:table-cell>
          <table:table-cell office:value-type="float" office:value="13330373465" calcext:value-type="float">
            <text:p>1333037346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Tomaszewicz</text:p>
          </table:table-cell>
          <table:table-cell office:value-type="string" calcext:value-type="string">
            <text:p>ntomaszewiczqd@seesaa.net</text:p>
          </table:table-cell>
          <table:table-cell office:value-type="float" office:value="54859949140" calcext:value-type="float">
            <text:p>5485994914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Roseanne</text:p>
          </table:table-cell>
          <table:table-cell office:value-type="string" calcext:value-type="string">
            <text:p>Chadderton</text:p>
          </table:table-cell>
          <table:table-cell office:value-type="string" calcext:value-type="string">
            <text:p>rchaddertonqe@oakley.com</text:p>
          </table:table-cell>
          <table:table-cell office:value-type="float" office:value="93613845290" calcext:value-type="float">
            <text:p>9361384529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Cicely</text:p>
          </table:table-cell>
          <table:table-cell office:value-type="string" calcext:value-type="string">
            <text:p>Favelle</text:p>
          </table:table-cell>
          <table:table-cell office:value-type="string" calcext:value-type="string">
            <text:p>cfavelleqf@istockphoto.com</text:p>
          </table:table-cell>
          <table:table-cell office:value-type="float" office:value="72508623873" calcext:value-type="float">
            <text:p>7250862387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Winthrop</text:p>
          </table:table-cell>
          <table:table-cell office:value-type="string" calcext:value-type="string">
            <text:p>Schuelcke</text:p>
          </table:table-cell>
          <table:table-cell office:value-type="string" calcext:value-type="string">
            <text:p>wschuelckeqg@skyrock.com</text:p>
          </table:table-cell>
          <table:table-cell office:value-type="float" office:value="48849519618" calcext:value-type="float">
            <text:p>4884951961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Shea</text:p>
          </table:table-cell>
          <table:table-cell office:value-type="string" calcext:value-type="string">
            <text:p>Grzelewski</text:p>
          </table:table-cell>
          <table:table-cell office:value-type="string" calcext:value-type="string">
            <text:p>sgrzelewskiqh@psu.edu</text:p>
          </table:table-cell>
          <table:table-cell office:value-type="float" office:value="61061009164" calcext:value-type="float">
            <text:p>6106100916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Dixie</text:p>
          </table:table-cell>
          <table:table-cell office:value-type="string" calcext:value-type="string">
            <text:p>Akaster</text:p>
          </table:table-cell>
          <table:table-cell office:value-type="string" calcext:value-type="string">
            <text:p>dakasterqi@ezinearticles.com</text:p>
          </table:table-cell>
          <table:table-cell office:value-type="float" office:value="44480848859" calcext:value-type="float">
            <text:p>44480848859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Earp</text:p>
          </table:table-cell>
          <table:table-cell office:value-type="string" calcext:value-type="string">
            <text:p>nearpqj@rambler.ru</text:p>
          </table:table-cell>
          <table:table-cell office:value-type="float" office:value="66794200406" calcext:value-type="float">
            <text:p>6679420040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Tiffi</text:p>
          </table:table-cell>
          <table:table-cell office:value-type="string" calcext:value-type="string">
            <text:p>Meins</text:p>
          </table:table-cell>
          <table:table-cell office:value-type="string" calcext:value-type="string">
            <text:p>tmeinsqk@blogtalkradio.com</text:p>
          </table:table-cell>
          <table:table-cell office:value-type="float" office:value="70039053425" calcext:value-type="float">
            <text:p>7003905342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Elsi</text:p>
          </table:table-cell>
          <table:table-cell office:value-type="string" calcext:value-type="string">
            <text:p>Gladyer</text:p>
          </table:table-cell>
          <table:table-cell office:value-type="string" calcext:value-type="string">
            <text:p>egladyerql@behance.net</text:p>
          </table:table-cell>
          <table:table-cell office:value-type="float" office:value="15664531094" calcext:value-type="float">
            <text:p>1566453109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Marena</text:p>
          </table:table-cell>
          <table:table-cell office:value-type="string" calcext:value-type="string">
            <text:p>Rockwill</text:p>
          </table:table-cell>
          <table:table-cell office:value-type="string" calcext:value-type="string">
            <text:p>mrockwillqm@edublogs.org</text:p>
          </table:table-cell>
          <table:table-cell office:value-type="float" office:value="55430285435" calcext:value-type="float">
            <text:p>5543028543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Celia</text:p>
          </table:table-cell>
          <table:table-cell office:value-type="string" calcext:value-type="string">
            <text:p>Ech</text:p>
          </table:table-cell>
          <table:table-cell office:value-type="string" calcext:value-type="string">
            <text:p>cechqn@narod.ru</text:p>
          </table:table-cell>
          <table:table-cell office:value-type="float" office:value="90632280168" calcext:value-type="float">
            <text:p>9063228016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Orrin</text:p>
          </table:table-cell>
          <table:table-cell office:value-type="string" calcext:value-type="string">
            <text:p>Mangenot</text:p>
          </table:table-cell>
          <table:table-cell office:value-type="string" calcext:value-type="string">
            <text:p>omangenotqo@wunderground.com</text:p>
          </table:table-cell>
          <table:table-cell office:value-type="float" office:value="51127714787" calcext:value-type="float">
            <text:p>5112771478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Gustie</text:p>
          </table:table-cell>
          <table:table-cell office:value-type="string" calcext:value-type="string">
            <text:p>Blackmore</text:p>
          </table:table-cell>
          <table:table-cell office:value-type="string" calcext:value-type="string">
            <text:p>gblackmoreqp@webeden.co.uk</text:p>
          </table:table-cell>
          <table:table-cell office:value-type="float" office:value="97047020302" calcext:value-type="float">
            <text:p>9704702030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Bryn</text:p>
          </table:table-cell>
          <table:table-cell office:value-type="string" calcext:value-type="string">
            <text:p>Clackers</text:p>
          </table:table-cell>
          <table:table-cell office:value-type="string" calcext:value-type="string">
            <text:p>bclackersqq@mashable.com</text:p>
          </table:table-cell>
          <table:table-cell office:value-type="float" office:value="50530483632" calcext:value-type="float">
            <text:p>5053048363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Jimmie</text:p>
          </table:table-cell>
          <table:table-cell office:value-type="string" calcext:value-type="string">
            <text:p>Stansbury</text:p>
          </table:table-cell>
          <table:table-cell office:value-type="string" calcext:value-type="string">
            <text:p>jstansburyqr@bloglines.com</text:p>
          </table:table-cell>
          <table:table-cell office:value-type="float" office:value="47073682083" calcext:value-type="float">
            <text:p>4707368208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Rosana</text:p>
          </table:table-cell>
          <table:table-cell office:value-type="string" calcext:value-type="string">
            <text:p>Van Der Vlies</text:p>
          </table:table-cell>
          <table:table-cell office:value-type="string" calcext:value-type="string">
            <text:p>rvandervliesqs@disqus.com</text:p>
          </table:table-cell>
          <table:table-cell office:value-type="float" office:value="31622091136" calcext:value-type="float">
            <text:p>3162209113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Pooh</text:p>
          </table:table-cell>
          <table:table-cell office:value-type="string" calcext:value-type="string">
            <text:p>Pocke</text:p>
          </table:table-cell>
          <table:table-cell office:value-type="string" calcext:value-type="string">
            <text:p>ppockeqt@discovery.com</text:p>
          </table:table-cell>
          <table:table-cell office:value-type="float" office:value="18002838606" calcext:value-type="float">
            <text:p>1800283860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Janaye</text:p>
          </table:table-cell>
          <table:table-cell office:value-type="string" calcext:value-type="string">
            <text:p>Abade</text:p>
          </table:table-cell>
          <table:table-cell office:value-type="string" calcext:value-type="string">
            <text:p>jabadequ@virginia.edu</text:p>
          </table:table-cell>
          <table:table-cell office:value-type="float" office:value="79444760317" calcext:value-type="float">
            <text:p>7944476031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Felicia</text:p>
          </table:table-cell>
          <table:table-cell office:value-type="string" calcext:value-type="string">
            <text:p>O'Kinneally</text:p>
          </table:table-cell>
          <table:table-cell office:value-type="string" calcext:value-type="string">
            <text:p>fokinneallyqv@gizmodo.com</text:p>
          </table:table-cell>
          <table:table-cell office:value-type="float" office:value="25343042122" calcext:value-type="float">
            <text:p>2534304212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Ginny</text:p>
          </table:table-cell>
          <table:table-cell office:value-type="string" calcext:value-type="string">
            <text:p>Eggers</text:p>
          </table:table-cell>
          <table:table-cell office:value-type="string" calcext:value-type="string">
            <text:p>geggersqw@java.com</text:p>
          </table:table-cell>
          <table:table-cell office:value-type="float" office:value="60916032323" calcext:value-type="float">
            <text:p>6091603232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Tirrell</text:p>
          </table:table-cell>
          <table:table-cell office:value-type="string" calcext:value-type="string">
            <text:p>Murrie</text:p>
          </table:table-cell>
          <table:table-cell office:value-type="string" calcext:value-type="string">
            <text:p>tmurrieqx@dmoz.org</text:p>
          </table:table-cell>
          <table:table-cell office:value-type="float" office:value="97011141263" calcext:value-type="float">
            <text:p>9701114126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Wrennie</text:p>
          </table:table-cell>
          <table:table-cell office:value-type="string" calcext:value-type="string">
            <text:p>Goublier</text:p>
          </table:table-cell>
          <table:table-cell office:value-type="string" calcext:value-type="string">
            <text:p>wgoublierqy@hexun.com</text:p>
          </table:table-cell>
          <table:table-cell office:value-type="float" office:value="93905794428" calcext:value-type="float">
            <text:p>9390579442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arney</text:p>
          </table:table-cell>
          <table:table-cell office:value-type="string" calcext:value-type="string">
            <text:p>Chestney</text:p>
          </table:table-cell>
          <table:table-cell office:value-type="string" calcext:value-type="string">
            <text:p>cchestneyqz@google.fr</text:p>
          </table:table-cell>
          <table:table-cell office:value-type="float" office:value="38191533968" calcext:value-type="float">
            <text:p>3819153396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Dinah</text:p>
          </table:table-cell>
          <table:table-cell office:value-type="string" calcext:value-type="string">
            <text:p>Lalor</text:p>
          </table:table-cell>
          <table:table-cell office:value-type="string" calcext:value-type="string">
            <text:p>dlalorr0@hibu.com</text:p>
          </table:table-cell>
          <table:table-cell office:value-type="float" office:value="73082731879" calcext:value-type="float">
            <text:p>73082731879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Daphna</text:p>
          </table:table-cell>
          <table:table-cell office:value-type="string" calcext:value-type="string">
            <text:p>Rostern</text:p>
          </table:table-cell>
          <table:table-cell office:value-type="string" calcext:value-type="string">
            <text:p>drosternr1@51.la</text:p>
          </table:table-cell>
          <table:table-cell office:value-type="float" office:value="56970377219" calcext:value-type="float">
            <text:p>5697037721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Adelina</text:p>
          </table:table-cell>
          <table:table-cell office:value-type="string" calcext:value-type="string">
            <text:p>Iscowitz</text:p>
          </table:table-cell>
          <table:table-cell office:value-type="string" calcext:value-type="string">
            <text:p>aiscowitzr2@go.com</text:p>
          </table:table-cell>
          <table:table-cell office:value-type="float" office:value="48709773979" calcext:value-type="float">
            <text:p>48709773979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Dew</text:p>
          </table:table-cell>
          <table:table-cell office:value-type="string" calcext:value-type="string">
            <text:p>Partlett</text:p>
          </table:table-cell>
          <table:table-cell office:value-type="string" calcext:value-type="string">
            <text:p>dpartlettr3@symantec.com</text:p>
          </table:table-cell>
          <table:table-cell office:value-type="float" office:value="2050358684" calcext:value-type="float">
            <text:p>205035868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Kalinda</text:p>
          </table:table-cell>
          <table:table-cell office:value-type="string" calcext:value-type="string">
            <text:p>Prevett</text:p>
          </table:table-cell>
          <table:table-cell office:value-type="string" calcext:value-type="string">
            <text:p>kprevettr4@skype.com</text:p>
          </table:table-cell>
          <table:table-cell office:value-type="float" office:value="94654361332" calcext:value-type="float">
            <text:p>9465436133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Jemmie</text:p>
          </table:table-cell>
          <table:table-cell office:value-type="string" calcext:value-type="string">
            <text:p>Pearcey</text:p>
          </table:table-cell>
          <table:table-cell office:value-type="string" calcext:value-type="string">
            <text:p>jpearceyr5@wordpress.com</text:p>
          </table:table-cell>
          <table:table-cell office:value-type="float" office:value="41193285705" calcext:value-type="float">
            <text:p>4119328570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llesterr6@bing.com</text:p>
          </table:table-cell>
          <table:table-cell office:value-type="float" office:value="13381627480" calcext:value-type="float">
            <text:p>1338162748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Modestine</text:p>
          </table:table-cell>
          <table:table-cell office:value-type="string" calcext:value-type="string">
            <text:p>Lude</text:p>
          </table:table-cell>
          <table:table-cell office:value-type="string" calcext:value-type="string">
            <text:p>mluder7@cdbaby.com</text:p>
          </table:table-cell>
          <table:table-cell office:value-type="float" office:value="38861401545" calcext:value-type="float">
            <text:p>3886140154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Paquito</text:p>
          </table:table-cell>
          <table:table-cell office:value-type="string" calcext:value-type="string">
            <text:p>Idel</text:p>
          </table:table-cell>
          <table:table-cell office:value-type="string" calcext:value-type="string">
            <text:p>pidelr8@dmoz.org</text:p>
          </table:table-cell>
          <table:table-cell office:value-type="float" office:value="90684423137" calcext:value-type="float">
            <text:p>9068442313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Jeri</text:p>
          </table:table-cell>
          <table:table-cell office:value-type="string" calcext:value-type="string">
            <text:p>Dallender</text:p>
          </table:table-cell>
          <table:table-cell office:value-type="string" calcext:value-type="string">
            <text:p>jdallenderr9@xing.com</text:p>
          </table:table-cell>
          <table:table-cell office:value-type="float" office:value="99599873655" calcext:value-type="float">
            <text:p>9959987365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Jakie</text:p>
          </table:table-cell>
          <table:table-cell office:value-type="string" calcext:value-type="string">
            <text:p>Giffaut</text:p>
          </table:table-cell>
          <table:table-cell office:value-type="string" calcext:value-type="string">
            <text:p>jgiffautra@cnet.com</text:p>
          </table:table-cell>
          <table:table-cell office:value-type="float" office:value="67371344724" calcext:value-type="float">
            <text:p>6737134472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Curry</text:p>
          </table:table-cell>
          <table:table-cell office:value-type="string" calcext:value-type="string">
            <text:p>Rickhuss</text:p>
          </table:table-cell>
          <table:table-cell office:value-type="string" calcext:value-type="string">
            <text:p>crickhussrb@discuz.net</text:p>
          </table:table-cell>
          <table:table-cell office:value-type="float" office:value="28163600808" calcext:value-type="float">
            <text:p>2816360080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Mord</text:p>
          </table:table-cell>
          <table:table-cell office:value-type="string" calcext:value-type="string">
            <text:p>Aukland</text:p>
          </table:table-cell>
          <table:table-cell office:value-type="string" calcext:value-type="string">
            <text:p>mauklandrc@zimbio.com</text:p>
          </table:table-cell>
          <table:table-cell office:value-type="float" office:value="79220730329" calcext:value-type="float">
            <text:p>79220730329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Downing</text:p>
          </table:table-cell>
          <table:table-cell office:value-type="string" calcext:value-type="string">
            <text:p>ldowningrd@weebly.com</text:p>
          </table:table-cell>
          <table:table-cell office:value-type="float" office:value="33911985624" calcext:value-type="float">
            <text:p>3391198562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Kerrie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kbroaderre@addtoany.com</text:p>
          </table:table-cell>
          <table:table-cell office:value-type="float" office:value="99586584238" calcext:value-type="float">
            <text:p>9958658423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Barr</text:p>
          </table:table-cell>
          <table:table-cell office:value-type="string" calcext:value-type="string">
            <text:p>Paunton</text:p>
          </table:table-cell>
          <table:table-cell office:value-type="string" calcext:value-type="string">
            <text:p>bpauntonrf@house.gov</text:p>
          </table:table-cell>
          <table:table-cell office:value-type="float" office:value="32184579879" calcext:value-type="float">
            <text:p>32184579879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Michale</text:p>
          </table:table-cell>
          <table:table-cell office:value-type="string" calcext:value-type="string">
            <text:p>Djekovic</text:p>
          </table:table-cell>
          <table:table-cell office:value-type="string" calcext:value-type="string">
            <text:p>mdjekovicrg@microsoft.com</text:p>
          </table:table-cell>
          <table:table-cell office:value-type="float" office:value="16402406257" calcext:value-type="float">
            <text:p>1640240625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Catha</text:p>
          </table:table-cell>
          <table:table-cell office:value-type="string" calcext:value-type="string">
            <text:p>Rumford</text:p>
          </table:table-cell>
          <table:table-cell office:value-type="string" calcext:value-type="string">
            <text:p>crumfordrh@microsoft.com</text:p>
          </table:table-cell>
          <table:table-cell office:value-type="float" office:value="69944727375" calcext:value-type="float">
            <text:p>6994472737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Beatrisa</text:p>
          </table:table-cell>
          <table:table-cell office:value-type="string" calcext:value-type="string">
            <text:p>Hars</text:p>
          </table:table-cell>
          <table:table-cell office:value-type="string" calcext:value-type="string">
            <text:p>bharsri@last.fm</text:p>
          </table:table-cell>
          <table:table-cell office:value-type="float" office:value="25791014950" calcext:value-type="float">
            <text:p>2579101495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Carlie</text:p>
          </table:table-cell>
          <table:table-cell office:value-type="string" calcext:value-type="string">
            <text:p>Bermingham</text:p>
          </table:table-cell>
          <table:table-cell office:value-type="string" calcext:value-type="string">
            <text:p>cberminghamrj@columbia.edu</text:p>
          </table:table-cell>
          <table:table-cell office:value-type="float" office:value="58983423668" calcext:value-type="float">
            <text:p>5898342366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Tori</text:p>
          </table:table-cell>
          <table:table-cell office:value-type="string" calcext:value-type="string">
            <text:p>Hens</text:p>
          </table:table-cell>
          <table:table-cell office:value-type="string" calcext:value-type="string">
            <text:p>thensrk@meetup.com</text:p>
          </table:table-cell>
          <table:table-cell office:value-type="float" office:value="24108476110" calcext:value-type="float">
            <text:p>2410847611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Remington</text:p>
          </table:table-cell>
          <table:table-cell office:value-type="string" calcext:value-type="string">
            <text:p>Elis</text:p>
          </table:table-cell>
          <table:table-cell office:value-type="string" calcext:value-type="string">
            <text:p>relisrl@hostgator.com</text:p>
          </table:table-cell>
          <table:table-cell office:value-type="float" office:value="98527761313" calcext:value-type="float">
            <text:p>9852776131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Shurrock</text:p>
          </table:table-cell>
          <table:table-cell office:value-type="string" calcext:value-type="string">
            <text:p>bshurrockrm@ehow.com</text:p>
          </table:table-cell>
          <table:table-cell office:value-type="float" office:value="44371133141" calcext:value-type="float">
            <text:p>4437113314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Bartod</text:p>
          </table:table-cell>
          <table:table-cell office:value-type="string" calcext:value-type="string">
            <text:p>mbartodrn@cafepress.com</text:p>
          </table:table-cell>
          <table:table-cell office:value-type="float" office:value="78300428057" calcext:value-type="float">
            <text:p>7830042805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Taryn</text:p>
          </table:table-cell>
          <table:table-cell office:value-type="string" calcext:value-type="string">
            <text:p>Stiffkins</text:p>
          </table:table-cell>
          <table:table-cell office:value-type="string" calcext:value-type="string">
            <text:p>tstiffkinsro@comcast.net</text:p>
          </table:table-cell>
          <table:table-cell office:value-type="float" office:value="62055350932" calcext:value-type="float">
            <text:p>6205535093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Patriziu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pchickenrp@barnesandnoble.com</text:p>
          </table:table-cell>
          <table:table-cell office:value-type="float" office:value="71118819186" calcext:value-type="float">
            <text:p>7111881918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Ahmad</text:p>
          </table:table-cell>
          <table:table-cell office:value-type="string" calcext:value-type="string">
            <text:p>Reubens</text:p>
          </table:table-cell>
          <table:table-cell office:value-type="string" calcext:value-type="string">
            <text:p>areubensrq@webnode.com</text:p>
          </table:table-cell>
          <table:table-cell office:value-type="float" office:value="57493647067" calcext:value-type="float">
            <text:p>574936470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Yapp</text:p>
          </table:table-cell>
          <table:table-cell office:value-type="string" calcext:value-type="string">
            <text:p>cyapprr@google.com.hk</text:p>
          </table:table-cell>
          <table:table-cell office:value-type="float" office:value="75513608390" calcext:value-type="float">
            <text:p>755136083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18:07:50.526829927</meta:creation-date>
    <dc:date>2024-01-18T18:08:53.219093283</dc:date>
    <meta:editing-duration>PT1M3S</meta:editing-duration>
    <meta:editing-cycles>1</meta:editing-cycles>
    <meta:document-statistic meta:table-count="1" meta:cell-count="5005" meta:object-count="0"/>
    <meta:generator>LibreOffice/7.3.7.2$Linux_X86_64 LibreOffice_project/30$Build-2</meta:generator>
  </office:meta>
</office:document-meta>
</file>